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3.34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68.7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161.09pt"/>
    </style:style>
    <style:style style:name="co7" style:family="table-column">
      <style:table-column-properties fo:break-before="auto" style:column-width="429.9pt"/>
    </style:style>
    <style:style style:name="co8" style:family="table-column">
      <style:table-column-properties fo:break-before="auto" style:column-width="187.51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38.21pt"/>
    </style:style>
    <style:style style:name="co11" style:family="table-column">
      <style:table-column-properties fo:break-before="auto" style:column-width="54.91pt"/>
    </style:style>
    <style:style style:name="co12" style:family="table-column">
      <style:table-column-properties fo:break-before="auto" style:column-width="144.45pt"/>
    </style:style>
    <style:style style:name="co13" style:family="table-column">
      <style:table-column-properties fo:break-before="auto" style:column-width="172.94pt"/>
    </style:style>
    <style:style style:name="co14" style:family="table-column">
      <style:table-column-properties fo:break-before="auto" style:column-width="263.25pt"/>
    </style:style>
    <style:style style:name="co15" style:family="table-column">
      <style:table-column-properties fo:break-before="auto" style:column-width="103.49pt"/>
    </style:style>
    <style:style style:name="co16" style:family="table-column">
      <style:table-column-properties fo:break-before="auto" style:column-width="40.99pt"/>
    </style:style>
    <style:style style:name="co17" style:family="table-column">
      <style:table-column-properties fo:break-before="auto" style:column-width="63.89pt"/>
    </style:style>
    <style:style style:name="co18" style:family="table-column">
      <style:table-column-properties fo:break-before="auto" style:column-width="93.06pt"/>
    </style:style>
    <style:style style:name="co19" style:family="table-column">
      <style:table-column-properties fo:break-before="auto" style:column-width="63.21pt"/>
    </style:style>
    <style:style style:name="co20" style:family="table-column">
      <style:table-column-properties fo:break-before="auto" style:column-width="78.49pt"/>
    </style:style>
    <style:style style:name="co21" style:family="table-column">
      <style:table-column-properties fo:break-before="auto" style:column-width="83.34pt"/>
    </style:style>
    <style:style style:name="co22" style:family="table-column">
      <style:table-column-properties fo:break-before="auto" style:column-width="102.81pt"/>
    </style:style>
    <style:style style:name="co23" style:family="table-column">
      <style:table-column-properties fo:break-before="auto" style:column-width="476.39pt"/>
    </style:style>
    <style:style style:name="co24" style:family="table-column">
      <style:table-column-properties fo:break-before="auto" style:column-width="56.95pt"/>
    </style:style>
    <style:style style:name="co25" style:family="table-column">
      <style:table-column-properties fo:break-before="auto" style:column-width="48.61pt"/>
    </style:style>
    <style:style style:name="co26" style:family="table-column">
      <style:table-column-properties fo:break-before="auto" style:column-width="36.79pt"/>
    </style:style>
    <style:style style:name="co27" style:family="table-column">
      <style:table-column-properties fo:break-before="auto" style:column-width="47.96pt"/>
    </style:style>
    <style:style style:name="co28" style:family="table-column">
      <style:table-column-properties fo:break-before="auto" style:column-width="35.46pt"/>
    </style:style>
    <style:style style:name="co29" style:family="table-column">
      <style:table-column-properties fo:break-before="auto" style:column-width="60.46pt"/>
    </style:style>
    <style:style style:name="co30" style:family="table-column">
      <style:table-column-properties fo:break-before="auto" style:column-width="65.99pt"/>
    </style:style>
    <style:style style:name="co31" style:family="table-column">
      <style:table-column-properties fo:break-before="auto" style:column-width="49.29pt"/>
    </style:style>
    <style:style style:name="co32" style:family="table-column">
      <style:table-column-properties fo:break-before="auto" style:column-width="126.4pt"/>
    </style:style>
    <style:style style:name="co33" style:family="table-column">
      <style:table-column-properties fo:break-before="auto" style:column-width="66.64pt"/>
    </style:style>
    <style:style style:name="co34" style:family="table-column">
      <style:table-column-properties fo:break-before="auto" style:column-width="71.55pt"/>
    </style:style>
    <style:style style:name="co35" style:family="table-column">
      <style:table-column-properties fo:break-before="auto" style:column-width="59.05pt"/>
    </style:style>
    <style:style style:name="co36" style:family="table-column">
      <style:table-column-properties fo:break-before="auto" style:column-width="70.84pt"/>
    </style:style>
    <style:style style:name="co37" style:family="table-column">
      <style:table-column-properties fo:break-before="auto" style:column-width="107.66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31.95pt"/>
    </style:style>
    <style:style style:name="co40" style:family="table-column">
      <style:table-column-properties fo:break-before="auto" style:column-width="811.16pt"/>
    </style:style>
    <style:style style:name="co41" style:family="table-column">
      <style:table-column-properties fo:break-before="auto" style:column-width="37.5pt"/>
    </style:style>
    <style:style style:name="co42" style:family="table-column">
      <style:table-column-properties fo:break-before="auto" style:column-width="31.24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195.14pt"/>
    </style:style>
    <style:style style:name="co45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7.26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2.76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3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b7e1c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76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83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1" style:base-cell-address="article_evaluations.A1"/>
    </style:style>
    <style:style style:name="ce9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7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0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2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5.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3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name-complex="Arial" style:font-size-asian="11pt" style:font-size-complex="11pt" style:font-weight-asian="bold" style:font-weight-complex="bold" style:font-style-asian="normal" style:font-name="Arial"/>
    </style:style>
    <style:style style:name="T2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bold" style:font-weight-complex="bold" style:font-style-asian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74.24pt" svg:x="81.38pt" svg:y="23.24pt" draw:caption-point-x="-11.54pt" draw:caption-point-y="-22.96pt">
              <dc:date>2022-04-25T00:00:00</dc:date>
              <text:p text:style-name="P1">changed to page 10</text:p>
              <text:p text:style-name="P1"><text:tab/>-Emerson Del Ponte</text:p>
              <text:p text:style-name="P1">to match the article</text:p>
              <text:p text:style-name="P1"><text:tab/>-Emerson Del Ponte</text:p>
            </office:annotation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ains_pag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IF_5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repro_inst</text:p>
          </table:table-cell>
          <table:table-cell table:style-name="ce1" office:value-type="string" calcext:value-type="string">
            <text:p>iss_per_year</text:p>
          </table:table-cell>
          <table:table-cell table:style-name="ce1" office:value-type="string" calcext:value-type="string">
            <text:p>art_class</text:p>
          </table:table-cell>
          <table:table-cell table:style-name="ce1" office:value-type="string" calcext:value-type="string">
            <text:p>supl_mats</text:p>
          </table:table-cell>
          <table:table-cell table:style-name="ce1" office:value-type="string" calcext:value-type="string">
            <text:p>comp_mthds_avail</text:p>
          </table:table-cell>
          <table:table-cell table:style-name="ce1" office:value-type="string" calcext:value-type="string">
            <text:p>software_avail</text:p>
          </table:table-cell>
          <table:table-cell table:style-name="ce1" office:value-type="string" calcext:value-type="string">
            <text:p>software_cite</text:p>
          </table:table-cell>
          <table:table-cell table:style-name="ce1" office:value-type="string" calcext:value-type="string">
            <text:p>analysis_auto</text:p>
          </table:table-cell>
          <table:table-cell table:style-name="ce1" office:value-type="string" calcext:value-type="string">
            <text:p>data_avail</text:p>
          </table:table-cell>
          <table:table-cell table:style-name="ce1" office:value-type="string" calcext:value-type="string">
            <text:p>data_annot</text:p>
          </table:table-cell>
          <table:table-cell table:style-name="ce1" office:value-type="string" calcext:value-type="string">
            <text:p>data_tidy</text:p>
          </table:table-cell>
          <table:table-cell table:style-name="ce1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9" calcext:value-type="float">
            <text:p>1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6" calcext:value-type="float">
            <text:p>14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3" calcext:value-type="float">
            <text:p>1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1" calcext:value-type="float">
            <text:p>1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1" table:number-columns-repeated="983" table:default-cell-style-name="Default"/>
        <table:table-row table:style-name="ro1">
          <table:table-cell table:style-name="ce33" office:value-type="string" calcext:value-type="string">
            <text:p>journal</text:p>
          </table:table-cell>
          <table:table-cell table:style-name="ce33" office:value-type="string" calcext:value-type="string">
            <text:p>abbreviation</text:p>
          </table:table-cell>
          <table:table-cell table:style-name="ce33" office:value-type="string" calcext:value-type="string">
            <text:p>year</text:p>
          </table:table-cell>
          <table:table-cell table:style-name="ce33" office:value-type="string" calcext:value-type="string">
            <text:p>contains_page</text:p>
          </table:table-cell>
          <table:table-cell table:style-name="ce33" office:value-type="string" calcext:value-type="string">
            <text:p>assignee</text:p>
          </table:table-cell>
          <table:table-cell table:style-name="ce33" office:value-type="string" calcext:value-type="string">
            <text:p>doi</text:p>
          </table:table-cell>
          <table:table-cell table:style-name="ce33" office:value-type="string" calcext:value-type="string">
            <text:p>doi_url</text:p>
          </table:table-cell>
          <table:table-cell table:style-name="ce33" office:value-type="string" calcext:value-type="string">
            <text:p>comments</text:p>
          </table:table-cell>
          <table:table-cell table:style-name="ce75" office:value-type="string" calcext:value-type="string">
            <text:p>open</text:p>
          </table:table-cell>
          <table:table-cell table:style-name="ce82" office:value-type="string" calcext:value-type="string">
            <text:p>repro_inst</text:p>
          </table:table-cell>
          <table:table-cell table:style-name="ce82" office:value-type="string" calcext:value-type="string">
            <text:p>art_class</text:p>
          </table:table-cell>
          <table:table-cell table:style-name="ce82" office:value-type="string" calcext:value-type="string">
            <text:p>molecular</text:p>
          </table:table-cell>
          <table:table-cell table:style-name="ce82" office:value-type="string" calcext:value-type="string">
            <text:p>software_cite</text:p>
          </table:table-cell>
          <table:table-cell table:style-name="ce82" office:value-type="string" calcext:value-type="string">
            <text:p>software_avail</text:p>
          </table:table-cell>
          <table:table-cell table:style-name="ce82" office:value-type="string" calcext:value-type="string">
            <text:p>comp_mthds_avail</text:p>
          </table:table-cell>
          <table:table-cell table:style-name="ce82" office:value-type="string" calcext:value-type="string">
            <text:p>data_avail</text:p>
          </table:table-cell>
          <table:table-cell table:style-name="ce97" office:value-type="string" calcext:value-type="string">
            <text:p>software_used</text:p>
          </table:table-cell>
          <table:table-cell table:style-name="ce33" office:value-type="string" calcext:value-type="string">
            <text:p>category</text:p>
          </table:table-cell>
          <table:table-cell table:style-name="ce33" office:value-type="string" calcext:value-type="string">
            <text:p>bibtexkey</text:p>
          </table:table-cell>
          <table:table-cell table:style-name="ce33" office:value-type="string" calcext:value-type="string">
            <text:p>address</text:p>
          </table:table-cell>
          <table:table-cell table:style-name="ce33" office:value-type="string" calcext:value-type="string">
            <text:p>annote</text:p>
          </table:table-cell>
          <table:table-cell table:style-name="ce82" office:value-type="string" calcext:value-type="string">
            <text:p>author</text:p>
          </table:table-cell>
          <table:table-cell table:style-name="ce33" office:value-type="string" calcext:value-type="string">
            <text:p>booktitle</text:p>
          </table:table-cell>
          <table:table-cell table:style-name="ce33" office:value-type="string" calcext:value-type="string">
            <text:p>chapter</text:p>
          </table:table-cell>
          <table:table-cell table:style-name="ce33" office:value-type="string" calcext:value-type="string">
            <text:p>crossref</text:p>
          </table:table-cell>
          <table:table-cell table:style-name="ce33" office:value-type="string" calcext:value-type="string">
            <text:p>edition</text:p>
          </table:table-cell>
          <table:table-cell table:style-name="ce33" office:value-type="string" calcext:value-type="string">
            <text:p>editor</text:p>
          </table:table-cell>
          <table:table-cell table:style-name="ce33" office:value-type="string" calcext:value-type="string">
            <text:p>howpublished</text:p>
          </table:table-cell>
          <table:table-cell table:style-name="ce33" office:value-type="string" calcext:value-type="string">
            <text:p>institution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month</text:p>
          </table:table-cell>
          <table:table-cell table:style-name="ce33" office:value-type="string" calcext:value-type="string">
            <text:p>note</text:p>
          </table:table-cell>
          <table:table-cell table:style-name="ce33" office:value-type="string" calcext:value-type="string">
            <text:p>number</text:p>
          </table:table-cell>
          <table:table-cell table:style-name="ce33" office:value-type="string" calcext:value-type="string">
            <text:p>organization</text:p>
          </table:table-cell>
          <table:table-cell table:style-name="ce33" office:value-type="string" calcext:value-type="string">
            <text:p>pages</text:p>
          </table:table-cell>
          <table:table-cell table:style-name="ce33" office:value-type="string" calcext:value-type="string">
            <text:p>publisher</text:p>
          </table:table-cell>
          <table:table-cell table:style-name="ce33" office:value-type="string" calcext:value-type="string">
            <text:p>school</text:p>
          </table:table-cell>
          <table:table-cell table:style-name="ce33" office:value-type="string" calcext:value-type="string">
            <text:p>series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volume</text:p>
          </table:table-cell>
          <table:table-cell table:style-name="ce33" office:value-type="string" calcext:value-type="string">
            <text:p>url</text:p>
          </table:table-cell>
          <table:table-cell table:style-name="ce33" office:value-type="string" calcext:value-type="string">
            <text:p>issn</text:p>
          </table:table-cell>
          <table:table-cell table:style-name="ce33" office:value-type="string" calcext:value-type="string">
            <text:p>x.article.pm..title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2-0178-7</text:p>
          </table:table-cell>
          <table:table-cell table:style-name="ce65" table:formula="of:=concat(&quot;https://dx.doi.org/&quot;; [.F2])" office:value-type="string" office:string-value="" calcext:value-type="error">
            <text:p>#NAME?</text:p>
          </table:table-cell>
          <table:table-cell table:style-name="ce3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76" table:formula="of:=LOOKUP([.A2]; [$'Journal Lookup Tables'.$A$2:.$B$22])" office:value-type="string" office:string-value="BOTH" calcext:value-type="string">
            <text:p>BOTH</text:p>
          </table:table-cell>
          <table:table-cell table:style-name="ce83" table:formula="of:=LOOKUP([.A2]; [$'Journal Lookup Tables'.$F$2:.$G$22])" office:value-type="float" office:value="2" calcext:value-type="float">
            <office:annotation draw:style-name="gr2" draw:text-style-name="P2" svg:width="318.1pt" svg:height="43.48pt" svg:x="1180.89pt" svg:y="39pt" draw:caption-point-x="-11.54pt" draw:caption-point-y="-22.99pt">
              <dc:date>2022-04-25T00:00:00</dc:date>
              <text:p text:style-name="P1">Only gene sequences are specifically mentioned, nothing about any other form of data</text:p>
              <text:p text:style-name="P1"><text:tab/>-Adam H. Sparks</text:p>
            </office:annotation>
            <text:p>2</text:p>
          </table:table-cell>
          <table:table-cell table:style-name="ce89" office:value-type="string" calcext:value-type="string">
            <text:p>Applied</text:p>
          </table:table-cell>
          <table:table-cell table:style-name="ce89" table:formula="of:=FALSE()" office:value-type="float" office:value="0" calcext:value-type="float">
            <text:p>0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MaxEnt</text:p>
          </table:table-cell>
          <table:table-cell table:style-name="ce34" office:value-type="string" calcext:value-type="string">
            <text:p>ARTICLE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89" office:value-type="string" calcext:value-type="string">
            <text:p>J Elith, J Simpson, M Hirsch, M A Burgman</text:p>
          </table:table-cell>
          <table:table-cell table:number-columns-repeated="4" table:style-name="ce34" office:value-type="string" calcext:value-type="string">
            <text:p>NA</text:p>
          </table:table-cell>
          <table:table-cell table:style-name="ce34" office:value-type="string" calcext:value-type="string">
            <text:p>NULL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99" office:value-type="string" calcext:value-type="string">
            <text:p>jan</text:p>
          </table:table-cell>
          <table:table-cell table:style-name="ce34" office:value-type="string" calcext:value-type="string">
            <text:p>NA</text:p>
          </table:table-cell>
          <table:table-cell table:style-name="ce89" office:value-type="float" office:value="1" calcext:value-type="float">
            <text:p>1</text:p>
          </table:table-cell>
          <table:table-cell table:style-name="ce34" office:value-type="string" calcext:value-type="string">
            <text:p>NA</text:p>
          </table:table-cell>
          <table:table-cell table:style-name="ce89" office:value-type="string" calcext:value-type="string">
            <text:p>43--51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104" office:value-type="string" calcext:value-type="string">
            <text:p>Taxonomic uncertainty and decision making for biosecurity: spatial models for myrtle/guava rust</text:p>
          </table:table-cell>
          <table:table-cell table:style-name="ce34" office:value-type="string" calcext:value-type="string">
            <text:p>NA</text:p>
          </table:table-cell>
          <table:table-cell table:style-name="ce99" office:value-type="float" office:value="42" calcext:value-type="float">
            <text:p>42</text:p>
          </table:table-cell>
          <table:table-cell table:number-columns-repeated="3" table:style-name="ce3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Zach</text:p>
          </table:table-cell>
          <table:table-cell table:style-name="ce58" office:value-type="string" calcext:value-type="string">
            <text:p>10.1007/s13313-012-0157-z</text:p>
          </table:table-cell>
          <table:table-cell table:style-name="ce65" table:formula="of:=concat(&quot;https://dx.doi.org/&quot;; [.F3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76" table:formula="of:=LOOKUP([.A3]; [$'Journal Lookup Tables'.$A$2:.$B$22])" office:value-type="string" office:string-value="BOTH" calcext:value-type="string">
            <text:p>BOTH</text:p>
          </table:table-cell>
          <table:table-cell table:style-name="ce83" table:formula="of:=LOOKUP([.A3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office:annotation draw:style-name="gr3" draw:text-style-name="P2" svg:width="985.46pt" svg:height="43.51pt" svg:x="3255.48pt" svg:y="54.74pt" draw:caption-point-x="-11.54pt" draw:caption-point-y="-22.96pt">
              <dc:date>2022-04-25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On–farm waste-based composts in managing \textit{{Macrophomina phaseolina}} induced dry root rot of guar in an arid environment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2" calcext:value-type="float">
            <text:p>42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3313-013-0228-9</text:p>
          </table:table-cell>
          <table:table-cell table:style-name="ce65" table:formula="of:=concat(&quot;https://dx.doi.org/&quot;; [.F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]; [$'Journal Lookup Tables'.$A$2:.$B$22])" office:value-type="string" office:string-value="BOTH" calcext:value-type="string">
            <text:p>BOTH</text:p>
          </table:table-cell>
          <table:table-cell table:style-name="ce83" table:formula="of:=LOOKUP([.A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R. Billones-Baaijens, E. E. Jones, H. J. Ridgway, M. V. Jasper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5--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Susceptibility of common rootstock and scion varieties of grapevines to \textit{{Botryosphaeriaceae}} speci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3313-013-0240-0</text:p>
          </table:table-cell>
          <table:table-cell table:style-name="ce65" table:formula="of:=concat(&quot;https://dx.doi.org/&quot;; [.F5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76" table:formula="of:=LOOKUP([.A5]; [$'Journal Lookup Tables'.$A$2:.$B$22])" office:value-type="string" office:string-value="BOTH" calcext:value-type="string">
            <text:p>BOTH</text:p>
          </table:table-cell>
          <table:table-cell table:style-name="ce83" table:formula="of:=LOOKUP([.A5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53--6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n improved culture solution technique for \textit{{Plasmodiophora brassicae}} infection and the dynamic infection in the root hair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3" calcext:value-type="float">
            <text:p>4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6-0461-0</text:p>
          </table:table-cell>
          <table:table-cell table:style-name="ce65" table:formula="of:=concat(&quot;https://dx.doi.org/&quot;; [.F6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6]; [$'Journal Lookup Tables'.$A$2:.$B$22])" office:value-type="string" office:string-value="BOTH" calcext:value-type="string">
            <text:p>BOTH</text:p>
          </table:table-cell>
          <table:table-cell table:style-name="ce83" table:formula="of:=LOOKUP([.A6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iPhyClassifier, BioEdit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5" calcext:value-type="float">
            <text:p>7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7-0465-4</text:p>
          </table:table-cell>
          <table:table-cell table:style-name="ce65" table:formula="of:=concat(&quot;https://dx.doi.org/&quot;; [.F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7]; [$'Journal Lookup Tables'.$A$2:.$B$22])" office:value-type="string" office:string-value="BOTH" calcext:value-type="string">
            <text:p>BOTH</text:p>
          </table:table-cell>
          <table:table-cell table:style-name="ce83" table:formula="of:=LOOKUP([.A7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40" calcext:value-type="float">
            <text:p>4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6-0458-8</text:p>
          </table:table-cell>
          <table:table-cell table:style-name="ce65" table:formula="of:=concat(&quot;https://dx.doi.org/&quot;; [.F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]; [$'Journal Lookup Tables'.$A$2:.$B$22])" office:value-type="string" office:string-value="BOTH" calcext:value-type="string">
            <text:p>BOTH</text:p>
          </table:table-cell>
          <table:table-cell table:style-name="ce83" table:formula="of:=LOOKUP([.A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POPGENE, GenAlEx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1" calcext:value-type="float">
            <text:p>1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7-0532-x</text:p>
          </table:table-cell>
          <table:table-cell table:style-name="ce65" table:formula="of:=concat(&quot;https://dx.doi.org/&quot;; [.F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9]; [$'Journal Lookup Tables'.$A$2:.$B$22])" office:value-type="string" office:string-value="BOTH" calcext:value-type="string">
            <text:p>BOTH</text:p>
          </table:table-cell>
          <table:table-cell table:style-name="ce83" table:formula="of:=LOOKUP([.A9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Sequence Scanner, MEGA, MAFFT, MrModeltest, MrBayes, PAUP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1" office:value-type="string" calcext:value-type="string">
            <text:p>Australas Plant Path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66" table:formula="of:=concat(&quot;https://dx.doi.org/&quot;; [.F1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0]; [$'Journal Lookup Tables'.$A$2:.$B$22])" office:value-type="string" office:string-value="BOTH" calcext:value-type="string">
            <text:p>BOTH</text:p>
          </table:table-cell>
          <table:table-cell table:style-name="ce84" table:formula="of:=LOOKUP([.A1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STATC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67" table:formula="of:=concat(&quot;https://dx.doi.org/&quot;; [.F11])" office:value-type="string" office:string-value="" calcext:value-type="error">
            <text:p>#NAME?</text:p>
          </table:table-cell>
          <table:table-cell table:style-name="ce13" office:value-type="string" calcext:value-type="string">
            <text:p>data for trees was deposited. Other data not availbe. Scored as 0.</text:p>
          </table:table-cell>
          <table:table-cell table:style-name="ce78" table:formula="of:=LOOKUP([.A11]; [$'Journal Lookup Tables'.$A$2:.$B$22])" office:value-type="string" office:string-value="BOTH" calcext:value-type="string">
            <text:p>BOTH</text:p>
          </table:table-cell>
          <table:table-cell table:style-name="ce85" table:formula="of:=LOOKUP([.A1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neious, Mega, MAFFT, Figtree, IQTree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67" table:formula="of:=concat(&quot;https://dx.doi.org/&quot;; [.F1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2]; [$'Journal Lookup Tables'.$A$2:.$B$22])" office:value-type="string" office:string-value="BOTH" calcext:value-type="string">
            <text:p>BOTH</text:p>
          </table:table-cell>
          <table:table-cell table:style-name="ce85" table:formula="of:=LOOKUP([.A1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antiSMASH, Geneious,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" calcext:value-type="float">
            <office:annotation draw:style-name="gr4" draw:text-style-name="P2" svg:width="684.17pt" svg:height="42.72pt" svg:x="391.83pt" svg:y="213.76pt" draw:caption-point-x="-11.54pt" draw:caption-point-y="-22.99pt">
              <dc:date>2022-04-25T00:00:00</dc:date>
              <text:p text:style-name="P1">molecular survey</text:p>
              <text:p text:style-name="P1"><text:tab/>-Emerson Del Ponte</text:p>
            </office:annotation>
            <text:p>8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65" table:formula="of:=concat(&quot;https://dx.doi.org/&quot;; [.F1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76" table:formula="of:=LOOKUP([.A13]; [$'Journal Lookup Tables'.$A$2:.$B$22])" office:value-type="string" office:string-value="BOTH" calcext:value-type="string">
            <text:p>BOTH</text:p>
          </table:table-cell>
          <table:table-cell table:style-name="ce83" table:formula="of:=LOOKUP([.A1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office:annotation draw:style-name="gr4" draw:text-style-name="P2" svg:width="327.86pt" svg:height="42.72pt" svg:x="1273.95pt" svg:y="213.76pt" draw:caption-point-x="-11.54pt" draw:caption-point-y="-22.99pt">
              <dc:date>2022-04-25T00:00:00</dc:date>
              <text:p text:style-name="P1">molecular identification</text:p>
              <text:p text:style-name="P1"><text:tab/>-Emerson Del Ponte</text:p>
            </office:annotation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4" draw:text-style-name="P2" svg:width="184pt" svg:height="42.72pt" svg:x="2142.09pt" svg:y="213.76pt" draw:caption-point-x="-11.54pt" draw:caption-point-y="-22.99pt">
              <dc:date>2022-04-25T00:00:00</dc:date>
              <text:p text:style-name="P1">If not named in paper, please leave empty or set to NA</text:p>
              <text:p text:style-name="P1"><text:tab/>-Adam H. Sparks</text:p>
            </office:annotation>
            <text:p>SAS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4" calcext:value-type="float">
            <text:p>34</text:p>
          </table:table-cell>
          <table:table-cell table:style-name="ce59" office:value-type="string" calcext:value-type="string">
            <text:p><text:a xlink:href="https://doi.org/10.1080%2F07060661.2012.664567" xlink:type="simple">https://doi.org/10.1080%2F07060661.2012.664567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2.681396</text:p>
          </table:table-cell>
          <table:table-cell table:style-name="ce65" table:formula="of:=concat(&quot;https://dx.doi.org/&quot;; [.F14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article sequentially</text:p>
          </table:table-cell>
          <table:table-cell table:style-name="ce76" table:formula="of:=LOOKUP([.A14]; [$'Journal Lookup Tables'.$A$2:.$B$22])" office:value-type="string" office:string-value="BOTH" calcext:value-type="string">
            <text:p>BOTH</text:p>
          </table:table-cell>
          <table:table-cell table:style-name="ce83" table:formula="of:=LOOKUP([.A1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BLAST, Clustal, MEGA, 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Aouar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Lamia Aouar, Sylvain Lerat, Ammar Ouffroukh, Abderrahmane Boulahrouf, Carole Beaulie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65--176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axonomic identification of rhizospheric actinobacteria isolated from {Algerian} semi-arid soil exhibiting antagonistic activities against plant fungal pathogen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4" calcext:value-type="float">
            <text:p>34</text:p>
          </table:table-cell>
          <table:table-cell table:style-name="ce59" office:value-type="string" calcext:value-type="string">
            <text:p><text:a xlink:href="https://doi.org/10.1080%2F07060661.2012.681396" xlink:type="simple">https://doi.org/10.1080%2F07060661.2012.68139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80/07060661.2012.659679</text:p>
          </table:table-cell>
          <table:table-cell table:style-name="ce65" table:formula="of:=concat(&quot;https://dx.doi.org/&quot;; [.F15])" office:value-type="string" office:string-value="" calcext:value-type="error">
            <text:p>#NAME?</text:p>
          </table:table-cell>
          <table:table-cell table:style-name="ce35" office:value-type="string" calcext:value-type="string">
            <text:p>DNAMAN costs $789</text:p>
            <text:p/>
          </table:table-cell>
          <table:table-cell table:style-name="ce76" table:formula="of:=LOOKUP([.A15]; [$'Journal Lookup Tables'.$A$2:.$B$22])" office:value-type="string" office:string-value="BOTH" calcext:value-type="string">
            <text:p>BOTH</text:p>
          </table:table-cell>
          <table:table-cell table:style-name="ce83" table:formula="of:=LOOKUP([.A15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office:annotation draw:style-name="gr5" draw:text-style-name="P2" svg:width="623.59pt" svg:height="42.75pt" svg:x="1665.69pt" svg:y="245.25pt" draw:caption-point-x="-11.54pt" draw:caption-point-y="-22.99pt">
              <dc:date>2022-04-25T00:00:00</dc:date>
              <text:p text:style-name="P1">The only data they generated was a single gene sequence on NCBI and some gel images</text:p>
              <text:p text:style-name="P1"><text:tab/>-Zachary Foster</text:p>
            </office:annotation>
            <text:p>3</text:p>
          </table:table-cell>
          <table:table-cell table:style-name="ce92" office:value-type="string" calcext:value-type="string">
            <text:p>LaserGene, BLAST, DNAMAN, MEG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Li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Zheng-Nan Li, Lei Zhang, Yao-Bo Bai, Ping Liu, Yun-Feng W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4--41</text:p>
          </table:table-cell>
          <table:table-cell table:style-name="ce35" office:value-type="string" calcext:value-type="string">
            <text:p>Informa {UK} Limited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Detection and identification of the elm yellows group phytoplasma associated with Puna chicory flat stem in Chin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4" calcext:value-type="float">
            <text:p>34</text:p>
          </table:table-cell>
          <table:table-cell table:style-name="ce115" office:value-type="string" calcext:value-type="string">
            <text:p><text:a xlink:href="https://doi.org/10.1080%2F07060661.2012.659679" xlink:type="simple">https://doi.org/10.1080%2F07060661.2012.65967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2.702128</text:p>
          </table:table-cell>
          <table:table-cell table:style-name="ce65" table:formula="of:=concat(&quot;https://dx.doi.org/&quot;; [.F1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]; [$'Journal Lookup Tables'.$A$2:.$B$22])" office:value-type="string" office:string-value="BOTH" calcext:value-type="string">
            <text:p>BOTH</text:p>
          </table:table-cell>
          <table:table-cell table:style-name="ce83" table:formula="of:=LOOKUP([.A1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string" calcext:value-type="string">
            <text:p>NA</text:p>
          </table:table-cell>
          <table:table-cell table:style-name="ce90" office:value-type="string" calcext:value-type="string">
            <office:annotation draw:style-name="gr5" draw:text-style-name="P2" svg:width="645.85pt" svg:height="42.75pt" svg:x="1601.8pt" svg:y="260.99pt" draw:caption-point-x="-11.54pt" draw:caption-point-y="-22.96pt">
              <dc:date>2022-04-25T00:00:00</dc:date>
              <text:p text:style-name="P1">No software is mentioned in the article that I can find. There is no analysis performed, just PCR work.</text:p>
              <text:p text:style-name="P1"><text:tab/>-Adam H. Sparks</text:p>
            </office:annotation>
            <text:p>NA</text:p>
          </table:table-cell>
          <table:table-cell table:style-name="ce90" office:value-type="float" office:value="2" calcext:value-type="float">
            <office:annotation draw:style-name="gr5" draw:text-style-name="P2" svg:width="623.59pt" svg:height="42.75pt" svg:x="1665.69pt" svg:y="260.99pt" draw:caption-point-x="-11.54pt" draw:caption-point-y="-22.96pt">
              <dc:date>2022-04-25T00:00:00</dc:date>
              <text:p text:style-name="P1">Best I can tell, the data are reported in the paper itself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El_Bebany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Ahmed F. El-Bebany, Hassna Alkher, Lorne R. Adam, Fouad Daayf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9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Vegetative compatibility of \textit{{Verticillium dahliae}} isolates from potato and sunflower using nitrate non-utilizing (\textit{nit} mutants and {PCR}-based approach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5" calcext:value-type="float">
            <text:p>35</text:p>
          </table:table-cell>
          <table:table-cell table:style-name="ce59" office:value-type="string" calcext:value-type="string">
            <text:p><text:a xlink:href="https://doi.org/10.1080%2F07060661.2012.702128" xlink:type="simple">https://doi.org/10.1080%2F07060661.2012.70212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80/07060661.2013.868370</text:p>
          </table:table-cell>
          <table:table-cell table:style-name="ce65" table:formula="of:=concat(&quot;https://dx.doi.org/&quot;; [.F1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7]; [$'Journal Lookup Tables'.$A$2:.$B$22])" office:value-type="string" office:string-value="BOTH" calcext:value-type="string">
            <text:p>BOTH</text:p>
          </table:table-cell>
          <table:table-cell table:style-name="ce83" table:formula="of:=LOOKUP([.A17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office:annotation draw:style-name="gr5" draw:text-style-name="P2" svg:width="700.04pt" svg:height="42.75pt" svg:x="1498.99pt" svg:y="276.75pt" draw:caption-point-x="-11.54pt" draw:caption-point-y="-22.99pt">
              <dc:date>2022-04-25T00:00:00</dc:date>
              <text:p text:style-name="P1">They dont say what they used to make their graphs, but the software they do mention is open source</text:p>
              <text:p text:style-name="P1"><text:tab/>-Zachary Foster</text:p>
            </office:annotation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ImageJ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Wang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i Wang, Christopher Mogg, Sean Walkowiak, Manisha Joshi, Rajagopal Subramaniam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--21</text:p>
          </table:table-cell>
          <table:table-cell table:style-name="ce35" office:value-type="string" calcext:value-type="string">
            <text:p>Informa {UK} Limited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Characterization of {NADPH} oxidase genes NoxA and NoxB in \textit{{Fusarium graminearum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6" calcext:value-type="float">
            <text:p>36</text:p>
          </table:table-cell>
          <table:table-cell table:style-name="ce115" office:value-type="string" calcext:value-type="string">
            <text:p><text:a xlink:href="https://doi.org/10.1080%2F07060661.2013.868370" xlink:type="simple">https://doi.org/10.1080%2F07060661.2013.868370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4.986526</text:p>
          </table:table-cell>
          <table:table-cell table:style-name="ce65" table:formula="of:=concat(&quot;https://dx.doi.org/&quot;; [.F1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8]; [$'Journal Lookup Tables'.$A$2:.$B$22])" office:value-type="string" office:string-value="BOTH" calcext:value-type="string">
            <text:p>BOTH</text:p>
          </table:table-cell>
          <table:table-cell table:style-name="ce83" table:formula="of:=LOOKUP([.A18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" calcext:value-type="float">
            <office:annotation draw:style-name="gr5" draw:text-style-name="P2" svg:width="700.04pt" svg:height="42.75pt" svg:x="1498.99pt" svg:y="292.51pt" draw:caption-point-x="-11.54pt" draw:caption-point-y="-22.99pt">
              <dc:date>2022-04-25T00:00:00</dc:date>
              <text:p text:style-name="P1">Uses both BLAST (freely available with source code) and also Sequencher (no price given must contact company). I've rated at lowest assumed common denominator since price not readily available.</text:p>
              <text:p text:style-name="P1"><text:tab/>-Adam H. Sparks</text:p>
            </office:annotation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61.68pt" svg:x="2142.09pt" svg:y="283.04pt" draw:caption-point-x="-11.54pt" draw:caption-point-y="-13.52pt">
              <dc:date>2022-04-25T00:00:00</dc:date>
              <text:p text:style-name="P1">The formulas are given, one could reproduce the experiment in that fashion, but no indication is given of how they were actually executed.</text:p>
              <text:p text:style-name="P1"><text:tab/>-Adam H. Sparks</text:p>
            </office:annotation>
            <text:p>BLAST, Sequencher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Jean A. Bérubé, Guillaume G. Nicol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7--8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Alien fungal species on asymptomatic live woody plant material imported into Canad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7" calcext:value-type="float">
            <text:p>37</text:p>
          </table:table-cell>
          <table:table-cell table:style-name="ce59" office:value-type="string" calcext:value-type="string">
            <text:p><text:a xlink:href="http://dx.doi.org/10.1080/07060661.2014.986526" xlink:type="simple">http://dx.doi.org/10.1080/07060661.2014.98652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42" calcext:value-type="float">
            <office:annotation draw:style-name="gr5" draw:text-style-name="P2" svg:width="684.17pt" svg:height="42.75pt" svg:x="391.83pt" svg:y="308.24pt" draw:caption-point-x="-11.54pt" draw:caption-point-y="-22.96pt">
              <dc:date>2022-04-25T00:00:00</dc:date>
              <text:p text:style-name="P1">experimental</text:p>
              <text:p text:style-name="P1"><text:tab/>-Emerson Del Ponte</text:p>
            </office:annotation>
            <text:p>14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5.1004111</text:p>
          </table:table-cell>
          <table:table-cell table:style-name="ce65" table:formula="of:=concat(&quot;https://dx.doi.org/&quot;; [.F1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]; [$'Journal Lookup Tables'.$A$2:.$B$22])" office:value-type="string" office:string-value="BOTH" calcext:value-type="string">
            <text:p>BOTH</text:p>
          </table:table-cell>
          <table:table-cell table:style-name="ce83" table:formula="of:=LOOKUP([.A1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308.24pt" draw:caption-point-x="-11.54pt" draw:caption-point-y="-22.96pt">
              <dc:date>2022-04-25T00:00:00</dc:date>
              <text:p text:style-name="P1">host resistance, 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308.24pt" draw:caption-point-x="-11.54pt" draw:caption-point-y="-22.96pt">
              <dc:date>2022-04-25T00:00:00</dc:date>
              <text:p text:style-name="P1">Genstat software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Adikini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covia Adikini, Settumba B. Mukasa, Robert O.M. Mwanga, Richard W. Gibso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36--147</text:p>
          </table:table-cell>
          <table:table-cell table:style-name="ce37" office:value-type="string" calcext:value-type="string">
            <text:p>Informa {UK} Limited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Sweet potato cultivar degeneration rate under high and low sweet potato virus disease pressure zones in Ugand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37" calcext:value-type="float">
            <text:p>37</text:p>
          </table:table-cell>
          <table:table-cell table:style-name="ce64" office:value-type="string" calcext:value-type="string">
            <text:p><text:a xlink:href="https://doi.org/10.1080%2F07060661.2015.1004111" xlink:type="simple">https://doi.org/10.1080%2F07060661.2015.1004111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61" calcext:value-type="float">
            <text:p>6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04021</text:p>
          </table:table-cell>
          <table:table-cell table:style-name="ce65" table:formula="of:=concat(&quot;https://dx.doi.org/&quot;; [.F2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0]; [$'Journal Lookup Tables'.$A$2:.$B$22])" office:value-type="string" office:string-value="BOTH" calcext:value-type="string">
            <text:p>BOTH</text:p>
          </table:table-cell>
          <table:table-cell table:style-name="ce83" table:formula="of:=LOOKUP([.A20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EGA, Clustal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7" calcext:value-type="float">
            <text:p>1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21044</text:p>
          </table:table-cell>
          <table:table-cell table:style-name="ce65" table:formula="of:=concat(&quot;https://dx.doi.org/&quot;; [.F2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21]; [$'Journal Lookup Tables'.$A$2:.$B$22])" office:value-type="string" office:string-value="BOTH" calcext:value-type="string">
            <text:p>BOTH</text:p>
          </table:table-cell>
          <table:table-cell table:style-name="ce83" table:formula="of:=LOOKUP([.A21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, 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88" calcext:value-type="float">
            <text:p>8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36488</text:p>
          </table:table-cell>
          <table:table-cell table:style-name="ce65" table:formula="of:=concat(&quot;https://dx.doi.org/&quot;; [.F22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abstract, next sequential article selected</text:p>
          </table:table-cell>
          <table:table-cell table:style-name="ce76" table:formula="of:=LOOKUP([.A22]; [$'Journal Lookup Tables'.$A$2:.$B$22])" office:value-type="string" office:string-value="BOTH" calcext:value-type="string">
            <text:p>BOTH</text:p>
          </table:table-cell>
          <table:table-cell table:style-name="ce83" table:formula="of:=LOOKUP([.A22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string" calcext:value-type="string">
            <text:p>NA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7.1414881</text:p>
          </table:table-cell>
          <table:table-cell table:style-name="ce65" table:formula="of:=concat(&quot;https://dx.doi.org/&quot;; [.F2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]; [$'Journal Lookup Tables'.$A$2:.$B$22])" office:value-type="string" office:string-value="BOTH" calcext:value-type="string">
            <text:p>BOTH</text:p>
          </table:table-cell>
          <table:table-cell table:style-name="ce83" table:formula="of:=LOOKUP([.A2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7.1417915</text:p>
          </table:table-cell>
          <table:table-cell table:style-name="ce65" table:formula="of:=concat(&quot;https://dx.doi.org/&quot;; [.F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4]; [$'Journal Lookup Tables'.$A$2:.$B$22])" office:value-type="string" office:string-value="BOTH" calcext:value-type="string">
            <text:p>BOTH</text:p>
          </table:table-cell>
          <table:table-cell table:style-name="ce83" table:formula="of:=LOOKUP([.A2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Clustal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7" calcext:value-type="float">
            <text:p>14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8.1442370</text:p>
          </table:table-cell>
          <table:table-cell table:style-name="ce65" table:formula="of:=concat(&quot;https://dx.doi.org/&quot;; [.F25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abstract, next sequential article selected</text:p>
          </table:table-cell>
          <table:table-cell table:style-name="ce76" table:formula="of:=LOOKUP([.A25]; [$'Journal Lookup Tables'.$A$2:.$B$22])" office:value-type="string" office:string-value="BOTH" calcext:value-type="string">
            <text:p>BOTH</text:p>
          </table:table-cell>
          <table:table-cell table:style-name="ce83" table:formula="of:=LOOKUP([.A2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Canadian Journal of Plant Pathology</text:p>
          </table:table-cell>
          <table:table-cell table:style-name="ce48" office:value-type="string" calcext:value-type="string">
            <text:p>Can J Plant 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22" calcext:value-type="float">
            <text:p>2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80/07060661.2018.1559224</text:p>
          </table:table-cell>
          <table:table-cell table:style-name="ce68" table:formula="of:=concat(&quot;https://dx.doi.org/&quot;; [.F26])" office:value-type="string" office:string-value="" calcext:value-type="error">
            <text:p>#NAME?</text:p>
          </table:table-cell>
          <table:table-cell table:style-name="ce38" office:value-type="string" calcext:value-type="string">
            <text:p>Original article was review, this is second in issue</text:p>
          </table:table-cell>
          <table:table-cell table:style-name="ce76" table:formula="of:=LOOKUP([.A26]; [$'Journal Lookup Tables'.$A$2:.$B$22])" office:value-type="string" office:string-value="BOTH" calcext:value-type="string">
            <text:p>BOTH</text:p>
          </table:table-cell>
          <table:table-cell table:style-name="ce83" table:formula="of:=LOOKUP([.A2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Genstat</text:p>
          </table:table-cell>
          <table:table-cell table:style-name="ce38" table:number-columns-repeated="27"/>
          <table:table-cell table:number-columns-repeated="980"/>
        </table:table-row>
        <table:table-row table:style-name="ro3">
          <table:table-cell table:style-name="ce13" office:value-type="string" calcext:value-type="string">
            <text:p>Canadian Journal of Plant Pathology</text:p>
          </table:table-cell>
          <table:table-cell table:style-name="ce49" office:value-type="string" calcext:value-type="string">
            <text:p>Can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52" office:value-type="string" calcext:value-type="string">
            <text:p><text:a xlink:href="https://doi.org/10.1080/07060661.2018.1513074" xlink:type="simple">Nik</text:a>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67" table:formula="of:=concat(&quot;https://dx.doi.org/&quot;; [.F27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78" table:formula="of:=LOOKUP([.A27]; [$'Journal Lookup Tables'.$A$2:.$B$22])" office:value-type="string" office:string-value="BOTH" calcext:value-type="string">
            <text:p>BOTH</text:p>
          </table:table-cell>
          <table:table-cell table:style-name="ce85" table:formula="of:=LOOKUP([.A27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Primer Premie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53" office:value-type="string" calcext:value-type="string">
            <text:p><text:a xlink:href="https://doi.org/10.1080/07060661.2018.1561518" xlink:type="simple">Zach</text:a>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69" table:formula="of:=concat(&quot;https://dx.doi.org/&quot;; [.F2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8]; [$'Journal Lookup Tables'.$A$2:.$B$22])" office:value-type="string" office:string-value="BOTH" calcext:value-type="string">
            <text:p>BOTH</text:p>
          </table:table-cell>
          <table:table-cell table:style-name="ce86" table:formula="of:=LOOKUP([.A28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50" office:value-type="string" calcext:value-type="string">
            <text:p>Can J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70" table:formula="of:=concat(&quot;https://dx.doi.org/&quot;; [.F2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9]; [$'Journal Lookup Tables'.$A$2:.$B$22])" office:value-type="string" office:string-value="BOTH" calcext:value-type="string">
            <text:p>BOTH</text:p>
          </table:table-cell>
          <table:table-cell table:style-name="ce87" table:formula="of:=LOOKUP([.A2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53" office:value-type="string" calcext:value-type="string">
            <text:p><text:a xlink:href="https://doi.org/10.1080/07060661.2019.1632934" xlink:type="simple">Zach</text:a>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69" table:formula="of:=concat(&quot;https://dx.doi.org/&quot;; [.F30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0]; [$'Journal Lookup Tables'.$A$2:.$B$22])" office:value-type="string" office:string-value="BOTH" calcext:value-type="string">
            <text:p>BOTH</text:p>
          </table:table-cell>
          <table:table-cell table:style-name="ce86" table:formula="of:=LOOKUP([.A30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EG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49" office:value-type="string" calcext:value-type="string">
            <text:p>Can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67" table:formula="of:=concat(&quot;https://dx.doi.org/&quot;; [.F31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1]; [$'Journal Lookup Tables'.$A$2:.$B$22])" office:value-type="string" office:string-value="BOTH" calcext:value-type="string">
            <text:p>BOTH</text:p>
          </table:table-cell>
          <table:table-cell table:style-name="ce85" table:formula="of:=LOOKUP([.A3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1.08.024</text:p>
          </table:table-cell>
          <table:table-cell table:style-name="ce65" table:formula="of:=concat(&quot;https://dx.doi.org/&quot;; [.F32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32]; [$'Journal Lookup Tables'.$A$2:.$B$22])" office:value-type="string" office:string-value="BOTH" calcext:value-type="string">
            <text:p>BOTH</text:p>
          </table:table-cell>
          <table:table-cell table:style-name="ce83" table:formula="of:=LOOKUP([.A3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g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Amauri Bogo, Ricardo Trezzi Casa, Leo Rufato, Mayra Juline Gon{\\c{c}}alv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0--44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he effect of hail protection nets on {Glomerella} leaf spot in `royal {Gala}' appl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1" calcext:value-type="float">
            <text:p>31</text:p>
          </table:table-cell>
          <table:table-cell table:style-name="ce59" office:value-type="string" calcext:value-type="string">
            <text:p><text:a xlink:href="https://doi.org/10.1016%2Fj.cropro.2011.08.024" xlink:type="simple">https://doi.org/10.1016%2Fj.cropro.2011.08.02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1.10.001</text:p>
          </table:table-cell>
          <table:table-cell table:style-name="ce65" table:formula="of:=concat(&quot;https://dx.doi.org/&quot;; [.F3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 (also from second volume of year)</text:p>
          </table:table-cell>
          <table:table-cell table:style-name="ce76" table:formula="of:=LOOKUP([.A33]; [$'Journal Lookup Tables'.$A$2:.$B$22])" office:value-type="string" office:string-value="BOTH" calcext:value-type="string">
            <text:p>BOTH</text:p>
          </table:table-cell>
          <table:table-cell table:style-name="ce83" table:formula="of:=LOOKUP([.A3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nanamangai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alasubramanian Mythili Gnanamangai, Ponnusamy Ponmuruga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1--11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valuation of various fungicides and microbial based biocontrol agents against bird's eye spot disease of tea plant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2" calcext:value-type="float">
            <text:p>32</text:p>
          </table:table-cell>
          <table:table-cell table:style-name="ce59" office:value-type="string" calcext:value-type="string">
            <text:p><text:a xlink:href="https://doi.org/10.1016%2Fj.cropro.2011.10.001" xlink:type="simple">https://doi.org/10.1016%2Fj.cropro.2011.10.00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cropro.2011.09.010</text:p>
          </table:table-cell>
          <table:table-cell table:style-name="ce65" table:formula="of:=concat(&quot;https://dx.doi.org/&quot;; [.F3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34]; [$'Journal Lookup Tables'.$A$2:.$B$22])" office:value-type="string" office:string-value="BOTH" calcext:value-type="string">
            <text:p>BOTH</text:p>
          </table:table-cell>
          <table:table-cell table:style-name="ce83" table:formula="of:=LOOKUP([.A34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Mouen_Bedimo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J.A. Mouen Bedimo, C. Cilas, J.L. Nott{\\'{e}}ghem, D. Bieysse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5--131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Effect of temperatures and rainfall variations on the development of coffee berry disease caused by \textit{{Colletotrichum kahawae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1" calcext:value-type="float">
            <text:p>31</text:p>
          </table:table-cell>
          <table:table-cell table:style-name="ce115" office:value-type="string" calcext:value-type="string">
            <text:p><text:a xlink:href="https://doi.org/10.1016%2Fj.cropro.2011.09.010" xlink:type="simple">https://doi.org/10.1016%2Fj.cropro.2011.09.010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2.09.009</text:p>
          </table:table-cell>
          <table:table-cell table:style-name="ce65" table:formula="of:=concat(&quot;https://dx.doi.org/&quot;; [.F3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35]; [$'Journal Lookup Tables'.$A$2:.$B$22])" office:value-type="string" office:string-value="BOTH" calcext:value-type="string">
            <text:p>BOTH</text:p>
          </table:table-cell>
          <table:table-cell table:style-name="ce83" table:formula="of:=LOOKUP([.A3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Qin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unhao Qin, Hongzhi He, Shiming Luo, Huashou L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9--93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ffects of rice-water chestnut intercropping on rice sheath blight and rice blast diseas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style-name="ce59" office:value-type="string" calcext:value-type="string">
            <text:p><text:a xlink:href="https://doi.org/10.1016%2Fj.cropro.2012.09.009" xlink:type="simple">https://doi.org/10.1016%2Fj.cropro.2012.09.00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2.09.001</text:p>
          </table:table-cell>
          <table:table-cell table:style-name="ce65" table:formula="of:=concat(&quot;https://dx.doi.org/&quot;; [.F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]; [$'Journal Lookup Tables'.$A$2:.$B$22])" office:value-type="string" office:string-value="BOTH" calcext:value-type="string">
            <text:p>BOTH</text:p>
          </table:table-cell>
          <table:table-cell table:style-name="ce83" table:formula="of:=LOOKUP([.A3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2" draw:text-style-name="P2" svg:width="327.86pt" svg:height="43.48pt" svg:x="1273.95pt" svg:y="573.76pt" draw:caption-point-x="-11.54pt" draw:caption-point-y="-22.99pt">
              <dc:date>2022-04-25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1" calcext:value-type="float">
            <office:annotation draw:style-name="gr2" draw:text-style-name="P2" svg:width="700.04pt" svg:height="43.48pt" svg:x="1498.99pt" svg:y="573.76pt" draw:caption-point-x="-11.54pt" draw:caption-point-y="-22.99pt">
              <dc:date>2022-04-25T00:00:00</dc:date>
              <text:p text:style-name="P1">SAS, OriginPro and Canoco were used. most individuals can afford?</text:p>
              <text:p text:style-name="P1"><text:tab/>-Emerson Del Ponte</text:p>
            </office:annotation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OriginPro, Canoco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Veromann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Eve Veromann, Merje Toome, Astrid Kännaste, Riina Kaasik, Lucian Copolovici, Jaak Flink, Gabriella Kov{\\'{a}}cs, Lea Narits, Anne Luik, Ülo Niinemet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9--88</text:p>
          </table:table-cell>
          <table:table-cell table:style-name="ce37" office:value-type="string" calcext:value-type="string">
            <text:p>Elsevier {BV}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Effects of nitrogen fertilization on insect pests, their parasitoids, plant diseases and volatile organic compounds in \textit{{Brassica napus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43" calcext:value-type="float">
            <text:p>43</text:p>
          </table:table-cell>
          <table:table-cell table:style-name="ce64" office:value-type="string" calcext:value-type="string">
            <text:p><text:a xlink:href="https://doi.org/10.1016%2Fj.cropro.2012.09.001" xlink:type="simple">https://doi.org/10.1016%2Fj.cropro.2012.09.001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3.10.003</text:p>
          </table:table-cell>
          <table:table-cell table:style-name="ce65" table:formula="of:=concat(&quot;https://dx.doi.org/&quot;; [.F3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7]; [$'Journal Lookup Tables'.$A$2:.$B$22])" office:value-type="string" office:string-value="BOTH" calcext:value-type="string">
            <text:p>BOTH</text:p>
          </table:table-cell>
          <table:table-cell table:style-name="ce83" table:formula="of:=LOOKUP([.A3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50.49pt" svg:x="2142.09pt" svg:y="586.4pt" draw:caption-point-x="-11.54pt" draw:caption-point-y="-19.87pt">
              <dc:date>2022-04-25T00:00:00</dc:date>
              <text:p text:style-name="P1">R is cited in the text but not properly. The vegan package use is properly cited.</text:p>
              <text:p text:style-name="P1"><text:tab/>-Adam H. Sparks</text:p>
            </office:annotation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imee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enjamin Mimee, Roxane Andersen, Guy B{\\'{e}}lair, Anne Vanasse, Mike Rott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27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mpact of quarantine procedures on weed biodiversity and abundance: Implications for the management of the golden potato cyst nematode, \textit{{Globodera rostochiensi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55" calcext:value-type="float">
            <text:p>55</text:p>
          </table:table-cell>
          <table:table-cell table:style-name="ce59" office:value-type="string" calcext:value-type="string">
            <text:p><text:a xlink:href="https://doi.org/10.1016%2Fj.cropro.2013.10.003" xlink:type="simple">https://doi.org/10.1016%2Fj.cropro.2013.10.00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3.10.002</text:p>
          </table:table-cell>
          <table:table-cell table:style-name="ce65" table:formula="of:=concat(&quot;https://dx.doi.org/&quot;; [.F3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8]; [$'Journal Lookup Tables'.$A$2:.$B$22])" office:value-type="string" office:string-value="BOTH" calcext:value-type="string">
            <text:p>BOTH</text:p>
          </table:table-cell>
          <table:table-cell table:style-name="ce83" table:formula="of:=LOOKUP([.A3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605.99pt" draw:caption-point-x="-11.54pt" draw:caption-point-y="-22.96pt">
              <dc:date>2022-04-25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ollange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{\\'{e}}atrice Collange, Mireille Navarrete, Fran{\\c{c}}oise Montfort, Thierry Mateille, Johannes Tavoillot, Bernard Martiny, Marc Tchamitchia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--15</text:p>
          </table:table-cell>
          <table:table-cell table:style-name="ce37" office:value-type="string" calcext:value-type="string">
            <text:p>Elsevier {BV}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Alternative cropping systems can have contrasting effects on various soil-borne diseases: Relevance of a systemic analysis in vegetable cropping system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55" calcext:value-type="float">
            <text:p>55</text:p>
          </table:table-cell>
          <table:table-cell table:style-name="ce64" office:value-type="string" calcext:value-type="string">
            <text:p><text:a xlink:href="https://doi.org/10.1016%2Fj.cropro.2013.10.002" xlink:type="simple">https://doi.org/10.1016%2Fj.cropro.2013.10.002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4.09.015</text:p>
          </table:table-cell>
          <table:table-cell table:style-name="ce65" table:formula="of:=concat(&quot;https://dx.doi.org/&quot;; [.F3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39]; [$'Journal Lookup Tables'.$A$2:.$B$22])" office:value-type="string" office:string-value="BOTH" calcext:value-type="string">
            <text:p>BOTH</text:p>
          </table:table-cell>
          <table:table-cell table:style-name="ce83" table:formula="of:=LOOKUP([.A3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6" draw:text-style-name="P2" svg:width="726.43pt" svg:height="44.25pt" svg:x="1415.65pt" svg:y="621.75pt" draw:caption-point-x="-11.54pt" draw:caption-point-y="-22.99pt">
              <dc:date>2022-04-25T00:00:00</dc:date>
              <text:p text:style-name="P1">Proper citation, alas, no version number</text:p>
              <text:p text:style-name="P1"><text:tab/>-Adam H. Sparks</text:p>
            </office:annotation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Lachenaud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Ph. Lachenaud, V. Rossi, J.-M. Thevenin, F. Doar{\\'{e}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1--95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he {\textquotedblleft}Guiana{\textquotedblright} genetic group: A new source of resistance to cacao ({\textit{Theobroma cacao} L.} black pod rot caused by {\textit{Phytophthora capsici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7" calcext:value-type="float">
            <text:p>67</text:p>
          </table:table-cell>
          <table:table-cell table:style-name="ce59" office:value-type="string" calcext:value-type="string">
            <text:p><text:a xlink:href="https://doi.org/10.1016%2Fj.cropro.2014.09.015" xlink:type="simple">https://doi.org/10.1016%2Fj.cropro.2014.09.015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5.10.019</text:p>
          </table:table-cell>
          <table:table-cell table:style-name="ce65" table:formula="of:=concat(&quot;https://dx.doi.org/&quot;; [.F4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0]; [$'Journal Lookup Tables'.$A$2:.$B$22])" office:value-type="string" office:string-value="BOTH" calcext:value-type="string">
            <text:p>BOTH</text:p>
          </table:table-cell>
          <table:table-cell table:style-name="ce83" table:formula="of:=LOOKUP([.A4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7" draw:text-style-name="P2" svg:width="700.04pt" svg:height="44.22pt" svg:x="1498.99pt" svg:y="637.51pt" draw:caption-point-x="-11.54pt" draw:caption-point-y="-22.99pt">
              <dc:date>2022-04-25T00:00:00</dc:date>
              <text:p text:style-name="P1">I have no idea how much GENSTAT costs?</text:p>
              <text:p text:style-name="P1"><text:tab/>-Adam H. Sparks</text:p>
            </office:annotation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ugisa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I.O. Mugisa, J. Karungi, B. Akello, M.K.N. Ochwo-Ssemakula, M. Biruma, D.K. Okello, G. Otim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7--123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Determinants of groundnut rosette virus disease occurrence in {Uganda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16%2Fj.cropro.2015.10.019" xlink:type="simple">https://doi.org/10.1016%2Fj.cropro.2015.10.01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6.09.012</text:p>
          </table:table-cell>
          <table:table-cell table:style-name="ce71" table:formula="of:=concat(&quot;https://dx.doi.org/&quot;; [.F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]; [$'Journal Lookup Tables'.$A$2:.$B$22])" office:value-type="string" office:string-value="BOTH" calcext:value-type="string">
            <text:p>BOTH</text:p>
          </table:table-cell>
          <table:table-cell table:style-name="ce83" table:formula="of:=LOOKUP([.A4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Oligo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office:annotation draw:style-name="gr8" draw:text-style-name="P2" svg:width="410.49pt" svg:height="285.62pt" svg:x="298.74pt" svg:y="667.96pt" draw:caption-point-x="-11.54pt" draw:caption-point-y="-21.94pt">
              <dc:date>2022-04-25T00:00:00</dc:date>
              <text:p text:style-name="P1">+delponte@ufv.br, this is not a pathology article?</text:p>
              <text:p text:style-name="P1">_Assigned to Emerson Del Ponte_</text:p>
              <text:p text:style-name="P1"><text:tab/>-Adam H. Sparks</text:p>
              <text:p text:style-name="P1">Something seems wrong with the DOIs. This DOI should not be included in this data set, but I can't tell what's going on yet since there is missing information in this sheet regarding the article title and authors. Will need to look further.</text:p>
              <text:p text:style-name="P1"><text:tab/>-Adam H. Sparks</text:p>
              <text:p text:style-name="P1">OK, the DOI checks out for the article that you evaluated, https://docs.google.com/spreadsheets/d/1z74IV6KqfS6ypQLY2olnkWsbt-LWcuLoUeS-SzP-ipE/edit#gid=1702468125, but there are no notes. </text:p>
              <text:p text:style-name="P1"/>
              <text:p text:style-name="P1">The authors (that I personally know) used SPSS, but I can't find Mega or Clustal in the article?</text:p>
              <text:p text:style-name="P1"><text:tab/>-Adam H. Sparks</text:p>
              <text:p text:style-name="P1">all comments refer to this crop protection paper? first, you are right. It is not a plant pathology paper. I included another DOI and will correct the notes later when I am able to download the paper</text:p>
              <text:p text:style-name="P1"><text:tab/>-Emerson Del Ponte</text:p>
              <text:p text:style-name="P1">Ok, I see now all comments for the same paper. Since this was substituted, I deleted the fields for now</text:p>
              <text:p text:style-name="P1"><text:tab/>-Emerson Del Ponte</text:p>
              <text:p text:style-name="P1">Thanks! Let me know when you've updated this entry.</text:p>
              <text:p text:style-name="P1"><text:tab/>-Adam H. Sparks</text:p>
              <text:p text:style-name="P1">I've updated this entry with the DOI you provided, +delponte@ufv.br</text:p>
              <text:p text:style-name="P1"><text:tab/>-Adam H. Sparks</text:p>
            </office:annotation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office:annotation draw:style-name="gr5" draw:text-style-name="P2" svg:width="471.66pt" svg:height="42.75pt" svg:x="709.23pt" svg:y="670.51pt" draw:caption-point-x="-11.54pt" draw:caption-point-y="-24.49pt">
              <dc:date>2022-04-25T00:00:00</dc:date>
              <text:p text:style-name="P1">This is new DOI.. the next plant pathology paper. It is weird that crop protection have volumes within the same year and all start again the page numbers. I was using the first issue of the year</text:p>
              <text:p text:style-name="P1"><text:tab/>-Emerson Del Ponte</text:p>
            </office:annotation>
            <text:p>10.1016/j.cropro.2016.10.011</text:p>
          </table:table-cell>
          <table:table-cell table:style-name="ce71" table:formula="of:=concat(&quot;https://dx.doi.org/&quot;; [.F42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per was not plant pathology, next suitable paper chosen</text:p>
            <text:p/>
          </table:table-cell>
          <table:table-cell table:style-name="ce76" table:formula="of:=LOOKUP([.A42]; [$'Journal Lookup Tables'.$A$2:.$B$22])" office:value-type="string" office:string-value="BOTH" calcext:value-type="string">
            <text:p>BOTH</text:p>
          </table:table-cell>
          <table:table-cell table:style-name="ce83" table:formula="of:=LOOKUP([.A42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Sofie Landschoot and Jasper Carrette and Michiel Vandecasteele and Bernard De Baets and Monica Höfte and Kris Audenaert and Geert Haesaert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49--59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Boscalid-resistance in \textit{{Alternaria} alternata} and \textit{{Alternaria} solani} populations: {An} emerging problem in {Europe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2" calcext:value-type="float">
            <text:p>92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6.11.028</text:p>
          </table:table-cell>
          <table:table-cell table:style-name="ce71" table:formula="of:=concat(&quot;https://dx.doi.org/&quot;; [.F4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3]; [$'Journal Lookup Tables'.$A$2:.$B$22])" office:value-type="string" office:string-value="BOTH" calcext:value-type="string">
            <text:p>BOTH</text:p>
          </table:table-cell>
          <table:table-cell table:style-name="ce83" table:formula="of:=LOOKUP([.A4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atla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50" calcext:value-type="float">
            <text:p>15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cropro.2016.10.012</text:p>
          </table:table-cell>
          <table:table-cell table:style-name="ce72" table:formula="of:=concat(&quot;https://dx.doi.org/&quot;; [.F4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44]; [$'Journal Lookup Tables'.$A$2:.$B$22])" office:value-type="string" office:string-value="BOTH" calcext:value-type="string">
            <text:p>BOTH</text:p>
          </table:table-cell>
          <table:table-cell table:style-name="ce83" table:formula="of:=LOOKUP([.A44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Info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cropro.2017.10.001</text:p>
          </table:table-cell>
          <table:table-cell table:style-name="ce65" table:formula="of:=concat(&quot;https://dx.doi.org/&quot;; [.F4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5]; [$'Journal Lookup Tables'.$A$2:.$B$22])" office:value-type="string" office:string-value="BOTH" calcext:value-type="string">
            <text:p>BOTH</text:p>
          </table:table-cell>
          <table:table-cell table:style-name="ce83" table:formula="of:=LOOKUP([.A4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XL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53" office:value-type="string" calcext:value-type="string">
            <text:p><text:a xlink:href="https://doi.org/10.1016/j.cropro.2018.09.001" xlink:type="simple">Zach</text:a>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69" table:formula="of:=concat(&quot;https://dx.doi.org/&quot;; [.F46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46]; [$'Journal Lookup Tables'.$A$2:.$B$22])" office:value-type="string" office:string-value="BOTH" calcext:value-type="string">
            <text:p>BOTH</text:p>
          </table:table-cell>
          <table:table-cell table:style-name="ce86" table:formula="of:=LOOKUP([.A46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DP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2">
          <table:table-cell table:style-name="ce12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70" table:formula="of:=concat(&quot;https://dx.doi.org/&quot;; [.F47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80" table:formula="of:=LOOKUP([.A47]; [$'Journal Lookup Tables'.$A$2:.$B$22])" office:value-type="string" office:string-value="BOTH" calcext:value-type="string">
            <text:p>BOTH</text:p>
          </table:table-cell>
          <table:table-cell table:style-name="ce87" table:formula="of:=LOOKUP([.A4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Excel, PyroMark Assay Design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52" office:value-type="string" calcext:value-type="string">
            <text:p><text:a xlink:href="https://doi.org/10.1016/j.cropro.2019.104946" xlink:type="simple">Nik</text:a>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67" table:formula="of:=concat(&quot;https://dx.doi.org/&quot;; [.F48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78" table:formula="of:=LOOKUP([.A48]; [$'Journal Lookup Tables'.$A$2:.$B$22])" office:value-type="string" office:string-value="BOTH" calcext:value-type="string">
            <text:p>BOTH</text:p>
          </table:table-cell>
          <table:table-cell table:style-name="ce85" table:formula="of:=LOOKUP([.A48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iPhyClassifier, MEG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53" office:value-type="string" calcext:value-type="string">
            <text:p><text:a xlink:href="https://doi.org/10.1016/j.cropro.2019.104947" xlink:type="simple">Zach</text:a>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69" table:formula="of:=concat(&quot;https://dx.doi.org/&quot;; [.F49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79" table:formula="of:=LOOKUP([.A49]; [$'Journal Lookup Tables'.$A$2:.$B$22])" office:value-type="string" office:string-value="BOTH" calcext:value-type="string">
            <text:p>BOTH</text:p>
          </table:table-cell>
          <table:table-cell table:style-name="ce86" table:formula="of:=LOOKUP([.A49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, JMP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6" office:value-type="string" calcext:value-type="string">
            <text:p>Crop Prot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54" office:value-type="string" calcext:value-type="string">
            <text:p><text:a xlink:href="https://doi.org/10.1016/j.cropro.2020.105335" xlink:type="simple">Emerson</text:a>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66" table:formula="of:=concat(&quot;https://dx.doi.org/&quot;; [.F50])" office:value-type="string" office:string-value="" calcext:value-type="error">
            <text:p>#NAME?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77" table:formula="of:=LOOKUP([.A50]; [$'Journal Lookup Tables'.$A$2:.$B$22])" office:value-type="string" office:string-value="BOTH" calcext:value-type="string">
            <text:p>BOTH</text:p>
          </table:table-cell>
          <table:table-cell table:style-name="ce84" table:formula="of:=LOOKUP([.A5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1016/j.cropro.2020.105288" xlink:type="simple">Kaique</text:a>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70" table:formula="of:=concat(&quot;https://dx.doi.org/&quot;; [.F51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80" table:formula="of:=LOOKUP([.A51]; [$'Journal Lookup Tables'.$A$2:.$B$22])" office:value-type="string" office:string-value="BOTH" calcext:value-type="string">
            <text:p>BOTH</text:p>
          </table:table-cell>
          <table:table-cell table:style-name="ce87" table:formula="of:=LOOKUP([.A5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52" office:value-type="string" calcext:value-type="string">
            <text:p><text:a xlink:href="https://doi.org/10.1016/j.cropro.2020.105348" xlink:type="simple">Nik</text:a></text:p>
          </table:table-cell>
          <table:table-cell table:style-name="ce30" office:value-type="string" calcext:value-type="string">
            <office:annotation draw:style-name="gr5" draw:text-style-name="P2" svg:width="471.66pt" svg:height="42.75pt" svg:x="709.23pt" svg:y="828pt" draw:caption-point-x="-11.54pt" draw:caption-point-y="-22.99pt">
              <dc:date>2022-04-25T00:00:00</dc:date>
              <text:p text:style-name="P1">New plant pathology applicable article</text:p>
              <text:p text:style-name="P1"><text:tab/>-Adam H. Sparks</text:p>
            </office:annotation>
            <text:p><text:a xlink:href="https://doi.org/10.1016/j.cropro.2020.105365" xlink:type="simple">10.1016/j.cropro.2020.105365</text:a></text:p>
          </table:table-cell>
          <table:table-cell table:style-name="ce67" table:formula="of:=concat(&quot;https://dx.doi.org/&quot;; [.F52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article that was not already assigned that is a plant pathology article..</text:p>
          </table:table-cell>
          <table:table-cell table:style-name="ce78" table:formula="of:=LOOKUP([.A52]; [$'Journal Lookup Tables'.$A$2:.$B$22])" office:value-type="string" office:string-value="BOTH" calcext:value-type="string">
            <text:p>BOTH</text:p>
          </table:table-cell>
          <table:table-cell table:style-name="ce85" table:formula="of:=LOOKUP([.A5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0" calcext:value-type="float">
            <office:annotation draw:style-name="gr5" draw:text-style-name="P2" svg:width="623.59pt" svg:height="42.75pt" svg:x="1665.69pt" svg:y="828pt" draw:caption-point-x="-11.54pt" draw:caption-point-y="-22.99pt">
              <dc:date>2022-04-25T00:00:00</dc:date>
              <text:p text:style-name="P1">not sure what to include here given that multiple methods of analysis used</text:p>
              <text:p text:style-name="P1"><text:tab/>-Emerson Del Ponte</text:p>
            </office:annotation>
            <text:p>0</text:p>
          </table:table-cell>
          <table:table-cell table:style-name="ce93" office:value-type="string" calcext:value-type="string">
            <text:p>DNA dragon, MrMODELTEST, MrBayes, FigTree, Coreldraw, Minitab</text:p>
          </table:table-cell>
          <table:table-cell table:style-name="ce93" table:number-columns-repeated="27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office:value-type="string" calcext:value-type="string">
            <text:p><text:a xlink:href="https://doi.org/10.1016/j.cropro.2020.105302" xlink:type="simple">Nik</text:a>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67" table:formula="of:=concat(&quot;https://dx.doi.org/&quot;; [.F53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78" table:formula="of:=LOOKUP([.A53]; [$'Journal Lookup Tables'.$A$2:.$B$22])" office:value-type="string" office:string-value="BOTH" calcext:value-type="string">
            <text:p>BOTH</text:p>
          </table:table-cell>
          <table:table-cell table:style-name="ce85" table:formula="of:=LOOKUP([.A53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53" office:value-type="string" calcext:value-type="string">
            <text:p><text:a xlink:href="https://doi.org/10.1016/j.cropro.2020.105317" xlink:type="simple">Zach</text:a>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69" table:formula="of:=concat(&quot;https://dx.doi.org/&quot;; [.F54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79" table:formula="of:=LOOKUP([.A54]; [$'Journal Lookup Tables'.$A$2:.$B$22])" office:value-type="string" office:string-value="BOTH" calcext:value-type="string">
            <text:p>BOTH</text:p>
          </table:table-cell>
          <table:table-cell table:style-name="ce86" table:formula="of:=LOOKUP([.A54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office:annotation draw:style-name="gr5" draw:text-style-name="P2" svg:width="327.86pt" svg:height="42.75pt" svg:x="1273.95pt" svg:y="859.49pt" draw:caption-point-x="-11.54pt" draw:caption-point-y="-22.96pt">
              <dc:date>2022-04-25T00:00:00</dc:date>
              <text:p text:style-name="P1">could not find this info. Volumes are regarded as monthly issues in the journal.</text:p>
              <text:p text:style-name="P1"><text:tab/>-Emerson Del Ponte</text:p>
            </office:annotation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sta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1-9847-6</text:p>
          </table:table-cell>
          <table:table-cell table:style-name="ce65" table:formula="of:=concat(&quot;https://dx.doi.org/&quot;; [.F5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55]; [$'Journal Lookup Tables'.$A$2:.$B$22])" office:value-type="string" office:string-value="BOTH" calcext:value-type="string">
            <text:p>BOTH</text:p>
          </table:table-cell>
          <table:table-cell table:style-name="ce83" table:formula="of:=LOOKUP([.A5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9" draw:text-style-name="P2" svg:width="184pt" svg:height="75.74pt" svg:x="2142.09pt" svg:y="875.25pt" draw:caption-point-x="-11.54pt" draw:caption-point-y="-22.99pt">
              <dc:date>2022-04-25T00:00:00</dc:date>
              <text:p text:style-name="P1">Website refers to it as "Statgraphics Centurion XVI"</text:p>
              <text:p text:style-name="P1"><text:tab/>-Adam H. Sparks</text:p>
              <text:p text:style-name="P1">It also costs &gt;1400USD</text:p>
              <text:p text:style-name="P1"><text:tab/>-Adam H. Sparks</text:p>
            </office:annotation>
            <text:p>Statgraphics XV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Polona Strajnar, Saša Širca, Gregor Urek, Helena Šircelj, Peter Železnik, Dominik Vodni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9--5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Effect of \textit{{Meloidogyne ethiopica}} parasitism on water management and physiological stress in tomato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32" calcext:value-type="float">
            <text:p>13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2-0064-8</text:p>
          </table:table-cell>
          <table:table-cell table:style-name="ce65" table:formula="of:=concat(&quot;https://dx.doi.org/&quot;; [.F5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56]; [$'Journal Lookup Tables'.$A$2:.$B$22])" office:value-type="string" office:string-value="BOTH" calcext:value-type="string">
            <text:p>BOTH</text:p>
          </table:table-cell>
          <table:table-cell table:style-name="ce83" table:formula="of:=LOOKUP([.A5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office:annotation draw:style-name="gr5" draw:text-style-name="P2" svg:width="700.04pt" svg:height="42.75pt" svg:x="1498.99pt" svg:y="890.99pt" draw:caption-point-x="-11.54pt" draw:caption-point-y="-22.96pt">
              <dc:date>2022-04-25T00:00:00</dc:date>
              <text:p text:style-name="P1">No price is available for Lasergene, you must ask for a quote.</text:p>
              <text:p text:style-name="P1"><text:tab/>-Adam H. Sparks</text:p>
            </office:annotation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50.49pt" svg:x="1665.69pt" svg:y="887.13pt" draw:caption-point-x="-11.54pt" draw:caption-point-y="-19.11pt">
              <dc:date>2022-04-25T00:00:00</dc:date>
              <text:p text:style-name="P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BLAST, LaserGene, PHYLIP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hunwen Lu, Michael C. Edwards, Timothy L. Friese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9--6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35" calcext:value-type="float">
            <text:p>13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2-0065-7</text:p>
          </table:table-cell>
          <table:table-cell table:style-name="ce65" table:formula="of:=concat(&quot;https://dx.doi.org/&quot;; [.F57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57]; [$'Journal Lookup Tables'.$A$2:.$B$22])" office:value-type="string" office:string-value="BOTH" calcext:value-type="string">
            <text:p>BOTH</text:p>
          </table:table-cell>
          <table:table-cell table:style-name="ce83" table:formula="of:=LOOKUP([.A5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PAST, 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orrez-Calzada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Claudia Torres-Calzada, Raul Tapia-Tussell, Inocencio Higuera-Ciapara, Daisy Perez-Brit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67-79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Morphological, pathological and genetic diversity of \textit{{Colletotrichum}} species responsible for anthracnose in papaya (\textit{{Carica papaya}} L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2-0034-1</text:p>
          </table:table-cell>
          <table:table-cell table:style-name="ce65" table:formula="of:=concat(&quot;https://dx.doi.org/&quot;; [.F5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58]; [$'Journal Lookup Tables'.$A$2:.$B$22])" office:value-type="string" office:string-value="BOTH" calcext:value-type="string">
            <text:p>BOTH</text:p>
          </table:table-cell>
          <table:table-cell table:style-name="ce83" table:formula="of:=LOOKUP([.A5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7" draw:text-style-name="P2" svg:width="327.86pt" svg:height="44.22pt" svg:x="1273.95pt" svg:y="922.51pt" draw:caption-point-x="-11.54pt" draw:caption-point-y="-22.99pt">
              <dc:date>2022-04-25T00:00:00</dc:date>
              <text:p text:style-name="P1">phylogenetics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RNAviz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ao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engji Cao, Huanan Su, Sagheer Atta, Xuefeng Wang, Qiong Wu, Zhongan Li, Changyong Zhou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1--21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Molecular characterization and phylogenetic analysis of Citrus viroid V isolates from Pakistan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658-012-0069-3</text:p>
          </table:table-cell>
          <table:table-cell table:style-name="ce65" table:formula="of:=concat(&quot;https://dx.doi.org/&quot;; [.F5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59]; [$'Journal Lookup Tables'.$A$2:.$B$22])" office:value-type="string" office:string-value="BOTH" calcext:value-type="string">
            <text:p>BOTH</text:p>
          </table:table-cell>
          <table:table-cell table:style-name="ce83" table:formula="of:=LOOKUP([.A59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RIDA® SOFT Win software, Infosta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5--1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Phenylpropanoids from maize pericarp: resistance factors to kernel infection and fumonisin accumulation by \textit{{Fusarium verticillioid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35" calcext:value-type="float">
            <text:p>13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658-013-0315-3</text:p>
          </table:table-cell>
          <table:table-cell table:style-name="ce65" table:formula="of:=concat(&quot;https://dx.doi.org/&quot;; [.F6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60]; [$'Journal Lookup Tables'.$A$2:.$B$22])" office:value-type="string" office:string-value="BOTH" calcext:value-type="string">
            <text:p>BOTH</text:p>
          </table:table-cell>
          <table:table-cell table:style-name="ce83" table:formula="of:=LOOKUP([.A6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oct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0" calcext:value-type="float">
            <text:p>10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543--155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Production and secretion of naphthoquinones is mediated by the MFS transporter {MFS1} in the entomopathogenic fungus \textit{{Ophiocordyceps}} sp. {BCC1869}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1" calcext:value-type="float">
            <text:p>3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4-0525-3</text:p>
          </table:table-cell>
          <table:table-cell table:style-name="ce65" table:formula="of:=concat(&quot;https://dx.doi.org/&quot;; [.F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61]; [$'Journal Lookup Tables'.$A$2:.$B$22])" office:value-type="string" office:string-value="BOTH" calcext:value-type="string">
            <text:p>BOTH</text:p>
          </table:table-cell>
          <table:table-cell table:style-name="ce83" table:formula="of:=LOOKUP([.A6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971.23pt" draw:caption-point-x="-11.54pt" draw:caption-point-y="-22.96pt">
              <dc:date>2022-04-25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SPS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Papaioannou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Ioannis A. Papaioannou, Milton A.Typa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1-82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Barrage formation is independent from heterokaryon incompatibility in \textit{{Verticillium dahliae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5-0740-6</text:p>
          </table:table-cell>
          <table:table-cell table:style-name="ce65" table:formula="of:=concat(&quot;https://dx.doi.org/&quot;; [.F6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62]; [$'Journal Lookup Tables'.$A$2:.$B$22])" office:value-type="string" office:string-value="BOTH" calcext:value-type="string">
            <text:p>BOTH</text:p>
          </table:table-cell>
          <table:table-cell table:style-name="ce83" table:formula="of:=LOOKUP([.A6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987pt" draw:caption-point-x="-11.54pt" draw:caption-point-y="-22.99pt">
              <dc:date>2022-04-25T00:00:00</dc:date>
              <text:p text:style-name="P1">Deposited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pDRAW32, SPSS, 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Vasić, N. Duduk, I. Vico, D. rančić, V. Pajić, D. Backhous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Comparative study of \textit{{Monilinia fructigena}} and \textit{{Monilia polystroma}} on morphological features, {RFLP} analysis, pathogenicity and histopathology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44" calcext:value-type="float">
            <text:p>14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2" calcext:value-type="float">
            <text:p>5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658-016-0979-6</text:p>
          </table:table-cell>
          <table:table-cell table:style-name="ce72" table:formula="of:=concat(&quot;https://dx.doi.org/&quot;; [.F6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63]; [$'Journal Lookup Tables'.$A$2:.$B$22])" office:value-type="string" office:string-value="BOTH" calcext:value-type="string">
            <text:p>BOTH</text:p>
          </table:table-cell>
          <table:table-cell table:style-name="ce83" table:formula="of:=LOOKUP([.A63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02" calcext:value-type="float">
            <text:p>10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658-016-0983-x</text:p>
          </table:table-cell>
          <table:table-cell table:style-name="ce72" table:formula="of:=concat(&quot;https://dx.doi.org/&quot;; [.F64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64]; [$'Journal Lookup Tables'.$A$2:.$B$22])" office:value-type="string" office:string-value="BOTH" calcext:value-type="string">
            <text:p>BOTH</text:p>
          </table:table-cell>
          <table:table-cell table:style-name="ce83" table:formula="of:=LOOKUP([.A64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DPS Data Processing System, PeptideMass, SMART, SignalP, PSIPRED, Swiss-model, Clustal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8-1458-z</text:p>
          </table:table-cell>
          <table:table-cell table:style-name="ce65" table:formula="of:=concat(&quot;https://dx.doi.org/&quot;; [.F6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65]; [$'Journal Lookup Tables'.$A$2:.$B$22])" office:value-type="string" office:string-value="BOTH" calcext:value-type="string">
            <text:p>BOTH</text:p>
          </table:table-cell>
          <table:table-cell table:style-name="ce83" table:formula="of:=LOOKUP([.A65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European Journal of Plant Pathology</text:p>
          </table:table-cell>
          <table:table-cell table:style-name="ce48" office:value-type="string" calcext:value-type="string">
            <text:p>Eur J Plant 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23" calcext:value-type="float">
            <office:annotation draw:style-name="gr4" draw:text-style-name="P2" svg:width="684.17pt" svg:height="42.72pt" svg:x="391.83pt" svg:y="1050.01pt" draw:caption-point-x="-11.54pt" draw:caption-point-y="-22.99pt">
              <dc:date>2022-04-25T00:00:00</dc:date>
              <text:p text:style-name="P1">changed to 173 to fit plant virology section</text:p>
              <text:p text:style-name="P1"><text:tab/>-Emerson Del Ponte</text:p>
            </office:annotation>
            <text:p>12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office:annotation draw:style-name="gr1" draw:text-style-name="P2" svg:width="471.66pt" svg:height="74.24pt" svg:x="709.23pt" svg:y="1050.01pt" draw:caption-point-x="-11.54pt" draw:caption-point-y="-22.99pt">
              <dc:date>2022-04-25T00:00:00</dc:date>
              <text:p text:style-name="P1">Systemic distribution of different low pathogenic avian influenza (LPAI) viruses in chicken</text:p>
              <text:p text:style-name="P1"><text:tab/>-Emerson Del Ponte</text:p>
              <text:p text:style-name="P1">This is a replicate of above.. suggest to elminate</text:p>
              <text:p text:style-name="P1"><text:tab/>-Emerson Del Ponte</text:p>
            </office:annotation>
            <text:p>10.1007/s10658-018-1547-z</text:p>
          </table:table-cell>
          <table:table-cell table:style-name="ce68" table:formula="of:=concat(&quot;https://dx.doi.org/&quot;; [.F66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66]; [$'Journal Lookup Tables'.$A$2:.$B$22])" office:value-type="string" office:string-value="BOTH" calcext:value-type="string">
            <text:p>BOTH</text:p>
          </table:table-cell>
          <table:table-cell table:style-name="ce83" table:formula="of:=LOOKUP([.A6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6" office:value-type="string" calcext:value-type="string">
            <text:p>Eur J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66" table:formula="of:=concat(&quot;https://dx.doi.org/&quot;; [.F67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67]; [$'Journal Lookup Tables'.$A$2:.$B$22])" office:value-type="string" office:string-value="BOTH" calcext:value-type="string">
            <text:p>BOTH</text:p>
          </table:table-cell>
          <table:table-cell table:style-name="ce84" table:formula="of:=LOOKUP([.A67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initab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50" office:value-type="string" calcext:value-type="string">
            <text:p>Eur J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70" table:formula="of:=concat(&quot;https://dx.doi.org/&quot;; [.F68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68]; [$'Journal Lookup Tables'.$A$2:.$B$22])" office:value-type="string" office:string-value="BOTH" calcext:value-type="string">
            <text:p>BOTH</text:p>
          </table:table-cell>
          <table:table-cell table:style-name="ce87" table:formula="of:=LOOKUP([.A68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XLSTAT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67" table:formula="of:=concat(&quot;https://dx.doi.org/&quot;; [.F69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69]; [$'Journal Lookup Tables'.$A$2:.$B$22])" office:value-type="string" office:string-value="BOTH" calcext:value-type="string">
            <text:p>BOTH</text:p>
          </table:table-cell>
          <table:table-cell table:style-name="ce85" table:formula="of:=LOOKUP([.A69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Excel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69" table:formula="of:=concat(&quot;https://dx.doi.org/&quot;; [.F70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70]; [$'Journal Lookup Tables'.$A$2:.$B$22])" office:value-type="string" office:string-value="BOTH" calcext:value-type="string">
            <text:p>BOTH</text:p>
          </table:table-cell>
          <table:table-cell table:style-name="ce86" table:formula="of:=LOOKUP([.A70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eMapper, DARwin, STRUCTU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6" office:value-type="string" calcext:value-type="string">
            <text:p>Eur J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66" table:formula="of:=concat(&quot;https://dx.doi.org/&quot;; [.F71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71]; [$'Journal Lookup Tables'.$A$2:.$B$22])" office:value-type="string" office:string-value="BOTH" calcext:value-type="string">
            <text:p>BOTH</text:p>
          </table:table-cell>
          <table:table-cell table:style-name="ce84" table:formula="of:=LOOKUP([.A7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JMP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67" table:formula="of:=concat(&quot;https://dx.doi.org/&quot;; [.F7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72]; [$'Journal Lookup Tables'.$A$2:.$B$22])" office:value-type="string" office:string-value="BOTH" calcext:value-type="string">
            <text:p>BOTH</text:p>
          </table:table-cell>
          <table:table-cell table:style-name="ce85" table:formula="of:=LOOKUP([.A7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hromas Pro, Genetyx</text:p>
          </table:table-cell>
          <table:table-cell table:style-name="ce13" office:value-type="string" calcext:value-type="string">
            <text:p>,</text:p>
          </table:table-cell>
          <table:table-cell table:style-name="ce13" table:number-columns-repeated="3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67" table:formula="of:=concat(&quot;https://dx.doi.org/&quot;; [.F73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73]; [$'Journal Lookup Tables'.$A$2:.$B$22])" office:value-type="string" office:string-value="BOTH" calcext:value-type="string">
            <text:p>BOTH</text:p>
          </table:table-cell>
          <table:table-cell table:style-name="ce85" table:formula="of:=LOOKUP([.A73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BioEdit , 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4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439-0329.2011.00729.x</text:p>
          </table:table-cell>
          <table:table-cell table:style-name="ce65" table:formula="of:=concat(&quot;https://dx.doi.org/&quot;; [.F7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4]; [$'Journal Lookup Tables'.$A$2:.$B$22])" office:value-type="string" office:string-value="BOTH" calcext:value-type="string">
            <text:p>BOTH</text:p>
          </table:table-cell>
          <table:table-cell table:style-name="ce83" table:formula="of:=LOOKUP([.A74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00.04pt" svg:height="42.75pt" svg:x="1498.99pt" svg:y="1175.24pt" draw:caption-point-x="-11.54pt" draw:caption-point-y="-22.22pt">
              <dc:date>2022-04-25T00:00:00</dc:date>
              <text:p text:style-name="P1">Only says that the sequences were "analysed"</text:p>
              <text:p text:style-name="P1"><text:tab/>-Adam H. Sparks</text:p>
            </office:annotation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61.68pt" svg:x="2142.09pt" svg:y="1165.78pt" draw:caption-point-x="-11.54pt" draw:caption-point-y="-12.76pt">
              <dc:date>2022-04-25T00:00:00</dc:date>
              <text:p text:style-name="P1">The level of detail in the materials and methods is meticulous and to be commended. Not just computational, but all information contained</text:p>
              <text:p text:style-name="P1"><text:tab/>-Adam H. Sparks</text:p>
            </office:annotation>
            <text:p>NA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J. F. Webber, A. M. Vettraino, T. T. Chang, S.E. Bellgard, C. M. Brasier, A. Vannin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36--1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solation of {\textit{Phytophthora lateralis}} from {\textit{Chamaecyparis}} foliage in Taiwa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2" calcext:value-type="float">
            <text:p>4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439-0329.2010.00710.x</text:p>
          </table:table-cell>
          <table:table-cell table:style-name="ce65" table:formula="of:=concat(&quot;https://dx.doi.org/&quot;; [.F7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75]; [$'Journal Lookup Tables'.$A$2:.$B$22])" office:value-type="string" office:string-value="BOTH" calcext:value-type="string">
            <text:p>BOTH</text:p>
          </table:table-cell>
          <table:table-cell table:style-name="ce83" table:formula="of:=LOOKUP([.A75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1191pt" draw:caption-point-x="-11.54pt" draw:caption-point-y="-22.99pt">
              <dc:date>2022-04-25T00:00:00</dc:date>
              <text:p text:style-name="P1">genstat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style-name="ce37" office:value-type="string" calcext:value-type="string">
            <text:p>ARTICLE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439-0329.2011.00712.x</text:p>
          </table:table-cell>
          <table:table-cell table:style-name="ce65" table:formula="of:=concat(&quot;https://dx.doi.org/&quot;; [.F7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76]; [$'Journal Lookup Tables'.$A$2:.$B$22])" office:value-type="string" office:string-value="BOTH" calcext:value-type="string">
            <text:p>BOTH</text:p>
          </table:table-cell>
          <table:table-cell table:style-name="ce83" table:formula="of:=LOOKUP([.A7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1206.74pt" draw:caption-point-x="-11.54pt" draw:caption-point-y="-22.96pt">
              <dc:date>2022-04-25T00:00:00</dc:date>
              <text:p text:style-name="P1">Quantity One version 4.6.3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Quantity On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011</text:p>
          </table:table-cell>
          <table:table-cell table:style-name="ce65" table:formula="of:=concat(&quot;https://dx.doi.org/&quot;; [.F7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7]; [$'Journal Lookup Tables'.$A$2:.$B$22])" office:value-type="string" office:string-value="BOTH" calcext:value-type="string">
            <text:p>BOTH</text:p>
          </table:table-cell>
          <table:table-cell table:style-name="ce83" table:formula="of:=LOOKUP([.A77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00.04pt" svg:height="42.75pt" svg:x="1498.99pt" svg:y="1222.5pt" draw:caption-point-x="-11.54pt" draw:caption-point-y="-22.99pt">
              <dc:date>2022-04-25T00:00:00</dc:date>
              <text:p text:style-name="P1">Only NSITE, http://linux1.softberry.com/berry.phtml?topic=nsite&amp;group=programs&amp;subgroup=promoter, is mentioned. Nothing is given for the analysis or how graphs were generated, etc. Rating using lowest value.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1" draw:text-style-name="P2" svg:width="623.59pt" svg:height="74.24pt" svg:x="1665.69pt" svg:y="1222.5pt" draw:caption-point-x="-11.54pt" draw:caption-point-y="-22.99pt">
              <dc:date>2022-04-25T00:00:00</dc:date>
              <text:p text:style-name="P1">They mention using freely available data. Promoter sequences are made available as .emf (Windows Meta) files as supplementary materials.</text:p>
              <text:p text:style-name="P1"/>
              <text:p text:style-name="P1">Ranked as 2 because subscription needed to get access to article and thus the supplementary materials.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office:annotation draw:style-name="gr5" draw:text-style-name="P2" svg:width="184pt" svg:height="42.75pt" svg:x="2142.09pt" svg:y="1222.5pt" draw:caption-point-x="-11.54pt" draw:caption-point-y="-22.99pt">
              <dc:date>2022-04-25T00:00:00</dc:date>
              <text:p text:style-name="P1">Any analysis software is not discussed</text:p>
              <text:p text:style-name="P1"><text:tab/>-Adam H. Sparks</text:p>
            </office:annotation>
            <text:p>NSITE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D.-D. Wang, X.-Y. Cheng, Y.-S. Wang, H.-Y. Pan, B.-Y. Xi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44--15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Characterization and expression of daf-9 and daf-12 genes in the pinewood nematode, {\textit{Bursaphelenchus xylophilu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style-name="ce59" office:value-type="string" calcext:value-type="string">
            <text:p><text:a xlink:href="http://onlinelibrary.wiley.com/doi/10.1111/efp.12011/abstract;jsessionid=48EB789249EDE417AC467BBEF877C6E6.f02t02" xlink:type="simple">http://onlinelibrary.wiley.com/doi/10.1111/efp.12011/abstract;jsessionid=48EB789249EDE417AC467BBEF877C6E6.f02t0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076</text:p>
          </table:table-cell>
          <table:table-cell table:style-name="ce65" table:formula="of:=concat(&quot;https://dx.doi.org/&quot;; [.F7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78]; [$'Journal Lookup Tables'.$A$2:.$B$22])" office:value-type="string" office:string-value="BOTH" calcext:value-type="string">
            <text:p>BOTH</text:p>
          </table:table-cell>
          <table:table-cell table:style-name="ce83" table:formula="of:=LOOKUP([.A78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42.75pt" svg:x="2142.09pt" svg:y="1238.26pt" draw:caption-point-x="-11.54pt" draw:caption-point-y="-22.99pt">
              <dc:date>2022-04-25T00:00:00</dc:date>
              <text:p text:style-name="P1">No mention of how graphs were made</text:p>
              <text:p text:style-name="P1"><text:tab/>-Adam H. Sparks</text:p>
            </office:annotation>
            <text:p>MAFFT, MEGA, PAUP, 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. Roux, H. Solheim, G. Kamgan Nkuekam, M. J. Wingfield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4--1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\textit{{Sporendocladia bactrospora}} associated with wounds on native broadleaved trees in {Norway} and {Sweden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4" calcext:value-type="float">
            <text:p>4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078</text:p>
          </table:table-cell>
          <table:table-cell table:style-name="ce65" table:formula="of:=concat(&quot;https://dx.doi.org/&quot;; [.F7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79]; [$'Journal Lookup Tables'.$A$2:.$B$22])" office:value-type="string" office:string-value="BOTH" calcext:value-type="string">
            <text:p>BOTH</text:p>
          </table:table-cell>
          <table:table-cell table:style-name="ce83" table:formula="of:=LOOKUP([.A7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700.04pt" svg:height="42.75pt" svg:x="1498.99pt" svg:y="1253.99pt" draw:caption-point-x="-11.54pt" draw:caption-point-y="-22.96pt">
              <dc:date>2022-04-25T00:00:00</dc:date>
              <text:p text:style-name="P1">several.. CODONCODE ALIGNER 4.0.2 program, WEBSAT, PRIMER3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ODONCODE ALIGNER, WEBSAT, PRIMER3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134</text:p>
          </table:table-cell>
          <table:table-cell table:style-name="ce65" table:formula="of:=concat(&quot;https://dx.doi.org/&quot;; [.F8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80]; [$'Journal Lookup Tables'.$A$2:.$B$22])" office:value-type="string" office:string-value="BOTH" calcext:value-type="string">
            <text:p>BOTH</text:p>
          </table:table-cell>
          <table:table-cell table:style-name="ce83" table:formula="of:=LOOKUP([.A80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, Exce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239</text:p>
          </table:table-cell>
          <table:table-cell table:style-name="ce65" table:formula="of:=concat(&quot;https://dx.doi.org/&quot;; [.F8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1]; [$'Journal Lookup Tables'.$A$2:.$B$22])" office:value-type="string" office:string-value="BOTH" calcext:value-type="string">
            <text:p>BOTH</text:p>
          </table:table-cell>
          <table:table-cell table:style-name="ce83" table:formula="of:=LOOKUP([.A81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office:annotation draw:style-name="gr4" draw:text-style-name="P2" svg:width="700.04pt" svg:height="42.72pt" svg:x="1498.99pt" svg:y="1285.51pt" draw:caption-point-x="-11.54pt" draw:caption-point-y="-22.99pt">
              <dc:date>2022-04-25T00:00:00</dc:date>
              <text:p text:style-name="P1">Gen- Bank and PhytophthoraDB</text:p>
              <text:p text:style-name="P1"><text:tab/>-Emerson Del Ponte</text:p>
            </office:annotation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GenBank, PhytophthoraD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efp.12263</text:p>
          </table:table-cell>
          <table:table-cell table:style-name="ce65" table:formula="of:=concat(&quot;https://dx.doi.org/&quot;; [.F82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82]; [$'Journal Lookup Tables'.$A$2:.$B$22])" office:value-type="string" office:string-value="BOTH" calcext:value-type="string">
            <text:p>BOTH</text:p>
          </table:table-cell>
          <table:table-cell table:style-name="ce83" table:formula="of:=LOOKUP([.A82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owtie, samtools, GenAlEx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im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.-S. Kim, P. A. Hohenlohe, K.-H. Kim, S.-T. Seo, N. B. Klopfenstein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M. Hale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64--167</text:p>
          </table:table-cell>
          <table:table-cell table:style-name="ce35" office:value-type="string" calcext:value-type="string">
            <text:p>Wiley-Blackwell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Genetic diversity and population structure of \textit{{Raffaelea quercus-mongolicae}}, a fungus associated with oak mortality in South Kore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6" calcext:value-type="float">
            <text:p>46</text:p>
          </table:table-cell>
          <table:table-cell table:style-name="ce115" office:value-type="string" calcext:value-type="string">
            <text:p><text:a xlink:href="https://doi.org/10.1111%2Fefp.12263" xlink:type="simple">https://doi.org/10.1111%2Fefp.12263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288</text:p>
          </table:table-cell>
          <table:table-cell table:style-name="ce71" table:formula="of:=concat(&quot;https://dx.doi.org/&quot;; [.F8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3]; [$'Journal Lookup Tables'.$A$2:.$B$22])" office:value-type="string" office:string-value="BOTH" calcext:value-type="string">
            <text:p>BOTH</text:p>
          </table:table-cell>
          <table:table-cell table:style-name="ce83" table:formula="of:=LOOKUP([.A83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4" calcext:value-type="float">
            <text:p>74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efp.12301</text:p>
          </table:table-cell>
          <table:table-cell table:style-name="ce72" table:formula="of:=concat(&quot;https://dx.doi.org/&quot;; [.F84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4]; [$'Journal Lookup Tables'.$A$2:.$B$22])" office:value-type="string" office:string-value="BOTH" calcext:value-type="string">
            <text:p>BOTH</text:p>
          </table:table-cell>
          <table:table-cell table:style-name="ce83" table:formula="of:=LOOKUP([.A84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30" calcext:value-type="float">
            <text:p>13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efp.12313</text:p>
          </table:table-cell>
          <table:table-cell table:style-name="ce72" table:formula="of:=concat(&quot;https://dx.doi.org/&quot;; [.F8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85]; [$'Journal Lookup Tables'.$A$2:.$B$22])" office:value-type="string" office:string-value="BOTH" calcext:value-type="string">
            <text:p>BOTH</text:p>
          </table:table-cell>
          <table:table-cell table:style-name="ce83" table:formula="of:=LOOKUP([.A85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375</text:p>
          </table:table-cell>
          <table:table-cell table:style-name="ce65" table:formula="of:=concat(&quot;https://dx.doi.org/&quot;; [.F8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6]; [$'Journal Lookup Tables'.$A$2:.$B$22])" office:value-type="string" office:string-value="BOTH" calcext:value-type="string">
            <text:p>BOTH</text:p>
          </table:table-cell>
          <table:table-cell table:style-name="ce83" table:formula="of:=LOOKUP([.A8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376</text:p>
          </table:table-cell>
          <table:table-cell table:style-name="ce65" table:formula="of:=concat(&quot;https://dx.doi.org/&quot;; [.F8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87]; [$'Journal Lookup Tables'.$A$2:.$B$22])" office:value-type="string" office:string-value="BOTH" calcext:value-type="string">
            <text:p>BOTH</text:p>
          </table:table-cell>
          <table:table-cell table:style-name="ce83" table:formula="of:=LOOKUP([.A87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50" office:value-type="string" calcext:value-type="string">
            <text:p>Fores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55" office:value-type="string" calcext:value-type="string">
            <text:p><text:a xlink:href="https://doi.org/10.1111/efp.12468" xlink:type="simple">Kaique</text:a>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70" table:formula="of:=concat(&quot;https://dx.doi.org/&quot;; [.F88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80" table:formula="of:=LOOKUP([.A88]; [$'Journal Lookup Tables'.$A$2:.$B$22])" office:value-type="string" office:string-value="BOTH" calcext:value-type="string">
            <text:p>BOTH</text:p>
          </table:table-cell>
          <table:table-cell table:style-name="ce87" table:formula="of:=LOOKUP([.A8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MEGA, BioEdit, Clustal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49" office:value-type="string" calcext:value-type="string">
            <text:p>Fores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52" office:value-type="string" calcext:value-type="string">
            <text:p><text:a xlink:href="https://doi.org/10.1111/efp.12471" xlink:type="simple">Nik</text:a>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67" table:formula="of:=concat(&quot;https://dx.doi.org/&quot;; [.F89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78" table:formula="of:=LOOKUP([.A89]; [$'Journal Lookup Tables'.$A$2:.$B$22])" office:value-type="string" office:string-value="BOTH" calcext:value-type="string">
            <text:p>BOTH</text:p>
          </table:table-cell>
          <table:table-cell table:style-name="ce85" table:formula="of:=LOOKUP([.A89]; [$'Journal Lookup Tables'.$F$2:.$G$22])" office:value-type="float" office:value="0" calcext:value-type="float">
            <text:p>0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equencher, MAFFT, Bioedit, MrBayes, MrBayes, FigTree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53" office:value-type="string" calcext:value-type="string">
            <text:p><text:a xlink:href="https://doi.org/10.1111/efp.12574" xlink:type="simple">Zach</text:a>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69" table:formula="of:=concat(&quot;https://dx.doi.org/&quot;; [.F90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79" table:formula="of:=LOOKUP([.A90]; [$'Journal Lookup Tables'.$A$2:.$B$22])" office:value-type="string" office:string-value="BOTH" calcext:value-type="string">
            <text:p>BOTH</text:p>
          </table:table-cell>
          <table:table-cell table:style-name="ce86" table:formula="of:=LOOKUP([.A90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N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Forest Pathology</text:p>
          </table:table-cell>
          <table:table-cell table:style-name="ce48" office:value-type="string" calcext:value-type="string">
            <text:p>Fores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83" calcext:value-type="float">
            <text:p>83</text:p>
          </table:table-cell>
          <table:table-cell table:style-name="ce56" office:value-type="string" calcext:value-type="string">
            <text:p><text:a xlink:href="https://doi-org.ezproxy.usq.edu.au/10.1111/efp.12647" xlink:type="simple">Adam</text:a></text:p>
          </table:table-cell>
          <table:table-cell table:style-name="ce60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68" table:formula="of:=concat(&quot;https://dx.doi.org/&quot;; [.F91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 in this journal, so selected first article that was research in 2021</text:p>
          </table:table-cell>
          <table:table-cell table:style-name="ce76" table:formula="of:=LOOKUP([.A91]; [$'Journal Lookup Tables'.$A$2:.$B$22])" office:value-type="string" office:string-value="BOTH" calcext:value-type="string">
            <text:p>BOTH</text:p>
          </table:table-cell>
          <table:table-cell table:style-name="ce83" table:formula="of:=LOOKUP([.A9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SPSS, Primer Premier, geNorm, RefFinder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367-9</text:p>
          </table:table-cell>
          <table:table-cell table:style-name="ce65" table:formula="of:=concat(&quot;https://dx.doi.org/&quot;; [.F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2]; [$'Journal Lookup Tables'.$A$2:.$B$22])" office:value-type="string" office:string-value="BOTH" calcext:value-type="string">
            <text:p>BOTH</text:p>
          </table:table-cell>
          <table:table-cell table:style-name="ce83" table:formula="of:=LOOKUP([.A9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700.04pt" svg:height="42.75pt" svg:x="1498.99pt" svg:y="1457.23pt" draw:caption-point-x="-11.54pt" draw:caption-point-y="-22.96pt">
              <dc:date>2022-04-25T00:00:00</dc:date>
              <text:p text:style-name="P1">Phylogenetic analysis was performed, no mention of what was used</text:p>
              <text:p text:style-name="P1"><text:tab/>-Adam H. Sparks</text:p>
            </office:annotation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amamot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un Yamamoto, Kazuaki Tanaka, Nobuaki Ohtaka, Toyozo Sato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9--105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Black leaf spot of Japanese persimmon ({\textit{Diospyros kaki}}, a new disease caused by {\textit{Adisciso kaki}} sp. {\textit{nov.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07%2Fs10327-012-0367-9" xlink:type="simple">https://doi.org/10.1007%2Fs10327-012-0367-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360-3</text:p>
          </table:table-cell>
          <table:table-cell table:style-name="ce65" table:formula="of:=concat(&quot;https://dx.doi.org/&quot;; [.F9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3]; [$'Journal Lookup Tables'.$A$2:.$B$22])" office:value-type="string" office:string-value="BOTH" calcext:value-type="string">
            <text:p>BOTH</text:p>
          </table:table-cell>
          <table:table-cell table:style-name="ce83" table:formula="of:=LOOKUP([.A9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1" draw:text-style-name="P2" svg:width="645.85pt" svg:height="74.24pt" svg:x="1601.8pt" svg:y="1473pt" draw:caption-point-x="-11.54pt" draw:caption-point-y="-22.99pt">
              <dc:date>2022-04-25T00:00:00</dc:date>
              <text:p text:style-name="P1">There is no statistical analysis or any other mention of statistical software. This in fact may be better represented as "NA" for this article, judging by the content</text:p>
              <text:p text:style-name="P1"><text:tab/>-Adam H. Sparks</text:p>
              <text:p text:style-name="P1">They do mention the phrase "no statistical significance" so I can assume that statistical analysis was indeed performed and this should be 0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Id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ukari Ido, Kenji S. Nakahara, Ichiro Uyed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7--132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White clover mosaic virus-induced gene silencing in pe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07%2Fs10327-012-0360-3" xlink:type="simple">https://doi.org/10.1007%2Fs10327-012-0360-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2-0363-0</text:p>
          </table:table-cell>
          <table:table-cell table:style-name="ce65" table:formula="of:=concat(&quot;https://dx.doi.org/&quot;; [.F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94]; [$'Journal Lookup Tables'.$A$2:.$B$22])" office:value-type="string" office:string-value="BOTH" calcext:value-type="string">
            <text:p>BOTH</text:p>
          </table:table-cell>
          <table:table-cell table:style-name="ce83" table:formula="of:=LOOKUP([.A9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1488.76pt" draw:caption-point-x="-11.54pt" draw:caption-point-y="-22.99pt">
              <dc:date>2022-04-25T00:00:00</dc:date>
              <text:p text:style-name="P1">First report of a pathogen</text:p>
              <text:p text:style-name="P1"><text:tab/>-Emerson Del Ponte</text:p>
            </office:annotation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office:annotation draw:style-name="gr5" draw:text-style-name="P2" svg:width="700.04pt" svg:height="42.75pt" svg:x="1498.99pt" svg:y="1488.76pt" draw:caption-point-x="-11.54pt" draw:caption-point-y="-22.99pt">
              <dc:date>2022-04-25T00:00:00</dc:date>
              <text:p text:style-name="P1">MEGA 5.05 software</text:p>
              <text:p text:style-name="P1"><text:tab/>-Emerson Del Ponte</text:p>
            </office:annotation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ashiro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Nobuya Tashiro, Kayo Manabe, Youichi Id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40--144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First report of whisker mold, a postharvest disease on citrus caused by \textit{{Penicillium ulaiense}} (in {Japan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78" calcext:value-type="float">
            <text:p>78</text:p>
          </table:table-cell>
          <table:table-cell table:style-name="ce64" office:value-type="string" calcext:value-type="string">
            <text:p><text:a xlink:href="https://doi.org/10.1007%2Fs10327-012-0363-0" xlink:type="simple">https://doi.org/10.1007%2Fs10327-012-0363-0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2-0364-z</text:p>
          </table:table-cell>
          <table:table-cell table:style-name="ce65" table:formula="of:=concat(&quot;https://dx.doi.org/&quot;; [.F9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5]; [$'Journal Lookup Tables'.$A$2:.$B$22])" office:value-type="string" office:string-value="BOTH" calcext:value-type="string">
            <text:p>BOTH</text:p>
          </table:table-cell>
          <table:table-cell table:style-name="ce83" table:formula="of:=LOOKUP([.A9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Primer3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Yakabe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ani E. Yakabe, M. Malendia Maccree, Padma Sudarshana, Ali E. McClean, Shane R. Parker, William P. Wechter, Gernot Presting, Mizuri Marutani-Hert, Daniel A. Kluepfel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1--126</text:p>
          </table:table-cell>
          <table:table-cell table:style-name="ce35" office:value-type="string" calcext:value-type="string">
            <text:p>Springer Nature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Novel {PCR} primers for detection of genetically diverse virulent \textit{{Agrobacterium tumefaciens}} biovar 1 strain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78" calcext:value-type="float">
            <text:p>78</text:p>
          </table:table-cell>
          <table:table-cell table:style-name="ce115" office:value-type="string" calcext:value-type="string">
            <text:p><text:a xlink:href="https://doi.org/10.1007%2Fs10327-012-0364-z" xlink:type="simple">https://doi.org/10.1007%2Fs10327-012-0364-z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416-4</text:p>
          </table:table-cell>
          <table:table-cell table:style-name="ce65" table:formula="of:=concat(&quot;https://dx.doi.org/&quot;; [.F9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6]; [$'Journal Lookup Tables'.$A$2:.$B$22])" office:value-type="string" office:string-value="BOTH" calcext:value-type="string">
            <text:p>BOTH</text:p>
          </table:table-cell>
          <table:table-cell table:style-name="ce83" table:formula="of:=LOOKUP([.A9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3-0428-8</text:p>
          </table:table-cell>
          <table:table-cell table:style-name="ce65" table:formula="of:=concat(&quot;https://dx.doi.org/&quot;; [.F9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97]; [$'Journal Lookup Tables'.$A$2:.$B$22])" office:value-type="string" office:string-value="BOTH" calcext:value-type="string">
            <text:p>BOTH</text:p>
          </table:table-cell>
          <table:table-cell table:style-name="ce83" table:formula="of:=LOOKUP([.A9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office:annotation draw:style-name="gr4" draw:text-style-name="P2" svg:width="726.43pt" svg:height="42.72pt" svg:x="1415.65pt" svg:y="1536.01pt" draw:caption-point-x="-11.54pt" draw:caption-point-y="-22.99pt">
              <dc:date>2022-04-25T00:00:00</dc:date>
              <text:p text:style-name="P1">Not all software has version numbers, some, e.g. soft berry, is web-based. Other has version number listed but does not appear to have additional components to it.</text:p>
              <text:p text:style-name="P1"><text:tab/>-Adam H. Sparks</text:p>
            </office:annotation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10" draw:text-style-name="P2" svg:width="623.59pt" svg:height="74.98pt" svg:x="1665.69pt" svg:y="1536.01pt" draw:caption-point-x="-11.54pt" draw:caption-point-y="-22.99pt">
              <dc:date>2022-04-25T00:00:00</dc:date>
              <text:p text:style-name="P1">Supplementary materials are provided as MS Word and PowerPoint files. Other open formats could be used here...</text:p>
              <text:p text:style-name="P1"/>
              <text:p text:style-name="P1">No data used for analysis are provided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Fgenesh, SignalP, Protcomp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Zhang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Hong-yan Zhang, Dong-yang He, Teerapong Kasetsomboon, Heng Zhou, Ping Li, Xiang-long Li, Chatchawan Jantasuriyarat, Bo Zho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6--104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Analysis of selected singleton transposable elements ({SSTEs} and their application for the development of land {PATE} markers in Magnaporthe oryza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07%2Fs10327-013-0428-8" xlink:type="simple">https://doi.org/10.1007%2Fs10327-013-0428-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2-0405-7</text:p>
          </table:table-cell>
          <table:table-cell table:style-name="ce65" table:formula="of:=concat(&quot;https://dx.doi.org/&quot;; [.F9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8]; [$'Journal Lookup Tables'.$A$2:.$B$22])" office:value-type="string" office:string-value="BOTH" calcext:value-type="string">
            <text:p>BOTH</text:p>
          </table:table-cell>
          <table:table-cell table:style-name="ce83" table:formula="of:=LOOKUP([.A9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sep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--11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The Medicago truncatula–Mycosphaerella pinodes interaction: a new pathosystem for dissecting fungal-suppressor-mediated disease susceptibility in plant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79" calcext:value-type="float">
            <text:p>79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3-0480-4</text:p>
          </table:table-cell>
          <table:table-cell table:style-name="ce65" table:formula="of:=concat(&quot;https://dx.doi.org/&quot;; [.F9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99]; [$'Journal Lookup Tables'.$A$2:.$B$22])" office:value-type="string" office:string-value="BOTH" calcext:value-type="string">
            <text:p>BOTH</text:p>
          </table:table-cell>
          <table:table-cell table:style-name="ce83" table:formula="of:=LOOKUP([.A9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office:annotation draw:style-name="gr2" draw:text-style-name="P2" svg:width="623.59pt" svg:height="43.48pt" svg:x="1665.69pt" svg:y="1567.5pt" draw:caption-point-x="-11.54pt" draw:caption-point-y="-22.99pt">
              <dc:date>2022-04-25T00:00:00</dc:date>
              <text:p text:style-name="P1">They only had a few sequences as data, but they were submitted to DDBJ</text:p>
              <text:p text:style-name="P1"><text:tab/>-Zachary Foster</text:p>
            </office:annotation>
            <text:p>3</text:p>
          </table:table-cell>
          <table:table-cell table:style-name="ce92" office:value-type="string" calcext:value-type="string">
            <text:p>BLAS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9--10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Brown root rot of Russell prairie gentian caused by \textitit{{Subplenodomus drobnjacensis}}. 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0" calcext:value-type="float">
            <text:p>8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3-0491-1</text:p>
          </table:table-cell>
          <table:table-cell table:style-name="ce65" table:formula="of:=concat(&quot;https://dx.doi.org/&quot;; [.F100])" office:value-type="string" office:string-value="" calcext:value-type="error">
            <text:p>#NAME?</text:p>
          </table:table-cell>
          <table:table-cell table:style-name="ce35" office:value-type="string" calcext:value-type="string">
            <text:p>Random page number exact duplicate of last, next sequential article selected</text:p>
          </table:table-cell>
          <table:table-cell table:style-name="ce76" table:formula="of:=LOOKUP([.A100]; [$'Journal Lookup Tables'.$A$2:.$B$22])" office:value-type="string" office:string-value="BOTH" calcext:value-type="string">
            <text:p>BOTH</text:p>
          </table:table-cell>
          <table:table-cell table:style-name="ce83" table:formula="of:=LOOKUP([.A10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3" draw:text-style-name="P2" svg:width="700.04pt" svg:height="43.51pt" svg:x="1498.99pt" svg:y="1583.23pt" draw:caption-point-x="-11.54pt" draw:caption-point-y="-22.96pt">
              <dc:date>2022-04-25T00:00:00</dc:date>
              <text:p text:style-name="P1">MEGA is free, but closed source. Not sure how we are handling this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EGA, BLAS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office:annotation draw:style-name="gr3" draw:text-style-name="P2" svg:width="985.46pt" svg:height="43.51pt" svg:x="3255.48pt" svg:y="1583.23pt" draw:caption-point-x="-11.54pt" draw:caption-point-y="-22.96pt">
              <dc:date>2022-04-25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Bacterial leaf blight of sweet pepper (\textit{{Capsicum annuum}} caused by \textit{{Pseudomonas cichorii}} in {Japan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0" calcext:value-type="float">
            <text:p>8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4-0557-8</text:p>
          </table:table-cell>
          <table:table-cell table:style-name="ce65" table:formula="of:=concat(&quot;https://dx.doi.org/&quot;; [.F10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1]; [$'Journal Lookup Tables'.$A$2:.$B$22])" office:value-type="string" office:string-value="BOTH" calcext:value-type="string">
            <text:p>BOTH</text:p>
          </table:table-cell>
          <table:table-cell table:style-name="ce83" table:formula="of:=LOOKUP([.A10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office:annotation draw:style-name="gr4" draw:text-style-name="P2" svg:width="327.86pt" svg:height="42.72pt" svg:x="1273.95pt" svg:y="1599.76pt" draw:caption-point-x="-11.54pt" draw:caption-point-y="-23.75pt">
              <dc:date>2022-04-25T00:00:00</dc:date>
              <text:p text:style-name="P1">germplasm evaluation</text:p>
              <text:p text:style-name="P1"><text:tab/>-Emerson Del Ponte</text:p>
            </office:annotation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11" draw:text-style-name="P2" svg:width="700.04pt" svg:height="105.73pt" svg:x="1498.99pt" svg:y="1599.76pt" draw:caption-point-x="-11.54pt" draw:caption-point-y="-23.75pt">
              <dc:date>2022-04-25T00:00:00</dc:date>
              <text:p text:style-name="P1">uses SAS</text:p>
              <text:p text:style-name="P1"><text:tab/>-Emerson Del Ponte</text:p>
              <text:p text:style-name="P1">I thought we were ranking SAS as a 2 since there is a free version?</text:p>
              <text:p text:style-name="P1"><text:tab/>-Adam H. Sparks</text:p>
              <text:p text:style-name="P1">If so, I will need to change everything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5-0633-8</text:p>
          </table:table-cell>
          <table:table-cell table:style-name="ce65" table:formula="of:=concat(&quot;https://dx.doi.org/&quot;; [.F1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02]; [$'Journal Lookup Tables'.$A$2:.$B$22])" office:value-type="string" office:string-value="BOTH" calcext:value-type="string">
            <text:p>BOTH</text:p>
          </table:table-cell>
          <table:table-cell table:style-name="ce83" table:formula="of:=LOOKUP([.A10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office:annotation draw:style-name="gr5" draw:text-style-name="P2" svg:width="645.85pt" svg:height="42.75pt" svg:x="1601.8pt" svg:y="1615.49pt" draw:caption-point-x="-11.54pt" draw:caption-point-y="-22.96pt">
              <dc:date>2022-04-25T00:00:00</dc:date>
              <text:p text:style-name="P1">Some of the data are available as supplementary materials, but scripts, etc. used to calculate correlation coefficient are not mentioned</text:p>
              <text:p text:style-name="P1"><text:tab/>-Adam H. Sparks</text:p>
            </office:annotation>
            <text:p>0</text:p>
          </table:table-cell>
          <table:table-cell table:style-name="ce90" office:value-type="float" office:value="0" calcext:value-type="float">
            <office:annotation draw:style-name="gr5" draw:text-style-name="P2" svg:width="623.59pt" svg:height="42.75pt" svg:x="1665.69pt" svg:y="1615.49pt" draw:caption-point-x="-11.54pt" draw:caption-point-y="-22.96pt">
              <dc:date>2022-04-25T00:00:00</dc:date>
              <text:p text:style-name="P1">Article supplementary materials are provided, but any scripts or data used for analysis are not available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Ryo Shukunami, Yutaka Iwamoto, Shinji Sugiura, Kentaro Ikeda, Hitohsi Nakayashiki, Kenichi Iked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1--5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Field method to monitor the mycoparasitic fungus \textit{{Coniothyrium minitan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82" calcext:value-type="float">
            <text:p>8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6-0656-9</text:p>
          </table:table-cell>
          <table:table-cell table:style-name="ce65" table:formula="of:=concat(&quot;https://dx.doi.org/&quot;; [.F10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03]; [$'Journal Lookup Tables'.$A$2:.$B$22])" office:value-type="string" office:string-value="BOTH" calcext:value-type="string">
            <text:p>BOTH</text:p>
          </table:table-cell>
          <table:table-cell table:style-name="ce83" table:formula="of:=LOOKUP([.A103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26.43pt" svg:height="42.75pt" svg:x="1415.65pt" svg:y="1631.25pt" draw:caption-point-x="-11.54pt" draw:caption-point-y="-22.99pt">
              <dc:date>2022-04-25T00:00:00</dc:date>
              <text:p text:style-name="P1">They gave links to the software websites, but not citations or version numbers</text:p>
              <text:p text:style-name="P1"><text:tab/>-Zachary Foster</text:p>
            </office:annotation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LAST, Clustal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Takao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Kazumi Takao, Yasunori Akagi, Takashi Tsuge, Yoshiaki Harimoto, Mikihiro Yamamoto, Motoichiro Kodama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ma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3" calcext:value-type="float">
            <text:p>3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1--131</text:p>
          </table:table-cell>
          <table:table-cell table:style-name="ce35" office:value-type="string" calcext:value-type="string">
            <text:p>Springer Nature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The global regulator {LaeA} controls biosynthesis of host-specific toxins, pathogenicity and development of Alternaria alternata pathotyp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2" calcext:value-type="float">
            <text:p>82</text:p>
          </table:table-cell>
          <table:table-cell table:style-name="ce115" office:value-type="string" calcext:value-type="string">
            <text:p><text:a xlink:href="https://doi.org/10.1007%2Fs10327-016-0656-9" xlink:type="simple">https://doi.org/10.1007%2Fs10327-016-0656-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6-0690-7</text:p>
          </table:table-cell>
          <table:table-cell table:style-name="ce65" table:formula="of:=concat(&quot;https://dx.doi.org/&quot;; [.F10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4]; [$'Journal Lookup Tables'.$A$2:.$B$22])" office:value-type="string" office:string-value="BOTH" calcext:value-type="string">
            <text:p>BOTH</text:p>
          </table:table-cell>
          <table:table-cell table:style-name="ce83" table:formula="of:=LOOKUP([.A10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7" calcext:value-type="float">
            <text:p>1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7-0698-7</text:p>
          </table:table-cell>
          <table:table-cell table:style-name="ce65" table:formula="of:=concat(&quot;https://dx.doi.org/&quot;; [.F10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5]; [$'Journal Lookup Tables'.$A$2:.$B$22])" office:value-type="string" office:string-value="BOTH" calcext:value-type="string">
            <text:p>BOTH</text:p>
          </table:table-cell>
          <table:table-cell table:style-name="ce83" table:formula="of:=LOOKUP([.A10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99" calcext:value-type="float">
            <text:p>99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7-0700-4</text:p>
          </table:table-cell>
          <table:table-cell table:style-name="ce65" table:formula="of:=concat(&quot;https://dx.doi.org/&quot;; [.F106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6]; [$'Journal Lookup Tables'.$A$2:.$B$22])" office:value-type="string" office:string-value="BOTH" calcext:value-type="string">
            <text:p>BOTH</text:p>
          </table:table-cell>
          <table:table-cell table:style-name="ce83" table:formula="of:=LOOKUP([.A106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%2Fs10327-017-0756-1</text:p>
          </table:table-cell>
          <table:table-cell table:style-name="ce65" table:formula="of:=concat(&quot;https://dx.doi.org/&quot;; [.F10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07]; [$'Journal Lookup Tables'.$A$2:.$B$22])" office:value-type="string" office:string-value="BOTH" calcext:value-type="string">
            <text:p>BOTH</text:p>
          </table:table-cell>
          <table:table-cell table:style-name="ce83" table:formula="of:=LOOKUP([.A10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8" calcext:value-type="float">
            <text:p>10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8-0765-8</text:p>
          </table:table-cell>
          <table:table-cell table:style-name="ce65" table:formula="of:=concat(&quot;https://dx.doi.org/&quot;; [.F10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08]; [$'Journal Lookup Tables'.$A$2:.$B$22])" office:value-type="string" office:string-value="BOTH" calcext:value-type="string">
            <text:p>BOTH</text:p>
          </table:table-cell>
          <table:table-cell table:style-name="ce83" table:formula="of:=LOOKUP([.A10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69" table:formula="of:=concat(&quot;https://dx.doi.org/&quot;; [.F109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09]; [$'Journal Lookup Tables'.$A$2:.$B$22])" office:value-type="string" office:string-value="BOTH" calcext:value-type="string">
            <text:p>BOTH</text:p>
          </table:table-cell>
          <table:table-cell table:style-name="ce86" table:formula="of:=LOOKUP([.A109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USCEL, MEG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6" office:value-type="string" calcext:value-type="string">
            <text:p>J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66" table:formula="of:=concat(&quot;https://dx.doi.org/&quot;; [.F11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10]; [$'Journal Lookup Tables'.$A$2:.$B$22])" office:value-type="string" office:string-value="BOTH" calcext:value-type="string">
            <text:p>BOTH</text:p>
          </table:table-cell>
          <table:table-cell table:style-name="ce84" table:formula="of:=LOOKUP([.A110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PAUP, Mr Baye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49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67" table:formula="of:=concat(&quot;https://dx.doi.org/&quot;; [.F111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11]; [$'Journal Lookup Tables'.$A$2:.$B$22])" office:value-type="string" office:string-value="BOTH" calcext:value-type="string">
            <text:p>BOTH</text:p>
          </table:table-cell>
          <table:table-cell table:style-name="ce85" table:formula="of:=LOOKUP([.A11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49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67" table:formula="of:=concat(&quot;https://dx.doi.org/&quot;; [.F11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12]; [$'Journal Lookup Tables'.$A$2:.$B$22])" office:value-type="string" office:string-value="BOTH" calcext:value-type="string">
            <text:p>BOTH</text:p>
          </table:table-cell>
          <table:table-cell table:style-name="ce85" table:formula="of:=LOOKUP([.A11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tatistix, MEGA, MrBayes, PartitionFinder, 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General Plant Pathology</text:p>
          </table:table-cell>
          <table:table-cell table:style-name="ce48" office:value-type="string" calcext:value-type="string">
            <text:p>J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34" calcext:value-type="float">
            <text:p>3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10327-020-00965-9</text:p>
          </table:table-cell>
          <table:table-cell table:style-name="ce68" table:formula="of:=concat(&quot;https://dx.doi.org/&quot;; [.F11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13]; [$'Journal Lookup Tables'.$A$2:.$B$22])" office:value-type="string" office:string-value="BOTH" calcext:value-type="string">
            <text:p>BOTH</text:p>
          </table:table-cell>
          <table:table-cell table:style-name="ce83" table:formula="of:=LOOKUP([.A113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50" office:value-type="string" calcext:value-type="string">
            <text:p>J Plant Pathol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70" table:formula="of:=concat(&quot;https://dx.doi.org/&quot;; [.F114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114]; [$'Journal Lookup Tables'.$A$2:.$B$22])" office:value-type="string" office:string-value="BOTH" calcext:value-type="string">
            <text:p>BOTH</text:p>
          </table:table-cell>
          <table:table-cell table:style-name="ce87" table:formula="of:=LOOKUP([.A11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69" table:formula="of:=concat(&quot;https://dx.doi.org/&quot;; [.F115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15]; [$'Journal Lookup Tables'.$A$2:.$B$22])" office:value-type="string" office:string-value="BOTH" calcext:value-type="string">
            <text:p>BOTH</text:p>
          </table:table-cell>
          <table:table-cell table:style-name="ce86" table:formula="of:=LOOKUP([.A115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Clustal, MEGA, RDP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029</text:p>
          </table:table-cell>
          <table:table-cell table:style-name="ce65" table:formula="of:=concat(&quot;https://dx.doi.org/&quot;; [.F11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16]; [$'Journal Lookup Tables'.$A$2:.$B$22])" office:value-type="string" office:string-value="BOTH" calcext:value-type="string">
            <text:p>BOTH</text:p>
          </table:table-cell>
          <table:table-cell table:style-name="ce83" table:formula="of:=LOOKUP([.A116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3" calcext:value-type="float">
            <office:annotation draw:style-name="gr12" draw:text-style-name="P2" svg:width="700.04pt" svg:height="41.98pt" svg:x="1498.99pt" svg:y="1836pt" draw:caption-point-x="-11.54pt" draw:caption-point-y="-22.99pt">
              <dc:date>2022-04-25T00:00:00</dc:date>
              <text:p text:style-name="P1">Blast and MEGA are both free as in beer, but not free as in speech</text:p>
              <text:p text:style-name="P1"><text:tab/>-Adam H. Sparks</text:p>
            </office:annotation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BLAST, 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unior Mora ́n, Osmani Chaco ́n, Maria del Carmen Co ́rdoba-Selle ́s, Rosario Dom ́ınguez-Larrinaga, Lidcay Herrera, Orlando Borra ́s-Hidalg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oct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6--9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and Molecular Characterization of \textit{Nocardia} sp. as a New Causal Agent of Tobacco False Broomrap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1" calcext:value-type="float">
            <text:p>161</text:p>
          </table:table-cell>
          <table:table-cell table:style-name="ce59" office:value-type="string" calcext:value-type="string">
            <text:p><text:a xlink:href="https://doi.org/10.1111/jph.12029" xlink:type="simple">https://doi.org/10.1111/jph.1202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038</text:p>
          </table:table-cell>
          <table:table-cell table:style-name="ce65" table:formula="of:=concat(&quot;https://dx.doi.org/&quot;; [.F11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17]; [$'Journal Lookup Tables'.$A$2:.$B$22])" office:value-type="string" office:string-value="BOTH" calcext:value-type="string">
            <text:p>BOTH</text:p>
          </table:table-cell>
          <table:table-cell table:style-name="ce83" table:formula="of:=LOOKUP([.A117]; [$'Journal Lookup Tables'.$F$2:.$G$22])" office:value-type="float" office:value="1" calcext:value-type="float">
            <office:annotation draw:style-name="gr12" draw:text-style-name="P2" svg:width="318.1pt" svg:height="41.98pt" svg:x="1180.89pt" svg:y="1851.76pt" draw:caption-point-x="-11.54pt" draw:caption-point-y="-22.99pt">
              <dc:date>2022-04-25T00:00:00</dc:date>
              <text:p text:style-name="P1">Supporting information and data instructions only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igmaPlot, AlphaEase FC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027</text:p>
          </table:table-cell>
          <table:table-cell table:style-name="ce65" table:formula="of:=concat(&quot;https://dx.doi.org/&quot;; [.F11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18]; [$'Journal Lookup Tables'.$A$2:.$B$22])" office:value-type="string" office:string-value="BOTH" calcext:value-type="string">
            <text:p>BOTH</text:p>
          </table:table-cell>
          <table:table-cell table:style-name="ce83" table:formula="of:=LOOKUP([.A11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1866.76pt" draw:caption-point-x="-11.54pt" draw:caption-point-y="-22.22pt">
              <dc:date>2022-04-25T00:00:00</dc:date>
              <text:p text:style-name="P1">SPSS 16.0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jph.12031</text:p>
          </table:table-cell>
          <table:table-cell table:style-name="ce65" table:formula="of:=concat(&quot;https://dx.doi.org/&quot;; [.F1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19]; [$'Journal Lookup Tables'.$A$2:.$B$22])" office:value-type="string" office:string-value="BOTH" calcext:value-type="string">
            <text:p>BOTH</text:p>
          </table:table-cell>
          <table:table-cell table:style-name="ce83" table:formula="of:=LOOKUP([.A119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1882.49pt" draw:caption-point-x="-11.54pt" draw:caption-point-y="-22.96pt">
              <dc:date>2022-04-25T00:00:00</dc:date>
              <text:p text:style-name="P1">The only software they mentioned was gene mapper, which I could not get the cost of easily, but I remember it being expensive. They apparently used other software, but did not say what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623.59pt" svg:height="42.75pt" svg:x="1665.69pt" svg:y="1882.49pt" draw:caption-point-x="-11.54pt" draw:caption-point-y="-22.96pt">
              <dc:date>2022-04-25T00:00:00</dc:date>
              <text:p text:style-name="P1">They submitted some sequences to NCBI, but all their other data was not submitted anywhere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GeneMapper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9--5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Emergence of 13_A2 Blue Lineage of \textit{{Phytophthora infestans}} was Responsible for Severe Outbreaks of Late Blight on Tomato in South-West {India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61" calcext:value-type="float">
            <text:p>16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158</text:p>
          </table:table-cell>
          <table:table-cell table:style-name="ce65" table:formula="of:=concat(&quot;https://dx.doi.org/&quot;; [.F12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0]; [$'Journal Lookup Tables'.$A$2:.$B$22])" office:value-type="string" office:string-value="BOTH" calcext:value-type="string">
            <text:p>BOTH</text:p>
          </table:table-cell>
          <table:table-cell table:style-name="ce83" table:formula="of:=LOOKUP([.A120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onghong Ge, David I. Guest, Yang B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ug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8--54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Differences in the Induction of Defence Responses in Resistant and Susceptible Muskmelon Plants Infected with \textit{{Colletotrichum lagenarium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2" calcext:value-type="float">
            <text:p>162</text:p>
          </table:table-cell>
          <table:table-cell table:style-name="ce59" office:value-type="string" calcext:value-type="string">
            <text:p><text:a xlink:href="https://doi.org/10.1111/jph.12158" xlink:type="simple">https://doi.org/10.1111/jph.1215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259</text:p>
          </table:table-cell>
          <table:table-cell table:style-name="ce65" table:formula="of:=concat(&quot;https://dx.doi.org/&quot;; [.F12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1]; [$'Journal Lookup Tables'.$A$2:.$B$22])" office:value-type="string" office:string-value="BOTH" calcext:value-type="string">
            <text:p>BOTH</text:p>
          </table:table-cell>
          <table:table-cell table:style-name="ce83" table:formula="of:=LOOKUP([.A121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RIMER EXPLOR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274</text:p>
          </table:table-cell>
          <table:table-cell table:style-name="ce65" table:formula="of:=concat(&quot;https://dx.doi.org/&quot;; [.F12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22]; [$'Journal Lookup Tables'.$A$2:.$B$22])" office:value-type="string" office:string-value="BOTH" calcext:value-type="string">
            <text:p>BOTH</text:p>
          </table:table-cell>
          <table:table-cell table:style-name="ce83" table:formula="of:=LOOKUP([.A12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Pedro Mondino, Leticia Casanova, Antonella Celio, Oscar Bentancur, Carolina Leoni, Sandra Alaniz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1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Sensitivity of Venturia inaequalis to Trifloxystrobin and Difenoconazole in {Uruguay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3" calcext:value-type="float">
            <text:p>1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533</text:p>
          </table:table-cell>
          <table:table-cell table:style-name="ce65" table:formula="of:=concat(&quot;https://dx.doi.org/&quot;; [.F12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3]; [$'Journal Lookup Tables'.$A$2:.$B$22])" office:value-type="string" office:string-value="BOTH" calcext:value-type="string">
            <text:p>BOTH</text:p>
          </table:table-cell>
          <table:table-cell table:style-name="ce83" table:formula="of:=LOOKUP([.A123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Excel, DSAASTAT (Excel macro)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543</text:p>
          </table:table-cell>
          <table:table-cell table:style-name="ce65" table:formula="of:=concat(&quot;https://dx.doi.org/&quot;; [.F1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4]; [$'Journal Lookup Tables'.$A$2:.$B$22])" office:value-type="string" office:string-value="BOTH" calcext:value-type="string">
            <text:p>BOTH</text:p>
          </table:table-cell>
          <table:table-cell table:style-name="ce83" table:formula="of:=LOOKUP([.A12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667</text:p>
          </table:table-cell>
          <table:table-cell table:style-name="ce65" table:formula="of:=concat(&quot;https://dx.doi.org/&quot;; [.F12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5]; [$'Journal Lookup Tables'.$A$2:.$B$22])" office:value-type="string" office:string-value="BOTH" calcext:value-type="string">
            <text:p>BOTH</text:p>
          </table:table-cell>
          <table:table-cell table:style-name="ce83" table:formula="of:=LOOKUP([.A12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mar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670</text:p>
          </table:table-cell>
          <table:table-cell table:style-name="ce65" table:formula="of:=concat(&quot;https://dx.doi.org/&quot;; [.F12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26]; [$'Journal Lookup Tables'.$A$2:.$B$22])" office:value-type="string" office:string-value="BOTH" calcext:value-type="string">
            <text:p>BOTH</text:p>
          </table:table-cell>
          <table:table-cell table:style-name="ce83" table:formula="of:=LOOKUP([.A12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66</text:p>
          </table:table-cell>
          <table:table-cell table:style-name="ce65" table:formula="of:=concat(&quot;https://dx.doi.org/&quot;; [.F12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7]; [$'Journal Lookup Tables'.$A$2:.$B$22])" office:value-type="string" office:string-value="BOTH" calcext:value-type="string">
            <text:p>BOTH</text:p>
          </table:table-cell>
          <table:table-cell table:style-name="ce83" table:formula="of:=LOOKUP([.A127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9" calcext:value-type="float">
            <text:p>9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53</text:p>
          </table:table-cell>
          <table:table-cell table:style-name="ce65" table:formula="of:=concat(&quot;https://dx.doi.org/&quot;; [.F12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8]; [$'Journal Lookup Tables'.$A$2:.$B$22])" office:value-type="string" office:string-value="BOTH" calcext:value-type="string">
            <text:p>BOTH</text:p>
          </table:table-cell>
          <table:table-cell table:style-name="ce83" table:formula="of:=LOOKUP([.A128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Gen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" calcext:value-type="float">
            <text:p>2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55</text:p>
          </table:table-cell>
          <table:table-cell table:style-name="ce65" table:formula="of:=concat(&quot;https://dx.doi.org/&quot;; [.F12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29]; [$'Journal Lookup Tables'.$A$2:.$B$22])" office:value-type="string" office:string-value="BOTH" calcext:value-type="string">
            <text:p>BOTH</text:p>
          </table:table-cell>
          <table:table-cell table:style-name="ce83" table:formula="of:=LOOKUP([.A129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66" table:formula="of:=concat(&quot;https://dx.doi.org/&quot;; [.F130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0]; [$'Journal Lookup Tables'.$A$2:.$B$22])" office:value-type="string" office:string-value="BOTH" calcext:value-type="string">
            <text:p>BOTH</text:p>
          </table:table-cell>
          <table:table-cell table:style-name="ce84" table:formula="of:=LOOKUP([.A130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66" table:formula="of:=concat(&quot;https://dx.doi.org/&quot;; [.F131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1]; [$'Journal Lookup Tables'.$A$2:.$B$22])" office:value-type="string" office:string-value="BOTH" calcext:value-type="string">
            <text:p>BOTH</text:p>
          </table:table-cell>
          <table:table-cell table:style-name="ce84" table:formula="of:=LOOKUP([.A131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52" office:value-type="string" calcext:value-type="string">
            <text:p><text:a xlink:href="https://doi.org/10.1111/jph.12770" xlink:type="simple">Nik</text:a>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67" table:formula="of:=concat(&quot;https://dx.doi.org/&quot;; [.F132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32]; [$'Journal Lookup Tables'.$A$2:.$B$22])" office:value-type="string" office:string-value="BOTH" calcext:value-type="string">
            <text:p>BOTH</text:p>
          </table:table-cell>
          <table:table-cell table:style-name="ce85" table:formula="of:=LOOKUP([.A132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vsp, ntsyspc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53" office:value-type="string" calcext:value-type="string">
            <text:p><text:a xlink:href="https://doi.org/10.1111/jph.12774" xlink:type="simple">Zach</text:a>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69" table:formula="of:=concat(&quot;https://dx.doi.org/&quot;; [.F133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33]; [$'Journal Lookup Tables'.$A$2:.$B$22])" office:value-type="string" office:string-value="BOTH" calcext:value-type="string">
            <text:p>BOTH</text:p>
          </table:table-cell>
          <table:table-cell table:style-name="ce86" table:formula="of:=LOOKUP([.A133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66" table:formula="of:=concat(&quot;https://dx.doi.org/&quot;; [.F13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34]; [$'Journal Lookup Tables'.$A$2:.$B$22])" office:value-type="string" office:string-value="BOTH" calcext:value-type="string">
            <text:p>BOTH</text:p>
          </table:table-cell>
          <table:table-cell table:style-name="ce84" table:formula="of:=LOOKUP([.A134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fa.2012.002</text:p>
          </table:table-cell>
          <table:table-cell table:style-name="ce65" table:formula="of:=concat(&quot;https://dx.doi.org/&quot;; [.F13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5]; [$'Journal Lookup Tables'.$A$2:.$B$22])" office:value-type="string" office:string-value="BOTH" calcext:value-type="string">
            <text:p>BOTH</text:p>
          </table:table-cell>
          <table:table-cell table:style-name="ce83" table:formula="of:=LOOKUP([.A13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Suarez-Estrella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F. Suárez-Estrella, M.A. Bustamante, R. Moral, M.C. Vargas-García, M.J. López, J. Moren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IN VITRO CONTROL OF FUSARIUM WILT USING AGROINDUSTRIAL SUBPRODUCT-BASED COMPOST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4" calcext:value-type="float">
            <text:p>94</text:p>
          </table:table-cell>
          <table:table-cell table:style-name="ce64" office:value-type="string" calcext:value-type="string">
            <text:p><text:a xlink:href="http://doi.org/10.4454/jpp.fa.2012.002" xlink:type="simple">http://doi.org/10.4454/jpp.fa.2012.002</text:a></text:p>
          </table:table-cell>
          <table:table-cell table:style-name="ce37" office:value-type="string" calcext:value-type="string">
            <text:p>1125-4653</text:p>
          </table:table-cell>
          <table:table-cell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fa.2012.019</text:p>
          </table:table-cell>
          <table:table-cell table:style-name="ce65" table:formula="of:=concat(&quot;https://dx.doi.org/&quot;; [.F1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6]; [$'Journal Lookup Tables'.$A$2:.$B$22])" office:value-type="string" office:string-value="BOTH" calcext:value-type="string">
            <text:p>BOTH</text:p>
          </table:table-cell>
          <table:table-cell table:style-name="ce83" table:formula="of:=LOOKUP([.A13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13" draw:text-style-name="P2" svg:width="700.04pt" svg:height="74.27pt" svg:x="1498.99pt" svg:y="2150.99pt" draw:caption-point-x="-11.54pt" draw:caption-point-y="-22.96pt">
              <dc:date>2022-04-25T00:00:00</dc:date>
              <text:p text:style-name="P1">Gene Marker v 1.5 software</text:p>
              <text:p text:style-name="P1"><text:tab/>-Emerson Del Ponte</text:p>
              <text:p text:style-name="P1">XLSTAT-2011 software, Structure software 2.23, MULTILOCUS v1.32, v, Inskscape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Make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Ali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H. Ali, S.S. Alam, R.N. Attanayake, M. Rahman, W. Che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POPULATION STRUCTURE AND MATING TYPE DISTRIBUTION OF THE CHICKPEA BLIGHT PATHOGEN \textit{ASCOCHYTA RABIEI} FROM PAKISTAN AND THE UNITED STATE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4" calcext:value-type="float">
            <text:p>94</text:p>
          </table:table-cell>
          <table:table-cell table:style-name="ce64" office:value-type="string" calcext:value-type="string">
            <text:p><text:a xlink:href="http://doi.org/10.4454/jpp.fa.2012.019" xlink:type="simple">http://doi.org/10.4454/jpp.fa.2012.019</text:a></text:p>
          </table:table-cell>
          <table:table-cell table:style-name="ce37" office:value-type="string" calcext:value-type="string">
            <text:p>1125-4653</text:p>
          </table:table-cell>
          <table:table-cell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fa.2012.003</text:p>
          </table:table-cell>
          <table:table-cell table:style-name="ce65" table:formula="of:=concat(&quot;https://dx.doi.org/&quot;; [.F13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137]; [$'Journal Lookup Tables'.$A$2:.$B$22])" office:value-type="string" office:string-value="BOTH" calcext:value-type="string">
            <text:p>BOTH</text:p>
          </table:table-cell>
          <table:table-cell table:style-name="ce83" table:formula="of:=LOOKUP([.A137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2166.75pt" draw:caption-point-x="-11.54pt" draw:caption-point-y="-22.99pt">
              <dc:date>2022-04-25T00:00:00</dc:date>
              <text:p text:style-name="P1">They cite all the software they mention (3), but they do mention how they made their graphs or some of thier stats (excel?), so I gave them 2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Clustal, Primer Express, LINREGPCR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Shegani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. Shegani, D. Tsikou, A. Velimirovic, H. Afifi, A. Karayanni, A. Gazivoda, K. Manevski, I. Manakos, I.C. Livieratos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71--7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Citrus tristeza virus on the island of {Crete}: a survey and detection protocol applications 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4" calcext:value-type="float">
            <text:p>94</text:p>
          </table:table-cell>
          <table:table-cell table:style-name="ce115" office:value-type="string" calcext:value-type="string">
            <text:p><text:a xlink:href="http://doi.org/10.4454/jpp.fa.2012.003" xlink:type="simple">http://doi.org/10.4454/jpp.fa.2012.003</text:a></text:p>
          </table:table-cell>
          <table:table-cell table:style-name="ce35" office:value-type="string" calcext:value-type="string">
            <text:p>1125-4653</text:p>
          </table:table-cell>
          <table:table-cell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5i1.004</text:p>
          </table:table-cell>
          <table:table-cell table:style-name="ce65" table:formula="of:=concat(&quot;https://dx.doi.org/&quot;; [.F13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38]; [$'Journal Lookup Tables'.$A$2:.$B$22])" office:value-type="string" office:string-value="BOTH" calcext:value-type="string">
            <text:p>BOTH</text:p>
          </table:table-cell>
          <table:table-cell table:style-name="ce83" table:formula="of:=LOOKUP([.A138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2182.51pt" draw:caption-point-x="-11.54pt" draw:caption-point-y="-22.99pt">
              <dc:date>2022-04-25T00:00:00</dc:date>
              <text:p text:style-name="P1">Software is mentioned, however there is no version number and I can not really find "Photo-capt" software, only ".capt" softwares that are bundled with the equipment sold by Vilber</text:p>
              <text:p text:style-name="P1"><text:tab/>-Adam H. Sparks</text:p>
            </office:annotation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hoto-Cap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. Baghaee Ravari, K. Moslemkhani, P. Khodayga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07--113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SSESSMENT OF GENETIC VARIABILITY OF PREVALENT PECTINOLYTIC BACTERIA CAUSING POTATO TUBER SOFT ROT IN EASTERN IRA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5" calcext:value-type="float">
            <text:p>9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5i1.003</text:p>
          </table:table-cell>
          <table:table-cell table:style-name="ce65" table:formula="of:=concat(&quot;https://dx.doi.org/&quot;; [.F1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39]; [$'Journal Lookup Tables'.$A$2:.$B$22])" office:value-type="string" office:string-value="BOTH" calcext:value-type="string">
            <text:p>BOTH</text:p>
          </table:table-cell>
          <table:table-cell table:style-name="ce83" table:formula="of:=LOOKUP([.A13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2198.24pt" draw:caption-point-x="-11.54pt" draw:caption-point-y="-22.96pt">
              <dc:date>2022-04-25T00:00:00</dc:date>
              <text:p text:style-name="P1">describes new formae specialis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5" draw:text-style-name="P2" svg:width="700.04pt" svg:height="42.75pt" svg:x="1498.99pt" svg:y="2198.24pt" draw:caption-point-x="-11.54pt" draw:caption-point-y="-22.96pt">
              <dc:date>2022-04-25T00:00:00</dc:date>
              <text:p text:style-name="P1">Mega5, SplitsTree4, ClustalW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SplitsTree4, Clusta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v95i1.028</text:p>
          </table:table-cell>
          <table:table-cell table:style-name="ce65" table:formula="of:=concat(&quot;https://dx.doi.org/&quot;; [.F14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40]; [$'Journal Lookup Tables'.$A$2:.$B$22])" office:value-type="string" office:string-value="BOTH" calcext:value-type="string">
            <text:p>BOTH</text:p>
          </table:table-cell>
          <table:table-cell table:style-name="ce83" table:formula="of:=LOOKUP([.A140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2214pt" draw:caption-point-x="-11.54pt" draw:caption-point-y="-22.99pt">
              <dc:date>2022-04-25T00:00:00</dc:date>
              <text:p text:style-name="P1">They cited PHYLIP right, BLAST by URL, and not Excel or SeaView.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Excel, PHYLIP, BLAST, SeaView4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5--126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Occurrence of crown gall of the grapevine in {Tunisia} and characterization of {Tunisian} \textit{{Agrobacterium vitis}} and \textit{{A. Tumefaciens}} strain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5" calcext:value-type="float">
            <text:p>9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5i1.013</text:p>
          </table:table-cell>
          <table:table-cell table:style-name="ce65" table:formula="of:=concat(&quot;https://dx.doi.org/&quot;; [.F1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1]; [$'Journal Lookup Tables'.$A$2:.$B$22])" office:value-type="string" office:string-value="BOTH" calcext:value-type="string">
            <text:p>BOTH</text:p>
          </table:table-cell>
          <table:table-cell table:style-name="ce83" table:formula="of:=LOOKUP([.A14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4" draw:text-style-name="P2" svg:width="700.04pt" svg:height="42.72pt" svg:x="1498.99pt" svg:y="2229.76pt" draw:caption-point-x="-11.54pt" draw:caption-point-y="-22.99pt">
              <dc:date>2022-04-25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lusta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7i1.013</text:p>
          </table:table-cell>
          <table:table-cell table:style-name="ce65" table:formula="of:=concat(&quot;https://dx.doi.org/&quot;; [.F14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42]; [$'Journal Lookup Tables'.$A$2:.$B$22])" office:value-type="string" office:string-value="BOTH" calcext:value-type="string">
            <text:p>BOTH</text:p>
          </table:table-cell>
          <table:table-cell table:style-name="ce83" table:formula="of:=LOOKUP([.A14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8i1.028</text:p>
          </table:table-cell>
          <table:table-cell table:style-name="ce65" table:formula="of:=concat(&quot;https://dx.doi.org/&quot;; [.F14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76" table:formula="of:=LOOKUP([.A143]; [$'Journal Lookup Tables'.$A$2:.$B$22])" office:value-type="string" office:string-value="BOTH" calcext:value-type="string">
            <text:p>BOTH</text:p>
          </table:table-cell>
          <table:table-cell table:style-name="ce83" table:formula="of:=LOOKUP([.A143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2261.25pt" draw:caption-point-x="-11.54pt" draw:caption-point-y="-22.99pt">
              <dc:date>2022-04-25T00:00:00</dc:date>
              <text:p text:style-name="P1">Nucleotide sequences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DNAMA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H.F. El-Kammar, O.M. El-Banna, A.H. Hamed, M.S. Abbas, A.K. El-Atta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4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SEROLOGICAL, MOLECULAR AND ULTRASTRUCTURAL STUDIES ON TOBACCO RATTLE VIRUS-INFECTED POTATO PLANTS IN EGYPT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8" calcext:value-type="float">
            <text:p>98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8i1.071</text:p>
          </table:table-cell>
          <table:table-cell table:style-name="ce65" table:formula="of:=concat(&quot;https://dx.doi.org/&quot;; [.F14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4]; [$'Journal Lookup Tables'.$A$2:.$B$22])" office:value-type="string" office:string-value="BOTH" calcext:value-type="string">
            <text:p>BOTH</text:p>
          </table:table-cell>
          <table:table-cell table:style-name="ce83" table:formula="of:=LOOKUP([.A14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office:annotation draw:style-name="gr5" draw:text-style-name="P2" svg:width="327.86pt" svg:height="42.75pt" svg:x="1273.95pt" svg:y="2276.99pt" draw:caption-point-x="-11.54pt" draw:caption-point-y="-22.96pt">
              <dc:date>2022-04-25T00:00:00</dc:date>
              <text:p text:style-name="P1">virus IDentification</text:p>
              <text:p text:style-name="P1"><text:tab/>-Emerson Del Ponte</text:p>
            </office:annotation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2" calcext:value-type="float">
            <office:annotation draw:style-name="gr14" draw:text-style-name="P2" svg:width="700.04pt" svg:height="105.76pt" svg:x="1498.99pt" svg:y="2276.99pt" draw:caption-point-x="-11.54pt" draw:caption-point-y="-22.96pt">
              <dc:date>2022-04-25T00:00:00</dc:date>
              <text:p text:style-name="P1">ClustalX</text:p>
              <text:p text:style-name="P1"><text:tab/>-Emerson Del Ponte</text:p>
              <text:p text:style-name="P1">Mega5</text:p>
              <text:p text:style-name="P1"><text:tab/>-Emerson Del Ponte</text:p>
              <text:p text:style-name="P1">RDP4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v98i1.030</text:p>
          </table:table-cell>
          <table:table-cell table:style-name="ce65" table:formula="of:=concat(&quot;https://dx.doi.org/&quot;; [.F14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45]; [$'Journal Lookup Tables'.$A$2:.$B$22])" office:value-type="string" office:string-value="BOTH" calcext:value-type="string">
            <text:p>BOTH</text:p>
          </table:table-cell>
          <table:table-cell table:style-name="ce83" table:formula="of:=LOOKUP([.A145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office:annotation draw:style-name="gr5" draw:text-style-name="P2" svg:width="700.04pt" svg:height="42.75pt" svg:x="1498.99pt" svg:y="2292.75pt" draw:caption-point-x="-11.54pt" draw:caption-point-y="-22.99pt">
              <dc:date>2022-04-25T00:00:00</dc:date>
              <text:p text:style-name="P1">BioEdit and MEGA are free, but closed source.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Clustal, BioEdit, MEGA, RDP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5--11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GENETIC VARIABILITY OF THE REPLICASE (NIB GENE OF PAPAYA RINGSPOT VIRUS IN NORTHERN INDIA INDICATES COMMON ANCESTRY WITH ISOLATES FROM CHINA AND TAIWA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8" calcext:value-type="float">
            <text:p>98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9i1.3771</text:p>
          </table:table-cell>
          <table:table-cell table:style-name="ce65" table:formula="of:=concat(&quot;https://dx.doi.org/&quot;; [.F146])" office:value-type="string" office:string-value="" calcext:value-type="error">
            <text:p>#NAME?</text:p>
          </table:table-cell>
          <table:table-cell table:style-name="ce37" office:value-type="string" calcext:value-type="string">
            <text:p>changed from page 13 (review) to 17</text:p>
          </table:table-cell>
          <table:table-cell table:style-name="ce76" table:formula="of:=LOOKUP([.A146]; [$'Journal Lookup Tables'.$A$2:.$B$22])" office:value-type="string" office:string-value="BOTH" calcext:value-type="string">
            <text:p>BOTH</text:p>
          </table:table-cell>
          <table:table-cell table:style-name="ce83" table:formula="of:=LOOKUP([.A14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2161-018-0054-6</text:p>
          </table:table-cell>
          <table:table-cell table:style-name="ce65" table:formula="of:=concat(&quot;https://dx.doi.org/&quot;; [.F14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47]; [$'Journal Lookup Tables'.$A$2:.$B$22])" office:value-type="string" office:string-value="BOTH" calcext:value-type="string">
            <text:p>BOTH</text:p>
          </table:table-cell>
          <table:table-cell table:style-name="ce83" table:formula="of:=LOOKUP([.A14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NAMAN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lant 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62" calcext:value-type="float">
            <text:p>6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2161-018-0028-8</text:p>
          </table:table-cell>
          <table:table-cell table:style-name="ce65" table:formula="of:=concat(&quot;https://dx.doi.org/&quot;; [.F14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48]; [$'Journal Lookup Tables'.$A$2:.$B$22])" office:value-type="string" office:string-value="BOTH" calcext:value-type="string">
            <text:p>BOTH</text:p>
          </table:table-cell>
          <table:table-cell table:style-name="ce83" table:formula="of:=LOOKUP([.A148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, MEGA, RDP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lant 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2161-018-0029-7</text:p>
          </table:table-cell>
          <table:table-cell table:style-name="ce65" table:formula="of:=concat(&quot;https://dx.doi.org/&quot;; [.F14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49]; [$'Journal Lookup Tables'.$A$2:.$B$22])" office:value-type="string" office:string-value="BOTH" calcext:value-type="string">
            <text:p>BOTH</text:p>
          </table:table-cell>
          <table:table-cell table:style-name="ce83" table:formula="of:=LOOKUP([.A149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, MEGA,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36" calcext:value-type="float">
            <text:p>3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8-0135-6</text:p>
          </table:table-cell>
          <table:table-cell table:style-name="ce68" table:formula="of:=concat(&quot;https://dx.doi.org/&quot;; [.F150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0]; [$'Journal Lookup Tables'.$A$2:.$B$22])" office:value-type="string" office:string-value="BOTH" calcext:value-type="string">
            <text:p>BOTH</text:p>
          </table:table-cell>
          <table:table-cell table:style-name="ce83" table:formula="of:=LOOKUP([.A150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MEG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77" calcext:value-type="float">
            <text:p>77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8-0138-3</text:p>
          </table:table-cell>
          <table:table-cell table:style-name="ce68" table:formula="of:=concat(&quot;https://dx.doi.org/&quot;; [.F15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1]; [$'Journal Lookup Tables'.$A$2:.$B$22])" office:value-type="string" office:string-value="BOTH" calcext:value-type="string">
            <text:p>BOTH</text:p>
          </table:table-cell>
          <table:table-cell table:style-name="ce83" table:formula="of:=LOOKUP([.A151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DARwin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office:value-type="string" calcext:value-type="string">
            <text:p><text:a xlink:href="https://doi.org/10.1111/jph.12779" xlink:type="simple">Nik</text:a>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67" table:formula="of:=concat(&quot;https://dx.doi.org/&quot;; [.F15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78" table:formula="of:=LOOKUP([.A152]; [$'Journal Lookup Tables'.$A$2:.$B$22])" office:value-type="string" office:string-value="BOTH" calcext:value-type="string">
            <text:p>BOTH</text:p>
          </table:table-cell>
          <table:table-cell table:style-name="ce85" table:formula="of:=LOOKUP([.A152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tsyspc, Genepop, MULTILOCUS, STRUCTURE, ARLEQUIN, Meg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7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52" office:value-type="string" calcext:value-type="string">
            <text:p><text:a xlink:href="https://doi.org/10.1111/jph.12777" xlink:type="simple">Nik</text:a>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67" table:formula="of:=concat(&quot;https://dx.doi.org/&quot;; [.F153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53]; [$'Journal Lookup Tables'.$A$2:.$B$22])" office:value-type="string" office:string-value="BOTH" calcext:value-type="string">
            <text:p>BOTH</text:p>
          </table:table-cell>
          <table:table-cell table:style-name="ce85" table:formula="of:=LOOKUP([.A153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ustal, Mega, Bioedit, SPS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72" calcext:value-type="float">
            <text:p>7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9-00373-9</text:p>
          </table:table-cell>
          <table:table-cell table:style-name="ce68" table:formula="of:=concat(&quot;https://dx.doi.org/&quot;; [.F154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154]; [$'Journal Lookup Tables'.$A$2:.$B$22])" office:value-type="string" office:string-value="BOTH" calcext:value-type="string">
            <text:p>BOTH</text:p>
          </table:table-cell>
          <table:table-cell table:style-name="ce83" table:formula="of:=LOOKUP([.A154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, POPGENE, SPS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50" office:value-type="string" calcext:value-type="string">
            <text:p>J Phyto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70" table:formula="of:=concat(&quot;https://dx.doi.org/&quot;; [.F155])" office:value-type="string" office:string-value="" calcext:value-type="error">
            <text:p>#NAME?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80" table:formula="of:=LOOKUP([.A155]; [$'Journal Lookup Tables'.$A$2:.$B$22])" office:value-type="string" office:string-value="BOTH" calcext:value-type="string">
            <text:p>BOTH</text:p>
          </table:table-cell>
          <table:table-cell table:style-name="ce87" table:formula="of:=LOOKUP([.A15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52" office:value-type="string" calcext:value-type="string">
            <text:p><text:a xlink:href="https://doi.org/10.1111/jph.12862" xlink:type="simple">Nik</text:a>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67" table:formula="of:=concat(&quot;https://dx.doi.org/&quot;; [.F156])" office:value-type="string" office:string-value="" calcext:value-type="error">
            <text:p>#NAME?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78" table:formula="of:=LOOKUP([.A156]; [$'Journal Lookup Tables'.$A$2:.$B$22])" office:value-type="string" office:string-value="BOTH" calcext:value-type="string">
            <text:p>BOTH</text:p>
          </table:table-cell>
          <table:table-cell table:style-name="ce85" table:formula="of:=LOOKUP([.A156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axML, BEAST , Figtree</text:p>
          </table:table-cell>
          <table:table-cell table:style-name="ce93"/>
          <table:table-cell table:style-name="ce13" table:number-columns-repeated="3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52" office:value-type="string" calcext:value-type="string">
            <text:p><text:a xlink:href="https://doi.org/10.1111/jph.12876" xlink:type="simple">Nik</text:a>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67" table:formula="of:=concat(&quot;https://dx.doi.org/&quot;; [.F157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157]; [$'Journal Lookup Tables'.$A$2:.$B$22])" office:value-type="string" office:string-value="BOTH" calcext:value-type="string">
            <text:p>BOTH</text:p>
          </table:table-cell>
          <table:table-cell table:style-name="ce85" table:formula="of:=LOOKUP([.A157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PowerMarker, Darwin</text:p>
          </table:table-cell>
          <table:table-cell table:style-name="ce93"/>
          <table:table-cell table:style-name="ce13" table:number-columns-repeated="3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1.00723.x</text:p>
          </table:table-cell>
          <table:table-cell table:style-name="ce65" table:formula="of:=concat(&quot;https://dx.doi.org/&quot;; [.F15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58]; [$'Journal Lookup Tables'.$A$2:.$B$22])" office:value-type="string" office:string-value="BOTH" calcext:value-type="string">
            <text:p>BOTH</text:p>
          </table:table-cell>
          <table:table-cell table:style-name="ce83" table:formula="of:=LOOKUP([.A158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BLASTX, MycorWeb, ESTate, TBLASTX, BLASTP, SignalP, TargetP, TMHMM, Clusta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1.00736.x</text:p>
          </table:table-cell>
          <table:table-cell table:style-name="ce65" table:formula="of:=concat(&quot;https://dx.doi.org/&quot;; [.F15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59]; [$'Journal Lookup Tables'.$A$2:.$B$22])" office:value-type="string" office:string-value="BOTH" calcext:value-type="string">
            <text:p>BOTH</text:p>
          </table:table-cell>
          <table:table-cell table:style-name="ce83" table:formula="of:=LOOKUP([.A15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REST, NJPLO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15" draw:text-style-name="P2" svg:width="471.66pt" svg:height="84.08pt" svg:x="709.23pt" svg:y="2520.71pt" draw:caption-point-x="-11.54pt" draw:caption-point-y="-19.93pt">
              <dc:date>2022-04-25T00:00:00</dc:date>
              <text:p text:style-name="P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p>
              <text:p text:style-name="P1"><text:tab/>-Adam H. Sparks</text:p>
              <text:p text:style-name="P1">Computationally, it's not that great. For being able to recreate the experiment itself, there is good detail about the methods used and equipment for the observations and PCR analysis, etc.</text:p>
              <text:p text:style-name="P1"><text:tab/>-Adam H. Sparks</text:p>
            </office:annotation>
            <text:p>10.1111/j.1364-3703.2011.00737.x</text:p>
          </table:table-cell>
          <table:table-cell table:style-name="ce65" table:formula="of:=concat(&quot;https://dx.doi.org/&quot;; [.F160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in previous article, selected next article</text:p>
          </table:table-cell>
          <table:table-cell table:style-name="ce76" table:formula="of:=LOOKUP([.A160]; [$'Journal Lookup Tables'.$A$2:.$B$22])" office:value-type="string" office:string-value="BOTH" calcext:value-type="string">
            <text:p>BOTH</text:p>
          </table:table-cell>
          <table:table-cell table:style-name="ce83" table:formula="of:=LOOKUP([.A16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BLAS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4-3703.2011.00726.x</text:p>
          </table:table-cell>
          <table:table-cell table:style-name="ce65" table:formula="of:=concat(&quot;https://dx.doi.org/&quot;; [.F1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61]; [$'Journal Lookup Tables'.$A$2:.$B$22])" office:value-type="string" office:string-value="BOTH" calcext:value-type="string">
            <text:p>BOTH</text:p>
          </table:table-cell>
          <table:table-cell table:style-name="ce83" table:formula="of:=LOOKUP([.A16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16" draw:text-style-name="P2" svg:width="700.04pt" svg:height="46.49pt" svg:x="1498.99pt" svg:y="2539.5pt" draw:caption-point-x="-11.54pt" draw:caption-point-y="-22.99pt">
              <dc:date>2022-04-25T00:00:00</dc:date>
              <text:p text:style-name="P1">Genstat</text:p>
              <text:p text:style-name="P1"><text:tab/>-Emerson Del Ponte</text:p>
            </office:annotation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4-3703.2011.00731.x</text:p>
          </table:table-cell>
          <table:table-cell table:style-name="ce65" table:formula="of:=concat(&quot;https://dx.doi.org/&quot;; [.F16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62]; [$'Journal Lookup Tables'.$A$2:.$B$22])" office:value-type="string" office:string-value="BOTH" calcext:value-type="string">
            <text:p>BOTH</text:p>
          </table:table-cell>
          <table:table-cell table:style-name="ce83" table:formula="of:=LOOKUP([.A162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8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7" draw:text-style-name="P2" svg:width="471.66pt" svg:height="329.24pt" svg:x="709.23pt" svg:y="2574.74pt" draw:caption-point-x="-11.54pt" draw:caption-point-y="-26.73pt">
              <dc:date>2022-04-25T00:00:00</dc:date>
              <text:p text:style-name="P1">This is a review</text:p>
              <text:p text:style-name="P1"><text:tab/>-Zachary Foster</text:p>
              <text:p text:style-name="P1">I've assigned a new DOI that's not a review.</text:p>
              <text:p text:style-name="P1"><text:tab/>-Adam H. Sparks</text:p>
              <text:p text:style-name="P1">+zacharyfoster1989@gmail.com, will you be completing these evaluations or do +edelponte@gmail.com and I need to do them for you?</text:p>
              <text:p text:style-name="P1"><text:tab/>-Adam H. Sparks</text:p>
              <text:p text:style-name="P1">I can do them. I thought I was done so I have not looked at this in a while</text:p>
              <text:p text:style-name="P1"><text:tab/>-Zachary Foster</text:p>
              <text:p text:style-name="P1">Thanks, Zach! Understandable.</text:p>
              <text:p text:style-name="P1"><text:tab/>-Adam H. Sparks</text:p>
              <text:p text:style-name="P1">Is this the new DOI? Still looks like a review</text:p>
              <text:p text:style-name="P1"><text:tab/>-Zachary Foster</text:p>
              <text:p text:style-name="P1">this is a review</text:p>
              <text:p text:style-name="P1"><text:tab/>-Emerson Del Ponte</text:p>
              <text:p text:style-name="P1">Hmm, sorry, I know I looked up new articles for the two that were reviews here. I'll fix that now.</text:p>
              <text:p text:style-name="P1"><text:tab/>-Adam H. Sparks</text:p>
              <text:p text:style-name="P1">The new DOI is not a review.</text:p>
              <text:p text:style-name="P1"><text:tab/>-Adam H. Sparks</text:p>
              <text:p text:style-name="P1">Thanks!</text:p>
              <text:p text:style-name="P1"><text:tab/>-Zachary Foster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65" table:formula="of:=concat(&quot;https://dx.doi.org/&quot;; [.F16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63]; [$'Journal Lookup Tables'.$A$2:.$B$22])" office:value-type="string" office:string-value="BOTH" calcext:value-type="string">
            <text:p>BOTH</text:p>
          </table:table-cell>
          <table:table-cell table:style-name="ce83" table:formula="of:=LOOKUP([.A163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2574.74pt" draw:caption-point-x="-11.54pt" draw:caption-point-y="-26.73pt">
              <dc:date>2022-04-25T00:00:00</dc:date>
              <text:p text:style-name="P1">software for graphing not mentioned</text:p>
              <text:p text:style-name="P1"><text:tab/>-Zachary Foster</text:p>
            </office:annotation>
            <text:p>2</text:p>
          </table:table-cell>
          <table:table-cell table:style-name="ce92" office:value-type="float" office:value="1" calcext:value-type="float">
            <office:annotation draw:style-name="gr18" draw:text-style-name="P2" svg:width="700.04pt" svg:height="90.77pt" svg:x="1498.99pt" svg:y="2574.74pt" draw:caption-point-x="-11.54pt" draw:caption-point-y="-26.73pt">
              <dc:date>2022-04-25T00:00:00</dc:date>
              <text:p text:style-name="P1">one was part of qPCR equipment. one open srouce. software for graphing not mentioned</text:p>
              <text:p text:style-name="P1"><text:tab/>-Zachary Foster</text:p>
              <text:p text:style-name="P1">----</text:p>
              <text:p text:style-name="P1">Sorry, I clicked the "resolve" button by accident. This score looks right to me in that case</text:p>
              <text:p text:style-name="P1"><text:tab/>-Adam H. Sparks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623.59pt" svg:height="42.75pt" svg:x="1665.69pt" svg:y="2574.74pt" draw:caption-point-x="-11.54pt" draw:caption-point-y="-26.73pt">
              <dc:date>2022-04-25T00:00:00</dc:date>
              <text:p text:style-name="P1">seqs submitted to NCBI, other data not provided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PAML, 7300 System Sequence Detection Software</text:p>
            <text:p/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CUI, L., YIN, W., DONG, S., WANG, Y.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4--12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nalysis of polymorphism and transcription of the effector gene {Avr1b} in {\textit{Phytophthora sojae}} isolates from {China} virulent to {Rps1b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3" calcext:value-type="float">
            <text:p>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2.00826.x</text:p>
          </table:table-cell>
          <table:table-cell table:style-name="ce65" table:formula="of:=concat(&quot;https://dx.doi.org/&quot;; [.F16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4]; [$'Journal Lookup Tables'.$A$2:.$B$22])" office:value-type="string" office:string-value="BOTH" calcext:value-type="string">
            <text:p>BOTH</text:p>
          </table:table-cell>
          <table:table-cell table:style-name="ce83" table:formula="of:=LOOKUP([.A16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BRISA RAMOS, PABLO GONZÁLEZ-MELENDI, ANDREA SÁNCHEZ-VALLET, CLARA SÁNCHEZ-RODRÍGUEZ, GEMMA LÓPEZ, ANTONIO MOLI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4--5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Functional genomics tools to decipher the pathogenicity mechanisms of the necrotrophic fungus \textit{{Plectosphaerella cucumerina}} in \textit{{Arabidopsis thalian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4" calcext:value-type="float">
            <text:p>1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9" draw:text-style-name="P2" svg:width="471.66pt" svg:height="106.47pt" svg:x="709.23pt" svg:y="2606.26pt" draw:caption-point-x="-11.54pt" draw:caption-point-y="-22.99pt">
              <dc:date>2022-04-25T00:00:00</dc:date>
              <text:p text:style-name="P1">This is a review or "Pathogen profile"</text:p>
              <text:p text:style-name="P1"><text:tab/>-Zachary Foster</text:p>
              <text:p text:style-name="P1">I've assigned a new DOI for this one as well</text:p>
              <text:p text:style-name="P1"><text:tab/>-Adam H. Sparks</text:p>
              <text:p text:style-name="P1">the new one is not a review.. Botrytis cinerea mutants deficient in d‐galacturonic acid catabolism have a perturbed virulence on Nicotiana benthamiana and Arabidopsis, but not on tomato</text:p>
              <text:p text:style-name="P1"><text:tab/>-Emerson Del Ponte</text:p>
            </office:annotation>
            <text:p>10.1111/j.1364-3703.2012.00825.x</text:p>
          </table:table-cell>
          <table:table-cell table:style-name="ce65" table:formula="of:=concat(&quot;https://dx.doi.org/&quot;; [.F16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pathogen profile, next sequential article selected</text:p>
          </table:table-cell>
          <table:table-cell table:style-name="ce76" table:formula="of:=LOOKUP([.A165]; [$'Journal Lookup Tables'.$A$2:.$B$22])" office:value-type="string" office:string-value="BOTH" calcext:value-type="string">
            <text:p>BOTH</text:p>
          </table:table-cell>
          <table:table-cell table:style-name="ce83" table:formula="of:=LOOKUP([.A16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7300 System Sequence Detection Software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9--2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4" calcext:value-type="float">
            <text:p>1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j.1364-3703.2012.00836.x</text:p>
          </table:table-cell>
          <table:table-cell table:style-name="ce65" table:formula="of:=concat(&quot;https://dx.doi.org/&quot;; [.F16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6]; [$'Journal Lookup Tables'.$A$2:.$B$22])" office:value-type="string" office:string-value="BOTH" calcext:value-type="string">
            <text:p>BOTH</text:p>
          </table:table-cell>
          <table:table-cell table:style-name="ce83" table:formula="of:=LOOKUP([.A16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3" draw:text-style-name="P2" svg:width="700.04pt" svg:height="43.51pt" svg:x="1498.99pt" svg:y="2621.99pt" draw:caption-point-x="-11.54pt" draw:caption-point-y="-22.96pt">
              <dc:date>2022-04-25T00:00:00</dc:date>
              <text:p text:style-name="P1">They had graphs and statistics, but did not say how they made them</text:p>
              <text:p text:style-name="P1"><text:tab/>-Zachary Foster</text:p>
            </office:annotation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1-14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{CaWRKY58}, encoding a group {I WRKY} transcription factor of \textit{{Capsicum annuum}}, negatively regulates resistance to \textit{{Ralstonia solanacearum}} infection.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4" calcext:value-type="float">
            <text:p>1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2" draw:text-style-name="P2" svg:width="471.66pt" svg:height="43.48pt" svg:x="709.23pt" svg:y="2637.75pt" draw:caption-point-x="-11.54pt" draw:caption-point-y="-22.99pt">
              <dc:date>2022-04-25T00:00:00</dc:date>
              <text:p text:style-name="P1">Two data files are made available in the supplementary materials</text:p>
              <text:p text:style-name="P1"><text:tab/>-Adam H. Sparks</text:p>
            </office:annotation>
            <text:p>10.1111/mpp.12072</text:p>
          </table:table-cell>
          <table:table-cell table:style-name="ce65" table:formula="of:=concat(&quot;https://dx.doi.org/&quot;; [.F16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67]; [$'Journal Lookup Tables'.$A$2:.$B$22])" office:value-type="string" office:string-value="BOTH" calcext:value-type="string">
            <text:p>BOTH</text:p>
          </table:table-cell>
          <table:table-cell table:style-name="ce83" table:formula="of:=LOOKUP([.A167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SignalP, InterproScan, GenomeThread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064</text:p>
          </table:table-cell>
          <table:table-cell table:style-name="ce65" table:formula="of:=concat(&quot;https://dx.doi.org/&quot;; [.F16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8]; [$'Journal Lookup Tables'.$A$2:.$B$22])" office:value-type="string" office:string-value="BOTH" calcext:value-type="string">
            <text:p>BOTH</text:p>
          </table:table-cell>
          <table:table-cell table:style-name="ce83" table:formula="of:=LOOKUP([.A16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2654.25pt" draw:caption-point-x="-11.54pt" draw:caption-point-y="-23.73pt">
              <dc:date>2022-04-25T00:00:00</dc:date>
              <text:p text:style-name="P1">I could not get the price of GenePix Pro 6.0 image analysis software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SAS, R, GenePix Pro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ug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4--5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Small-molecule inhibitors suppress the expression of both type III secretion and amylovoran biosynthesis genes in \textit{{Erwinia amylovora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167</text:p>
          </table:table-cell>
          <table:table-cell table:style-name="ce65" table:formula="of:=concat(&quot;https://dx.doi.org/&quot;; [.F16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69]; [$'Journal Lookup Tables'.$A$2:.$B$22])" office:value-type="string" office:string-value="BOTH" calcext:value-type="string">
            <text:p>BOTH</text:p>
          </table:table-cell>
          <table:table-cell table:style-name="ce83" table:formula="of:=LOOKUP([.A16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office:annotation draw:style-name="gr4" draw:text-style-name="P2" svg:width="700.04pt" svg:height="42.72pt" svg:x="1498.99pt" svg:y="2670.01pt" draw:caption-point-x="-11.54pt" draw:caption-point-y="-22.99pt">
              <dc:date>2022-04-25T00:00:00</dc:date>
              <text:p text:style-name="P1">All is open source expect graphpad, which is ~100$ a year for students.</text:p>
              <text:p text:style-name="P1"><text:tab/>-Zachary Foster</text:p>
            </office:annotation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4" draw:text-style-name="P2" svg:width="623.59pt" svg:height="42.72pt" svg:x="1665.69pt" svg:y="2670.01pt" draw:caption-point-x="-11.54pt" draw:caption-point-y="-22.99pt">
              <dc:date>2022-04-25T00:00:00</dc:date>
              <text:p text:style-name="P1">They deposited sequences, but not anything else. Some data was in supp mats but not most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OrthoMCL, DAMBE, MrBayes, PHYLIP, GraphPad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7--14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 framework to gauge the epidemic potential of plant pathogens in environmental reservoirs: the example of kiwifruit canker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6" calcext:value-type="float">
            <text:p>16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1" draw:text-style-name="P2" svg:width="471.66pt" svg:height="74.24pt" svg:x="709.23pt" svg:y="2685.74pt" draw:caption-point-x="-11.54pt" draw:caption-point-y="-22.96pt">
              <dc:date>2022-04-25T00:00:00</dc:date>
              <text:p text:style-name="P1">Statistical analysis was performed, but no mention of software or the methods used at all.</text:p>
              <text:p text:style-name="P1"><text:tab/>-Adam H. Sparks</text:p>
              <text:p text:style-name="P1">Other methods used in the lab, etc. appear to be quite detailed.</text:p>
              <text:p text:style-name="P1"><text:tab/>-Adam H. Sparks</text:p>
            </office:annotation>
            <text:p>10.1111/mpp.12257</text:p>
          </table:table-cell>
          <table:table-cell table:style-name="ce65" table:formula="of:=concat(&quot;https://dx.doi.org/&quot;; [.F17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70]; [$'Journal Lookup Tables'.$A$2:.$B$22])" office:value-type="string" office:string-value="BOTH" calcext:value-type="string">
            <text:p>BOTH</text:p>
          </table:table-cell>
          <table:table-cell table:style-name="ce83" table:formula="of:=LOOKUP([.A170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623.59pt" svg:height="42.75pt" svg:x="1665.69pt" svg:y="2685.74pt" draw:caption-point-x="-11.54pt" draw:caption-point-y="-22.96pt">
              <dc:date>2022-04-25T00:00:00</dc:date>
              <text:p text:style-name="P1">Data were deposited in Gene Expression Omnibus (GEO)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318</text:p>
          </table:table-cell>
          <table:table-cell table:style-name="ce65" table:formula="of:=concat(&quot;https://dx.doi.org/&quot;; [.F17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71]; [$'Journal Lookup Tables'.$A$2:.$B$22])" office:value-type="string" office:string-value="BOTH" calcext:value-type="string">
            <text:p>BOTH</text:p>
          </table:table-cell>
          <table:table-cell table:style-name="ce83" table:formula="of:=LOOKUP([.A17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26.43pt" svg:height="42.75pt" svg:x="1415.65pt" svg:y="2701.5pt" draw:caption-point-x="-11.54pt" draw:caption-point-y="-22.99pt">
              <dc:date>2022-04-25T00:00:00</dc:date>
              <text:p text:style-name="P1">They dont cite BLASTN, but it might be that they meant it was used by a fungiDB tool that was cited using a URL. sgRNA was cited</text:p>
              <text:p text:style-name="P1"><text:tab/>-Zachary Foster</text:p>
            </office:annotation>
            <text:p>1</text:p>
          </table:table-cell>
          <table:table-cell table:style-name="ce92" office:value-type="float" office:value="3" calcext:value-type="float">
            <office:annotation draw:style-name="gr5" draw:text-style-name="P2" svg:width="700.04pt" svg:height="42.75pt" svg:x="1498.99pt" svg:y="2701.5pt" draw:caption-point-x="-11.54pt" draw:caption-point-y="-22.99pt">
              <dc:date>2022-04-25T00:00:00</dc:date>
              <text:p text:style-name="P1">The software they do mention is free, but I dont know how they did their stats or made some figures..</text:p>
              <text:p text:style-name="P1"><text:tab/>-Zachary Foster</text:p>
            </office:annotation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office:annotation draw:style-name="gr5" draw:text-style-name="P2" svg:width="623.59pt" svg:height="42.75pt" svg:x="1665.69pt" svg:y="2701.5pt" draw:caption-point-x="-11.54pt" draw:caption-point-y="-22.99pt">
              <dc:date>2022-04-25T00:00:00</dc:date>
              <text:p text:style-name="P1">Some sequence data was provided, but there wa a lot of data not provided</text:p>
              <text:p text:style-name="P1"><text:tab/>-Zachary Foster</text:p>
            </office:annotation>
            <text:p>1</text:p>
          </table:table-cell>
          <table:table-cell table:style-name="ce92" office:value-type="string" calcext:value-type="string">
            <text:p>sgRNA Designer, BLASTN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27--13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Efficient disruption and replacement of an effector gene in the oomycete \textit{{Phytophthora sojae}} using {CRISPR/Cas9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7" calcext:value-type="float">
            <text:p>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267</text:p>
          </table:table-cell>
          <table:table-cell table:style-name="ce65" table:formula="of:=concat(&quot;https://dx.doi.org/&quot;; [.F17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72]; [$'Journal Lookup Tables'.$A$2:.$B$22])" office:value-type="string" office:string-value="BOTH" calcext:value-type="string">
            <text:p>BOTH</text:p>
          </table:table-cell>
          <table:table-cell table:style-name="ce83" table:formula="of:=LOOKUP([.A172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office:annotation draw:style-name="gr5" draw:text-style-name="P2" svg:width="726.43pt" svg:height="42.75pt" svg:x="1415.65pt" svg:y="2717.23pt" draw:caption-point-x="-11.54pt" draw:caption-point-y="-22.96pt">
              <dc:date>2022-04-25T00:00:00</dc:date>
              <text:p text:style-name="P1">Cited using URLs</text:p>
              <text:p text:style-name="P1"><text:tab/>-Zachary Foster</text:p>
            </office:annotation>
            <text:p>1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2717.23pt" draw:caption-point-x="-11.54pt" draw:caption-point-y="-22.96pt">
              <dc:date>2022-04-25T00:00:00</dc:date>
              <text:p text:style-name="P1">PDQuest is ~1000$</text:p>
              <text:p text:style-name="P1"><text:tab/>-Zachary Foster</text:p>
            </office:annotation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BLAST, PDQuest, MASCO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may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8--11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{SNARE} protein {FgVam7} controls growth, asexual and sexual development, and plant infection in \textit{{Fusarium graminearum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7" calcext:value-type="float">
            <text:p>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mpp.12372</text:p>
          </table:table-cell>
          <table:table-cell table:style-name="ce65" table:formula="of:=concat(&quot;https://dx.doi.org/&quot;; [.F17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73]; [$'Journal Lookup Tables'.$A$2:.$B$22])" office:value-type="string" office:string-value="BOTH" calcext:value-type="string">
            <text:p>BOTH</text:p>
          </table:table-cell>
          <table:table-cell table:style-name="ce83" table:formula="of:=LOOKUP([.A17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JM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mpp.12374</text:p>
          </table:table-cell>
          <table:table-cell table:style-name="ce65" table:formula="of:=concat(&quot;https://dx.doi.org/&quot;; [.F17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74]; [$'Journal Lookup Tables'.$A$2:.$B$22])" office:value-type="string" office:string-value="BOTH" calcext:value-type="string">
            <text:p>BOTH</text:p>
          </table:table-cell>
          <table:table-cell table:style-name="ce83" table:formula="of:=LOOKUP([.A174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N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otParam, PROSITE, Clustal, Signal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mpp.12504</text:p>
          </table:table-cell>
          <table:table-cell table:style-name="ce65" table:formula="of:=concat(&quot;https://dx.doi.org/&quot;; [.F17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175]; [$'Journal Lookup Tables'.$A$2:.$B$22])" office:value-type="string" office:string-value="BOTH" calcext:value-type="string">
            <text:p>BOTH</text:p>
          </table:table-cell>
          <table:table-cell table:style-name="ce83" table:formula="of:=LOOKUP([.A175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9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66" table:formula="of:=concat(&quot;https://dx.doi.org/&quot;; [.F17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76]; [$'Journal Lookup Tables'.$A$2:.$B$22])" office:value-type="string" office:string-value="BOTH" calcext:value-type="string">
            <text:p>BOTH</text:p>
          </table:table-cell>
          <table:table-cell table:style-name="ce84" table:formula="of:=LOOKUP([.A17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EG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55" office:value-type="string" calcext:value-type="string">
            <text:p><text:a xlink:href="https://doi.org/10.1111/mpp.12739" xlink:type="simple">Kaique</text:a>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70" table:formula="of:=concat(&quot;https://dx.doi.org/&quot;; [.F177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80" table:formula="of:=LOOKUP([.A177]; [$'Journal Lookup Tables'.$A$2:.$B$22])" office:value-type="string" office:string-value="BOTH" calcext:value-type="string">
            <text:p>BOTH</text:p>
          </table:table-cell>
          <table:table-cell table:style-name="ce87" table:formula="of:=LOOKUP([.A17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53" office:value-type="string" calcext:value-type="string">
            <text:p><text:a xlink:href="https://doi.org/10.1111/mpp.12737" xlink:type="simple">Zach</text:a>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69" table:formula="of:=concat(&quot;https://dx.doi.org/&quot;; [.F17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78]; [$'Journal Lookup Tables'.$A$2:.$B$22])" office:value-type="string" office:string-value="BOTH" calcext:value-type="string">
            <text:p>BOTH</text:p>
          </table:table-cell>
          <table:table-cell table:style-name="ce86" table:formula="of:=LOOKUP([.A178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Family-Companion tool, CV tree, R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66" table:formula="of:=concat(&quot;https://dx.doi.org/&quot;; [.F179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79]; [$'Journal Lookup Tables'.$A$2:.$B$22])" office:value-type="string" office:string-value="BOTH" calcext:value-type="string">
            <text:p>BOTH</text:p>
          </table:table-cell>
          <table:table-cell table:style-name="ce84" table:formula="of:=LOOKUP([.A179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Python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55" office:value-type="string" calcext:value-type="string">
            <text:p><text:a xlink:href="https://doi.org/10.1111/mpp.12878" xlink:type="simple">Kaique</text:a>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70" table:formula="of:=concat(&quot;https://dx.doi.org/&quot;; [.F180])" office:value-type="string" office:string-value="" calcext:value-type="error">
            <text:p>#NAME?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80" table:formula="of:=LOOKUP([.A180]; [$'Journal Lookup Tables'.$A$2:.$B$22])" office:value-type="string" office:string-value="BOTH" calcext:value-type="string">
            <text:p>BOTH</text:p>
          </table:table-cell>
          <table:table-cell table:style-name="ce87" table:formula="of:=LOOKUP([.A18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Statistica, LinRegPCR, REST2009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55" office:value-type="string" calcext:value-type="string">
            <text:p><text:a xlink:href="https://doi.org/10.1111/mpp.12882" xlink:type="simple">Kaique</text:a>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70" table:formula="of:=concat(&quot;https://dx.doi.org/&quot;; [.F181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181]; [$'Journal Lookup Tables'.$A$2:.$B$22])" office:value-type="string" office:string-value="BOTH" calcext:value-type="string">
            <text:p>BOTH</text:p>
          </table:table-cell>
          <table:table-cell table:style-name="ce87" table:formula="of:=LOOKUP([.A181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BLAST2GO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53" office:value-type="string" calcext:value-type="string">
            <text:p><text:a xlink:href="https://doi.org/10.1111/mpp.12874" xlink:type="simple">Zach</text:a>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69" table:formula="of:=concat(&quot;https://dx.doi.org/&quot;; [.F182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182]; [$'Journal Lookup Tables'.$A$2:.$B$22])" office:value-type="string" office:string-value="BOTH" calcext:value-type="string">
            <text:p>BOTH</text:p>
          </table:table-cell>
          <table:table-cell table:style-name="ce86" table:formula="of:=LOOKUP([.A182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WA, R, Python, TASSEL, STRUCTURE, DARwin, GATK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53" office:value-type="string" calcext:value-type="string">
            <text:p><text:a xlink:href="https://doi.org/10.1111/mpp.12883" xlink:type="simple">Zach</text:a>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69" table:formula="of:=concat(&quot;https://dx.doi.org/&quot;; [.F183])" office:value-type="string" office:string-value="" calcext:value-type="error">
            <text:p>#NAME?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79" table:formula="of:=LOOKUP([.A183]; [$'Journal Lookup Tables'.$A$2:.$B$22])" office:value-type="string" office:string-value="BOTH" calcext:value-type="string">
            <text:p>BOTH</text:p>
          </table:table-cell>
          <table:table-cell table:style-name="ce86" table:formula="of:=LOOKUP([.A183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cNLS Mapper, Conserved Domain Search Service, MEGA, Tophat, R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 Pathology</text:p>
          </table:table-cell>
          <table:table-cell table:style-name="ce48" office:value-type="string" calcext:value-type="string">
            <text:p>Mol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56" calcext:value-type="float">
            <text:p>5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11/mpp.13030</text:p>
          </table:table-cell>
          <table:table-cell table:style-name="ce68" table:formula="of:=concat(&quot;https://dx.doi.org/&quot;; [.F184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300s at first of Jan 2021, this is the first research article of 2021</text:p>
          </table:table-cell>
          <table:table-cell table:style-name="ce76" table:formula="of:=LOOKUP([.A184]; [$'Journal Lookup Tables'.$A$2:.$B$22])" office:value-type="string" office:string-value="BOTH" calcext:value-type="string">
            <text:p>BOTH</text:p>
          </table:table-cell>
          <table:table-cell table:style-name="ce83" table:formula="of:=LOOKUP([.A184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owtie, Tophat, edgeR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 Pathology</text:p>
          </table:table-cell>
          <table:table-cell table:style-name="ce48" office:value-type="string" calcext:value-type="string">
            <text:p>Mol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19" calcext:value-type="float">
            <text:p>119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11/mpp.13032</text:p>
          </table:table-cell>
          <table:table-cell table:style-name="ce68" table:formula="of:=concat(&quot;https://dx.doi.org/&quot;; [.F185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300s at first of Jan 2021, this is the second research article of 2021</text:p>
          </table:table-cell>
          <table:table-cell table:style-name="ce76" table:formula="of:=LOOKUP([.A185]; [$'Journal Lookup Tables'.$A$2:.$B$22])" office:value-type="string" office:string-value="BOTH" calcext:value-type="string">
            <text:p>BOTH</text:p>
          </table:table-cell>
          <table:table-cell table:style-name="ce83" table:formula="of:=LOOKUP([.A185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RepeatMasker, Treefam, MAFFT, RevTrans, HGAP, TMHMM, TargetP, PredGPI, antiSMASH, HMMer3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66" table:formula="of:=concat(&quot;https://dx.doi.org/&quot;; [.F18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186]; [$'Journal Lookup Tables'.$A$2:.$B$22])" office:value-type="string" office:string-value="BOTH" calcext:value-type="string">
            <text:p>BOTH</text:p>
          </table:table-cell>
          <table:table-cell table:style-name="ce84" table:formula="of:=LOOKUP([.A186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GraphPad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1-0121" xlink:type="simple">10.1094/MPMI-05-11-0121</text:a></text:p>
          </table:table-cell>
          <table:table-cell table:style-name="ce65" table:formula="of:=concat(&quot;https://dx.doi.org/&quot;; [.F18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76" table:formula="of:=LOOKUP([.A187]; [$'Journal Lookup Tables'.$A$2:.$B$22])" office:value-type="float" office:value="1" calcext:value-type="float">
            <text:p>1</text:p>
          </table:table-cell>
          <table:table-cell table:style-name="ce83" table:formula="of:=LOOKUP([.A187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5" draw:text-style-name="P2" svg:width="726.43pt" svg:height="42.75pt" svg:x="1415.65pt" svg:y="2955.74pt" draw:caption-point-x="-11.54pt" draw:caption-point-y="-22.96pt">
              <dc:date>2022-04-25T00:00:00</dc:date>
              <text:p text:style-name="P1">R was used here as "QVALUE" is a BioConductor package. Neither R nor BioConductor are mentioned or properly cited in this paper. Scoring as 0 as a result.</text:p>
              <text:p text:style-name="P1"><text:tab/>-Adam H. Sparks</text:p>
            </office:annotation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0" calcext:value-type="float">
            <office:annotation draw:style-name="gr5" draw:text-style-name="P2" svg:width="623.59pt" svg:height="42.75pt" svg:x="1665.69pt" svg:y="2955.74pt" draw:caption-point-x="-11.54pt" draw:caption-point-y="-22.96pt">
              <dc:date>2022-04-25T00:00:00</dc:date>
              <text:p text:style-name="P1">From the manuscript: "The complete microarray data have been deposited in the National Center for Biotechnology Information Gene Expres- sion Omnibus (GEO) (Edgar et al. 2002) and are accessible through GEO Series accession number GSE28244"</text:p>
              <text:p text:style-name="P1"><text:tab/>-Adam H. Sparks</text:p>
            </office:annotation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72.88pt" svg:x="2142.09pt" svg:y="2940.69pt" draw:caption-point-x="-11.54pt" draw:caption-point-y="-7.91pt">
              <dc:date>2022-04-25T00:00:00</dc:date>
              <text:p text:style-name="P1">This is a very confusing one. I think it's referring to an R package, but it's only referred to as a standalone software in the paper. No version number or reference to R is given.</text:p>
              <text:p text:style-name="P1"><text:tab/>-Adam H. Sparks</text:p>
            </office:annotation>
            <text:p>National Center for Biotechnology Information data-base, J. Craig Venter Institute database, KEGG, SMAR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Rodr_guez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an, Qing and Wang, Nia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9--8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High-Throughput Screening and Analysis <text:s/>of Genes of \textit{{Xanthomonas} citri} subsp. \textit{citri} Involved <text:s/>in Citrus Canker Symptom Development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5" calcext:value-type="float">
            <text:p>25</text:p>
          </table:table-cell>
          <table:table-cell table:style-name="ce59" office:value-type="string" calcext:value-type="string">
            <text:p><text:a xlink:href="https://doi.org/10.1094/MPMI-05-11-0121" xlink:type="simple">https://doi.org/10.1094/MPMI-05-11-012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mpmi-07-11-0193</text:p>
          </table:table-cell>
          <table:table-cell table:style-name="ce65" table:formula="of:=concat(&quot;https://dx.doi.org/&quot;; [.F18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188]; [$'Journal Lookup Tables'.$A$2:.$B$22])" office:value-type="float" office:value="1" calcext:value-type="float">
            <text:p>1</text:p>
          </table:table-cell>
          <table:table-cell table:style-name="ce83" table:formula="of:=LOOKUP([.A18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2971.5pt" draw:caption-point-x="-11.54pt" draw:caption-point-y="-22.99pt">
              <dc:date>2022-04-25T00:00:00</dc:date>
              <text:p text:style-name="P1">R version is given, however the proper citation is not given for R. However, packages are properly cited.</text:p>
              <text:p text:style-name="P1"><text:tab/>-Adam H. Sparks</text:p>
            </office:annotation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, Multiexperiment viewer, Babelomic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onzalez_Ibeas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Daniel Gonzalez-Ibeas, Joaquin Ca{\\~{n}}izares, Miguel A. Arand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07--118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Microarray Analysis Shows That Recessive Resistance to \textit{Watermelon mosaic virus} in Melon Is Associated with the Induction of Defense Response Gene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5" calcext:value-type="float">
            <text:p>25</text:p>
          </table:table-cell>
          <table:table-cell table:style-name="ce59" office:value-type="string" calcext:value-type="string">
            <text:p><text:a xlink:href="https://doi.org/10.1094%2Fmpmi-07-11-0193" xlink:type="simple">https://doi.org/10.1094%2Fmpmi-07-11-019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65" table:formula="of:=concat(&quot;https://dx.doi.org/&quot;; [.F18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second sequential article</text:p>
          </table:table-cell>
          <table:table-cell table:style-name="ce76" table:formula="of:=LOOKUP([.A189]; [$'Journal Lookup Tables'.$A$2:.$B$22])" office:value-type="float" office:value="1" calcext:value-type="float">
            <text:p>1</text:p>
          </table:table-cell>
          <table:table-cell table:style-name="ce83" table:formula="of:=LOOKUP([.A189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office:annotation draw:style-name="gr5" draw:text-style-name="P2" svg:width="645.85pt" svg:height="42.75pt" svg:x="1601.8pt" svg:y="2987.23pt" draw:caption-point-x="-11.54pt" draw:caption-point-y="-22.96pt">
              <dc:date>2022-04-25T00:00:00</dc:date>
              <text:p text:style-name="P1">Review article</text:p>
              <text:p text:style-name="P1"><text:tab/>-Emerson Del Ponte</text:p>
            </office:annotation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enStat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36--43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The Arabidopsis F-box/Kelch-Repeat Protein At2g44130 Is Upregulated in Giant Cells and Promotes Nematode Susceptibility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6" calcext:value-type="float">
            <text:p>26</text:p>
          </table:table-cell>
          <table:table-cell table:style-name="ce59" office:value-type="string" calcext:value-type="string">
            <text:p><text:a xlink:href="https://doi.org/10.1094/MPMI-05-12-0135-FI" xlink:type="simple">https://doi.org/10.1094/MPMI-05-12-0135-FI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5-12-0121-fi</text:p>
          </table:table-cell>
          <table:table-cell table:style-name="ce65" table:formula="of:=concat(&quot;https://dx.doi.org/&quot;; [.F19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76" table:formula="of:=LOOKUP([.A190]; [$'Journal Lookup Tables'.$A$2:.$B$22])" office:value-type="float" office:value="1" calcext:value-type="float">
            <text:p>1</text:p>
          </table:table-cell>
          <table:table-cell table:style-name="ce83" table:formula="of:=LOOKUP([.A190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office:annotation draw:style-name="gr5" draw:text-style-name="P2" svg:width="726.43pt" svg:height="42.75pt" svg:x="1415.65pt" svg:y="3003pt" draw:caption-point-x="-11.54pt" draw:caption-point-y="-22.99pt">
              <dc:date>2022-04-25T00:00:00</dc:date>
              <text:p text:style-name="P1">They did not cite any software, or even mention it besides blast</text:p>
              <text:p text:style-name="P1"><text:tab/>-Zachary Foster</text:p>
            </office:annotation>
            <text:p>0</text:p>
          </table:table-cell>
          <table:table-cell table:style-name="ce92" office:value-type="float" office:value="1" calcext:value-type="float">
            <office:annotation draw:style-name="gr5" draw:text-style-name="P2" svg:width="700.04pt" svg:height="42.75pt" svg:x="1498.99pt" svg:y="3003pt" draw:caption-point-x="-11.54pt" draw:caption-point-y="-22.99pt">
              <dc:date>2022-04-25T00:00:00</dc:date>
              <text:p text:style-name="P1">They do not say what they used besides BLAST, although they report results from a 454 RNA sequencing run, so more programs must have been used</text:p>
              <text:p text:style-name="P1"><text:tab/>-Zachary Foster</text:p>
            </office:annotation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5" draw:text-style-name="P2" svg:width="623.59pt" svg:height="42.75pt" svg:x="1665.69pt" svg:y="3003pt" draw:caption-point-x="-11.54pt" draw:caption-point-y="-22.99pt">
              <dc:date>2022-04-25T00:00:00</dc:date>
              <text:p text:style-name="P1">they generated RNA 454 data, but dont say much about it</text:p>
              <text:p text:style-name="P1"><text:tab/>-Zachary Foster</text:p>
            </office:annotation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3003pt" draw:caption-point-x="-11.54pt" draw:caption-point-y="-22.99pt">
              <dc:date>2022-04-25T00:00:00</dc:date>
              <text:p text:style-name="P1">Must have used other software</text:p>
              <text:p text:style-name="P1"><text:tab/>-Zachary Foster</text:p>
            </office:annotation>
            <text:p>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Maier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Tom R. Maier, Tarek Hewezi, Jiqing Peng, Thomas J. Baum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1--35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solation of Whole Esophageal Gland Cells from Plant-Parasitic Nematodes for Transcriptome Analyses and Effector Identificatio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26" calcext:value-type="float">
            <text:p>26</text:p>
          </table:table-cell>
          <table:table-cell table:style-name="ce115" office:value-type="string" calcext:value-type="string">
            <text:p><text:a xlink:href="https://doi.org/10.1094%2Fmpmi-05-12-0121-fi" xlink:type="simple">https://doi.org/10.1094%2Fmpmi-05-12-0121-fi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65" table:formula="of:=concat(&quot;https://dx.doi.org/&quot;; [.F191])" office:value-type="string" office:string-value="" calcext:value-type="error">
            <text:p>#NAME?</text:p>
          </table:table-cell>
          <table:table-cell table:style-name="ce36" office:value-type="string" calcext:value-type="string">
            <text:p>Duplicate article was selected initially. This is the article following 10.1094/mpmi-08-13-0225-r</text:p>
          </table:table-cell>
          <table:table-cell table:style-name="ce76" table:formula="of:=LOOKUP([.A191]; [$'Journal Lookup Tables'.$A$2:.$B$22])" office:value-type="float" office:value="1" calcext:value-type="float">
            <text:p>1</text:p>
          </table:table-cell>
          <table:table-cell table:style-name="ce83" table:formula="of:=LOOKUP([.A19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623.59pt" svg:height="42.75pt" svg:x="1665.69pt" svg:y="3018.76pt" draw:caption-point-x="-11.54pt" draw:caption-point-y="-22.99pt">
              <dc:date>2022-04-25T00:00:00</dc:date>
              <text:p text:style-name="P1">seqs submitted to NCBI, other data not provided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text:p>JMP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ULL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Accumulation of the Mycotoxin Patulin in the Presence of Gluconic Acid Contributes to Pathogenicity of Penicillium expansum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27" calcext:value-type="float">
            <text:p>27</text:p>
          </table:table-cell>
          <table:table-cell table:style-name="ce59" office:value-type="string" calcext:value-type="string">
            <text:p><text:a xlink:href="https://doi.org/10.1094/MPMI-05-13-0138-R" xlink:type="simple">https://doi.org/10.1094/MPMI-05-13-0138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3-0225-r</text:p>
          </table:table-cell>
          <table:table-cell table:style-name="ce65" table:formula="of:=concat(&quot;https://dx.doi.org/&quot;; [.F19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2]; [$'Journal Lookup Tables'.$A$2:.$B$22])" office:value-type="float" office:value="1" calcext:value-type="float">
            <text:p>1</text:p>
          </table:table-cell>
          <table:table-cell table:style-name="ce83" table:formula="of:=LOOKUP([.A19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5" draw:text-style-name="P2" svg:width="726.43pt" svg:height="42.75pt" svg:x="1415.65pt" svg:y="3034.49pt" draw:caption-point-x="-11.54pt" draw:caption-point-y="-22.96pt">
              <dc:date>2022-04-25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Baek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Jin-Ho Baek, Jin-Ah Park, Jung-Mi Kim, Jung-Mi Oh, Seung-Moon Park, Dae-Hyuk Kim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56--65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Functional Analysis of a Tannic-Acid-Inducible and Hypoviral-Regulated Small Heat-Shock Protein Hsp24 from the Chestnut Blight Fungus \textit{{Cryphonectria parasitica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27" calcext:value-type="float">
            <text:p>27</text:p>
          </table:table-cell>
          <table:table-cell table:style-name="ce64" office:value-type="string" calcext:value-type="string">
            <text:p><text:a xlink:href="https://doi.org/10.1094%2Fmpmi-08-13-0225-r" xlink:type="simple">https://doi.org/10.1094%2Fmpmi-08-13-0225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9-15-0219-r</text:p>
          </table:table-cell>
          <table:table-cell table:style-name="ce65" table:formula="of:=concat(&quot;https://dx.doi.org/&quot;; [.F19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3]; [$'Journal Lookup Tables'.$A$2:.$B$22])" office:value-type="float" office:value="1" calcext:value-type="float">
            <text:p>1</text:p>
          </table:table-cell>
          <table:table-cell table:style-name="ce83" table:formula="of:=LOOKUP([.A19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hang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Hao-Xun Chang, Leslie L. Domier, Osman Radwan, Craig R. Yendrek, Matthew E. Hudson, Glen L. Hartma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96--108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Identification of Multiple Phytotoxins Produced by \textit{{Fusarium virguliforme}} Including a Phytotoxic Effector ({FvNIS}1 Associated With Sudden Death Syndrome Foliar Symptom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29" calcext:value-type="float">
            <text:p>29</text:p>
          </table:table-cell>
          <table:table-cell table:style-name="ce64" office:value-type="string" calcext:value-type="string">
            <text:p><text:a xlink:href="https://doi.org/10.1094%2Fmpmi-09-15-0219-r" xlink:type="simple">https://doi.org/10.1094%2Fmpmi-09-15-0219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9-15-0204-r</text:p>
          </table:table-cell>
          <table:table-cell table:style-name="ce65" table:formula="of:=concat(&quot;https://dx.doi.org/&quot;; [.F1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194]; [$'Journal Lookup Tables'.$A$2:.$B$22])" office:value-type="float" office:value="1" calcext:value-type="float">
            <text:p>1</text:p>
          </table:table-cell>
          <table:table-cell table:style-name="ce83" table:formula="of:=LOOKUP([.A194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Ishiga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Yasuhiro Ishiga, Yuki Ichinos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19--131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\textit{{Pseudomonas syringae}} pv. \textit{tomato} {OxyR} Is Required for Virulence in Tomato and Arabidopsi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29" calcext:value-type="float">
            <text:p>29</text:p>
          </table:table-cell>
          <table:table-cell table:style-name="ce64" office:value-type="string" calcext:value-type="string">
            <text:p><text:a xlink:href="https://doi.org/10.1094%2Fmpmi-09-15-0204-r" xlink:type="simple">https://doi.org/10.1094%2Fmpmi-09-15-0204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3-15-0047-r</text:p>
          </table:table-cell>
          <table:table-cell table:style-name="ce65" table:formula="of:=concat(&quot;https://dx.doi.org/&quot;; [.F19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95]; [$'Journal Lookup Tables'.$A$2:.$B$22])" office:value-type="float" office:value="1" calcext:value-type="float">
            <text:p>1</text:p>
          </table:table-cell>
          <table:table-cell table:style-name="ce83" table:formula="of:=LOOKUP([.A19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0" calcext:value-type="float">
            <office:annotation draw:style-name="gr20" draw:text-style-name="P2" svg:width="700.04pt" svg:height="41.24pt" svg:x="1498.99pt" svg:y="3081.74pt" draw:caption-point-x="-11.54pt" draw:caption-point-y="-22.96pt">
              <dc:date>2022-04-25T00:00:00</dc:date>
              <text:p text:style-name="P1">Made graphs and did statistics, but no mention of software used. I think excel was used</text:p>
              <text:p text:style-name="P1"><text:tab/>-Zachary Foster</text:p>
            </office:annotation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Liu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Qing Liu, Jianyuan Yang, Shaohong Zhang, Junliang Zhao, Aiqing Feng, Tifeng Yang, Xiaofei Wang, Xinxue Mao, Jingfang Dong, Xiaoyuan Zhu, Hei Leung, Jan E. Leach, Bin Li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6--56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{OsGF14b} Positively Regulates Panicle Blast Resistance but Negatively Regulates Leaf Blast Resistance in Ric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29" calcext:value-type="float">
            <text:p>29</text:p>
          </table:table-cell>
          <table:table-cell table:style-name="ce115" office:value-type="string" calcext:value-type="string">
            <text:p><text:a xlink:href="https://doi.org/10.1094%2Fmpmi-03-15-0047-r" xlink:type="simple">https://doi.org/10.1094%2Fmpmi-03-15-0047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7-15-0153-r</text:p>
          </table:table-cell>
          <table:table-cell table:style-name="ce65" table:formula="of:=concat(&quot;https://dx.doi.org/&quot;; [.F19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196]; [$'Journal Lookup Tables'.$A$2:.$B$22])" office:value-type="float" office:value="1" calcext:value-type="float">
            <text:p>1</text:p>
          </table:table-cell>
          <table:table-cell table:style-name="ce83" table:formula="of:=LOOKUP([.A196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lstat2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Zheng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Desen Zheng, Thomas J. Bur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9--118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nhibition of Grape Crown Gall by Agrobacterium vitis F2/5 Requires Two Nonribosomal Peptide Synthetases and One Polyketide Synthas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29" calcext:value-type="float">
            <text:p>29</text:p>
          </table:table-cell>
          <table:table-cell table:style-name="ce115" office:value-type="string" calcext:value-type="string">
            <text:p><text:a xlink:href="https://doi.org/10.1094%2Fmpmi-07-15-0153-r" xlink:type="simple">https://doi.org/10.1094%2Fmpmi-07-15-0153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6-0157-R</text:p>
          </table:table-cell>
          <table:table-cell table:style-name="ce65" table:formula="of:=concat(&quot;https://dx.doi.org/&quot;; [.F197])" office:value-type="string" office:string-value="" calcext:value-type="error">
            <text:p>#NAME?</text:p>
          </table:table-cell>
          <table:table-cell table:style-name="ce37" office:value-type="string" calcext:value-type="string">
            <text:p>13 was a review. Changed to page 16</text:p>
          </table:table-cell>
          <table:table-cell table:style-name="ce76" table:formula="of:=LOOKUP([.A197]; [$'Journal Lookup Tables'.$A$2:.$B$22])" office:value-type="float" office:value="1" calcext:value-type="float">
            <text:p>1</text:p>
          </table:table-cell>
          <table:table-cell table:style-name="ce83" table:formula="of:=LOOKUP([.A19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N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office:annotation draw:style-name="gr20" draw:text-style-name="P2" svg:width="184pt" svg:height="41.24pt" svg:x="2142.09pt" svg:y="3113.23pt" draw:caption-point-x="-11.54pt" draw:caption-point-y="-22.96pt">
              <dc:date>2022-04-25T00:00:00</dc:date>
              <text:p text:style-name="P1">This seems too high. It is beacuse they only used BLAST</text:p>
              <text:p text:style-name="P1"><text:tab/>-Zachary Foster</text:p>
            </office:annotation>
            <text:p>MapMan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65" table:formula="of:=concat(&quot;https://dx.doi.org/&quot;; [.F198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second sequential article selected as first was assigned to Emerson</text:p>
          </table:table-cell>
          <table:table-cell table:style-name="ce81" table:formula="of:=LOOKUP([.A198]; [$'Journal Lookup Tables'.$A$2:.$B$22])" office:value-type="float" office:value="1" calcext:value-type="float">
            <text:p>1</text:p>
          </table:table-cell>
          <table:table-cell table:style-name="ce88" table:formula="of:=LOOKUP([.A198]; [$'Journal Lookup Tables'.$F$2:.$G$22])" office:value-type="float" office:value="2.5" calcext:value-type="float">
            <text:p>2.5</text:p>
          </table:table-cell>
          <table:table-cell table:style-name="ce88" office:value-type="string" calcext:value-type="string">
            <text:p>Fundamental</text:p>
          </table:table-cell>
          <table:table-cell table:style-name="ce96" table:formula="of:=TRUE()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MaGe, ApE</text:p>
          </table:table-cell>
          <table:table-cell table:style-name="ce88" table:number-columns-repeated="3"/>
          <table:table-cell table:style-name="ce36" table:number-columns-repeated="24"/>
          <table:table-cell table:number-columns-repeated="980"/>
        </table:table-row>
        <table:table-row table:style-name="ro2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5-17-0121-FI</text:p>
          </table:table-cell>
          <table:table-cell table:style-name="ce65" table:formula="of:=concat(&quot;https://dx.doi.org/&quot;; [.F199])" office:value-type="string" office:string-value="" calcext:value-type="error">
            <text:p>#NAME?</text:p>
          </table:table-cell>
          <table:table-cell table:style-name="ce37" office:value-type="string" calcext:value-type="string">
            <text:p>16 was a review. 46 is next research article</text:p>
          </table:table-cell>
          <table:table-cell table:style-name="ce76" table:formula="of:=LOOKUP([.A199]; [$'Journal Lookup Tables'.$A$2:.$B$22])" office:value-type="float" office:value="1" calcext:value-type="float">
            <text:p>1</text:p>
          </table:table-cell>
          <table:table-cell table:style-name="ce83" table:formula="of:=LOOKUP([.A19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nfo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6-17-0138-R</text:p>
          </table:table-cell>
          <table:table-cell table:style-name="ce65" table:formula="of:=concat(&quot;https://dx.doi.org/&quot;; [.F200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 was picked</text:p>
          </table:table-cell>
          <table:table-cell table:style-name="ce76" table:formula="of:=LOOKUP([.A200]; [$'Journal Lookup Tables'.$A$2:.$B$22])" office:value-type="float" office:value="1" calcext:value-type="float">
            <text:p>1</text:p>
          </table:table-cell>
          <table:table-cell table:style-name="ce83" table:formula="of:=LOOKUP([.A20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7-0203-FI</text:p>
          </table:table-cell>
          <table:table-cell table:style-name="ce65" table:formula="of:=concat(&quot;https://dx.doi.org/&quot;; [.F201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 was picked</text:p>
          </table:table-cell>
          <table:table-cell table:style-name="ce76" table:formula="of:=LOOKUP([.A201]; [$'Journal Lookup Tables'.$A$2:.$B$22])" office:value-type="float" office:value="1" calcext:value-type="float">
            <text:p>1</text:p>
          </table:table-cell>
          <table:table-cell table:style-name="ce83" table:formula="of:=LOOKUP([.A201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Molecular Plant-Microbe Interactions</text:p>
          </table:table-cell>
          <table:table-cell table:style-name="ce47" office:value-type="string" calcext:value-type="string">
            <text:p>Mol Plant Micro In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3" calcext:value-type="float">
            <text:p>143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94/MPMI-07-17-0164-R</text:p>
          </table:table-cell>
          <table:table-cell table:style-name="ce65" table:formula="of:=concat(&quot;https://dx.doi.org/&quot;; [.F20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02]; [$'Journal Lookup Tables'.$A$2:.$B$22])" office:value-type="float" office:value="1" calcext:value-type="float">
            <text:p>1</text:p>
          </table:table-cell>
          <table:table-cell table:style-name="ce83" table:formula="of:=LOOKUP([.A202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Molecular Plant-Microbe Interactions</text:p>
          </table:table-cell>
          <table:table-cell table:style-name="ce48" office:value-type="string" calcext:value-type="string">
            <text:p>Mol Plant Micro In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26" calcext:value-type="float">
            <text:p>126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094/MPMI-09-18-0265-TA</text:p>
          </table:table-cell>
          <table:table-cell table:style-name="ce68" table:formula="of:=concat(&quot;https://dx.doi.org/&quot;; [.F203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the 900s, this is the first research article of 2019</text:p>
          </table:table-cell>
          <table:table-cell table:style-name="ce76" table:formula="of:=LOOKUP([.A203]; [$'Journal Lookup Tables'.$A$2:.$B$22])" office:value-type="float" office:value="1" calcext:value-type="float">
            <text:p>1</text:p>
          </table:table-cell>
          <table:table-cell table:style-name="ce83" table:formula="of:=LOOKUP([.A203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rism, Fluoview FV31S-SW, LRRfinder, InterProScan, EMBOSS Garnier, Geneiou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6" office:value-type="string" calcext:value-type="string">
            <text:p>Mol Plant Micro In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94/MPMI-07-18-0208-R</text:p>
          </table:table-cell>
          <table:table-cell table:style-name="ce66" table:formula="of:=concat(&quot;https://dx.doi.org/&quot;; [.F20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04]; [$'Journal Lookup Tables'.$A$2:.$B$22])" office:value-type="float" office:value="1" calcext:value-type="float">
            <text:p>1</text:p>
          </table:table-cell>
          <table:table-cell table:style-name="ce84" table:formula="of:=LOOKUP([.A20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apMan, FastQC, Trimmomatic, TOPHAT, FeatureCounts, DeSeq2, T-MeV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-Microbe Interactions</text:p>
          </table:table-cell>
          <table:table-cell table:style-name="ce48" office:value-type="string" calcext:value-type="string">
            <text:p>Mol Plant Micro In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70" calcext:value-type="float">
            <text:p>70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094/MPMI-07-20-0201-R</text:p>
          </table:table-cell>
          <table:table-cell table:style-name="ce68" table:formula="of:=concat(&quot;https://dx.doi.org/&quot;; [.F205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05]; [$'Journal Lookup Tables'.$A$2:.$B$22])" office:value-type="float" office:value="1" calcext:value-type="float">
            <text:p>1</text:p>
          </table:table-cell>
          <table:table-cell table:style-name="ce83" table:formula="of:=LOOKUP([.A205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BLASTp, MATLAB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6" office:value-type="string" calcext:value-type="string">
            <text:p>Mol Plant Micro I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94/MPMI-08-20-0224-R</text:p>
          </table:table-cell>
          <table:table-cell table:style-name="ce66" table:formula="of:=concat(&quot;https://dx.doi.org/&quot;; [.F20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06]; [$'Journal Lookup Tables'.$A$2:.$B$22])" office:value-type="float" office:value="1" calcext:value-type="float">
            <text:p>1</text:p>
          </table:table-cell>
          <table:table-cell table:style-name="ce84" table:formula="of:=LOOKUP([.A206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JMP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Molecular Plant-Microbe Interactions</text:p>
          </table:table-cell>
          <table:table-cell table:style-name="ce41" office:value-type="string" calcext:value-type="string">
            <text:p>Mol Plant Micro I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55" office:value-type="string" calcext:value-type="string">
            <text:p><text:a xlink:href="https://doi.org/10.1094/MPMI-08-20-0227-R" xlink:type="simple">Kaique</text:a></text:p>
          </table:table-cell>
          <table:table-cell table:style-name="ce61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70" table:formula="of:=concat(&quot;https://dx.doi.org/&quot;; [.F207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07]; [$'Journal Lookup Tables'.$A$2:.$B$22])" office:value-type="float" office:value="1" calcext:value-type="float">
            <text:p>1</text:p>
          </table:table-cell>
          <table:table-cell table:style-name="ce87" table:formula="of:=LOOKUP([.A20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13" office:value-type="string" calcext:value-type="string">
            <text:p>Mol Plant Micro I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52" office:value-type="string" calcext:value-type="string">
            <text:p><text:a xlink:href="https://doi.org/10.1094/MPMI-06-20-0164-R" xlink:type="simple">Nik</text:a></text:p>
          </table:table-cell>
          <table:table-cell table:style-name="ce62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73" table:formula="of:=concat(&quot;https://dx.doi.org/&quot;; [.F208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208]; [$'Journal Lookup Tables'.$A$2:.$B$22])" office:value-type="float" office:value="1" calcext:value-type="float">
            <text:p>1</text:p>
          </table:table-cell>
          <table:table-cell table:style-name="ce85" table:formula="of:=LOOKUP([.A208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, FastANI, Get_homologs, autoMLSA, IQTREE, FigTree, GATK, BWA, Picard tools, vcftools, SnpEff, lastz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6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2x643914</text:p>
          </table:table-cell>
          <table:table-cell table:style-name="ce74" table:formula="of:=concat(&quot;https://dx.doi.org/&quot;; [.F20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previous plant parasitic nematode article</text:p>
          </table:table-cell>
          <table:table-cell table:style-name="ce76" table:formula="of:=LOOKUP([.A209]; [$'Journal Lookup Tables'.$A$2:.$B$22])" office:value-type="string" office:string-value="BOTH" calcext:value-type="string">
            <text:p>BOTH</text:p>
          </table:table-cell>
          <table:table-cell table:style-name="ce83" table:formula="of:=LOOKUP([.A209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3302.25pt" draw:caption-point-x="-11.54pt" draw:caption-point-y="-24.49pt">
              <dc:date>2022-04-25T00:00:00</dc:date>
              <text:p text:style-name="P1">SAS mentioned by name only, not cited and no version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lowright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Richard Plowright, Paul Speijer, Jolly Dusabe, Daniel Coyn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1--56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1" office:value-type="string" calcext:value-type="string">
            <text:p>Analysis of the pathogenic variability and genetic diversity of the~plant-parasitic nematode \textit{{Radopholus similis}} on banana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5" calcext:value-type="float">
            <text:p>15</text:p>
          </table:table-cell>
          <table:table-cell table:style-name="ce59" office:value-type="string" calcext:value-type="string">
            <text:p><text:a xlink:href="https://doi.org/10.1163%2F156854112x643914" xlink:type="simple">https://doi.org/10.1163%2F156854112x64391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Nemat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2x645606</text:p>
          </table:table-cell>
          <table:table-cell table:style-name="ce74" table:formula="of:=concat(&quot;https://dx.doi.org/&quot;; [.F21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0]; [$'Journal Lookup Tables'.$A$2:.$B$22])" office:value-type="string" office:string-value="BOTH" calcext:value-type="string">
            <text:p>BOTH</text:p>
          </table:table-cell>
          <table:table-cell table:style-name="ce83" table:formula="of:=LOOKUP([.A21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weru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ancy W. Waweru, Turoop Losenge, Thomas Dubois, Esther M. Kahangi, Daniel Coyn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01--107</text:p>
          </table:table-cell>
          <table:table-cell table:style-name="ce37" office:value-type="string" calcext:value-type="string">
            <text:p>Brill Academic Publisher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3" office:value-type="string" calcext:value-type="string">
            <text:p>Potential biological control of lesion nematodes on banana using {Kenyan} strains of endophytic \textit{{Fusarium oxysporum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5" calcext:value-type="float">
            <text:p>15</text:p>
          </table:table-cell>
          <table:table-cell table:style-name="ce64" office:value-type="string" calcext:value-type="string">
            <text:p><text:a xlink:href="https://doi.org/10.1163%2F156854112x645606" xlink:type="simple">https://doi.org/10.1163%2F156854112x645606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3</text:p>
          </table:table-cell>
          <table:table-cell table:style-name="ce74" table:formula="of:=concat(&quot;https://dx.doi.org/&quot;; [.F21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only plant parasitic nematode articles</text:p>
          </table:table-cell>
          <table:table-cell table:style-name="ce76" table:formula="of:=LOOKUP([.A211]; [$'Journal Lookup Tables'.$A$2:.$B$22])" office:value-type="string" office:string-value="BOTH" calcext:value-type="string">
            <text:p>BOTH</text:p>
          </table:table-cell>
          <table:table-cell table:style-name="ce83" table:formula="of:=LOOKUP([.A211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estana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rgarida Pestana, Manuela Gouveia, Nereida Cordeiro, Luc{\\'{\\i}}lia Teixeira, Isabel de O. Abrantes, M{\\'{o}}nica Rodrigu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41--5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n vitro evaluation of nematicidal properties of \textit{{Solanum sisymbriifolium}} and \textit{{S. nigrum}} extracts on \text{{Pratylenchus goodeyi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" calcext:value-type="float">
            <text:p>16</text:p>
          </table:table-cell>
          <table:table-cell table:style-name="ce59" office:value-type="string" calcext:value-type="string">
            <text:p><text:a xlink:href="https://doi.org/10.1163%2F15685411-00002743" xlink:type="simple">https://doi.org/10.1163%2F15685411-0000274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6</text:p>
          </table:table-cell>
          <table:table-cell table:style-name="ce74" table:formula="of:=concat(&quot;https://dx.doi.org/&quot;; [.F212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only plant parasitic nematode articles</text:p>
          </table:table-cell>
          <table:table-cell table:style-name="ce76" table:formula="of:=LOOKUP([.A212]; [$'Journal Lookup Tables'.$A$2:.$B$22])" office:value-type="string" office:string-value="BOTH" calcext:value-type="string">
            <text:p>BOTH</text:p>
          </table:table-cell>
          <table:table-cell table:style-name="ce83" table:formula="of:=LOOKUP([.A212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tatistic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abasan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. Teodora Nadong Cabasan, Arvind Kumar, St{\\'{e}}phane Bellafiore, Dirk De Wael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73--8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Histopathology of the rice root-knot nematode, \textit{{Meloidogyne graminicola}}, on \textit{{Oryza sativa}} and \textit{{O. glaberrim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6" calcext:value-type="float">
            <text:p>16</text:p>
          </table:table-cell>
          <table:table-cell table:style-name="ce59" office:value-type="string" calcext:value-type="string">
            <text:p><text:a xlink:href="https://doi.org/10.1163%2F15685411-00002746" xlink:type="simple">https://doi.org/10.1163%2F15685411-0000274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Nematology</text:p>
          </table:table-cell>
          <table:table-cell table:style-name="ce37" office:value-type="string" calcext:value-type="string">
            <text:p>Nemat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-00002753</text:p>
          </table:table-cell>
          <table:table-cell table:style-name="ce74" table:formula="of:=concat(&quot;https://dx.doi.org/&quot;; [.F21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3]; [$'Journal Lookup Tables'.$A$2:.$B$22])" office:value-type="string" office:string-value="BOTH" calcext:value-type="string">
            <text:p>BOTH</text:p>
          </table:table-cell>
          <table:table-cell table:style-name="ce83" table:formula="of:=LOOKUP([.A21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Humphreys_Pereira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Danny A. Humphreys-Pereira, Axel A. Elling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49--162</text:p>
          </table:table-cell>
          <table:table-cell table:style-name="ce37" office:value-type="string" calcext:value-type="string">
            <text:p>Brill Academic Publisher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Morphological variability in second-stage juveniles and males of \textit{{Meloidogyne chitwoodi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6" calcext:value-type="float">
            <text:p>16</text:p>
          </table:table-cell>
          <table:table-cell table:style-name="ce64" office:value-type="string" calcext:value-type="string">
            <text:p><text:a xlink:href="https://doi.org/10.1163%2F15685411-00002753" xlink:type="simple">https://doi.org/10.1163%2F15685411-00002753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5</text:p>
          </table:table-cell>
          <table:table-cell table:style-name="ce74" table:formula="of:=concat(&quot;https://dx.doi.org/&quot;; [.F214])" office:value-type="string" office:string-value="" calcext:value-type="error">
            <text:p>#NAME?</text:p>
          </table:table-cell>
          <table:table-cell table:style-name="ce36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76" table:formula="of:=LOOKUP([.A214]; [$'Journal Lookup Tables'.$A$2:.$B$22])" office:value-type="string" office:string-value="BOTH" calcext:value-type="string">
            <text:p>BOTH</text:p>
          </table:table-cell>
          <table:table-cell table:style-name="ce83" table:formula="of:=LOOKUP([.A21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3381pt" draw:caption-point-x="-11.54pt" draw:caption-point-y="-22.99pt">
              <dc:date>2022-04-25T00:00:00</dc:date>
              <text:p text:style-name="P1">Mentioned by name only, no proper citation in references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Shaver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Bradly R. Shaver, Sergio Marchant, Paula Agudelo, S. Bruce Marti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3--65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18S {rRNA} and {COI} haplotype diversity of \textit{{Trichodorus obtusus}} from turfgrass in South Carolin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8" calcext:value-type="float">
            <text:p>18</text:p>
          </table:table-cell>
          <table:table-cell table:style-name="ce59" office:value-type="string" calcext:value-type="string">
            <text:p><text:a xlink:href="https://doi.org/10.1163%2F15685411-00002944" xlink:type="simple">https://doi.org/10.1163%2F15685411-0000294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938</text:p>
          </table:table-cell>
          <table:table-cell table:style-name="ce74" table:formula="of:=concat(&quot;https://dx.doi.org/&quot;; [.F21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plant parasitic nematode article</text:p>
          </table:table-cell>
          <table:table-cell table:style-name="ce76" table:formula="of:=LOOKUP([.A215]; [$'Journal Lookup Tables'.$A$2:.$B$22])" office:value-type="string" office:string-value="BOTH" calcext:value-type="string">
            <text:p>BOTH</text:p>
          </table:table-cell>
          <table:table-cell table:style-name="ce83" table:formula="of:=LOOKUP([.A21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726.43pt" svg:height="42.75pt" svg:x="1415.65pt" svg:y="3396.76pt" draw:caption-point-x="-11.54pt" draw:caption-point-y="-22.99pt">
              <dc:date>2022-04-25T00:00:00</dc:date>
              <text:p text:style-name="P1">No packages are cited, but looking at the work, I think it's safe to assume all was in the base R installation</text:p>
              <text:p text:style-name="P1"><text:tab/>-Adam H. Sparks</text:p>
            </office:annotation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iela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Fabio Biela, Simone de Melo Santana-Gomes, Isabela Hernandes, Andressa Cristina Zamboni Machado, Michelly Ragazzi Cardoso, Claudia Regina Dias-Arieira, Danielle Matte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Host status and phenotypic diversity of rice genotypes in relation to \textit{{Pratylenchus brachyurus}} resistanc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8" calcext:value-type="float">
            <text:p>18</text:p>
          </table:table-cell>
          <table:table-cell table:style-name="ce59" office:value-type="string" calcext:value-type="string">
            <text:p><text:a xlink:href="https://doi.org/10.1163%2F15685411-00002938" xlink:type="simple">https://doi.org/10.1163%2F15685411-0000293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Nematology</text:p>
          </table:table-cell>
          <table:table-cell table:style-name="ce37" office:value-type="string" calcext:value-type="string">
            <text:p>Nematology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-00003036</text:p>
          </table:table-cell>
          <table:table-cell table:style-name="ce74" table:formula="of:=concat(&quot;https://dx.doi.org/&quot;; [.F21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16]; [$'Journal Lookup Tables'.$A$2:.$B$22])" office:value-type="string" office:string-value="BOTH" calcext:value-type="string">
            <text:p>BOTH</text:p>
          </table:table-cell>
          <table:table-cell table:style-name="ce83" table:formula="of:=LOOKUP([.A21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uscle, MEGA, Tracer, MatG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3" calcext:value-type="float">
            <text:p>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63/15685411-00003133</text:p>
          </table:table-cell>
          <table:table-cell table:style-name="ce65" table:formula="of:=concat(&quot;https://dx.doi.org/&quot;; [.F21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7]; [$'Journal Lookup Tables'.$A$2:.$B$22])" office:value-type="string" office:string-value="BOTH" calcext:value-type="string">
            <text:p>BOTH</text:p>
          </table:table-cell>
          <table:table-cell table:style-name="ce83" table:formula="of:=LOOKUP([.A217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0" calcext:value-type="float">
            <text:p>100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163/15685411-00003127</text:p>
          </table:table-cell>
          <table:table-cell table:style-name="ce65" table:formula="of:=concat(&quot;https://dx.doi.org/&quot;; [.F21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8]; [$'Journal Lookup Tables'.$A$2:.$B$22])" office:value-type="string" office:string-value="BOTH" calcext:value-type="string">
            <text:p>BOTH</text:p>
          </table:table-cell>
          <table:table-cell table:style-name="ce83" table:formula="of:=LOOKUP([.A21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USCLE, MEGA, MrModeltest, MrBayes, TRACER, RaxmlGUI, g Dendroscope, CorelDRAW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1" calcext:value-type="float">
            <text:p>141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163/15685411-00003132</text:p>
          </table:table-cell>
          <table:table-cell table:style-name="ce65" table:formula="of:=concat(&quot;https://dx.doi.org/&quot;; [.F21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19]; [$'Journal Lookup Tables'.$A$2:.$B$22])" office:value-type="string" office:string-value="BOTH" calcext:value-type="string">
            <text:p>BOTH</text:p>
          </table:table-cell>
          <table:table-cell table:style-name="ce83" table:formula="of:=LOOKUP([.A219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rBayes, TreeGraph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Nematology</text:p>
          </table:table-cell>
          <table:table-cell table:style-name="ce48" office:value-type="string" calcext:value-type="string">
            <text:p>Nemat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40" calcext:value-type="float">
            <text:p>40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163/15685411-00003205</text:p>
          </table:table-cell>
          <table:table-cell table:style-name="ce68" table:formula="of:=concat(&quot;https://dx.doi.org/&quot;; [.F220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20]; [$'Journal Lookup Tables'.$A$2:.$B$22])" office:value-type="string" office:string-value="BOTH" calcext:value-type="string">
            <text:p>BOTH</text:p>
          </table:table-cell>
          <table:table-cell table:style-name="ce83" table:formula="of:=LOOKUP([.A220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rimer3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Nematology</text:p>
          </table:table-cell>
          <table:table-cell table:style-name="ce49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52" office:value-type="string" calcext:value-type="string">
            <text:p><text:a xlink:href="https://doi.org/10.1163/15685411-00003203" xlink:type="simple">Nik</text:a>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67" table:formula="of:=concat(&quot;https://dx.doi.org/&quot;; [.F221])" office:value-type="string" office:string-value="" calcext:value-type="error">
            <text:p>#NAME?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78" table:formula="of:=LOOKUP([.A221]; [$'Journal Lookup Tables'.$A$2:.$B$22])" office:value-type="string" office:string-value="BOTH" calcext:value-type="string">
            <text:p>BOTH</text:p>
          </table:table-cell>
          <table:table-cell table:style-name="ce85" table:formula="of:=LOOKUP([.A221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<text:span text:style-name="T1">CorelDRAW, </text:span><text:span text:style-name="T2">MAFFT, MrModeltest, MrBayes, Tracer, RaxmlGUI , Dendroscope</text:span>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Nematology</text:p>
          </table:table-cell>
          <table:table-cell table:style-name="ce49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52" office:value-type="string" calcext:value-type="string">
            <text:p><text:a xlink:href="https://doi.org/10.1163/15685411-00003297" xlink:type="simple">Nik</text:a>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67" table:formula="of:=concat(&quot;https://dx.doi.org/&quot;; [.F22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78" table:formula="of:=LOOKUP([.A222]; [$'Journal Lookup Tables'.$A$2:.$B$22])" office:value-type="string" office:string-value="BOTH" calcext:value-type="string">
            <text:p>BOTH</text:p>
          </table:table-cell>
          <table:table-cell table:style-name="ce85" table:formula="of:=LOOKUP([.A222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lCompar, PERMTEST, 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Nematology</text:p>
          </table:table-cell>
          <table:table-cell table:style-name="ce50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55" office:value-type="string" calcext:value-type="string">
            <text:p><text:a xlink:href="https://doi.org/10.1163/15685411-bja10032" xlink:type="simple">Kaique</text:a>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70" table:formula="of:=concat(&quot;https://dx.doi.org/&quot;; [.F223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23]; [$'Journal Lookup Tables'.$A$2:.$B$22])" office:value-type="string" office:string-value="BOTH" calcext:value-type="string">
            <text:p>BOTH</text:p>
          </table:table-cell>
          <table:table-cell table:style-name="ce87" table:formula="of:=LOOKUP([.A223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igmaPlot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53" office:value-type="string" calcext:value-type="string">
            <text:p><text:a xlink:href="https://doi.org/10.1163/15685411-bja10031" xlink:type="simple">Zach</text:a>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69" table:formula="of:=concat(&quot;https://dx.doi.org/&quot;; [.F224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24]; [$'Journal Lookup Tables'.$A$2:.$B$22])" office:value-type="string" office:string-value="BOTH" calcext:value-type="string">
            <text:p>BOTH</text:p>
          </table:table-cell>
          <table:table-cell table:style-name="ce86" table:formula="of:=LOOKUP([.A224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cutadapt, USEARCH, QIIME, Mothur, R, Tax4Fun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1.12.003</text:p>
          </table:table-cell>
          <table:table-cell table:style-name="ce65" table:formula="of:=concat(&quot;https://dx.doi.org/&quot;; [.F22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does not exist, selected first article from April 2012</text:p>
          </table:table-cell>
          <table:table-cell table:style-name="ce76" table:formula="of:=LOOKUP([.A225]; [$'Journal Lookup Tables'.$A$2:.$B$22])" office:value-type="string" office:string-value="BOTH" calcext:value-type="string">
            <text:p>BOTH</text:p>
          </table:table-cell>
          <table:table-cell table:style-name="ce83" table:formula="of:=LOOKUP([.A225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3554.25pt" draw:caption-point-x="-11.54pt" draw:caption-point-y="-22.99pt">
              <dc:date>2022-04-25T00:00:00</dc:date>
              <text:p text:style-name="P1">Mentioned with a version number, no proper citation</text:p>
              <text:p text:style-name="P1"><text:tab/>-Adam H. Sparks</text:p>
            </office:annotation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623.59pt" svg:height="42.75pt" svg:x="1665.69pt" svg:y="3554.25pt" draw:caption-point-x="-11.54pt" draw:caption-point-y="-22.99pt">
              <dc:date>2022-04-25T00:00:00</dc:date>
              <text:p text:style-name="P1">Primer Sequences are in article supplementary materials</text:p>
              <text:p text:style-name="P1"><text:tab/>-Adam H. Sparks</text:p>
            </office:annotation>
            <text:p>1</text:p>
          </table:table-cell>
          <table:table-cell table:style-name="ce90" office:value-type="string" calcext:value-type="string">
            <office:annotation draw:style-name="gr5" draw:text-style-name="P2" svg:width="184pt" svg:height="61.68pt" svg:x="2142.09pt" svg:y="3544.78pt" draw:caption-point-x="-11.54pt" draw:caption-point-y="-13.52pt">
              <dc:date>2022-04-25T00:00:00</dc:date>
              <text:p text:style-name="P1">I don't know if these handle statistics? There are statistical data cited in the figures, but no mention of how analysis was actually carried out</text:p>
              <text:p text:style-name="P1"><text:tab/>-Adam H. Sparks</text:p>
            </office:annotation>
            <text:p>MassLynxTM, QuanLynxTM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azawa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Katsumi Yazawa, Chang-Jie Jiang, Mikiko Kojima, Hitoshi Sakakibara, Hiroshi Takatsuj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7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16%2Fj.pmpp.2011.12.003" xlink:type="simple">https://doi.org/10.1016%2Fj.pmpp.2011.12.00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pmpp.2012.03.001</text:p>
          </table:table-cell>
          <table:table-cell table:style-name="ce59" table:formula="of:=concat(&quot;https://dx.doi.org/&quot;; [.F22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does not exist, selected first article from July 2012</text:p>
          </table:table-cell>
          <table:table-cell table:style-name="ce76" table:formula="of:=LOOKUP([.A226]; [$'Journal Lookup Tables'.$A$2:.$B$22])" office:value-type="string" office:string-value="BOTH" calcext:value-type="string">
            <text:p>BOTH</text:p>
          </table:table-cell>
          <table:table-cell table:style-name="ce83" table:formula="of:=LOOKUP([.A226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hen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Po-Sheng Chen, Li-Yuan Wang, You-Jen Chen, Kuo-Ching Tzeng, Shih-Chieh Chang, Kuang-Ren Chung, Miin-Huey Le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ul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--12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Understanding cellular defence in kumquat and calamondin to citrus canker caused by \textit{{Xanthomonas citri}} subsp. \textit{{citri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16%2Fj.pmpp.2012.03.001" xlink:type="simple">https://doi.org/10.1016%2Fj.pmpp.2012.03.00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1.11.003</text:p>
          </table:table-cell>
          <table:table-cell table:style-name="ce65" table:formula="of:=concat(&quot;https://dx.doi.org/&quot;; [.F2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27]; [$'Journal Lookup Tables'.$A$2:.$B$22])" office:value-type="string" office:string-value="BOTH" calcext:value-type="string">
            <text:p>BOTH</text:p>
          </table:table-cell>
          <table:table-cell table:style-name="ce83" table:formula="of:=LOOKUP([.A22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Excel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utuku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J.M. Mutuku, A. Nos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41--51</text:p>
          </table:table-cell>
          <table:table-cell table:style-name="ce37" office:value-type="string" calcext:value-type="string">
            <text:p>Elsevier {BV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77" calcext:value-type="float">
            <text:p>77</text:p>
          </table:table-cell>
          <table:table-cell table:style-name="ce64" office:value-type="string" calcext:value-type="string">
            <text:p><text:a xlink:href="https://doi.org/10.1016%2Fj.pmpp.2011.11.003" xlink:type="simple">https://doi.org/10.1016%2Fj.pmpp.2011.11.003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Zach</text:p>
          </table:table-cell>
          <table:table-cell table:style-name="ce45" office:value-type="string" calcext:value-type="string">
            <text:p>10.1016/j.pmpp.2012.03.002</text:p>
          </table:table-cell>
          <table:table-cell table:style-name="ce65" table:formula="of:=concat(&quot;https://dx.doi.org/&quot;; [.F228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number does not exist, selected second article from July 2012</text:p>
          </table:table-cell>
          <table:table-cell table:style-name="ce76" table:formula="of:=LOOKUP([.A228]; [$'Journal Lookup Tables'.$A$2:.$B$22])" office:value-type="string" office:string-value="BOTH" calcext:value-type="string">
            <text:p>BOTH</text:p>
          </table:table-cell>
          <table:table-cell table:style-name="ce83" table:formula="of:=LOOKUP([.A228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Zakharenkova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Tatiana S. Zakharenkova, Andrey A. Aver'yanov, Tatiana D. Pasechnik, Vera P. Lapikova, Con Jacyn Bak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--20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urface contact of cucumber or rice leaves with water can suppress their fungal diseas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79" calcext:value-type="float">
            <text:p>79</text:p>
          </table:table-cell>
          <table:table-cell table:style-name="ce115" office:value-type="string" calcext:value-type="string">
            <text:p><text:a xlink:href="https://doi.org/10.1016%2Fj.pmpp.2012.03.002" xlink:type="simple">https://doi.org/10.1016%2Fj.pmpp.2012.03.002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4.02.002</text:p>
          </table:table-cell>
          <table:table-cell table:style-name="ce65" table:formula="of:=concat(&quot;https://dx.doi.org/&quot;; [.F22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29]; [$'Journal Lookup Tables'.$A$2:.$B$22])" office:value-type="string" office:string-value="BOTH" calcext:value-type="string">
            <text:p>BOTH</text:p>
          </table:table-cell>
          <table:table-cell table:style-name="ce83" table:formula="of:=LOOKUP([.A22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20" draw:text-style-name="P2" svg:width="700.04pt" svg:height="41.24pt" svg:x="1498.99pt" svg:y="3617.23pt" draw:caption-point-x="-11.54pt" draw:caption-point-y="-22.96pt">
              <dc:date>2022-04-25T00:00:00</dc:date>
              <text:p text:style-name="P1">Primer 3, AlphaEase FC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imer3, AlphaEase FC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pmpp.2014.03.005</text:p>
          </table:table-cell>
          <table:table-cell table:style-name="ce65" table:formula="of:=concat(&quot;https://dx.doi.org/&quot;; [.F230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36, last article of first issue for 2014 selected</text:p>
          </table:table-cell>
          <table:table-cell table:style-name="ce76" table:formula="of:=LOOKUP([.A230]; [$'Journal Lookup Tables'.$A$2:.$B$22])" office:value-type="string" office:string-value="BOTH" calcext:value-type="string">
            <text:p>BOTH</text:p>
          </table:table-cell>
          <table:table-cell table:style-name="ce83" table:formula="of:=LOOKUP([.A23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office:annotation draw:style-name="gr20" draw:text-style-name="P2" svg:width="700.04pt" svg:height="41.24pt" svg:x="1498.99pt" svg:y="3633pt" draw:caption-point-x="-11.54pt" draw:caption-point-y="-22.99pt">
              <dc:date>2022-04-25T00:00:00</dc:date>
              <text:p text:style-name="P1">Bioedit, Image Lab TM, Mega5</text:p>
              <text:p text:style-name="P1"><text:tab/>-Emerson Del Ponte</text:p>
            </office:annotation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ioEdit, Image Lab TM, MEG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ondal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Kalyan K. Mondal, Bharat Raj Meena, Alim Junaid, Geeta Verma, Chandra Mani, Dipali Majumder, Manju Khicher, Shailesh Kumar, Susanta Banik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apr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98--106</text:p>
          </table:table-cell>
          <table:table-cell table:style-name="ce37" office:value-type="string" calcext:value-type="string">
            <text:p>Elsevier {BV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Pathotyping and genetic screening of type {III} effectors in Indian strains of \textit{{Xanthomonas oryzae}} pv. \textit{oryzae} causing bacterial leaf blight of rice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86" calcext:value-type="float">
            <text:p>86</text:p>
          </table:table-cell>
          <table:table-cell table:style-name="ce64" office:value-type="string" calcext:value-type="string">
            <text:p><text:a xlink:href="https://doi.org/10.1016%2Fj.pmpp.2014.03.005" xlink:type="simple">https://doi.org/10.1016%2Fj.pmpp.2014.03.005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pmpp.2014.04.004</text:p>
          </table:table-cell>
          <table:table-cell table:style-name="ce65" table:formula="of:=concat(&quot;https://dx.doi.org/&quot;; [.F231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31, second to last article of first issue for 2014 selected</text:p>
          </table:table-cell>
          <table:table-cell table:style-name="ce76" table:formula="of:=LOOKUP([.A231]; [$'Journal Lookup Tables'.$A$2:.$B$22])" office:value-type="string" office:string-value="BOTH" calcext:value-type="string">
            <text:p>BOTH</text:p>
          </table:table-cell>
          <table:table-cell table:style-name="ce83" table:formula="of:=LOOKUP([.A231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50.49pt" svg:x="2142.09pt" svg:y="3643.4pt" draw:caption-point-x="-11.54pt" draw:caption-point-y="-17.63pt">
              <dc:date>2022-04-25T00:00:00</dc:date>
              <text:p text:style-name="P1">They used some software that sounded like it ran intruments. I am considering that part of the instrument.</text:p>
              <text:p text:style-name="P1"><text:tab/>-Zachary Foster</text:p>
            </office:annotation>
            <text:p>Statistica, MATLAB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u_niak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El{\\.{z}}bieta Ku{\\'{z}}niak, Rafa{\\l} G{\\l}owacki, Gra{\\.{z}}yna Chwatko, Tomasz Kopczewski, Marzena Wielanek, Ewa Gajewska, Maria Sk{\\l}odowska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89--97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6" calcext:value-type="float">
            <text:p>86</text:p>
          </table:table-cell>
          <table:table-cell table:style-name="ce115" office:value-type="string" calcext:value-type="string">
            <text:p><text:a xlink:href="https://doi.org/10.1016%2Fj.pmpp.2014.04.004" xlink:type="simple">https://doi.org/10.1016%2Fj.pmpp.2014.04.004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pmpp.2014.04.005</text:p>
          </table:table-cell>
          <table:table-cell table:style-name="ce65" table:formula="of:=concat(&quot;https://dx.doi.org/&quot;; [.F232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44, first article of second issue for 2014 selected</text:p>
          </table:table-cell>
          <table:table-cell table:style-name="ce76" table:formula="of:=LOOKUP([.A232]; [$'Journal Lookup Tables'.$A$2:.$B$22])" office:value-type="string" office:string-value="BOTH" calcext:value-type="string">
            <text:p>BOTH</text:p>
          </table:table-cell>
          <table:table-cell table:style-name="ce83" table:formula="of:=LOOKUP([.A232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3662.99pt" draw:caption-point-x="-11.54pt" draw:caption-point-y="-22.96pt">
              <dc:date>2022-04-25T00:00:00</dc:date>
              <text:p text:style-name="P1">They made graphs, but did not say how. Looks like excel</text:p>
              <text:p text:style-name="P1"><text:tab/>-Zachary Foster</text:p>
            </office:annotation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Campe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Ruth Campe, Marco Loehrer, Uwe Conrath, Katharina Goelln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--8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\textit{{Phakopsora pachyrhizi}} induces defense marker genes to necrotrophs in \textit{{Arabidopsis thaliana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87" calcext:value-type="float">
            <text:p>87</text:p>
          </table:table-cell>
          <table:table-cell table:style-name="ce115" office:value-type="string" calcext:value-type="string">
            <text:p><text:a xlink:href="https://doi.org/10.1016%2Fj.pmpp.2014.04.005" xlink:type="simple">https://doi.org/10.1016%2Fj.pmpp.2014.04.005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6.01.010</text:p>
          </table:table-cell>
          <table:table-cell table:style-name="ce65" table:formula="of:=concat(&quot;https://dx.doi.org/&quot;; [.F23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33]; [$'Journal Lookup Tables'.$A$2:.$B$22])" office:value-type="string" office:string-value="BOTH" calcext:value-type="string">
            <text:p>BOTH</text:p>
          </table:table-cell>
          <table:table-cell table:style-name="ce83" table:formula="of:=LOOKUP([.A233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2" calcext:value-type="float">
            <office:annotation draw:style-name="gr5" draw:text-style-name="P2" svg:width="726.43pt" svg:height="42.75pt" svg:x="1415.65pt" svg:y="3678.75pt" draw:caption-point-x="-11.54pt" draw:caption-point-y="-22.99pt">
              <dc:date>2022-04-25T00:00:00</dc:date>
              <text:p text:style-name="P1">Name and version provided, no proper entry in references</text:p>
              <text:p text:style-name="P1"><text:tab/>-Adam H. Sparks</text:p>
            </office:annotation>
            <text:p>2</text:p>
          </table:table-cell>
          <table:table-cell table:style-name="ce90" office:value-type="float" office:value="2" calcext:value-type="float">
            <office:annotation draw:style-name="gr5" draw:text-style-name="P2" svg:width="700.04pt" svg:height="42.75pt" svg:x="1498.99pt" svg:y="3678.75pt" draw:caption-point-x="-11.54pt" draw:caption-point-y="-22.99pt">
              <dc:date>2022-04-25T00:00:00</dc:date>
              <text:p text:style-name="P1">Proprietary Windows-only and for the PCR machines, not general statistical use</text:p>
              <text:p text:style-name="P1"><text:tab/>-Adam H. Sparks</text:p>
            </office:annotation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5" draw:text-style-name="P2" svg:width="623.59pt" svg:height="42.75pt" svg:x="1665.69pt" svg:y="3678.75pt" draw:caption-point-x="-11.54pt" draw:caption-point-y="-22.99pt">
              <dc:date>2022-04-25T00:00:00</dc:date>
              <text:p text:style-name="P1">Available on Elsevier's website for the article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StepOne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hand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Subodh Kumar Chand, Satyabrata Nanda, Ellojita Rout, Jatindranath Mohanty, Rukmini Mishra, Raj Kumar Josh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9--12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and characterization of {microRNAs} in turmeric (\textit{{Curcuma longa}} L. responsive to infection with the pathogenic fungus \textit{{Pythium aphanidermatum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3" calcext:value-type="float">
            <text:p>93</text:p>
          </table:table-cell>
          <table:table-cell table:style-name="ce59" office:value-type="string" calcext:value-type="string">
            <text:p><text:a xlink:href="https://doi.org/10.1016%2Fj.pmpp.2016.01.010" xlink:type="simple">https://doi.org/10.1016%2Fj.pmpp.2016.01.010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5.12.002</text:p>
          </table:table-cell>
          <table:table-cell table:style-name="ce65" table:formula="of:=concat(&quot;https://dx.doi.org/&quot;; [.F23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34]; [$'Journal Lookup Tables'.$A$2:.$B$22])" office:value-type="string" office:string-value="BOTH" calcext:value-type="string">
            <text:p>BOTH</text:p>
          </table:table-cell>
          <table:table-cell table:style-name="ce83" table:formula="of:=LOOKUP([.A234]; [$'Journal Lookup Tables'.$F$2:.$G$22])" office:value-type="float" office:value="2" calcext:value-type="float">
            <text:p>2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2" calcext:value-type="float">
            <office:annotation draw:style-name="gr5" draw:text-style-name="P2" svg:width="726.43pt" svg:height="42.75pt" svg:x="1415.65pt" svg:y="3694.51pt" draw:caption-point-x="-11.54pt" draw:caption-point-y="-22.99pt">
              <dc:date>2022-04-25T00:00:00</dc:date>
              <text:p text:style-name="P1">SAS cited in text, no version or proper reference</text:p>
              <text:p text:style-name="P1"><text:tab/>-Adam H. Sparks</text:p>
            </office:annotation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ollayi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Saeed Mollayi, Mohsen Farzaneh, Faezeh Ghanati, Hassan Y. Aboul-Enein, Alireza Ghassempour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3--9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Study of catechin, epicatechin and their enantiomers during the progression of witches{\textquotesingle} broom disease in Mexican lime (\textit{{Citrus aurantifoli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3" calcext:value-type="float">
            <text:p>93</text:p>
          </table:table-cell>
          <table:table-cell table:style-name="ce59" office:value-type="string" calcext:value-type="string">
            <text:p><text:a xlink:href="https://doi.org/10.1016%2Fj.pmpp.2015.12.002" xlink:type="simple">https://doi.org/10.1016%2Fj.pmpp.2015.12.00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string" calcext:value-type="string">
            <text:p>Zach</text:p>
          </table:table-cell>
          <table:table-cell table:style-name="ce45" office:value-type="string" calcext:value-type="string">
            <text:p>10.1016/j.pmpp.2015.12.005</text:p>
          </table:table-cell>
          <table:table-cell table:style-name="ce65" table:formula="of:=concat(&quot;https://dx.doi.org/&quot;; [.F23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235]; [$'Journal Lookup Tables'.$A$2:.$B$22])" office:value-type="string" office:string-value="BOTH" calcext:value-type="string">
            <text:p>BOTH</text:p>
          </table:table-cell>
          <table:table-cell table:style-name="ce83" table:formula="of:=LOOKUP([.A23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office:annotation draw:style-name="gr5" draw:text-style-name="P2" svg:width="726.43pt" svg:height="42.75pt" svg:x="1415.65pt" svg:y="3710.24pt" draw:caption-point-x="-11.54pt" draw:caption-point-y="-22.96pt">
              <dc:date>2022-04-25T00:00:00</dc:date>
              <text:p text:style-name="P1">The cite MEGA right w/ version, but dont say how they did stats</text:p>
              <text:p text:style-name="P1"><text:tab/>-Zachary Foster</text:p>
            </office:annotation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EGA, PLACE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Chai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Chunyue Chai, Wentao Zeng, Yanling Lin, Danyu Shen, Meixiang Zhang, Daolong Do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49--57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ynthetic tetramer of a \textit{{Phytophthora sojae}}-inducible fragment from soybean {GmaSKTI}36 promoter improves its pathogen induction activiti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3" calcext:value-type="float">
            <text:p>93</text:p>
          </table:table-cell>
          <table:table-cell table:style-name="ce115" office:value-type="string" calcext:value-type="string">
            <text:p><text:a xlink:href="https://doi.org/10.1016%2Fj.pmpp.2015.12.005" xlink:type="simple">https://doi.org/10.1016%2Fj.pmpp.2015.12.005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6.11.003</text:p>
          </table:table-cell>
          <table:table-cell table:style-name="ce65" table:formula="of:=concat(&quot;https://dx.doi.org/&quot;; [.F2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6]; [$'Journal Lookup Tables'.$A$2:.$B$22])" office:value-type="string" office:string-value="BOTH" calcext:value-type="string">
            <text:p>BOTH</text:p>
          </table:table-cell>
          <table:table-cell table:style-name="ce83" table:formula="of:=LOOKUP([.A23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01.001</text:p>
          </table:table-cell>
          <table:table-cell table:style-name="ce65" table:formula="of:=concat(&quot;https://dx.doi.org/&quot;; [.F23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7]; [$'Journal Lookup Tables'.$A$2:.$B$22])" office:value-type="string" office:string-value="BOTH" calcext:value-type="string">
            <text:p>BOTH</text:p>
          </table:table-cell>
          <table:table-cell table:style-name="ce83" table:formula="of:=LOOKUP([.A237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pmpp.2016.12.004</text:p>
          </table:table-cell>
          <table:table-cell table:style-name="ce65" table:formula="of:=concat(&quot;https://dx.doi.org/&quot;; [.F23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38]; [$'Journal Lookup Tables'.$A$2:.$B$22])" office:value-type="string" office:string-value="BOTH" calcext:value-type="string">
            <text:p>BOTH</text:p>
          </table:table-cell>
          <table:table-cell table:style-name="ce83" table:formula="of:=LOOKUP([.A238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12.002</text:p>
          </table:table-cell>
          <table:table-cell table:style-name="ce65" table:formula="of:=concat(&quot;https://dx.doi.org/&quot;; [.F2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39]; [$'Journal Lookup Tables'.$A$2:.$B$22])" office:value-type="string" office:string-value="BOTH" calcext:value-type="string">
            <text:p>BOTH</text:p>
          </table:table-cell>
          <table:table-cell table:style-name="ce83" table:formula="of:=LOOKUP([.A239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10.008</text:p>
          </table:table-cell>
          <table:table-cell table:style-name="ce65" table:formula="of:=concat(&quot;https://dx.doi.org/&quot;; [.F24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40]; [$'Journal Lookup Tables'.$A$2:.$B$22])" office:value-type="string" office:string-value="BOTH" calcext:value-type="string">
            <text:p>BOTH</text:p>
          </table:table-cell>
          <table:table-cell table:style-name="ce83" table:formula="of:=LOOKUP([.A240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0" calcext:value-type="float">
            <text:p>50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16/j.pmpp.2017.11.001</text:p>
          </table:table-cell>
          <table:table-cell table:style-name="ce65" table:formula="of:=concat(&quot;https://dx.doi.org/&quot;; [.F24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76" table:formula="of:=LOOKUP([.A241]; [$'Journal Lookup Tables'.$A$2:.$B$22])" office:value-type="string" office:string-value="BOTH" calcext:value-type="string">
            <text:p>BOTH</text:p>
          </table:table-cell>
          <table:table-cell table:style-name="ce83" table:formula="of:=LOOKUP([.A241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TRING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7" calcext:value-type="float">
            <text:p>147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16/j.pmpp.2018.02.002</text:p>
          </table:table-cell>
          <table:table-cell table:style-name="ce65" table:formula="of:=concat(&quot;https://dx.doi.org/&quot;; [.F24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42]; [$'Journal Lookup Tables'.$A$2:.$B$22])" office:value-type="string" office:string-value="BOTH" calcext:value-type="string">
            <text:p>BOTH</text:p>
          </table:table-cell>
          <table:table-cell table:style-name="ce83" table:formula="of:=LOOKUP([.A242]; [$'Journal Lookup Tables'.$F$2:.$G$22])" office:value-type="float" office:value="2" calcext:value-type="float">
            <text:p>2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hysiological and Molecular Plant Pathology</text:p>
          </table:table-cell>
          <table:table-cell table:style-name="ce48" office:value-type="string" calcext:value-type="string">
            <text:p>Physiol Mol Plant P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70" calcext:value-type="float">
            <text:p>70</text:p>
          </table:table-cell>
          <table:table-cell table:style-name="ce56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63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68" table:formula="of:=concat(&quot;https://dx.doi.org/&quot;; [.F243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, this is the first research article of 2021</text:p>
          </table:table-cell>
          <table:table-cell table:style-name="ce76" table:formula="of:=LOOKUP([.A243]; [$'Journal Lookup Tables'.$A$2:.$B$22])" office:value-type="string" office:string-value="BOTH" calcext:value-type="string">
            <text:p>BOTH</text:p>
          </table:table-cell>
          <table:table-cell table:style-name="ce83" table:formula="of:=LOOKUP([.A243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0" calcext:value-type="float">
            <office:annotation draw:style-name="gr5" draw:text-style-name="P2" svg:width="726.43pt" svg:height="42.75pt" svg:x="1415.65pt" svg:y="3836.24pt" draw:caption-point-x="-11.54pt" draw:caption-point-y="-22.96pt">
              <dc:date>2022-04-25T00:00:00</dc:date>
              <text:p text:style-name="P1">There are dynamite plots but no mention of statistical software</text:p>
              <text:p text:style-name="P1"><text:tab/>-Adam H. Sparks</text:p>
            </office:annotation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AlphaView S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siological and Molecular Plant Pathology</text:p>
          </table:table-cell>
          <table:table-cell table:style-name="ce48" office:value-type="string" calcext:value-type="string">
            <text:p>Physiol Mol Plant P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39" calcext:value-type="float">
            <text:p>139</text:p>
          </table:table-cell>
          <table:table-cell table:style-name="ce56" office:value-type="string" calcext:value-type="string">
            <text:p><text:a xlink:href="https://doi.org/10.1016/j.pmpp.2020.101567" xlink:type="simple">Adam</text:a></text:p>
          </table:table-cell>
          <table:table-cell table:style-name="ce63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68" table:formula="of:=concat(&quot;https://dx.doi.org/&quot;; [.F244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, this is the second research article of 2021</text:p>
          </table:table-cell>
          <table:table-cell table:style-name="ce76" table:formula="of:=LOOKUP([.A244]; [$'Journal Lookup Tables'.$A$2:.$B$22])" office:value-type="string" office:string-value="BOTH" calcext:value-type="string">
            <text:p>BOTH</text:p>
          </table:table-cell>
          <table:table-cell table:style-name="ce83" table:formula="of:=LOOKUP([.A244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0" calcext:value-type="float">
            <office:annotation draw:style-name="gr5" draw:text-style-name="P2" svg:width="726.43pt" svg:height="42.75pt" svg:x="1415.65pt" svg:y="3852pt" draw:caption-point-x="-11.54pt" draw:caption-point-y="-22.99pt">
              <dc:date>2022-04-25T00:00:00</dc:date>
              <text:p text:style-name="P1">It's obvious R was used (ggplot2 figures) but there is no mention of the software that was used for analysis or to generate the figures</text:p>
              <text:p text:style-name="P1"><text:tab/>-Adam H. Sparks</text:p>
            </office:annotation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N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6" office:value-type="string" calcext:value-type="string">
            <text:p>Physiol Mol Plant P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16/j.pmpp.2020.101566</text:p>
          </table:table-cell>
          <table:table-cell table:style-name="ce66" table:formula="of:=concat(&quot;https://dx.doi.org/&quot;; [.F245])" office:value-type="string" office:string-value="" calcext:value-type="error">
            <text:p>#NAME?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77" table:formula="of:=LOOKUP([.A245]; [$'Journal Lookup Tables'.$A$2:.$B$22])" office:value-type="string" office:string-value="BOTH" calcext:value-type="string">
            <text:p>BOTH</text:p>
          </table:table-cell>
          <table:table-cell table:style-name="ce84" table:formula="of:=LOOKUP([.A245]; [$'Journal Lookup Tables'.$F$2:.$G$22])" office:value-type="float" office:value="2" calcext:value-type="float">
            <text:p>2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siological and Molecular Plant Pathology</text:p>
          </table:table-cell>
          <table:table-cell table:style-name="ce50" office:value-type="string" calcext:value-type="string">
            <text:p>Physiol Mol Plant P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55" office:value-type="string" calcext:value-type="string">
            <text:p><text:a xlink:href="https://doi.org/10.1016/j.pmpp.2020.101562" xlink:type="simple">Kaique</text:a></text:p>
          </table:table-cell>
          <table:table-cell table:style-name="ce61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70" table:formula="of:=concat(&quot;https://dx.doi.org/&quot;; [.F246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80" table:formula="of:=LOOKUP([.A246]; [$'Journal Lookup Tables'.$A$2:.$B$22])" office:value-type="string" office:string-value="BOTH" calcext:value-type="string">
            <text:p>BOTH</text:p>
          </table:table-cell>
          <table:table-cell table:style-name="ce87" table:formula="of:=LOOKUP([.A246]; [$'Journal Lookup Tables'.$F$2:.$G$22])" office:value-type="float" office:value="2" calcext:value-type="float">
            <text:p>2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mage Master 2D Platinum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Physiological and Molecular Plant Pathology</text:p>
          </table:table-cell>
          <table:table-cell table:style-name="ce49" office:value-type="string" calcext:value-type="string">
            <text:p>Physiol Mol Plant P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52" office:value-type="string" calcext:value-type="string">
            <text:p><text:a xlink:href="https://doi.org/10.1016/j.pmpp.2020.101587" xlink:type="simple">Nik</text:a></text:p>
          </table:table-cell>
          <table:table-cell table:style-name="ce62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67" table:formula="of:=concat(&quot;https://dx.doi.org/&quot;; [.F247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78" table:formula="of:=LOOKUP([.A247]; [$'Journal Lookup Tables'.$A$2:.$B$22])" office:value-type="string" office:string-value="BOTH" calcext:value-type="string">
            <text:p>BOTH</text:p>
          </table:table-cell>
          <table:table-cell table:style-name="ce85" table:formula="of:=LOOKUP([.A247]; [$'Journal Lookup Tables'.$F$2:.$G$22])" office:value-type="float" office:value="2" calcext:value-type="float">
            <text:p>2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TRUE()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ustal, Mega, InterproScan, BLAST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69" table:formula="of:=concat(&quot;https://dx.doi.org/&quot;; [.F248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79" table:formula="of:=LOOKUP([.A248]; [$'Journal Lookup Tables'.$A$2:.$B$22])" office:value-type="string" office:string-value="BOTH" calcext:value-type="string">
            <text:p>BOTH</text:p>
          </table:table-cell>
          <table:table-cell table:style-name="ce86" table:formula="of:=LOOKUP([.A248]; [$'Journal Lookup Tables'.$F$2:.$G$22])" office:value-type="float" office:value="2" calcext:value-type="float">
            <text:p>2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LAS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1-0194-0</text:p>
          </table:table-cell>
          <table:table-cell table:style-name="ce65" table:formula="of:=concat(&quot;https://dx.doi.org/&quot;; [.F249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prior plant pathology article</text:p>
          </table:table-cell>
          <table:table-cell table:style-name="ce76" table:formula="of:=LOOKUP([.A249]; [$'Journal Lookup Tables'.$A$2:.$B$22])" office:value-type="string" office:string-value="BOTH" calcext:value-type="string">
            <text:p>BOTH</text:p>
          </table:table-cell>
          <table:table-cell table:style-name="ce83" table:formula="of:=LOOKUP([.A24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1-0206-0</text:p>
          </table:table-cell>
          <table:table-cell table:style-name="ce65" table:formula="of:=concat(&quot;https://dx.doi.org/&quot;; [.F25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250]; [$'Journal Lookup Tables'.$A$2:.$B$22])" office:value-type="string" office:string-value="BOTH" calcext:value-type="string">
            <text:p>BOTH</text:p>
          </table:table-cell>
          <table:table-cell table:style-name="ce83" table:formula="of:=LOOKUP([.A25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07/s12600-012-0264-y</text:p>
          </table:table-cell>
          <table:table-cell table:style-name="ce65" table:formula="of:=concat(&quot;https://dx.doi.org/&quot;; [.F25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1]; [$'Journal Lookup Tables'.$A$2:.$B$22])" office:value-type="string" office:string-value="BOTH" calcext:value-type="string">
            <text:p>BOTH</text:p>
          </table:table-cell>
          <table:table-cell table:style-name="ce83" table:formula="of:=LOOKUP([.A251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Giovanna Gilardi, Stefano Demarchi, Angelo Garibaldi, Maria Lodovica Gullin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9--7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2-0275-8</text:p>
          </table:table-cell>
          <table:table-cell table:style-name="ce65" table:formula="of:=concat(&quot;https://dx.doi.org/&quot;; [.F25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2]; [$'Journal Lookup Tables'.$A$2:.$B$22])" office:value-type="string" office:string-value="BOTH" calcext:value-type="string">
            <text:p>BOTH</text:p>
          </table:table-cell>
          <table:table-cell table:style-name="ce83" table:formula="of:=LOOKUP([.A252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iray Arli-Sokmen, Mehmet Ali Sevi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9--168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Spread of \textit{Tomato spotted wilt virus} from an internal virus source by thrips species in Samsun, Turkey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2-0256-y</text:p>
          </table:table-cell>
          <table:table-cell table:style-name="ce65" table:formula="of:=concat(&quot;https://dx.doi.org/&quot;; [.F25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3]; [$'Journal Lookup Tables'.$A$2:.$B$22])" office:value-type="string" office:string-value="BOTH" calcext:value-type="string">
            <text:p>BOTH</text:p>
          </table:table-cell>
          <table:table-cell table:style-name="ce83" table:formula="of:=LOOKUP([.A253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1" calcext:value-type="float">
            <office:annotation draw:style-name="gr4" draw:text-style-name="P2" svg:width="726.43pt" svg:height="42.72pt" svg:x="1415.65pt" svg:y="3993.76pt" draw:caption-point-x="-11.54pt" draw:caption-point-y="-22.99pt">
              <dc:date>2022-04-25T00:00:00</dc:date>
              <text:p text:style-name="P1">Link provided only points to Ambion|ThermoFisher website</text:p>
              <text:p text:style-name="P1"><text:tab/>-Adam H. Sparks</text:p>
            </office:annotation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iRNA Target Find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Sunil Kumar, Ashvini Kumar Dubey, Ruma Karmakar, Kukkundoor Ramachandra Kini, Mathew Kuriyan Mathew Harischandra Sripathy Prakash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9--1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nhibition of virus infection by transient expression of short hairpin RNA targeting the methyltransferase domain of \textit{Tobacco mosaic virus} replicas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35" office:value-type="string" calcext:value-type="string">
            <text:p>Phytoparasitica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2-0272-y</text:p>
          </table:table-cell>
          <table:table-cell table:style-name="ce65" table:formula="of:=concat(&quot;https://dx.doi.org/&quot;; [.F2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54]; [$'Journal Lookup Tables'.$A$2:.$B$22])" office:value-type="string" office:string-value="BOTH" calcext:value-type="string">
            <text:p>BOTH</text:p>
          </table:table-cell>
          <table:table-cell table:style-name="ce83" table:formula="of:=LOOKUP([.A254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43--14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Prevention of pine wilt disease induced by \textit{{Bursaphelenchus xylophilus}} and \textit{{Monochamus galloprovincialis}} by trunk injection of emamectin benzoat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1" calcext:value-type="float">
            <text:p>4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35" office:value-type="string" calcext:value-type="string">
            <text:p>Phytoparasitica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2-0271-z</text:p>
          </table:table-cell>
          <table:table-cell table:style-name="ce65" table:formula="of:=concat(&quot;https://dx.doi.org/&quot;; [.F25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55]; [$'Journal Lookup Tables'.$A$2:.$B$22])" office:value-type="string" office:string-value="BOTH" calcext:value-type="string">
            <text:p>BOTH</text:p>
          </table:table-cell>
          <table:table-cell table:style-name="ce83" table:formula="of:=LOOKUP([.A255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50.49pt" svg:x="2142.09pt" svg:y="4021.4pt" draw:caption-point-x="-11.54pt" draw:caption-point-y="-19.13pt">
              <dc:date>2022-04-25T00:00:00</dc:date>
              <text:p text:style-name="P1">ChemStation is software that comes with an ion mass spectrometer. I am not counting it as software</text:p>
              <text:p text:style-name="P1"><text:tab/>-Zachary Foster</text:p>
            </office:annotation>
            <text:p>ChemStation, Number Cruncher Statistical Systems NCSS 2007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33--14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A fungal elicitor enhances the resistance of tomato fruit to \textit{{Fusarium oxysporum}} infection by activating the phenylpropanoid metabolic pathway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1" calcext:value-type="float">
            <text:p>4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31-4</text:p>
          </table:table-cell>
          <table:table-cell table:style-name="ce65" table:formula="of:=concat(&quot;https://dx.doi.org/&quot;; [.F25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76" table:formula="of:=LOOKUP([.A256]; [$'Journal Lookup Tables'.$A$2:.$B$22])" office:value-type="string" office:string-value="BOTH" calcext:value-type="string">
            <text:p>BOTH</text:p>
          </table:table-cell>
          <table:table-cell table:style-name="ce83" table:formula="of:=LOOKUP([.A256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4040.99pt" draw:caption-point-x="-11.54pt" draw:caption-point-y="-22.96pt">
              <dc:date>2022-04-25T00:00:00</dc:date>
              <text:p text:style-name="P1">data in GenBank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Domenico Bertetti, Giuseppe Ortu, Maria Lodovica Gullino, Angelo Garibald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89--19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Contamination of seeds of Iceland poppy ({\textit{Papaver nudicaule} L.} by \textit{{Fusarium oxysporum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18-1</text:p>
          </table:table-cell>
          <table:table-cell table:style-name="ce65" table:formula="of:=concat(&quot;https://dx.doi.org/&quot;; [.F25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7]; [$'Journal Lookup Tables'.$A$2:.$B$22])" office:value-type="string" office:string-value="BOTH" calcext:value-type="string">
            <text:p>BOTH</text:p>
          </table:table-cell>
          <table:table-cell table:style-name="ce83" table:formula="of:=LOOKUP([.A257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0" calcext:value-type="float">
            <office:annotation draw:style-name="gr5" draw:text-style-name="P2" svg:width="726.43pt" svg:height="42.75pt" svg:x="1415.65pt" svg:y="4056.75pt" draw:caption-point-x="-11.54pt" draw:caption-point-y="-22.99pt">
              <dc:date>2022-04-25T00:00:00</dc:date>
              <text:p text:style-name="P1">Giving this a 0. MEGA is cited as version 5 being used but the citation cites MEGA4?</text:p>
              <text:p text:style-name="P1"><text:tab/>-Adam H. Sparks</text:p>
            </office:annotation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Anurag Kumar Sahu, Chitra Nehra, R. K. Gau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1--8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Molecular diversity of monopartite \textit{begomovirus} coat protein and betasatellite associated with different crop species in Indi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23-4</text:p>
          </table:table-cell>
          <table:table-cell table:style-name="ce65" table:formula="of:=concat(&quot;https://dx.doi.org/&quot;; [.F25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58]; [$'Journal Lookup Tables'.$A$2:.$B$22])" office:value-type="string" office:string-value="BOTH" calcext:value-type="string">
            <text:p>BOTH</text:p>
          </table:table-cell>
          <table:table-cell table:style-name="ce83" table:formula="of:=LOOKUP([.A258]; [$'Journal Lookup Tables'.$F$2:.$G$22])" office:value-type="float" office:value="1" calcext:value-type="float">
            <text:p>1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DNAMAN, MEGA, DnaSP, Networ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Charfeddine Gharsallah, Amina Ben Halima, Hatem Fakhfakh, Faten Gorsan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7--9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Insights into the genetic diversity and the phylogenetic analysis of {Tunisian} isolates of \textit{Tomato chlorosis virus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4-0424-3</text:p>
          </table:table-cell>
          <table:table-cell table:style-name="ce65" table:formula="of:=concat(&quot;https://dx.doi.org/&quot;; [.F259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259]; [$'Journal Lookup Tables'.$A$2:.$B$22])" office:value-type="string" office:string-value="BOTH" calcext:value-type="string">
            <text:p>BOTH</text:p>
          </table:table-cell>
          <table:table-cell table:style-name="ce83" table:formula="of:=LOOKUP([.A25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5-0493-y</text:p>
          </table:table-cell>
          <table:table-cell table:style-name="ce65" table:formula="of:=concat(&quot;https://dx.doi.org/&quot;; [.F26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article not applicable, selected first prior article that was plant pathology</text:p>
          </table:table-cell>
          <table:table-cell table:style-name="ce76" table:formula="of:=LOOKUP([.A260]; [$'Journal Lookup Tables'.$A$2:.$B$22])" office:value-type="string" office:string-value="BOTH" calcext:value-type="string">
            <text:p>BOTH</text:p>
          </table:table-cell>
          <table:table-cell table:style-name="ce83" table:formula="of:=LOOKUP([.A26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initab, 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5-0497-7</text:p>
          </table:table-cell>
          <table:table-cell table:style-name="ce65" table:formula="of:=concat(&quot;https://dx.doi.org/&quot;; [.F261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previous article that was plant pathology</text:p>
          </table:table-cell>
          <table:table-cell table:style-name="ce76" table:formula="of:=LOOKUP([.A261]; [$'Journal Lookup Tables'.$A$2:.$B$22])" office:value-type="string" office:string-value="BOTH" calcext:value-type="string">
            <text:p>BOTH</text:p>
          </table:table-cell>
          <table:table-cell table:style-name="ce83" table:formula="of:=LOOKUP([.A261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office:annotation draw:style-name="gr4" draw:text-style-name="P2" svg:width="623.59pt" svg:height="42.72pt" svg:x="1665.69pt" svg:y="4119.76pt" draw:caption-point-x="-11.54pt" draw:caption-point-y="-22.99pt">
              <dc:date>2022-04-25T00:00:00</dc:date>
              <text:p text:style-name="P1">They submitted their seqeunces, but not other data</text:p>
              <text:p text:style-name="P1"><text:tab/>-Zachary Foster</text:p>
            </office:annotation>
            <text:p>2</text:p>
          </table:table-cell>
          <table:table-cell table:style-name="ce92" office:value-type="string" calcext:value-type="string">
            <office:annotation draw:style-name="gr21" draw:text-style-name="P2" svg:width="184pt" svg:height="475.97pt" svg:x="2142.09pt" svg:y="4082.77pt" draw:caption-point-x="-11.54pt" draw:caption-point-y="14pt">
              <dc:date>2022-04-25T00:00:00</dc:date>
              <text:p text:style-name="P1">The correctly cited these software, but did not say how they did stats.</text:p>
              <text:p text:style-name="P1"><text:tab/>-Zachary Foster</text:p>
              <text:p text:style-name="P1">Based on that, I'd say software citation is 0, not cited at all.</text:p>
              <text:p text:style-name="P1"><text:tab/>-Adam H. Sparks</text:p>
              <text:p text:style-name="P1">I am conflicted on it. They cited must things right, so I kind of gave them an "average" score. Thats how I treated all such cases, but I commented on them when I did</text:p>
              <text:p text:style-name="P1"><text:tab/>-Zachary Foster</text:p>
              <text:p text:style-name="P1">I think we need to have a discussion on this. I thought we had discussed</text:p>
              <text:p text:style-name="P1">and I suggested using the lowest value since if there is one item not</text:p>
              <text:p text:style-name="P1">properly cited or the software is outrageously expensive, then that should</text:p>
              <text:p text:style-name="P1">be the rating for the whole paper. The average doesn't mean much as far as</text:p>
              <text:p text:style-name="P1">actual reproducibility, I don't think.</text:p>
              <text:p text:style-name="P1"/>
              <text:p text:style-name="P1"/>
              <text:p text:style-name="P1">-- </text:p>
              <text:p text:style-name="P1">Dr Adam H. Sparks</text:p>
              <text:p text:style-name="P1">Associate Professor of Field Crops Pathology <text:s text:c="2"/>| <text:s text:c="2"/>Centre for Crop Health</text:p>
              <text:p text:style-name="P1">| <text:s/>Office C313</text:p>
              <text:p text:style-name="P1"/>
              <text:p text:style-name="P1">Phone (+61) 07 46311948 <text:s/>| <text:s/>Mobile 0415 489 422 | Twitter @adamhsparks</text:p>
              <text:p text:style-name="P1">&lt;https://twitter.com/adamhsparks&gt;</text:p>
              <text:p text:style-name="P1"/>
              <text:p text:style-name="P1">Institute for Agriculture and the Environment <text:s/>| <text:s/>Research and Innovation</text:p>
              <text:p text:style-name="P1">Division</text:p>
              <text:p text:style-name="P1">University of Southern Queensland | Toowoomba, Queensland | 4350 | Australia</text:p>
              <text:p text:style-name="P1"><text:tab/>-Adam H. Sparks</text:p>
            </office:annotation>
            <text:p>BLASTN, Clustal, MEG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5--7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Fasciation in \textit{{Crassula argentea}}: molecular identification of phytoplasmas and associated antioxidative capacity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4" calcext:value-type="float">
            <text:p>4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30" calcext:value-type="float">
            <text:p>3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2600-017-0570-5</text:p>
          </table:table-cell>
          <table:table-cell table:style-name="ce65" table:formula="of:=concat(&quot;https://dx.doi.org/&quot;; [.F26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62]; [$'Journal Lookup Tables'.$A$2:.$B$22])" office:value-type="string" office:string-value="BOTH" calcext:value-type="string">
            <text:p>BOTH</text:p>
          </table:table-cell>
          <table:table-cell table:style-name="ce83" table:formula="of:=LOOKUP([.A262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69-3</text:p>
          </table:table-cell>
          <table:table-cell table:style-name="ce65" table:formula="of:=concat(&quot;https://dx.doi.org/&quot;; [.F26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63]; [$'Journal Lookup Tables'.$A$2:.$B$22])" office:value-type="string" office:string-value="BOTH" calcext:value-type="string">
            <text:p>BOTH</text:p>
          </table:table-cell>
          <table:table-cell table:style-name="ce83" table:formula="of:=LOOKUP([.A263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string" calcext:value-type="string">
            <text:p>Primer Explore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49-7</text:p>
          </table:table-cell>
          <table:table-cell table:style-name="ce65" table:formula="of:=concat(&quot;https://dx.doi.org/&quot;; [.F264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4]; [$'Journal Lookup Tables'.$A$2:.$B$22])" office:value-type="string" office:string-value="BOTH" calcext:value-type="string">
            <text:p>BOTH</text:p>
          </table:table-cell>
          <table:table-cell table:style-name="ce83" table:formula="of:=LOOKUP([.A26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63-9</text:p>
          </table:table-cell>
          <table:table-cell table:style-name="ce65" table:formula="of:=concat(&quot;https://dx.doi.org/&quot;; [.F265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5]; [$'Journal Lookup Tables'.$A$2:.$B$22])" office:value-type="string" office:string-value="BOTH" calcext:value-type="string">
            <text:p>BOTH</text:p>
          </table:table-cell>
          <table:table-cell table:style-name="ce83" table:formula="of:=LOOKUP([.A26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50-1</text:p>
          </table:table-cell>
          <table:table-cell table:style-name="ce65" table:formula="of:=concat(&quot;https://dx.doi.org/&quot;; [.F266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76" table:formula="of:=LOOKUP([.A266]; [$'Journal Lookup Tables'.$A$2:.$B$22])" office:value-type="string" office:string-value="BOTH" calcext:value-type="string">
            <text:p>BOTH</text:p>
          </table:table-cell>
          <table:table-cell table:style-name="ce83" table:formula="of:=LOOKUP([.A26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3" calcext:value-type="float">
            <text:p>2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2600-018-0644-z</text:p>
          </table:table-cell>
          <table:table-cell table:style-name="ce65" table:formula="of:=concat(&quot;https://dx.doi.org/&quot;; [.F26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267]; [$'Journal Lookup Tables'.$A$2:.$B$22])" office:value-type="string" office:string-value="BOTH" calcext:value-type="string">
            <text:p>BOTH</text:p>
          </table:table-cell>
          <table:table-cell table:style-name="ce83" table:formula="of:=LOOKUP([.A267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Phytoparasitica</text:p>
          </table:table-cell>
          <table:table-cell table:style-name="ce48" office:value-type="string" calcext:value-type="string">
            <text:p>Phytoparasitica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47" calcext:value-type="float">
            <text:p>47</text:p>
          </table:table-cell>
          <table:table-cell table:style-name="ce56" office:value-type="string" calcext:value-type="string">
            <text:p><text:a xlink:href="https://doi.org/10.1007/s12600-018-00708-9" xlink:type="simple">Adam</text:a></text:p>
          </table:table-cell>
          <table:table-cell table:style-name="ce60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68" table:formula="of:=concat(&quot;https://dx.doi.org/&quot;; [.F268])" office:value-type="string" office:string-value="" calcext:value-type="error">
            <text:p>#NAME?</text:p>
          </table:table-cell>
          <table:table-cell table:style-name="ce38" office:value-type="string" calcext:value-type="string">
            <text:p>First plant pathogenic article in 2019</text:p>
          </table:table-cell>
          <table:table-cell table:style-name="ce76" table:formula="of:=LOOKUP([.A268]; [$'Journal Lookup Tables'.$A$2:.$B$22])" office:value-type="string" office:string-value="BOTH" calcext:value-type="string">
            <text:p>BOTH</text:p>
          </table:table-cell>
          <table:table-cell table:style-name="ce83" table:formula="of:=LOOKUP([.A268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69" table:formula="of:=concat(&quot;https://dx.doi.org/&quot;; [.F269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69]; [$'Journal Lookup Tables'.$A$2:.$B$22])" office:value-type="string" office:string-value="BOTH" calcext:value-type="string">
            <text:p>BOTH</text:p>
          </table:table-cell>
          <table:table-cell table:style-name="ce86" table:formula="of:=LOOKUP([.A269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Bioedit, MEGA, WASP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toparasitica</text:p>
          </table:table-cell>
          <table:table-cell table:style-name="ce50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70" table:formula="of:=concat(&quot;https://dx.doi.org/&quot;; [.F270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80" table:formula="of:=LOOKUP([.A270]; [$'Journal Lookup Tables'.$A$2:.$B$22])" office:value-type="string" office:string-value="BOTH" calcext:value-type="string">
            <text:p>BOTH</text:p>
          </table:table-cell>
          <table:table-cell table:style-name="ce87" table:formula="of:=LOOKUP([.A27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rism Window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toparasitica</text:p>
          </table:table-cell>
          <table:table-cell table:style-name="ce50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70" table:formula="of:=concat(&quot;https://dx.doi.org/&quot;; [.F271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80" table:formula="of:=LOOKUP([.A271]; [$'Journal Lookup Tables'.$A$2:.$B$22])" office:value-type="string" office:string-value="BOTH" calcext:value-type="string">
            <text:p>BOTH</text:p>
          </table:table-cell>
          <table:table-cell table:style-name="ce87" table:formula="of:=LOOKUP([.A27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<text:s/>SD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3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65" table:formula="of:=concat(&quot;https://dx.doi.org/&quot;; [.F27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2]; [$'Journal Lookup Tables'.$A$2:.$B$22])" office:value-type="float" office:value="1" calcext:value-type="float">
            <text:p>1</text:p>
          </table:table-cell>
          <table:table-cell table:style-name="ce83" table:formula="of:=LOOKUP([.A272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22" draw:text-style-name="P2" svg:width="623.59pt" svg:height="39.74pt" svg:x="1665.69pt" svg:y="4292.99pt" draw:caption-point-x="-11.54pt" draw:caption-point-y="-23.73pt">
              <dc:date>2022-04-25T00:00:00</dc:date>
              <text:p text:style-name="P1">data in genbak, score is 3?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Molecular characterization of an \textit{{Aspergillus} flavus} population isolated from maize during the first outbreak of aflatoxin contamination in {Italy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22" draw:text-style-name="P2" svg:width="471.66pt" svg:height="39.74pt" svg:x="709.23pt" svg:y="4308.75pt" draw:caption-point-x="-11.54pt" draw:caption-point-y="-22.99pt">
              <dc:date>2022-04-25T00:00:00</dc:date>
              <text:p text:style-name="P1">There are DOIs are listed by the journal, but do not resolve</text:p>
              <text:p text:style-name="P1"><text:tab/>-Adam H. Sparks</text:p>
            </office:annotation>
            <text:p>NA</text:p>
          </table:table-cell>
          <table:table-cell table:style-name="ce65" table:formula="of:=concat(&quot;https://dx.doi.org/&quot;; [.F27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73]; [$'Journal Lookup Tables'.$A$2:.$B$22])" office:value-type="float" office:value="1" calcext:value-type="float">
            <text:p>1</text:p>
          </table:table-cell>
          <table:table-cell table:style-name="ce83" table:formula="of:=LOOKUP([.A27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GenSta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9--8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Yields and resistance of strawberry cultivars to crown and root diseases in the field, and cultivar responses to pathogens under controlled environment condition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51" calcext:value-type="float">
            <text:p>5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0512</text:p>
          </table:table-cell>
          <table:table-cell table:style-name="ce65" table:formula="of:=concat(&quot;https://dx.doi.org/&quot;; [.F274])" office:value-type="string" office:string-value="" calcext:value-type="error">
            <text:p>#NAME?</text:p>
          </table:table-cell>
          <table:table-cell table:style-name="ce37" office:value-type="string" calcext:value-type="string">
            <text:p>back to 2013 article</text:p>
          </table:table-cell>
          <table:table-cell table:style-name="ce76" table:formula="of:=LOOKUP([.A274]; [$'Journal Lookup Tables'.$A$2:.$B$22])" office:value-type="float" office:value="1" calcext:value-type="float">
            <text:p>1</text:p>
          </table:table-cell>
          <table:table-cell table:style-name="ce83" table:formula="of:=LOOKUP([.A274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Aggressiveness and host range of &lt;em&gt;Phoma medicaginis&lt;/em&gt; isolated from &lt;em&gt;Medicago&lt;/em&gt; species growing in Tunisi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0">
          <table:table-cell table:style-name="ce4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4601/Phytopathol_Mediterr-11776</text:p>
          </table:table-cell>
          <table:table-cell table:style-name="ce65" table:formula="of:=concat(&quot;https://dx.doi.org/&quot;; [.F27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75]; [$'Journal Lookup Tables'.$A$2:.$B$22])" office:value-type="float" office:value="1" calcext:value-type="float">
            <text:p>1</text:p>
          </table:table-cell>
          <table:table-cell table:style-name="ce83" table:formula="of:=LOOKUP([.A275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4337.23pt" draw:caption-point-x="-11.54pt" draw:caption-point-y="-19.96pt">
              <dc:date>2022-04-25T00:00:00</dc:date>
              <text:p text:style-name="P1">Did not say how they made graphs. Looks like excel</text:p>
              <text:p text:style-name="P1"><text:tab/>-Zachary Foster</text:p>
            </office:annotation>
            <text:p>MSTATC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4-26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Evaluation of ear rot (\textit{{Fusarium verticillioides}} resistance and fumonisin accumulation in Italian maize inbred lines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53" calcext:value-type="float">
            <text:p>5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65" table:formula="of:=concat(&quot;https://dx.doi.org/&quot;; [.F27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was in previous article, next article selected</text:p>
          </table:table-cell>
          <table:table-cell table:style-name="ce76" table:formula="of:=LOOKUP([.A276]; [$'Journal Lookup Tables'.$A$2:.$B$22])" office:value-type="float" office:value="1" calcext:value-type="float">
            <text:p>1</text:p>
          </table:table-cell>
          <table:table-cell table:style-name="ce83" table:formula="of:=LOOKUP([.A276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office:annotation draw:style-name="gr5" draw:text-style-name="P2" svg:width="623.59pt" svg:height="42.75pt" svg:x="1665.69pt" svg:y="4353pt" draw:caption-point-x="-11.54pt" draw:caption-point-y="-22.99pt">
              <dc:date>2022-04-25T00:00:00</dc:date>
              <text:p text:style-name="P1">I think that the data used in the study are freely available and the detail is sufficient in the article do a reasonable job recreating.</text:p>
              <text:p text:style-name="P1"><text:tab/>-Adam H. Sparks</text:p>
            </office:annotation>
            <text:p>3</text:p>
          </table:table-cell>
          <table:table-cell table:style-name="ce90" office:value-type="string" calcext:value-type="string">
            <text:p>ArcGIS, Maxen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Luciano Bosso, Danilo Russo, Mirko Di Febbraro, Gennaro Cristinzio And Astolfo Zoi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2--7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Potential distribution of \textit{{Xylella fastidiosa}} in Italy: a maximum entropy model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55" calcext:value-type="float">
            <text:p>5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65" table:formula="of:=concat(&quot;https://dx.doi.org/&quot;; [.F27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first following article that was plant pathology</text:p>
          </table:table-cell>
          <table:table-cell table:style-name="ce76" table:formula="of:=LOOKUP([.A277]; [$'Journal Lookup Tables'.$A$2:.$B$22])" office:value-type="float" office:value="1" calcext:value-type="float">
            <text:p>1</text:p>
          </table:table-cell>
          <table:table-cell table:style-name="ce83" table:formula="of:=LOOKUP([.A277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Yassine MABROUK, Sonia MEJRI, Imen HEMISSI, Omrane BELHADJ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4--6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Biochemical analysis of induced resistance in chickpea against broomrape (\textit{{Orobanche foetida}} by rhizobia inoculatio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55" calcext:value-type="float">
            <text:p>5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5776</text:p>
          </table:table-cell>
          <table:table-cell table:style-name="ce65" table:formula="of:=concat(&quot;https://dx.doi.org/&quot;; [.F27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8]; [$'Journal Lookup Tables'.$A$2:.$B$22])" office:value-type="float" office:value="1" calcext:value-type="float">
            <text:p>1</text:p>
          </table:table-cell>
          <table:table-cell table:style-name="ce83" table:formula="of:=LOOKUP([.A27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5" draw:text-style-name="P2" svg:width="623.59pt" svg:height="42.75pt" svg:x="1665.69pt" svg:y="4384.49pt" draw:caption-point-x="-11.54pt" draw:caption-point-y="-22.96pt">
              <dc:date>2022-04-25T00:00:00</dc:date>
              <text:p text:style-name="P1">data in genbank</text:p>
              <text:p text:style-name="P1"><text:tab/>-Emerson Del Ponte</text:p>
            </office:annotation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8769</text:p>
          </table:table-cell>
          <table:table-cell table:style-name="ce65" table:formula="of:=concat(&quot;https://dx.doi.org/&quot;; [.F27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79]; [$'Journal Lookup Tables'.$A$2:.$B$22])" office:value-type="float" office:value="1" calcext:value-type="float">
            <text:p>1</text:p>
          </table:table-cell>
          <table:table-cell table:style-name="ce83" table:formula="of:=LOOKUP([.A27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string" calcext:value-type="string">
            <text:p>BioEdit, Clustal, TreeView, MrBaye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20358</text:p>
          </table:table-cell>
          <table:table-cell table:style-name="ce65" table:formula="of:=concat(&quot;https://dx.doi.org/&quot;; [.F28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80]; [$'Journal Lookup Tables'.$A$2:.$B$22])" office:value-type="float" office:value="1" calcext:value-type="float">
            <text:p>1</text:p>
          </table:table-cell>
          <table:table-cell table:style-name="ce83" table:formula="of:=LOOKUP([.A280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Xcalibur, 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Phytopathologia Mediterranea</text:p>
          </table:table-cell>
          <table:table-cell table:style-name="ce40" office:value-type="string" calcext:value-type="string">
            <text:p>Phytopathol Mediterr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95" calcext:value-type="float">
            <text:p>95</text:p>
          </table:table-cell>
          <table:table-cell table:style-name="ce56" office:value-type="string" calcext:value-type="string">
            <text:p><text:a xlink:href="https://doi.org/10.36253/phyto-10911" xlink:type="simple">Adam</text:a></text:p>
          </table:table-cell>
          <table:table-cell table:style-name="ce60" office:value-type="string" calcext:value-type="string">
            <text:p><text:a xlink:href="https://doi.org/10.36253/phyto-10911" xlink:type="simple">10.36253/phyto-10911</text:a></text:p>
          </table:table-cell>
          <table:table-cell table:style-name="ce68" table:formula="of:=concat(&quot;https://dx.doi.org/&quot;; [.F28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1]; [$'Journal Lookup Tables'.$A$2:.$B$22])" office:value-type="float" office:value="1" calcext:value-type="float">
            <text:p>1</text:p>
          </table:table-cell>
          <table:table-cell table:style-name="ce83" table:formula="of:=LOOKUP([.A28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623.59pt" svg:height="42.75pt" svg:x="1665.69pt" svg:y="4431.74pt" draw:caption-point-x="-11.54pt" draw:caption-point-y="-22.96pt">
              <dc:date>2022-04-25T00:00:00</dc:date>
              <text:p text:style-name="P1">they are available but it's summary data in a PDF, not easily machine readable or suitable for a full analysis.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SPS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0" office:value-type="string" calcext:value-type="string">
            <text:p>Phytopathologia Mediterranea</text:p>
          </table:table-cell>
          <table:table-cell table:style-name="ce40" office:value-type="string" calcext:value-type="string">
            <text:p>Phytopathol Mediterr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07" calcext:value-type="float">
            <text:p>107</text:p>
          </table:table-cell>
          <table:table-cell table:style-name="ce56" office:value-type="string" calcext:value-type="string">
            <text:p><text:a xlink:href="https://doi.org/10.36253/phyto-10720" xlink:type="simple">Adam</text:a></text:p>
          </table:table-cell>
          <table:table-cell table:style-name="ce60" office:value-type="string" calcext:value-type="string">
            <text:p><text:a xlink:href="https://doi.org/10.36253/phyto-10720" xlink:type="simple">10.36253/phyto-10720</text:a></text:p>
          </table:table-cell>
          <table:table-cell table:style-name="ce68" table:formula="of:=concat(&quot;https://dx.doi.org/&quot;; [.F28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2]; [$'Journal Lookup Tables'.$A$2:.$B$22])" office:value-type="float" office:value="1" calcext:value-type="float">
            <text:p>1</text:p>
          </table:table-cell>
          <table:table-cell table:style-name="ce83" table:formula="of:=LOOKUP([.A282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623.59pt" svg:height="42.75pt" svg:x="1665.69pt" svg:y="4447.5pt" draw:caption-point-x="-11.54pt" draw:caption-point-y="-22.99pt">
              <dc:date>2022-04-25T00:00:00</dc:date>
              <text:p text:style-name="P1">Summary data are available (w/ SD) in a PDF, not machine readable.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Prism, Statistix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1" office:value-type="string" calcext:value-type="string">
            <text:p>Phytopathol Mediterr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66" table:formula="of:=concat(&quot;https://dx.doi.org/&quot;; [.F283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83]; [$'Journal Lookup Tables'.$A$2:.$B$22])" office:value-type="float" office:value="1" calcext:value-type="float">
            <text:p>1</text:p>
          </table:table-cell>
          <table:table-cell table:style-name="ce84" table:formula="of:=LOOKUP([.A28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69" table:formula="of:=concat(&quot;https://dx.doi.org/&quot;; [.F284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284]; [$'Journal Lookup Tables'.$A$2:.$B$22])" office:value-type="float" office:value="1" calcext:value-type="float">
            <text:p>1</text:p>
          </table:table-cell>
          <table:table-cell table:style-name="ce86" table:formula="of:=LOOKUP([.A284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Primer3, 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ia Mediterranea</text:p>
          </table:table-cell>
          <table:table-cell table:style-name="ce38" office:value-type="string" calcext:value-type="string">
            <text:p>Phytopathol Mediterr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6" calcext:value-type="float">
            <text:p>1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36253/phyto-11840</text:p>
          </table:table-cell>
          <table:table-cell table:style-name="ce68" table:formula="of:=concat(&quot;https://dx.doi.org/&quot;; [.F285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285]; [$'Journal Lookup Tables'.$A$2:.$B$22])" office:value-type="float" office:value="1" calcext:value-type="float">
            <text:p>1</text:p>
          </table:table-cell>
          <table:table-cell table:style-name="ce83" table:formula="of:=LOOKUP([.A285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6" draw:text-style-name="P2" svg:width="623.59pt" svg:height="44.25pt" svg:x="1665.69pt" svg:y="4494.76pt" draw:caption-point-x="-11.54pt" draw:caption-point-y="-22.99pt">
              <dc:date>2022-04-25T00:00:00</dc:date>
              <text:p text:style-name="P1">All data are available in publication PDF, not machine readable</text:p>
              <text:p text:style-name="P1"><text:tab/>-Adam H. Sparks</text:p>
            </office:annotation>
            <text:p>2</text:p>
          </table:table-cell>
          <table:table-cell table:style-name="ce83" office:value-type="string" calcext:value-type="string">
            <text:p>MEGA, Sequence Demarcation Tool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1" office:value-type="string" calcext:value-type="string">
            <text:p>Phytopathol Mediterr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66" table:formula="of:=concat(&quot;https://dx.doi.org/&quot;; [.F28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286]; [$'Journal Lookup Tables'.$A$2:.$B$22])" office:value-type="float" office:value="1" calcext:value-type="float">
            <text:p>1</text:p>
          </table:table-cell>
          <table:table-cell table:style-name="ce84" table:formula="of:=LOOKUP([.A286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MrBayes, MrModelTest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55" office:value-type="string" calcext:value-type="string">
            <text:p><text:a xlink:href="https://doi.org/10.36253/phyto-12207" xlink:type="simple">Kaique</text:a>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70" table:formula="of:=concat(&quot;https://dx.doi.org/&quot;; [.F287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87]; [$'Journal Lookup Tables'.$A$2:.$B$22])" office:value-type="float" office:value="1" calcext:value-type="float">
            <text:p>1</text:p>
          </table:table-cell>
          <table:table-cell table:style-name="ce87" table:formula="of:=LOOKUP([.A287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 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6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36253/phyto-11821" xlink:type="simple">Kaique</text:a>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70" table:formula="of:=concat(&quot;https://dx.doi.org/&quot;; [.F288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88]; [$'Journal Lookup Tables'.$A$2:.$B$22])" office:value-type="float" office:value="1" calcext:value-type="float">
            <text:p>1</text:p>
          </table:table-cell>
          <table:table-cell table:style-name="ce87" table:formula="of:=LOOKUP([.A28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55" office:value-type="string" calcext:value-type="string">
            <text:p><text:a xlink:href="https://doi.org/10.36253/phyto-12170" xlink:type="simple">Kaique</text:a>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70" table:formula="of:=concat(&quot;https://dx.doi.org/&quot;; [.F28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289]; [$'Journal Lookup Tables'.$A$2:.$B$22])" office:value-type="float" office:value="1" calcext:value-type="float">
            <text:p>1</text:p>
          </table:table-cell>
          <table:table-cell table:style-name="ce87" table:formula="of:=LOOKUP([.A289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artan'18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doi.org/10.36253/phyto-11616" xlink:type="simple">Zach</text:a>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69" table:formula="of:=concat(&quot;https://dx.doi.org/&quot;; [.F290])" office:value-type="string" office:string-value="" calcext:value-type="error">
            <text:p>#NAME?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79" table:formula="of:=LOOKUP([.A290]; [$'Journal Lookup Tables'.$A$2:.$B$22])" office:value-type="float" office:value="1" calcext:value-type="float">
            <text:p>1</text:p>
          </table:table-cell>
          <table:table-cell table:style-name="ce86" table:formula="of:=LOOKUP([.A290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GENALEX, DARwin, STRUCTU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53" office:value-type="string" calcext:value-type="string">
            <text:p><text:a xlink:href="https://doi.org/10.36253/phyto-11840" xlink:type="simple">Zach</text:a></text:p>
          </table:table-cell>
          <table:table-cell table:style-name="ce31" office:value-type="string" calcext:value-type="string">
            <text:p><text:a xlink:href="https://doi.org/10.36253/phyto-11976" xlink:type="simple">10.36253/phyto-11976</text:a></text:p>
          </table:table-cell>
          <table:table-cell table:style-name="ce69" table:formula="of:=concat(&quot;https://dx.doi.org/&quot;; [.F291])" office:value-type="string" office:string-value="" calcext:value-type="error">
            <text:p>#NAME?</text:p>
          </table:table-cell>
          <table:table-cell table:style-name="ce14" office:value-type="string" calcext:value-type="string">
            <text:p>Fourth article as PP5 is included in the first article for 2021</text:p>
          </table:table-cell>
          <table:table-cell table:style-name="ce79" table:formula="of:=LOOKUP([.A291]; [$'Journal Lookup Tables'.$A$2:.$B$22])" office:value-type="float" office:value="1" calcext:value-type="float">
            <text:p>1</text:p>
          </table:table-cell>
          <table:table-cell table:style-name="ce86" table:formula="of:=LOOKUP([.A291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2" table:style-name="ce95" office:value-type="float" office:value="3" calcext:value-type="float">
            <text:p>3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raxmlGUI, MAFFT, BLAST, Tree-Graph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3-11-0062</text:p>
          </table:table-cell>
          <table:table-cell table:style-name="ce65" table:formula="of:=concat(&quot;https://dx.doi.org/&quot;; [.F2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2]; [$'Journal Lookup Tables'.$A$2:.$B$22])" office:value-type="string" office:string-value="BOTH" calcext:value-type="string">
            <text:p>BOTH</text:p>
          </table:table-cell>
          <table:table-cell table:style-name="ce83" table:formula="of:=LOOKUP([.A292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Ramming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David W. Ramming, Franka Gabler, Joseph L. Smilanick, Dennis A. Margosan, Molly Cadle-Davidson, Paola Barba, Siraprapa Mahanil, Omer Frenkel, Michael G. Milgroom, Lance Cadle-Davidso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83--93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of Race-Specific Resistance in North American \textit{{Vitis spp.}} Limiting \textit{{Erysiphe necator}} Hyphal Growth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2" calcext:value-type="float">
            <text:p>102</text:p>
          </table:table-cell>
          <table:table-cell table:style-name="ce59" office:value-type="string" calcext:value-type="string">
            <text:p><text:a xlink:href="https://doi.org/10.1094%2Fphyto-03-11-0062" xlink:type="simple">https://doi.org/10.1094%2Fphyto-03-11-006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65" table:formula="of:=concat(&quot;https://dx.doi.org/&quot;; [.F29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3]; [$'Journal Lookup Tables'.$A$2:.$B$22])" office:value-type="string" office:string-value="BOTH" calcext:value-type="string">
            <text:p>BOTH</text:p>
          </table:table-cell>
          <table:table-cell table:style-name="ce83" table:formula="of:=LOOKUP([.A293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5--72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Variability in Fusarium Head Blight Epidemics in Relation to Global Climate Fluctuations as Represented by the El Ni{\~{n}}o-Southern Oscillation and Other Atmospheric Pattern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2" calcext:value-type="float">
            <text:p>102</text:p>
          </table:table-cell>
          <table:table-cell table:style-name="ce59" office:value-type="string" calcext:value-type="string">
            <text:p><text:a xlink:href="https://doi.org/10.1094%2Fphyto-04-11-0125" xlink:type="simple">https://doi.org/10.1094%2Fphyto-04-11-0125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office:annotation draw:style-name="gr5" draw:text-style-name="P2" svg:width="471.66pt" svg:height="42.75pt" svg:x="709.23pt" svg:y="4637.99pt" draw:caption-point-x="-11.54pt" draw:caption-point-y="-22.96pt">
              <dc:date>2022-04-25T00:00:00</dc:date>
              <text:p text:style-name="P1">the previous DOI was for the next article, not the one containing p. 57</text:p>
              <text:p text:style-name="P1"><text:tab/>-Emerson Del Ponte</text:p>
            </office:annotation>
            <text:p>10.1094/phyto-04-11-0125</text:p>
          </table:table-cell>
          <table:table-cell table:style-name="ce65" table:formula="of:=concat(&quot;https://dx.doi.org/&quot;; [.F294])" office:value-type="string" office:string-value="" calcext:value-type="error">
            <text:p>#NAME?</text:p>
          </table:table-cell>
          <table:table-cell table:style-name="ce37" office:value-type="string" calcext:value-type="string">
            <text:p>DOI did not match with page number. Picked the previous article that matched.</text:p>
          </table:table-cell>
          <table:table-cell table:style-name="ce76" table:formula="of:=LOOKUP([.A294]; [$'Journal Lookup Tables'.$A$2:.$B$22])" office:value-type="string" office:string-value="BOTH" calcext:value-type="string">
            <text:p>BOTH</text:p>
          </table:table-cell>
          <table:table-cell table:style-name="ce83" table:formula="of:=LOOKUP([.A294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Kriss_2012</text:p>
            <text:p/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14" office:value-type="string" calcext:value-type="string">
            <text:p>Variability in Fusarium Head Blight Epidemics in Relation to Global Climate Fluctuations as Represented by the El Niño-Southern Oscillation and Other Atmospheric Pattern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2" calcext:value-type="float">
            <text:p>102</text:p>
          </table:table-cell>
          <table:table-cell table:style-name="ce64" office:value-type="string" calcext:value-type="string">
            <text:p><text:a xlink:href="https://doi.org/10.1094%2Fphyto-03-11-0085" xlink:type="simple">https://doi.org/10.1094%2Fphyto-03-11-0085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2-11-0040</text:p>
          </table:table-cell>
          <table:table-cell table:style-name="ce65" table:formula="of:=concat(&quot;https://dx.doi.org/&quot;; [.F29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5]; [$'Journal Lookup Tables'.$A$2:.$B$22])" office:value-type="string" office:string-value="BOTH" calcext:value-type="string">
            <text:p>BOTH</text:p>
          </table:table-cell>
          <table:table-cell table:style-name="ce83" table:formula="of:=LOOKUP([.A295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GraphPad, Minita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2-0108-r</text:p>
          </table:table-cell>
          <table:table-cell table:style-name="ce65" table:formula="of:=concat(&quot;https://dx.doi.org/&quot;; [.F29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6]; [$'Journal Lookup Tables'.$A$2:.$B$22])" office:value-type="string" office:string-value="BOTH" calcext:value-type="string">
            <text:p>BOTH</text:p>
          </table:table-cell>
          <table:table-cell table:style-name="ce83" table:formula="of:=LOOKUP([.A29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MrBayes, FigTree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Robinson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egan D. Robinson, Timothy D. Murray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98--10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Genetic Variation of Wheat streak mosaic virus in the United States Pacific Northwest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3" calcext:value-type="float">
            <text:p>103</text:p>
          </table:table-cell>
          <table:table-cell table:style-name="ce64" office:value-type="string" calcext:value-type="string">
            <text:p><text:a xlink:href="https://doi.org/10.1094%2Fphyto-05-12-0108-r" xlink:type="simple">https://doi.org/10.1094%2Fphyto-05-12-0108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12-11-0349</text:p>
          </table:table-cell>
          <table:table-cell table:style-name="ce65" table:formula="of:=concat(&quot;https://dx.doi.org/&quot;; [.F29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297]; [$'Journal Lookup Tables'.$A$2:.$B$22])" office:value-type="string" office:string-value="BOTH" calcext:value-type="string">
            <text:p>BOTH</text:p>
          </table:table-cell>
          <table:table-cell table:style-name="ce83" table:formula="of:=LOOKUP([.A297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office:annotation draw:style-name="gr5" draw:text-style-name="P2" svg:width="623.59pt" svg:height="42.75pt" svg:x="1665.69pt" svg:y="4685.24pt" draw:caption-point-x="-11.54pt" draw:caption-point-y="-22.96pt">
              <dc:date>2022-04-25T00:00:00</dc:date>
              <text:p text:style-name="P1">They submitted sequences but not other data</text:p>
              <text:p text:style-name="P1"><text:tab/>-Zachary Foster</text:p>
            </office:annotation>
            <text:p>2</text:p>
          </table:table-cell>
          <table:table-cell table:style-name="ce92" office:value-type="string" calcext:value-type="string">
            <text:p>Fingerprinting II, Statistica, ARB, MOTHUR, SAS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lein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Eyal Klein, Maya Ofek, Jaacov Katan, Dror Minz, Abraham Gamliel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23--33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oil Suppressiveness to Fusarium Disease: Shifts in Root Microbiome Associated with Reduction of Pathogen Root Colonizatio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03" calcext:value-type="float">
            <text:p>103</text:p>
          </table:table-cell>
          <table:table-cell table:style-name="ce115" office:value-type="string" calcext:value-type="string">
            <text:p><text:a xlink:href="https://doi.org/10.1094%2Fphyto-12-11-0349" xlink:type="simple">https://doi.org/10.1094%2Fphyto-12-11-034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5-13-0119-r</text:p>
          </table:table-cell>
          <table:table-cell table:style-name="ce65" table:formula="of:=concat(&quot;https://dx.doi.org/&quot;; [.F29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298]; [$'Journal Lookup Tables'.$A$2:.$B$22])" office:value-type="string" office:string-value="BOTH" calcext:value-type="string">
            <text:p>BOTH</text:p>
          </table:table-cell>
          <table:table-cell table:style-name="ce83" table:formula="of:=LOOKUP([.A29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tatistix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arker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ennifer K. Parker, Sarah R. Wisotsky, Evan G. Johnson, Faraj M. Hijaz, Nabil Killiny, Mark E. Hilf, Leonardo De La Fuent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5--26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Viability of `\textit{{Candidatus Liberibacter asiaticus}}' Prolonged by Addition of Citrus Juice to Culture Medium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4" calcext:value-type="float">
            <text:p>104</text:p>
          </table:table-cell>
          <table:table-cell table:style-name="ce59" office:value-type="string" calcext:value-type="string">
            <text:p><text:a xlink:href="https://doi.org/10.1094%2Fphyto-05-13-0119-r" xlink:type="simple">https://doi.org/10.1094%2Fphyto-05-13-0119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y</text:p>
          </table:table-cell>
          <table:table-cell table:style-name="ce37" office:value-type="string" calcext:value-type="string">
            <text:p>Phytopath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3-0129-r</text:p>
          </table:table-cell>
          <table:table-cell table:style-name="ce65" table:formula="of:=concat(&quot;https://dx.doi.org/&quot;; [.F29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299]; [$'Journal Lookup Tables'.$A$2:.$B$22])" office:value-type="string" office:string-value="BOTH" calcext:value-type="string">
            <text:p>BOTH</text:p>
          </table:table-cell>
          <table:table-cell table:style-name="ce83" table:formula="of:=LOOKUP([.A29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igma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Horn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Bruce W. Horn, Ronald B. Sorensen, Marshall C. Lamb, Victor S. Sobolev, Rodrigo A. Olarte, Carolyn J. Worthington, Ignazio Carbon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75--85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Sexual Reproduction in \textit{Aspergillus flavus} Sclerotia Naturally Produced in Corn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4" calcext:value-type="float">
            <text:p>104</text:p>
          </table:table-cell>
          <table:table-cell table:style-name="ce64" office:value-type="string" calcext:value-type="string">
            <text:p><text:a xlink:href="https://doi.org/10.1094%2Fphyto-05-13-0129-r" xlink:type="simple">https://doi.org/10.1094%2Fphyto-05-13-0129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35" office:value-type="string" calcext:value-type="string">
            <text:p>Phytopath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02-13-0032-r</text:p>
          </table:table-cell>
          <table:table-cell table:style-name="ce65" table:formula="of:=concat(&quot;https://dx.doi.org/&quot;; [.F30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00]; [$'Journal Lookup Tables'.$A$2:.$B$22])" office:value-type="string" office:string-value="BOTH" calcext:value-type="string">
            <text:p>BOTH</text:p>
          </table:table-cell>
          <table:table-cell table:style-name="ce83" table:formula="of:=LOOKUP([.A300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72.88pt" svg:x="2142.09pt" svg:y="4717.45pt" draw:caption-point-x="-11.54pt" draw:caption-point-y="-7.94pt">
              <dc:date>2022-04-25T00:00:00</dc:date>
              <text:p text:style-name="P1">I'm not clear as to whether this is the standalone or the R version. The text isn't clear on that. It should be more clear to be fully reproducible, shouldn't it?</text:p>
              <text:p text:style-name="P1"><text:tab/>-Adam H. Sparks</text:p>
            </office:annotation>
            <text:p>ASReml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Osorio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L. F. Osorio, J. A. Pattison, N. A. Peres, V. M. Whitak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7--74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Genetic Variation and Gains in Resistance of Strawberry to \textit{{Colletotrichum gloeosporioid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04" calcext:value-type="float">
            <text:p>104</text:p>
          </table:table-cell>
          <table:table-cell table:style-name="ce115" office:value-type="string" calcext:value-type="string">
            <text:p><text:a xlink:href="https://doi.org/10.1094%2Fphyto-02-13-0032-r" xlink:type="simple">https://doi.org/10.1094%2Fphyto-02-13-0032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6-14-0156-r</text:p>
          </table:table-cell>
          <table:table-cell table:style-name="ce65" table:formula="of:=concat(&quot;https://dx.doi.org/&quot;; [.F30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1]; [$'Journal Lookup Tables'.$A$2:.$B$22])" office:value-type="string" office:string-value="BOTH" calcext:value-type="string">
            <text:p>BOTH</text:p>
          </table:table-cell>
          <table:table-cell table:style-name="ce83" table:formula="of:=LOOKUP([.A30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3"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office:annotation draw:style-name="gr1" draw:text-style-name="P2" svg:width="623.59pt" svg:height="74.24pt" svg:x="1665.69pt" svg:y="4748.26pt" draw:caption-point-x="-11.54pt" draw:caption-point-y="-22.99pt">
              <dc:date>2022-04-25T00:00:00</dc:date>
              <text:p text:style-name="P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p>
              <text:p text:style-name="P1"/>
              <text:p text:style-name="P1">#21: https://github.com/phytopathology/Reproducibility_in_Plant_Pathology/issues/21</text:p>
              <text:p text:style-name="P1"><text:tab/>-Adam H. Sparks</text:p>
            </office:annotation>
            <text:p>2</text:p>
          </table:table-cell>
          <table:table-cell table:style-name="ce90" office:value-type="string" calcext:value-type="string">
            <text:p>STEMRUST_G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fender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W. F. Pfender, L. B. Coop, S. G. Seguin, M. E. Mellbye, G. A. Gingrich, T. B. Silberstei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35--4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valuation of the Ryegrass Stem Rust Model {STEMRUST}{\_}G and Its Implementation as a Decision Aid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6-14-0156-r" xlink:type="simple">https://doi.org/10.1094%2Fphyto-06-14-015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6-13-0175-r</text:p>
          </table:table-cell>
          <table:table-cell table:style-name="ce65" table:formula="of:=concat(&quot;https://dx.doi.org/&quot;; [.F3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2]; [$'Journal Lookup Tables'.$A$2:.$B$22])" office:value-type="string" office:string-value="BOTH" calcext:value-type="string">
            <text:p>BOTH</text:p>
          </table:table-cell>
          <table:table-cell table:style-name="ce83" table:formula="of:=LOOKUP([.A302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ateng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Kennedy Boateng, Kathy J. Lewi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69--79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Spore Dispersal by \textit{{Dothistroma septosporumin}} Northwest British Columbia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6-13-0175-r" xlink:type="simple">https://doi.org/10.1094%2Fphyto-06-13-0175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4-14-0096-r</text:p>
          </table:table-cell>
          <table:table-cell table:style-name="ce65" table:formula="of:=concat(&quot;https://dx.doi.org/&quot;; [.F30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3]; [$'Journal Lookup Tables'.$A$2:.$B$22])" office:value-type="string" office:string-value="BOTH" calcext:value-type="string">
            <text:p>BOTH</text:p>
          </table:table-cell>
          <table:table-cell table:style-name="ce83" table:formula="of:=LOOKUP([.A303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erm_dez_Cardona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Maria Bianney Berm{\\'{u}}dez-Cardona, Jo{\\~{a}}o Am{\\'{e}}rico Wordell Filho, Fabr{\\'{\\i}}cio {\\'{A}}vila Rodrigu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6--3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Leaf Gas Exchange and Chlorophyll \textit{a} Fluorescence} in Maize Leaves Infected with \textit{{Stenocarpella macrospor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4-14-0096-r" xlink:type="simple">https://doi.org/10.1094%2Fphyto-04-14-009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02-14-0044-r</text:p>
          </table:table-cell>
          <table:table-cell table:style-name="ce65" table:formula="of:=concat(&quot;https://dx.doi.org/&quot;; [.F30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04]; [$'Journal Lookup Tables'.$A$2:.$B$22])" office:value-type="string" office:string-value="BOTH" calcext:value-type="string">
            <text:p>BOTH</text:p>
          </table:table-cell>
          <table:table-cell table:style-name="ce83" table:formula="of:=LOOKUP([.A30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4" draw:text-style-name="P2" svg:width="184pt" svg:height="50.49pt" svg:x="2142.09pt" svg:y="4791.63pt" draw:caption-point-x="-11.54pt" draw:caption-point-y="-19.11pt">
              <dc:date>2022-04-25T00:00:00</dc:date>
              <text:p text:style-name="P1">It seems a theoretical paper that does not use software exept for graphing, which they did not mention</text:p>
              <text:p text:style-name="P1"><text:tab/>-Zachary Foster</text:p>
            </office:annotation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--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Information Graphs for Binary Predictor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05" calcext:value-type="float">
            <text:p>10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7-15-0166-r</text:p>
          </table:table-cell>
          <table:table-cell table:style-name="ce65" table:formula="of:=concat(&quot;https://dx.doi.org/&quot;; [.F30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05]; [$'Journal Lookup Tables'.$A$2:.$B$22])" office:value-type="string" office:string-value="BOTH" calcext:value-type="string">
            <text:p>BOTH</text:p>
          </table:table-cell>
          <table:table-cell table:style-name="ce83" table:formula="of:=LOOKUP([.A305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u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Ying Yu, Li Jiao, Shufang Fu, Ling Yin, Yali Zhang, Jiang L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56--6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Callose Synthase Family Genes Involved in the Grapevine Defense Response to Downy Mildew Diseas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106" calcext:value-type="float">
            <text:p>106</text:p>
          </table:table-cell>
          <table:table-cell table:style-name="ce59" office:value-type="string" calcext:value-type="string">
            <text:p><text:a xlink:href="https://doi.org/10.1094%2Fphyto-07-15-0166-r" xlink:type="simple">https://doi.org/10.1094%2Fphyto-07-15-016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65" table:formula="of:=concat(&quot;https://dx.doi.org/&quot;; [.F30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following plant pathology article</text:p>
          </table:table-cell>
          <table:table-cell table:style-name="ce76" table:formula="of:=LOOKUP([.A306]; [$'Journal Lookup Tables'.$A$2:.$B$22])" office:value-type="string" office:string-value="BOTH" calcext:value-type="string">
            <text:p>BOTH</text:p>
          </table:table-cell>
          <table:table-cell table:style-name="ce83" table:formula="of:=LOOKUP([.A30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3"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hines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arco Thines, Young-Joon Choi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6--18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Evolution, Diversity, and Taxonomy of the \textit{{Peronosporaceae}}, with Focus on the Genus \textit{{Peronospora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6" calcext:value-type="float">
            <text:p>106</text:p>
          </table:table-cell>
          <table:table-cell table:style-name="ce64" office:value-type="string" calcext:value-type="string">
            <text:p><text:a xlink:href="https://doi.org/10.1094%2Fphyto-05-15-0127-rvw" xlink:type="simple">https://doi.org/10.1094%2Fphyto-05-15-0127-rvw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7-15-0171-r</text:p>
          </table:table-cell>
          <table:table-cell table:style-name="ce65" table:formula="of:=concat(&quot;https://dx.doi.org/&quot;; [.F30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07]; [$'Journal Lookup Tables'.$A$2:.$B$22])" office:value-type="string" office:string-value="BOTH" calcext:value-type="string">
            <text:p>BOTH</text:p>
          </table:table-cell>
          <table:table-cell table:style-name="ce83" table:formula="of:=LOOKUP([.A30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6-0209-R</text:p>
          </table:table-cell>
          <table:table-cell table:style-name="ce65" table:formula="of:=concat(&quot;https://dx.doi.org/&quot;; [.F30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08]; [$'Journal Lookup Tables'.$A$2:.$B$22])" office:value-type="string" office:string-value="BOTH" calcext:value-type="string">
            <text:p>BOTH</text:p>
          </table:table-cell>
          <table:table-cell table:style-name="ce83" table:formula="of:=LOOKUP([.A308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PopAR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YTO-04-16-0170-R</text:p>
          </table:table-cell>
          <table:table-cell table:style-name="ce65" table:formula="of:=concat(&quot;https://dx.doi.org/&quot;; [.F30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09]; [$'Journal Lookup Tables'.$A$2:.$B$22])" office:value-type="string" office:string-value="BOTH" calcext:value-type="string">
            <text:p>BOTH</text:p>
          </table:table-cell>
          <table:table-cell table:style-name="ce83" table:formula="of:=LOOKUP([.A309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2" calcext:value-type="float">
            <text:p>5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YTO-03-17-0091-R</text:p>
          </table:table-cell>
          <table:table-cell table:style-name="ce65" table:formula="of:=concat(&quot;https://dx.doi.org/&quot;; [.F31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10]; [$'Journal Lookup Tables'.$A$2:.$B$22])" office:value-type="string" office:string-value="BOTH" calcext:value-type="string">
            <text:p>BOTH</text:p>
          </table:table-cell>
          <table:table-cell table:style-name="ce83" table:formula="of:=LOOKUP([.A310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67" calcext:value-type="float">
            <text:p>67</text:p>
          </table:table-cell>
          <table:table-cell table:style-name="ce56" office:value-type="string" calcext:value-type="string">
            <text:p><text:a xlink:href="https://doi.org/10.1094/PHYTO-08-17-0287-R" xlink:type="simple">Adam</text:a></text:p>
          </table:table-cell>
          <table:table-cell table:style-name="ce60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68" table:formula="of:=concat(&quot;https://dx.doi.org/&quot;; [.F31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1]; [$'Journal Lookup Tables'.$A$2:.$B$22])" office:value-type="string" office:string-value="BOTH" calcext:value-type="string">
            <text:p>BOTH</text:p>
          </table:table-cell>
          <table:table-cell table:style-name="ce83" table:formula="of:=LOOKUP([.A311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nfoStat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94" calcext:value-type="float">
            <text:p>9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10-17-0357-R</text:p>
          </table:table-cell>
          <table:table-cell table:style-name="ce68" table:formula="of:=concat(&quot;https://dx.doi.org/&quot;; [.F31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2]; [$'Journal Lookup Tables'.$A$2:.$B$22])" office:value-type="string" office:string-value="BOTH" calcext:value-type="string">
            <text:p>BOTH</text:p>
          </table:table-cell>
          <table:table-cell table:style-name="ce83" table:formula="of:=LOOKUP([.A312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R, RStudio, Excel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01" calcext:value-type="float">
            <text:p>101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11-17-0386-R</text:p>
          </table:table-cell>
          <table:table-cell table:style-name="ce68" table:formula="of:=concat(&quot;https://dx.doi.org/&quot;; [.F31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3]; [$'Journal Lookup Tables'.$A$2:.$B$22])" office:value-type="string" office:string-value="BOTH" calcext:value-type="string">
            <text:p>BOTH</text:p>
          </table:table-cell>
          <table:table-cell table:style-name="ce83" table:formula="of:=LOOKUP([.A313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726.43pt" svg:height="42.75pt" svg:x="1415.65pt" svg:y="4937.24pt" draw:caption-point-x="-11.54pt" draw:caption-point-y="-22.96pt">
              <dc:date>2022-04-25T00:00:00</dc:date>
              <text:p text:style-name="P1">The use of Mathematica scripts with R for analysis knocks this back down to a 2 from a 3.</text:p>
              <text:p text:style-name="P1"><text:tab/>-Adam H. Sparks</text:p>
            </office:annotation>
            <text:p>2</text:p>
          </table:table-cell>
          <table:table-cell table:style-name="ce83" office:value-type="float" office:value="2" calcext:value-type="float">
            <office:annotation draw:style-name="gr5" draw:text-style-name="P2" svg:width="700.04pt" svg:height="42.75pt" svg:x="1498.99pt" svg:y="4937.24pt" draw:caption-point-x="-11.54pt" draw:caption-point-y="-22.96pt">
              <dc:date>2022-04-25T00:00:00</dc:date>
              <text:p text:style-name="P1">The use of Mathematica along with R brings this down to a 2 from a 3.</text:p>
              <text:p text:style-name="P1"><text:tab/>-Adam H. Sparks</text:p>
            </office:annotation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R, Mathematic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53" office:value-type="string" calcext:value-type="string">
            <text:p><text:a xlink:href="https://doi.org/10.1094/PHYTO-06-18-0186-R" xlink:type="simple">Zach</text:a>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69" table:formula="of:=concat(&quot;https://dx.doi.org/&quot;; [.F31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79" table:formula="of:=LOOKUP([.A314]; [$'Journal Lookup Tables'.$A$2:.$B$22])" office:value-type="string" office:string-value="BOTH" calcext:value-type="string">
            <text:p>BOTH</text:p>
          </table:table-cell>
          <table:table-cell table:style-name="ce86" table:formula="of:=LOOKUP([.A314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<text:s/>InfoQuest FP, MEGA, Clustal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53" office:value-type="string" calcext:value-type="string">
            <text:p><text:a xlink:href="https://doi.org/10.1094/PHYTO-05-18-0152-R" xlink:type="simple">Zach</text:a>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69" table:formula="of:=concat(&quot;https://dx.doi.org/&quot;; [.F315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15]; [$'Journal Lookup Tables'.$A$2:.$B$22])" office:value-type="string" office:string-value="BOTH" calcext:value-type="string">
            <text:p>BOTH</text:p>
          </table:table-cell>
          <table:table-cell table:style-name="ce86" table:formula="of:=LOOKUP([.A315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2" calcext:value-type="float">
            <text:p>1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07-19-0247-FI</text:p>
          </table:table-cell>
          <table:table-cell table:style-name="ce68" table:formula="of:=concat(&quot;https://dx.doi.org/&quot;; [.F316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16]; [$'Journal Lookup Tables'.$A$2:.$B$22])" office:value-type="string" office:string-value="BOTH" calcext:value-type="string">
            <text:p>BOTH</text:p>
          </table:table-cell>
          <table:table-cell table:style-name="ce83" table:formula="of:=LOOKUP([.A316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, MEGA, DNASP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6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66" table:formula="of:=concat(&quot;https://dx.doi.org/&quot;; [.F317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17]; [$'Journal Lookup Tables'.$A$2:.$B$22])" office:value-type="string" office:string-value="BOTH" calcext:value-type="string">
            <text:p>BOTH</text:p>
          </table:table-cell>
          <table:table-cell table:style-name="ce84" table:formula="of:=LOOKUP([.A317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Minitab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53" office:value-type="string" calcext:value-type="string">
            <text:p><text:a xlink:href="https://doi.org/10.1094/PHYTO-05-19-0183-FI" xlink:type="simple">Zach</text:a>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69" table:formula="of:=concat(&quot;https://dx.doi.org/&quot;; [.F31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18]; [$'Journal Lookup Tables'.$A$2:.$B$22])" office:value-type="string" office:string-value="BOTH" calcext:value-type="string">
            <text:p>BOTH</text:p>
          </table:table-cell>
          <table:table-cell table:style-name="ce86" table:formula="of:=LOOKUP([.A318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ArcGIS, Excel, 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50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1094/PHYTO-06-20-0232-FI" xlink:type="simple">Kaique</text:a>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70" table:formula="of:=concat(&quot;https://dx.doi.org/&quot;; [.F31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19]; [$'Journal Lookup Tables'.$A$2:.$B$22])" office:value-type="string" office:string-value="BOTH" calcext:value-type="string">
            <text:p>BOTH</text:p>
          </table:table-cell>
          <table:table-cell table:style-name="ce87" table:formula="of:=LOOKUP([.A31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2-11-0119</text:p>
          </table:table-cell>
          <table:table-cell table:style-name="ce65" table:formula="of:=concat(&quot;https://dx.doi.org/&quot;; [.F32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0]; [$'Journal Lookup Tables'.$A$2:.$B$22])" office:value-type="string" office:string-value="BOTH" calcext:value-type="string">
            <text:p>BOTH</text:p>
          </table:table-cell>
          <table:table-cell table:style-name="ce83" table:formula="of:=LOOKUP([.A32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0" calcext:value-type="float">
            <office:annotation draw:style-name="gr4" draw:text-style-name="P2" svg:width="645.85pt" svg:height="42.72pt" svg:x="1601.8pt" svg:y="5047.51pt" draw:caption-point-x="-11.54pt" draw:caption-point-y="-22.99pt">
              <dc:date>2022-04-25T00:00:00</dc:date>
              <text:p text:style-name="P1">calculated several diversity indices but no software was used/mentioned</text:p>
              <text:p text:style-name="P1"><text:tab/>-Emerson Del Ponte</text:p>
            </office:annotation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n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Anmin Wan, Xianming Che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67--7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6" calcext:value-type="float">
            <text:p>96</text:p>
          </table:table-cell>
          <table:table-cell table:style-name="ce64" office:value-type="string" calcext:value-type="string">
            <text:p><text:a xlink:href="https://doi.org/10.1094%2Fpdis-02-11-0119" xlink:type="simple">https://doi.org/10.1094%2Fpdis-02-11-0119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dis-02-14-0122-re</text:p>
          </table:table-cell>
          <table:table-cell table:style-name="ce65" table:formula="of:=concat(&quot;https://dx.doi.org/&quot;; [.F32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21]; [$'Journal Lookup Tables'.$A$2:.$B$22])" office:value-type="string" office:string-value="BOTH" calcext:value-type="string">
            <text:p>BOTH</text:p>
          </table:table-cell>
          <table:table-cell table:style-name="ce83" table:formula="of:=LOOKUP([.A321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ohannes Petrus Louw, Lise Korste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30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Pathogenicity and Host Susceptibility of \textit{{Penicillium}} spp. on Citru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99" calcext:value-type="float">
            <text:p>99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7-12-0646-re</text:p>
          </table:table-cell>
          <table:table-cell table:style-name="ce65" table:formula="of:=concat(&quot;https://dx.doi.org/&quot;; [.F32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22]; [$'Journal Lookup Tables'.$A$2:.$B$22])" office:value-type="string" office:string-value="BOTH" calcext:value-type="string">
            <text:p>BOTH</text:p>
          </table:table-cell>
          <table:table-cell table:style-name="ce83" table:formula="of:=LOOKUP([.A32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12-11-1071-re</text:p>
          </table:table-cell>
          <table:table-cell table:style-name="ce65" table:formula="of:=concat(&quot;https://dx.doi.org/&quot;; [.F323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23]; [$'Journal Lookup Tables'.$A$2:.$B$22])" office:value-type="string" office:string-value="BOTH" calcext:value-type="string">
            <text:p>BOTH</text:p>
          </table:table-cell>
          <table:table-cell table:style-name="ce83" table:formula="of:=LOOKUP([.A32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dis-04-13-0449-re</text:p>
          </table:table-cell>
          <table:table-cell table:style-name="ce65" table:formula="of:=concat(&quot;https://dx.doi.org/&quot;; [.F32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24]; [$'Journal Lookup Tables'.$A$2:.$B$22])" office:value-type="string" office:string-value="BOTH" calcext:value-type="string">
            <text:p>BOTH</text:p>
          </table:table-cell>
          <table:table-cell table:style-name="ce83" table:formula="of:=LOOKUP([.A32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igmaPlot, SAS, Infosta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Vega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Byron Vega, Megan M. Dewdney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7--76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Distribution of {QoI} Resistance in Populations of Tangerine-Infecting \textit{{Alternaria alternata}} in Florid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8" calcext:value-type="float">
            <text:p>98</text:p>
          </table:table-cell>
          <table:table-cell table:style-name="ce115" office:value-type="string" calcext:value-type="string">
            <text:p><text:a xlink:href="https://doi.org/10.1094%2Fpdis-04-13-0449-re" xlink:type="simple">https://doi.org/10.1094%2Fpdis-04-13-0449-re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dis-05-13-0492-re</text:p>
          </table:table-cell>
          <table:table-cell table:style-name="ce65" table:formula="of:=concat(&quot;https://dx.doi.org/&quot;; [.F3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25]; [$'Journal Lookup Tables'.$A$2:.$B$22])" office:value-type="string" office:string-value="BOTH" calcext:value-type="string">
            <text:p>BOTH</text:p>
          </table:table-cell>
          <table:table-cell table:style-name="ce83" table:formula="of:=LOOKUP([.A32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equencher, Clustal, BLAST, MEGA, PAUP, SA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Adesemoye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A. O. Adesemoye, J. S. Mayorquin, D. H. Wang, M. Twizeyimana, S. C. Lynch, A. Eskalen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55--61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Identification of Species of \textit{{Botryosphaeriaceae}} Causing Bot Gummosis in Citrus in California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98" calcext:value-type="float">
            <text:p>98</text:p>
          </table:table-cell>
          <table:table-cell table:style-name="ce115" office:value-type="string" calcext:value-type="string">
            <text:p><text:a xlink:href="https://doi.org/10.1094%2Fpdis-05-13-0492-re" xlink:type="simple">https://doi.org/10.1094%2Fpdis-05-13-0492-re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6-14-0572-re</text:p>
          </table:table-cell>
          <table:table-cell table:style-name="ce65" table:formula="of:=concat(&quot;https://dx.doi.org/&quot;; [.F32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6]; [$'Journal Lookup Tables'.$A$2:.$B$22])" office:value-type="string" office:string-value="BOTH" calcext:value-type="string">
            <text:p>BOTH</text:p>
          </table:table-cell>
          <table:table-cell table:style-name="ce83" table:formula="of:=LOOKUP([.A32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ng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Xuefeng Wang, Harsha Doddapaneni, Jianchi Chen, Raymond K. Yokomi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149--15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Improved Real-Time {PCR} Diagnosis of Citrus Stubborn Disease by Targeting Prophage Genes of \textit{{Spiroplasma citri}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06-14-0572-re" xlink:type="simple">https://doi.org/10.1094%2Fpdis-06-14-0572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9-13-0936-re</text:p>
          </table:table-cell>
          <table:table-cell table:style-name="ce65" table:formula="of:=concat(&quot;https://dx.doi.org/&quot;; [.F3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7]; [$'Journal Lookup Tables'.$A$2:.$B$22])" office:value-type="string" office:string-value="BOTH" calcext:value-type="string">
            <text:p>BOTH</text:p>
          </table:table-cell>
          <table:table-cell table:style-name="ce83" table:formula="of:=LOOKUP([.A327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Kunwar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anju Kunwar, Mathews L. Paret, Stephen M. Olson, Laura Ritchie, Jimmy R. Rich, Josh Freeman, Theodore McAvoy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119--12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Grafting Using Rootstocks with Resistance to \textit{{Ralstonia solanacearum}} Against \textit{{Meloidogyne incognita}} in Tomato Production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09-13-0936-re" xlink:type="simple">https://doi.org/10.1094%2Fpdis-09-13-0936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12-13-1257-re</text:p>
          </table:table-cell>
          <table:table-cell table:style-name="ce65" table:formula="of:=concat(&quot;https://dx.doi.org/&quot;; [.F32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28]; [$'Journal Lookup Tables'.$A$2:.$B$22])" office:value-type="string" office:string-value="BOTH" calcext:value-type="string">
            <text:p>BOTH</text:p>
          </table:table-cell>
          <table:table-cell table:style-name="ce83" table:formula="of:=LOOKUP([.A328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Bhuiyan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Shamsul A. Bhuiyan, Barry J. Croft, Joanne K. Stringer, Emily C. Deoman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93--99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Pathogenic Variation in Spore Populations of \texit{{Sporisorium scitamineum}}, Causal Agent of Sugarcane Smut in {Australia}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12-13-1257-re" xlink:type="simple">https://doi.org/10.1094%2Fpdis-12-13-1257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2-16-0144-RE</text:p>
          </table:table-cell>
          <table:table-cell table:style-name="ce65" table:formula="of:=concat(&quot;https://dx.doi.org/&quot;; [.F32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29]; [$'Journal Lookup Tables'.$A$2:.$B$22])" office:value-type="string" office:string-value="BOTH" calcext:value-type="string">
            <text:p>BOTH</text:p>
          </table:table-cell>
          <table:table-cell table:style-name="ce83" table:formula="of:=LOOKUP([.A329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, QGen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41" calcext:value-type="float">
            <text:p>4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3-16-0332-RE</text:p>
          </table:table-cell>
          <table:table-cell table:style-name="ce65" table:formula="of:=concat(&quot;https://dx.doi.org/&quot;; [.F33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30]; [$'Journal Lookup Tables'.$A$2:.$B$22])" office:value-type="string" office:string-value="BOTH" calcext:value-type="string">
            <text:p>BOTH</text:p>
          </table:table-cell>
          <table:table-cell table:style-name="ce83" table:formula="of:=LOOKUP([.A330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3" calcext:value-type="float">
            <text:p>11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4-16-0527-RE</text:p>
          </table:table-cell>
          <table:table-cell table:style-name="ce65" table:formula="of:=concat(&quot;https://dx.doi.org/&quot;; [.F331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31]; [$'Journal Lookup Tables'.$A$2:.$B$22])" office:value-type="string" office:string-value="BOTH" calcext:value-type="string">
            <text:p>BOTH</text:p>
          </table:table-cell>
          <table:table-cell table:style-name="ce83" table:formula="of:=LOOKUP([.A331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Clustal, Treeview, RDP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4-17-0593-RE</text:p>
          </table:table-cell>
          <table:table-cell table:style-name="ce65" table:formula="of:=concat(&quot;https://dx.doi.org/&quot;; [.F33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  <text:p/>
          </table:table-cell>
          <table:table-cell table:style-name="ce76" table:formula="of:=LOOKUP([.A332]; [$'Journal Lookup Tables'.$A$2:.$B$22])" office:value-type="string" office:string-value="BOTH" calcext:value-type="string">
            <text:p>BOTH</text:p>
          </table:table-cell>
          <table:table-cell table:style-name="ce83" table:formula="of:=LOOKUP([.A332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5-17-0689-RE</text:p>
          </table:table-cell>
          <table:table-cell table:style-name="ce65" table:formula="of:=concat(&quot;https://dx.doi.org/&quot;; [.F333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</text:p>
          </table:table-cell>
          <table:table-cell table:style-name="ce76" table:formula="of:=LOOKUP([.A333]; [$'Journal Lookup Tables'.$A$2:.$B$22])" office:value-type="string" office:string-value="BOTH" calcext:value-type="string">
            <text:p>BOTH</text:p>
          </table:table-cell>
          <table:table-cell table:style-name="ce83" table:formula="of:=LOOKUP([.A333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1-17-0062-RE</text:p>
          </table:table-cell>
          <table:table-cell table:style-name="ce65" table:formula="of:=concat(&quot;https://dx.doi.org/&quot;; [.F33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rticle</text:p>
          </table:table-cell>
          <table:table-cell table:style-name="ce76" table:formula="of:=LOOKUP([.A334]; [$'Journal Lookup Tables'.$A$2:.$B$22])" office:value-type="string" office:string-value="BOTH" calcext:value-type="string">
            <text:p>BOTH</text:p>
          </table:table-cell>
          <table:table-cell table:style-name="ce83" table:formula="of:=LOOKUP([.A334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POPGENE, Arlequin, MULTILOCUS, STRUCTUR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lant Disease</text:p>
          </table:table-cell>
          <table:table-cell table:style-name="ce38" office:value-type="string" calcext:value-type="string">
            <text:p>Plant Dis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46" calcext:value-type="float">
            <text:p>14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DIS-05-18-0715-RE</text:p>
          </table:table-cell>
          <table:table-cell table:style-name="ce68" table:formula="of:=concat(&quot;https://dx.doi.org/&quot;; [.F335])" office:value-type="string" office:string-value="" calcext:value-type="error">
            <text:p>#NAME?</text:p>
          </table:table-cell>
          <table:table-cell table:style-name="ce38" office:value-type="string" calcext:value-type="string">
            <text:p>Last research article in issue, the remainder, including p146, are disease notes</text:p>
          </table:table-cell>
          <table:table-cell table:style-name="ce76" table:formula="of:=LOOKUP([.A335]; [$'Journal Lookup Tables'.$A$2:.$B$22])" office:value-type="string" office:string-value="BOTH" calcext:value-type="string">
            <text:p>BOTH</text:p>
          </table:table-cell>
          <table:table-cell table:style-name="ce83" table:formula="of:=LOOKUP([.A335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last, MEGA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67" table:formula="of:=concat(&quot;https://dx.doi.org/&quot;; [.F336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36]; [$'Journal Lookup Tables'.$A$2:.$B$22])" office:value-type="string" office:string-value="BOTH" calcext:value-type="string">
            <text:p>BOTH</text:p>
          </table:table-cell>
          <table:table-cell table:style-name="ce85" table:formula="of:=LOOKUP([.A336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ega, MrBayes, ModelTest, PAUP, RAXML, SplitsTree4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52" office:value-type="string" calcext:value-type="string">
            <text:p><text:a xlink:href="https://doi.org/10.1094/PDIS-04-18-0695-RE" xlink:type="simple">Nik</text:a>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67" table:formula="of:=concat(&quot;https://dx.doi.org/&quot;; [.F337])" office:value-type="string" office:string-value="" calcext:value-type="error">
            <text:p>#NAME?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78" table:formula="of:=LOOKUP([.A337]; [$'Journal Lookup Tables'.$A$2:.$B$22])" office:value-type="string" office:string-value="BOTH" calcext:value-type="string">
            <text:p>BOTH</text:p>
          </table:table-cell>
          <table:table-cell table:style-name="ce85" table:formula="of:=LOOKUP([.A337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USCLE, GBlocks, MrBayes, R, Rstudio, SA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54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66" table:formula="of:=concat(&quot;https://dx.doi.org/&quot;; [.F33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38]; [$'Journal Lookup Tables'.$A$2:.$B$22])" office:value-type="string" office:string-value="BOTH" calcext:value-type="string">
            <text:p>BOTH</text:p>
          </table:table-cell>
          <table:table-cell table:style-name="ce84" table:formula="of:=LOOKUP([.A338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R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2" office:value-type="string" calcext:value-type="string">
            <text:p>Plant Dis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55" office:value-type="string" calcext:value-type="string">
            <text:p><text:a xlink:href="https://doi.org/10.1094/PDIS-03-19-0484-RE" xlink:type="simple">Kaique</text:a>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70" table:formula="of:=concat(&quot;https://dx.doi.org/&quot;; [.F33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39]; [$'Journal Lookup Tables'.$A$2:.$B$22])" office:value-type="string" office:string-value="BOTH" calcext:value-type="string">
            <text:p>BOTH</text:p>
          </table:table-cell>
          <table:table-cell table:style-name="ce87" table:formula="of:=LOOKUP([.A339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MAFFT, 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52" office:value-type="string" calcext:value-type="string">
            <text:p><text:a xlink:href="https://doi.org/10.1094/PDIS-02-19-0370-RE" xlink:type="simple">Nik</text:a>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67" table:formula="of:=concat(&quot;https://dx.doi.org/&quot;; [.F340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40]; [$'Journal Lookup Tables'.$A$2:.$B$22])" office:value-type="string" office:string-value="BOTH" calcext:value-type="string">
            <text:p>BOTH</text:p>
          </table:table-cell>
          <table:table-cell table:style-name="ce85" table:formula="of:=LOOKUP([.A340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R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53" office:value-type="string" calcext:value-type="string">
            <text:p><text:a xlink:href="https://doi.org/10.1094/PDIS-01-19-0178-RE" xlink:type="simple">Zach</text:a>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69" table:formula="of:=concat(&quot;https://dx.doi.org/&quot;; [.F341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41]; [$'Journal Lookup Tables'.$A$2:.$B$22])" office:value-type="string" office:string-value="BOTH" calcext:value-type="string">
            <text:p>BOTH</text:p>
          </table:table-cell>
          <table:table-cell table:style-name="ce86" table:formula="of:=LOOKUP([.A341]; [$'Journal Lookup Tables'.$F$2:.$G$22])" office:value-type="float" office:value="2.5" calcext:value-type="float">
            <text:p>2.5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EGA, Staden Package, MrBayes, MrModeltest, TreeView, 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66" table:formula="of:=concat(&quot;https://dx.doi.org/&quot;; [.F342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42]; [$'Journal Lookup Tables'.$A$2:.$B$22])" office:value-type="string" office:string-value="BOTH" calcext:value-type="string">
            <text:p>BOTH</text:p>
          </table:table-cell>
          <table:table-cell table:style-name="ce84" table:formula="of:=LOOKUP([.A342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PS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66" table:formula="of:=concat(&quot;https://dx.doi.org/&quot;; [.F343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43]; [$'Journal Lookup Tables'.$A$2:.$B$22])" office:value-type="string" office:string-value="BOTH" calcext:value-type="string">
            <text:p>BOTH</text:p>
          </table:table-cell>
          <table:table-cell table:style-name="ce84" table:formula="of:=LOOKUP([.A343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string" calcext:value-type="string">
            <text:p>NA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2012-0402-01-rs</text:p>
          </table:table-cell>
          <table:table-cell table:style-name="ce65" table:formula="of:=concat(&quot;https://dx.doi.org/&quot;; [.F344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4]; [$'Journal Lookup Tables'.$A$2:.$B$22])" office:value-type="string" office:string-value="BOTH" calcext:value-type="string">
            <text:p>BOTH</text:p>
          </table:table-cell>
          <table:table-cell table:style-name="ce83" table:formula="of:=LOOKUP([.A344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4" draw:text-style-name="P2" svg:width="184pt" svg:height="42.72pt" svg:x="2142.09pt" svg:y="5425.51pt" draw:caption-point-x="-11.54pt" draw:caption-point-y="-22.99pt">
              <dc:date>2022-04-25T00:00:00</dc:date>
              <text:p text:style-name="P1">Wow, they actually cited excel</text:p>
              <text:p text:style-name="P1"><text:tab/>-Zachary Foster</text:p>
            </office:annotation>
            <text:p>Excel, Minitab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69--8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Sensitivity of Kansas Isolates of \textit{{Sclerotinia homoeocarpa}} to Boscalid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51" calcext:value-type="float">
            <text:p>5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2013-0823-01-rs</text:p>
          </table:table-cell>
          <table:table-cell table:style-name="ce65" table:formula="of:=concat(&quot;https://dx.doi.org/&quot;; [.F34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5]; [$'Journal Lookup Tables'.$A$2:.$B$22])" office:value-type="string" office:string-value="BOTH" calcext:value-type="string">
            <text:p>BOTH</text:p>
          </table:table-cell>
          <table:table-cell table:style-name="ce83" table:formula="of:=LOOKUP([.A345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ASSES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Bonde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Morris R. Bonde, Cristi L. Palmer, Douglas G. Luster, Susan E. Nester, Jason M. Revell, Dana K. Bern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porulation Capacity and Longevity of \textit{{Puccinia horiana}} Teliospores in Infected \textit{{Chrysanthemum Leav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115" office:value-type="string" calcext:value-type="string">
            <text:p><text:a xlink:href="https://doi.org/10.1094%2Fphp-2013-0823-01-rs" xlink:type="simple">https://doi.org/10.1094%2Fphp-2013-0823-01-rs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p-rs-14-0017</text:p>
          </table:table-cell>
          <table:table-cell table:style-name="ce65" table:formula="of:=concat(&quot;https://dx.doi.org/&quot;; [.F34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76" table:formula="of:=LOOKUP([.A346]; [$'Journal Lookup Tables'.$A$2:.$B$22])" office:value-type="string" office:string-value="BOTH" calcext:value-type="string">
            <text:p>BOTH</text:p>
          </table:table-cell>
          <table:table-cell table:style-name="ce83" table:formula="of:=LOOKUP([.A34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o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atheron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94" office:value-type="string" calcext:value-type="string">
            <text:p>Michael E. Matheron, Martin Porcha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9" office:value-type="string" calcext:value-type="string">
            <text:p>Effectiveness of 14 Fungicides for Suppressing Lesions Caused by \textit{{Phytophthora capsici}} on Inoculated Stems of Chile Pepper Seedling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64" office:value-type="string" calcext:value-type="string">
            <text:p><text:a xlink:href="https://doi.org/10.1094%2Fphp-rs-14-0017" xlink:type="simple">https://doi.org/10.1094%2Fphp-rs-14-0017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p-2013-0922-01-rs</text:p>
          </table:table-cell>
          <table:table-cell table:style-name="ce65" table:formula="of:=concat(&quot;https://dx.doi.org/&quot;; [.F347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articles selected at random</text:p>
          </table:table-cell>
          <table:table-cell table:style-name="ce76" table:formula="of:=LOOKUP([.A347]; [$'Journal Lookup Tables'.$A$2:.$B$22])" office:value-type="string" office:string-value="BOTH" calcext:value-type="string">
            <text:p>BOTH</text:p>
          </table:table-cell>
          <table:table-cell table:style-name="ce83" table:formula="of:=LOOKUP([.A347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arianne Powell, Jeremy Cowan, Carol Miles, Debra Ann Ingli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sep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Effect of a High Tunnel, Organic Cropping System on Lettuce Diseases in Western Washingto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p-rs-15-0050</text:p>
          </table:table-cell>
          <table:table-cell table:style-name="ce65" table:formula="of:=concat(&quot;https://dx.doi.org/&quot;; [.F348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articles selected at random</text:p>
          </table:table-cell>
          <table:table-cell table:style-name="ce76" table:formula="of:=LOOKUP([.A348]; [$'Journal Lookup Tables'.$A$2:.$B$22])" office:value-type="string" office:string-value="BOTH" calcext:value-type="string">
            <text:p>BOTH</text:p>
          </table:table-cell>
          <table:table-cell table:style-name="ce83" table:formula="of:=LOOKUP([.A348]; [$'Journal Lookup Tables'.$F$2:.$G$22])" office:value-type="float" office:value="2.5" calcext:value-type="float">
            <text:p>2.5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ckus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William W. Bockus, Erick D. De Wolf, Timothy C. Todd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Management Strategies for Barley Yellow Dwarf on Winter Wheat in Kansa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59" office:value-type="string" calcext:value-type="string">
            <text:p><text:a xlink:href="https://doi.org/10.1094%2Fphp-rs-15-0050" xlink:type="simple">https://doi.org/10.1094%2Fphp-rs-15-0050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rs-15-0044</text:p>
          </table:table-cell>
          <table:table-cell table:style-name="ce65" table:formula="of:=concat(&quot;https://dx.doi.org/&quot;; [.F34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76" table:formula="of:=LOOKUP([.A349]; [$'Journal Lookup Tables'.$A$2:.$B$22])" office:value-type="string" office:string-value="BOTH" calcext:value-type="string">
            <text:p>BOTH</text:p>
          </table:table-cell>
          <table:table-cell table:style-name="ce83" table:formula="of:=LOOKUP([.A349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Woods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2" office:value-type="string" calcext:value-type="string">
            <text:p>Joanna L. Woods, David H. Gent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105" office:value-type="string" calcext:value-type="string">
            <text:p>Susceptibility of Hop Cultivars to Downy Mildew: Associations with Chemical Characteristics and Region of Origi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115" office:value-type="string" calcext:value-type="string">
            <text:p><text:a xlink:href="https://doi.org/10.1094%2Fphp-rs-15-0044" xlink:type="simple">https://doi.org/10.1094%2Fphp-rs-15-0044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P-12-16-0073-RS</text:p>
          </table:table-cell>
          <table:table-cell table:style-name="ce65" table:formula="of:=concat(&quot;https://dx.doi.org/&quot;; [.F35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50]; [$'Journal Lookup Tables'.$A$2:.$B$22])" office:value-type="string" office:string-value="BOTH" calcext:value-type="string">
            <text:p>BOTH</text:p>
          </table:table-cell>
          <table:table-cell table:style-name="ce83" table:formula="of:=LOOKUP([.A350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5" calcext:value-type="float">
            <text:p>1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RS-16-0050</text:p>
          </table:table-cell>
          <table:table-cell table:style-name="ce65" table:formula="of:=concat(&quot;https://dx.doi.org/&quot;; [.F351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51]; [$'Journal Lookup Tables'.$A$2:.$B$22])" office:value-type="string" office:string-value="BOTH" calcext:value-type="string">
            <text:p>BOTH</text:p>
          </table:table-cell>
          <table:table-cell table:style-name="ce83" table:formula="of:=LOOKUP([.A351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number-columns-repeated="4" table:style-name="ce91" office:value-type="string" calcext:value-type="string">
            <text:p>NA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37" calcext:value-type="float">
            <text:p>13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01-18-0005-BR</text:p>
          </table:table-cell>
          <table:table-cell table:style-name="ce65" table:formula="of:=concat(&quot;https://dx.doi.org/&quot;; [.F352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vailable article</text:p>
          </table:table-cell>
          <table:table-cell table:style-name="ce76" table:formula="of:=LOOKUP([.A352]; [$'Journal Lookup Tables'.$A$2:.$B$22])" office:value-type="string" office:string-value="BOTH" calcext:value-type="string">
            <text:p>BOTH</text:p>
          </table:table-cell>
          <table:table-cell table:style-name="ce83" table:formula="of:=LOOKUP([.A352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7" calcext:value-type="float">
            <text:p>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06-17-0034-RS</text:p>
          </table:table-cell>
          <table:table-cell table:style-name="ce65" table:formula="of:=concat(&quot;https://dx.doi.org/&quot;; [.F35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53]; [$'Journal Lookup Tables'.$A$2:.$B$22])" office:value-type="string" office:string-value="BOTH" calcext:value-type="string">
            <text:p>BOTH</text:p>
          </table:table-cell>
          <table:table-cell table:style-name="ce83" table:formula="of:=LOOKUP([.A353]; [$'Journal Lookup Tables'.$F$2:.$G$22])" office:value-type="float" office:value="2.5" calcext:value-type="float">
            <text:p>2.5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igmaPlo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8" office:value-type="string" calcext:value-type="string">
            <text:p>Plant Health Progress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13" calcext:value-type="float">
            <text:p>11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P-09-18-0054-RS</text:p>
          </table:table-cell>
          <table:table-cell table:style-name="ce68" table:formula="of:=concat(&quot;https://dx.doi.org/&quot;; [.F354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354]; [$'Journal Lookup Tables'.$A$2:.$B$22])" office:value-type="string" office:string-value="BOTH" calcext:value-type="string">
            <text:p>BOTH</text:p>
          </table:table-cell>
          <table:table-cell table:style-name="ce83" table:formula="of:=LOOKUP([.A354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number-columns-repeated="2"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55" office:value-type="string" calcext:value-type="string">
            <text:p><text:a xlink:href="https://doi.org/10.1094/PHP-11-18-0075-RS" xlink:type="simple">Kaique</text:a>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70" table:formula="of:=concat(&quot;https://dx.doi.org/&quot;; [.F355])" office:value-type="string" office:string-value="" calcext:value-type="error">
            <text:p>#NAME?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80" table:formula="of:=LOOKUP([.A355]; [$'Journal Lookup Tables'.$A$2:.$B$22])" office:value-type="string" office:string-value="BOTH" calcext:value-type="string">
            <text:p>BOTH</text:p>
          </table:table-cell>
          <table:table-cell table:style-name="ce87" table:formula="of:=LOOKUP([.A355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MEGA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number-columns-repeated="2"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55" office:value-type="string" calcext:value-type="string">
            <text:p><text:a xlink:href="https://doi.org/10.1094/PHP-11-18-0076-S" xlink:type="simple">Kaique</text:a>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70" table:formula="of:=concat(&quot;https://dx.doi.org/&quot;; [.F356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56]; [$'Journal Lookup Tables'.$A$2:.$B$22])" office:value-type="string" office:string-value="BOTH" calcext:value-type="string">
            <text:p>BOTH</text:p>
          </table:table-cell>
          <table:table-cell table:style-name="ce87" table:formula="of:=LOOKUP([.A356]; [$'Journal Lookup Tables'.$F$2:.$G$22])" office:value-type="float" office:value="2.5" calcext:value-type="float">
            <text:p>2.5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LASTn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52" office:value-type="string" calcext:value-type="string">
            <text:p><text:a xlink:href="https://doi.org/10.1094/PHP-08-18-0047-RS" xlink:type="simple">Nik</text:a>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67" table:formula="of:=concat(&quot;https://dx.doi.org/&quot;; [.F357])" office:value-type="string" office:string-value="" calcext:value-type="error">
            <text:p>#NAME?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78" table:formula="of:=LOOKUP([.A357]; [$'Journal Lookup Tables'.$A$2:.$B$22])" office:value-type="string" office:string-value="BOTH" calcext:value-type="string">
            <text:p>BOTH</text:p>
          </table:table-cell>
          <table:table-cell table:style-name="ce85" table:formula="of:=LOOKUP([.A357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NA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number-columns-repeated="2"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66" table:formula="of:=concat(&quot;https://dx.doi.org/&quot;; [.F35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58]; [$'Journal Lookup Tables'.$A$2:.$B$22])" office:value-type="string" office:string-value="BOTH" calcext:value-type="string">
            <text:p>BOTH</text:p>
          </table:table-cell>
          <table:table-cell table:style-name="ce84" table:formula="of:=LOOKUP([.A358]; [$'Journal Lookup Tables'.$F$2:.$G$22])" office:value-type="float" office:value="2.5" calcext:value-type="float">
            <text:p>2.5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N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52" office:value-type="string" calcext:value-type="string">
            <text:p><text:a xlink:href="https://doi.org/10.1094/PHP-11-19-0084-RS" xlink:type="simple">Nik</text:a>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67" table:formula="of:=concat(&quot;https://dx.doi.org/&quot;; [.F359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359]; [$'Journal Lookup Tables'.$A$2:.$B$22])" office:value-type="string" office:string-value="BOTH" calcext:value-type="string">
            <text:p>BOTH</text:p>
          </table:table-cell>
          <table:table-cell table:style-name="ce85" table:formula="of:=LOOKUP([.A359]; [$'Journal Lookup Tables'.$F$2:.$G$22])" office:value-type="float" office:value="2.5" calcext:value-type="float">
            <text:p>2.5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JMP Pro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1.02491.x</text:p>
          </table:table-cell>
          <table:table-cell table:style-name="ce65" table:formula="of:=concat(&quot;https://dx.doi.org/&quot;; [.F36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0]; [$'Journal Lookup Tables'.$A$2:.$B$22])" office:value-type="string" office:string-value="BOTH" calcext:value-type="string">
            <text:p>BOTH</text:p>
          </table:table-cell>
          <table:table-cell table:style-name="ce83" table:formula="of:=LOOKUP([.A36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1.02503.x</text:p>
          </table:table-cell>
          <table:table-cell table:style-name="ce65" table:formula="of:=concat(&quot;https://dx.doi.org/&quot;; [.F3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1]; [$'Journal Lookup Tables'.$A$2:.$B$22])" office:value-type="string" office:string-value="BOTH" calcext:value-type="string">
            <text:p>BOTH</text:p>
          </table:table-cell>
          <table:table-cell table:style-name="ce83" table:formula="of:=LOOKUP([.A36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LU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5-3059.2012.02626.x</text:p>
          </table:table-cell>
          <table:table-cell table:style-name="ce65" table:formula="of:=concat(&quot;https://dx.doi.org/&quot;; [.F36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2]; [$'Journal Lookup Tables'.$A$2:.$B$22])" office:value-type="string" office:string-value="BOTH" calcext:value-type="string">
            <text:p>BOTH</text:p>
          </table:table-cell>
          <table:table-cell table:style-name="ce83" table:formula="of:=LOOKUP([.A362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office:annotation draw:style-name="gr5" draw:text-style-name="P2" svg:width="184pt" svg:height="50.49pt" svg:x="2142.09pt" svg:y="5705.15pt" draw:caption-point-x="-11.54pt" draw:caption-point-y="-19.13pt">
              <dc:date>2022-04-25T00:00:00</dc:date>
              <text:p text:style-name="P1">Some of these are available, others are but don't work without changing calendars, etc.</text:p>
              <text:p text:style-name="P1"><text:tab/>-Adam H. Sparks</text:p>
            </office:annotation>
            <text:p>INSTRUCT, POWERMARKER, PHYLIP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J. A. Kolmera, A. Hanzalovab, H. Goyeauc, R. Baylesd, A. Morgounov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21--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Genetic differentiation of the wheat leaf rust fungus \textit{{Puccinia triticina}} in Europe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2" calcext:value-type="float">
            <text:p>6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5-3059.2012.02631.x</text:p>
          </table:table-cell>
          <table:table-cell table:style-name="ce65" table:formula="of:=concat(&quot;https://dx.doi.org/&quot;; [.F36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3]; [$'Journal Lookup Tables'.$A$2:.$B$22])" office:value-type="string" office:string-value="BOTH" calcext:value-type="string">
            <text:p>BOTH</text:p>
          </table:table-cell>
          <table:table-cell table:style-name="ce83" table:formula="of:=LOOKUP([.A363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YSTA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V. Jaspersa, A. M. Seyba, M. C. T. Troughtb, R. Balasubramaniamc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30--138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Overwintering grapevine debris as an important source of \textit{{Botrytis cinerea}} inoculum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2.02625.x</text:p>
          </table:table-cell>
          <table:table-cell table:style-name="ce65" table:formula="of:=concat(&quot;https://dx.doi.org/&quot;; [.F36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4]; [$'Journal Lookup Tables'.$A$2:.$B$22])" office:value-type="string" office:string-value="BOTH" calcext:value-type="string">
            <text:p>BOTH</text:p>
          </table:table-cell>
          <table:table-cell table:style-name="ce83" table:formula="of:=LOOKUP([.A364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office:annotation draw:style-name="gr5" draw:text-style-name="P2" svg:width="184pt" svg:height="42.75pt" svg:x="2142.09pt" svg:y="5740.5pt" draw:caption-point-x="-11.54pt" draw:caption-point-y="-22.99pt">
              <dc:date>2022-04-25T00:00:00</dc:date>
              <text:p text:style-name="P1">If not named in paper, please leave empty or set to NA</text:p>
              <text:p text:style-name="P1"><text:tab/>-Adam H. Sparks</text:p>
            </office:annotation>
            <text:p>Multilocus, Arlequin, PAUP, GenAlEx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ppa.12084</text:p>
          </table:table-cell>
          <table:table-cell table:style-name="ce65" table:formula="of:=concat(&quot;https://dx.doi.org/&quot;; [.F36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5]; [$'Journal Lookup Tables'.$A$2:.$B$22])" office:value-type="string" office:string-value="BOTH" calcext:value-type="string">
            <text:p>BOTH</text:p>
          </table:table-cell>
          <table:table-cell table:style-name="ce83" table:formula="of:=LOOKUP([.A365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M. T. Mas, A. M. C. Verdu ́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40--14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Within-population variation in resistance of \textit{{Digitaria sanguinalis}} to \textit{{Ustilago syntherismae}} resulting from different modes of seed germination and environment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ppa.12085</text:p>
          </table:table-cell>
          <table:table-cell table:style-name="ce65" table:formula="of:=concat(&quot;https://dx.doi.org/&quot;; [.F36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366]; [$'Journal Lookup Tables'.$A$2:.$B$22])" office:value-type="string" office:string-value="BOTH" calcext:value-type="string">
            <text:p>BOTH</text:p>
          </table:table-cell>
          <table:table-cell table:style-name="ce83" table:formula="of:=LOOKUP([.A366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V. Trochab, K. Audenaertab, A. Vanheuleab, B. Bekaerta, M. Ho ̈fteb, G. Haesaer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29--139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6" office:value-type="string" calcext:value-type="string">
            <text:p>The importance of non-penetrated papillae formation in the resistance response of triticale to powdery mildew (\textit{{Blumeria graminis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083</text:p>
          </table:table-cell>
          <table:table-cell table:style-name="ce65" table:formula="of:=concat(&quot;https://dx.doi.org/&quot;; [.F36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7]; [$'Journal Lookup Tables'.$A$2:.$B$22])" office:value-type="string" office:string-value="BOTH" calcext:value-type="string">
            <text:p>BOTH</text:p>
          </table:table-cell>
          <table:table-cell table:style-name="ce83" table:formula="of:=LOOKUP([.A36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058</text:p>
          </table:table-cell>
          <table:table-cell table:style-name="ce65" table:formula="of:=concat(&quot;https://dx.doi.org/&quot;; [.F36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68]; [$'Journal Lookup Tables'.$A$2:.$B$22])" office:value-type="string" office:string-value="BOTH" calcext:value-type="string">
            <text:p>BOTH</text:p>
          </table:table-cell>
          <table:table-cell table:style-name="ce83" table:formula="of:=LOOKUP([.A368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Clustal, FindMode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241</text:p>
          </table:table-cell>
          <table:table-cell table:style-name="ce65" table:formula="of:=concat(&quot;https://dx.doi.org/&quot;; [.F369])" office:value-type="string" office:string-value="" calcext:value-type="error">
            <text:p>#NAME?</text:p>
          </table:table-cell>
          <table:table-cell table:style-name="ce37" office:value-type="string" calcext:value-type="string">
            <text:p>changed page from 25 to 24</text:p>
          </table:table-cell>
          <table:table-cell table:style-name="ce76" table:formula="of:=LOOKUP([.A369]; [$'Journal Lookup Tables'.$A$2:.$B$22])" office:value-type="string" office:string-value="BOTH" calcext:value-type="string">
            <text:p>BOTH</text:p>
          </table:table-cell>
          <table:table-cell table:style-name="ce83" table:formula="of:=LOOKUP([.A369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tatgraphics Plu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392</text:p>
          </table:table-cell>
          <table:table-cell table:style-name="ce65" table:formula="of:=concat(&quot;https://dx.doi.org/&quot;; [.F37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number a review, selected next article</text:p>
          </table:table-cell>
          <table:table-cell table:style-name="ce76" table:formula="of:=LOOKUP([.A370]; [$'Journal Lookup Tables'.$A$2:.$B$22])" office:value-type="string" office:string-value="BOTH" calcext:value-type="string">
            <text:p>BOTH</text:p>
          </table:table-cell>
          <table:table-cell table:style-name="ce83" table:formula="of:=LOOKUP([.A37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POPPR, FigTree, Popgene, Multilocus, GenAlEx, Polys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401</text:p>
          </table:table-cell>
          <table:table-cell table:style-name="ce65" table:formula="of:=concat(&quot;https://dx.doi.org/&quot;; [.F37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1]; [$'Journal Lookup Tables'.$A$2:.$B$22])" office:value-type="string" office:string-value="BOTH" calcext:value-type="string">
            <text:p>BOTH</text:p>
          </table:table-cell>
          <table:table-cell table:style-name="ce83" table:formula="of:=LOOKUP([.A37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389</text:p>
          </table:table-cell>
          <table:table-cell table:style-name="ce65" table:formula="of:=concat(&quot;https://dx.doi.org/&quot;; [.F37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2]; [$'Journal Lookup Tables'.$A$2:.$B$22])" office:value-type="string" office:string-value="BOTH" calcext:value-type="string">
            <text:p>BOTH</text:p>
          </table:table-cell>
          <table:table-cell table:style-name="ce83" table:formula="of:=LOOKUP([.A372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ppa.12385</text:p>
          </table:table-cell>
          <table:table-cell table:style-name="ce65" table:formula="of:=concat(&quot;https://dx.doi.org/&quot;; [.F37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76" table:formula="of:=LOOKUP([.A373]; [$'Journal Lookup Tables'.$A$2:.$B$22])" office:value-type="string" office:string-value="BOTH" calcext:value-type="string">
            <text:p>BOTH</text:p>
          </table:table-cell>
          <table:table-cell table:style-name="ce83" table:formula="of:=LOOKUP([.A373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04--1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65" calcext:value-type="float">
            <text:p>6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0</text:p>
          </table:table-cell>
          <table:table-cell table:style-name="ce65" table:formula="of:=concat(&quot;https://dx.doi.org/&quot;; [.F37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4]; [$'Journal Lookup Tables'.$A$2:.$B$22])" office:value-type="string" office:string-value="BOTH" calcext:value-type="string">
            <text:p>BOTH</text:p>
          </table:table-cell>
          <table:table-cell table:style-name="ce83" table:formula="of:=LOOKUP([.A374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Excel, JM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41</text:p>
          </table:table-cell>
          <table:table-cell table:style-name="ce65" table:formula="of:=concat(&quot;https://dx.doi.org/&quot;; [.F37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5]; [$'Journal Lookup Tables'.$A$2:.$B$22])" office:value-type="string" office:string-value="BOTH" calcext:value-type="string">
            <text:p>BOTH</text:p>
          </table:table-cell>
          <table:table-cell table:style-name="ce83" table:formula="of:=LOOKUP([.A375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2</text:p>
          </table:table-cell>
          <table:table-cell table:style-name="ce65" table:formula="of:=concat(&quot;https://dx.doi.org/&quot;; [.F37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6]; [$'Journal Lookup Tables'.$A$2:.$B$22])" office:value-type="string" office:string-value="BOTH" calcext:value-type="string">
            <text:p>BOTH</text:p>
          </table:table-cell>
          <table:table-cell table:style-name="ce83" table:formula="of:=LOOKUP([.A376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ImageJ, Photosho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6</text:p>
          </table:table-cell>
          <table:table-cell table:style-name="ce65" table:formula="of:=concat(&quot;https://dx.doi.org/&quot;; [.F37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7]; [$'Journal Lookup Tables'.$A$2:.$B$22])" office:value-type="string" office:string-value="BOTH" calcext:value-type="string">
            <text:p>BOTH</text:p>
          </table:table-cell>
          <table:table-cell table:style-name="ce83" table:formula="of:=LOOKUP([.A37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STATISTIX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9</text:p>
          </table:table-cell>
          <table:table-cell table:style-name="ce65" table:formula="of:=concat(&quot;https://dx.doi.org/&quot;; [.F37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78]; [$'Journal Lookup Tables'.$A$2:.$B$22])" office:value-type="string" office:string-value="BOTH" calcext:value-type="string">
            <text:p>BOTH</text:p>
          </table:table-cell>
          <table:table-cell table:style-name="ce83" table:formula="of:=LOOKUP([.A378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98" calcext:value-type="float">
            <text:p>9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06</text:p>
          </table:table-cell>
          <table:table-cell table:style-name="ce65" table:formula="of:=concat(&quot;https://dx.doi.org/&quot;; [.F37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79]; [$'Journal Lookup Tables'.$A$2:.$B$22])" office:value-type="string" office:string-value="BOTH" calcext:value-type="string">
            <text:p>BOTH</text:p>
          </table:table-cell>
          <table:table-cell table:style-name="ce83" table:formula="of:=LOOKUP([.A379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POPULATIONS, R, POPGEN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5</text:p>
          </table:table-cell>
          <table:table-cell table:style-name="ce65" table:formula="of:=concat(&quot;https://dx.doi.org/&quot;; [.F380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vailable article</text:p>
          </table:table-cell>
          <table:table-cell table:style-name="ce76" table:formula="of:=LOOKUP([.A380]; [$'Journal Lookup Tables'.$A$2:.$B$22])" office:value-type="string" office:string-value="BOTH" calcext:value-type="string">
            <text:p>BOTH</text:p>
          </table:table-cell>
          <table:table-cell table:style-name="ce83" table:formula="of:=LOOKUP([.A380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1</text:p>
          </table:table-cell>
          <table:table-cell table:style-name="ce65" table:formula="of:=concat(&quot;https://dx.doi.org/&quot;; [.F38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ncluded in previous article. Next sequential article selected</text:p>
          </table:table-cell>
          <table:table-cell table:style-name="ce76" table:formula="of:=LOOKUP([.A381]; [$'Journal Lookup Tables'.$A$2:.$B$22])" office:value-type="string" office:string-value="BOTH" calcext:value-type="string">
            <text:p>BOTH</text:p>
          </table:table-cell>
          <table:table-cell table:style-name="ce83" table:formula="of:=LOOKUP([.A381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TATISTIX, PAS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50" calcext:value-type="float">
            <text:p>15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4</text:p>
          </table:table-cell>
          <table:table-cell table:style-name="ce65" table:formula="of:=concat(&quot;https://dx.doi.org/&quot;; [.F38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82]; [$'Journal Lookup Tables'.$A$2:.$B$22])" office:value-type="string" office:string-value="BOTH" calcext:value-type="string">
            <text:p>BOTH</text:p>
          </table:table-cell>
          <table:table-cell table:style-name="ce83" table:formula="of:=LOOKUP([.A382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Applied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RSTAN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3" calcext:value-type="float">
            <text:p>4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0</text:p>
          </table:table-cell>
          <table:table-cell table:style-name="ce65" table:formula="of:=concat(&quot;https://dx.doi.org/&quot;; [.F38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83]; [$'Journal Lookup Tables'.$A$2:.$B$22])" office:value-type="string" office:string-value="BOTH" calcext:value-type="string">
            <text:p>BOTH</text:p>
          </table:table-cell>
          <table:table-cell table:style-name="ce83" table:formula="of:=LOOKUP([.A383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FALSE()" office:value-type="float" office:value="0" calcext:value-type="float">
            <text:p>0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66" table:formula="of:=concat(&quot;https://dx.doi.org/&quot;; [.F384])" office:value-type="string" office:string-value="" calcext:value-type="error">
            <text:p>#NAME?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77" table:formula="of:=LOOKUP([.A384]; [$'Journal Lookup Tables'.$A$2:.$B$22])" office:value-type="string" office:string-value="BOTH" calcext:value-type="string">
            <text:p>BOTH</text:p>
          </table:table-cell>
          <table:table-cell table:style-name="ce84" table:formula="of:=LOOKUP([.A384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lustal, Meg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66" table:formula="of:=concat(&quot;https://dx.doi.org/&quot;; [.F385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85]; [$'Journal Lookup Tables'.$A$2:.$B$22])" office:value-type="string" office:string-value="BOTH" calcext:value-type="string">
            <text:p>BOTH</text:p>
          </table:table-cell>
          <table:table-cell table:style-name="ce84" table:formula="of:=LOOKUP([.A385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Genstat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66" table:formula="of:=concat(&quot;https://dx.doi.org/&quot;; [.F386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386]; [$'Journal Lookup Tables'.$A$2:.$B$22])" office:value-type="string" office:string-value="BOTH" calcext:value-type="string">
            <text:p>BOTH</text:p>
          </table:table-cell>
          <table:table-cell table:style-name="ce84" table:formula="of:=LOOKUP([.A386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50" office:value-type="string" calcext:value-type="string">
            <text:p>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55" office:value-type="string" calcext:value-type="string">
            <text:p><text:a xlink:href="https://doi.org/10.1111/ppa.13105" xlink:type="simple">Kaique</text:a>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70" table:formula="of:=concat(&quot;https://dx.doi.org/&quot;; [.F387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87]; [$'Journal Lookup Tables'.$A$2:.$B$22])" office:value-type="string" office:string-value="BOTH" calcext:value-type="string">
            <text:p>BOTH</text:p>
          </table:table-cell>
          <table:table-cell table:style-name="ce87" table:formula="of:=LOOKUP([.A38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STAT, XLSTAT, ARCGI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57" office:value-type="string" calcext:value-type="string">
            <text:p><text:a xlink:href="https://doi.org/10.1111/ppa.13106" xlink:type="simple">Zach</text:a>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69" table:formula="of:=concat(&quot;https://dx.doi.org/&quot;; [.F388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388]; [$'Journal Lookup Tables'.$A$2:.$B$22])" office:value-type="string" office:string-value="BOTH" calcext:value-type="string">
            <text:p>BOTH</text:p>
          </table:table-cell>
          <table:table-cell table:style-name="ce86" table:formula="of:=LOOKUP([.A388]; [$'Journal Lookup Tables'.$F$2:.$G$22])" office:value-type="float" office:value="3" calcext:value-type="float">
            <text:p>3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PRIMER3PLUS, INFOSTAT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50" office:value-type="string" calcext:value-type="string">
            <text:p>Plant Pathol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55" office:value-type="string" calcext:value-type="string">
            <text:p><text:a xlink:href="https://doi.org/10.1111/ppa.13273" xlink:type="simple">Kaique</text:a>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70" table:formula="of:=concat(&quot;https://dx.doi.org/&quot;; [.F389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389]; [$'Journal Lookup Tables'.$A$2:.$B$22])" office:value-type="string" office:string-value="BOTH" calcext:value-type="string">
            <text:p>BOTH</text:p>
          </table:table-cell>
          <table:table-cell table:style-name="ce87" table:formula="of:=LOOKUP([.A389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MEGA, STATISTICA , SPS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0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76" table:formula="of:=LOOKUP([.A390]; [$'Journal Lookup Tables'.$A$2:.$B$22])" office:value-type="float" office:value="1" calcext:value-type="float">
            <text:p>1</text:p>
          </table:table-cell>
          <table:table-cell table:style-name="ce83" table:formula="of:=LOOKUP([.A390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Pregap and Gap, MEGA, BLAST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Isaí Betancourt Resendes, José Joaquín Velázquez Monreal, Juan Carlos Montero Castro, Sylvia Patricia Fernández Pavía, Héctor Lozoya Saldaña, Gerardo Rodríguez Alvarad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\textit{{Fusarium mexicanum}} Causal Agent of Mango Malformation in {Jalisco, Mexico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0" calcext:value-type="float">
            <text:p>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1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76" table:formula="of:=LOOKUP([.A391]; [$'Journal Lookup Tables'.$A$2:.$B$22])" office:value-type="float" office:value="1" calcext:value-type="float">
            <text:p>1</text:p>
          </table:table-cell>
          <table:table-cell table:style-name="ce83" table:formula="of:=LOOKUP([.A391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1" calcext:value-type="float">
            <office:annotation draw:style-name="gr5" draw:text-style-name="P2" svg:width="726.43pt" svg:height="42.75pt" svg:x="1415.65pt" svg:y="6166.49pt" draw:caption-point-x="-11.54pt" draw:caption-point-y="-22.96pt">
              <dc:date>2022-04-25T00:00:00</dc:date>
              <text:p text:style-name="P1">Improper citation</text:p>
              <text:p text:style-name="P1"><text:tab/>-Adam H. Sparks</text:p>
            </office:annotation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Francisco Franco Navarro, Ignacio Cid del Prado Vera, María de la Luz Romero Tejed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Isolation and Parasitic Potential of \textit{{Pochonia chlamydosporia}} Against \textit{{Nacobbus aberrans}} on Bea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0" calcext:value-type="float">
            <text:p>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NA</text:p>
          </table:table-cell>
          <table:table-cell table:style-name="ce65" table:formula="of:=concat(&quot;https://dx.doi.org/&quot;; [.F39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76" table:formula="of:=LOOKUP([.A392]; [$'Journal Lookup Tables'.$A$2:.$B$22])" office:value-type="float" office:value="1" calcext:value-type="float">
            <text:p>1</text:p>
          </table:table-cell>
          <table:table-cell table:style-name="ce83" table:formula="of:=LOOKUP([.A392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, Surfer, Exce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NA</text:p>
          </table:table-cell>
          <table:table-cell table:style-name="ce65" table:formula="of:=concat(&quot;https://dx.doi.org/&quot;; [.F393])" office:value-type="string" office:string-value="" calcext:value-type="error">
            <text:p>#NAME?</text:p>
          </table:table-cell>
          <table:table-cell table:style-name="ce35" office:value-type="string" calcext:value-type="string">
            <text:p>Direct link: http://www.rmf.smf.org.mx/DocumentosVolumenes/Escrito_30_1_2.pdf</text:p>
          </table:table-cell>
          <table:table-cell table:style-name="ce76" table:formula="of:=LOOKUP([.A393]; [$'Journal Lookup Tables'.$A$2:.$B$22])" office:value-type="float" office:value="1" calcext:value-type="float">
            <text:p>1</text:p>
          </table:table-cell>
          <table:table-cell table:style-name="ce83" table:formula="of:=LOOKUP([.A393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4" draw:text-style-name="P2" svg:width="184pt" svg:height="42.72pt" svg:x="2142.09pt" svg:y="6198.01pt" draw:caption-point-x="-11.54pt" draw:caption-point-y="-22.99pt">
              <dc:date>2022-04-25T00:00:00</dc:date>
              <text:p text:style-name="P1">I don't think we need to include version numbers for software?</text:p>
              <text:p text:style-name="P1"><text:tab/>-Adam H. Sparks</text:p>
            </office:annotation>
            <text:p>various phylogeny and Image Tool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1-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Quantitative Evaluation and Molecular Identification of Rhizobacteria from Tropical Region, Against \textit{{Colletotrichum gloeosporioides}}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0" calcext:value-type="float">
            <text:p>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34"/>
          <table:table-cell table:style-name="ce36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76" table:formula="of:=LOOKUP([.A394]; [$'Journal Lookup Tables'.$A$2:.$B$22])" office:value-type="float" office:value="1" calcext:value-type="float">
            <text:p>1</text:p>
          </table:table-cell>
          <table:table-cell table:style-name="ce83" table:formula="of:=LOOKUP([.A394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Alejandro Casimiro Michel Aceves, Marco Antonio Otero Sánchez, Antonio Díaz Castro, Rubén Darío Martínez Rojero, Rafael Ariza Flores, Aristeo Barrios Ayal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Biocontrol of Witches' Broom Disease in Mango with \textit{{Trichoderma}} spp., Under Field Conditions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1" calcext:value-type="float">
            <text:p>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65" table:formula="of:=concat(&quot;https://dx.doi.org/&quot;; [.F395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76" table:formula="of:=LOOKUP([.A395]; [$'Journal Lookup Tables'.$A$2:.$B$22])" office:value-type="float" office:value="1" calcext:value-type="float">
            <office:annotation draw:style-name="gr5" draw:text-style-name="P2" svg:width="298.66pt" svg:height="50.49pt" svg:x="1116.99pt" svg:y="6225.65pt" draw:caption-point-x="-11.54pt" draw:caption-point-y="-19.13pt">
              <dc:date>2022-04-25T00:00:00</dc:date>
              <text:p text:style-name="P1">I think this is true. I can't find a statement but any article I've selected from home has the PDF available. Anyone know for sure? My Spanish is quite rusty these days.</text:p>
              <text:p text:style-name="P1"><text:tab/>-Adam H. Sparks</text:p>
            </office:annotation>
            <text:p>1</text:p>
          </table:table-cell>
          <table:table-cell table:style-name="ce83" table:formula="of:=LOOKUP([.A395]; [$'Journal Lookup Tables'.$F$2:.$G$22])" office:value-type="float" office:value="0" calcext:value-type="float">
            <text:p>0</text:p>
          </table:table-cell>
          <table:table-cell table:style-name="ce90" office:value-type="string" calcext:value-type="string">
            <text:p>Applied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SAS, Surfer, MorLloyd, Exce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90" office:value-type="string" calcext:value-type="string">
            <text:p>Elías Hernández-Sánchez, Gustavo Mora-Aguilera, Bertha Tlapal Bolaños, Esteban Rodríguez-Leyva, Dionicio Alvarado Rosale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1" office:value-type="string" calcext:value-type="string">
            <text:p>Effect of initial disease intensity of cactus black spot (\textit{{Opuntia ficus-indica}} in the temporal and spatial characterization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32" calcext:value-type="float">
            <text:p>3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53" calcext:value-type="float">
            <office:annotation draw:style-name="gr5" draw:text-style-name="P2" svg:width="684.17pt" svg:height="42.75pt" svg:x="391.83pt" svg:y="6245.23pt" draw:caption-point-x="-11.54pt" draw:caption-point-y="-22.96pt">
              <dc:date>2022-04-25T00:00:00</dc:date>
              <text:p text:style-name="P1">changed from 69 to 53</text:p>
              <text:p text:style-name="P1"><text:tab/>-Emerson Del Ponte</text:p>
            </office:annotation>
            <text:p>5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NA</text:p>
          </table:table-cell>
          <table:table-cell table:style-name="ce65" table:formula="of:=concat(&quot;https://dx.doi.org/&quot;; [.F396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76" table:formula="of:=LOOKUP([.A396]; [$'Journal Lookup Tables'.$A$2:.$B$22])" office:value-type="float" office:value="1" calcext:value-type="float">
            <text:p>1</text:p>
          </table:table-cell>
          <table:table-cell table:style-name="ce83" table:formula="of:=LOOKUP([.A396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NA</text:p>
          </table:table-cell>
          <table:table-cell table:style-name="ce65" table:formula="of:=concat(&quot;https://dx.doi.org/&quot;; [.F397])" office:value-type="string" office:string-value="" calcext:value-type="error">
            <text:p>#NAME?</text:p>
          </table:table-cell>
          <table:table-cell table:style-name="ce35" office:value-type="string" calcext:value-type="string">
            <text:p>Direct link: http://www.rmf.smf.org.mx/Vol3312015/NotasFitop/1407_1_2015.pdf</text:p>
          </table:table-cell>
          <table:table-cell table:style-name="ce76" table:formula="of:=LOOKUP([.A397]; [$'Journal Lookup Tables'.$A$2:.$B$22])" office:value-type="float" office:value="1" calcext:value-type="float">
            <text:p>1</text:p>
          </table:table-cell>
          <table:table-cell table:style-name="ce83" table:formula="of:=LOOKUP([.A397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office:annotation draw:style-name="gr5" draw:text-style-name="P2" svg:width="184pt" svg:height="42.75pt" svg:x="2142.09pt" svg:y="6261pt" draw:caption-point-x="-11.54pt" draw:caption-point-y="-22.99pt">
              <dc:date>2022-04-25T00:00:00</dc:date>
              <text:p text:style-name="P1">Is this the same Image tools as above?</text:p>
              <text:p text:style-name="P1"><text:tab/>-Adam H. Sparks</text:p>
            </office:annotation>
            <text:p>Image tools, SA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Diagrammatic Scale Severity for Tar Spot Complex in Maize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30" calcext:value-type="float">
            <text:p>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8781/R.MEX.FIT.1709-2</text:p>
          </table:table-cell>
          <table:table-cell table:style-name="ce65" table:formula="of:=concat(&quot;https://dx.doi.org/&quot;; [.F39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398]; [$'Journal Lookup Tables'.$A$2:.$B$22])" office:value-type="float" office:value="1" calcext:value-type="float">
            <text:p>1</text:p>
          </table:table-cell>
          <table:table-cell table:style-name="ce83" table:formula="of:=LOOKUP([.A398]; [$'Journal Lookup Tables'.$F$2:.$G$22])" office:value-type="float" office:value="0" calcext:value-type="float">
            <text:p>0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LC Main Workbench 7, TreeGraph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1" calcext:value-type="float">
            <text:p>4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8781/R.MEX.FIT.1710-3</text:p>
          </table:table-cell>
          <table:table-cell table:style-name="ce65" table:formula="of:=concat(&quot;https://dx.doi.org/&quot;; [.F39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399]; [$'Journal Lookup Tables'.$A$2:.$B$22])" office:value-type="float" office:value="1" calcext:value-type="float">
            <text:p>1</text:p>
          </table:table-cell>
          <table:table-cell table:style-name="ce83" table:formula="of:=LOOKUP([.A399]; [$'Journal Lookup Tables'.$F$2:.$G$22])" office:value-type="float" office:value="0" calcext:value-type="float">
            <text:p>0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6" office:value-type="string" calcext:value-type="string">
            <text:p>Rev Mex Fitopat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66" table:formula="of:=concat(&quot;https://dx.doi.org/&quot;; [.F400])" office:value-type="string" office:string-value="" calcext:value-type="error">
            <text:p>#NAME?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77" table:formula="of:=LOOKUP([.A400]; [$'Journal Lookup Tables'.$A$2:.$B$22])" office:value-type="float" office:value="1" calcext:value-type="float">
            <text:p>1</text:p>
          </table:table-cell>
          <table:table-cell table:style-name="ce84" table:formula="of:=LOOKUP([.A400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AS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44" calcext:value-type="float">
            <text:p>4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09-2</text:p>
          </table:table-cell>
          <table:table-cell table:style-name="ce68" table:formula="of:=concat(&quot;https://dx.doi.org/&quot;; [.F401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1]; [$'Journal Lookup Tables'.$A$2:.$B$22])" office:value-type="float" office:value="1" calcext:value-type="float">
            <text:p>1</text:p>
          </table:table-cell>
          <table:table-cell table:style-name="ce83" table:formula="of:=LOOKUP([.A401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mageTool, SA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98" calcext:value-type="float">
            <text:p>9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11-4</text:p>
          </table:table-cell>
          <table:table-cell table:style-name="ce68" table:formula="of:=concat(&quot;https://dx.doi.org/&quot;; [.F40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2]; [$'Journal Lookup Tables'.$A$2:.$B$22])" office:value-type="float" office:value="1" calcext:value-type="float">
            <text:p>1</text:p>
          </table:table-cell>
          <table:table-cell table:style-name="ce83" table:formula="of:=LOOKUP([.A402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1" calcext:value-type="float">
            <office:annotation draw:style-name="gr5" draw:text-style-name="P2" svg:width="726.43pt" svg:height="42.75pt" svg:x="1415.65pt" svg:y="6339.74pt" draw:caption-point-x="-11.54pt" draw:caption-point-y="-22.96pt">
              <dc:date>2022-04-25T00:00:00</dc:date>
              <text:p text:style-name="P1">R was clearly used (ggplot2 figures) but no citation.</text:p>
              <text:p text:style-name="P1"><text:tab/>-Adam H. Sparks</text:p>
            </office:annotation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AxioVision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43" calcext:value-type="float">
            <text:p>14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11-1</text:p>
          </table:table-cell>
          <table:table-cell table:style-name="ce68" table:formula="of:=concat(&quot;https://dx.doi.org/&quot;; [.F40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3]; [$'Journal Lookup Tables'.$A$2:.$B$22])" office:value-type="float" office:value="1" calcext:value-type="float">
            <text:p>1</text:p>
          </table:table-cell>
          <table:table-cell table:style-name="ce83" table:formula="of:=LOOKUP([.A403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Variowin, Surfer 9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6" office:value-type="string" calcext:value-type="string">
            <text:p>Rev Mex Fitopat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66" table:formula="of:=concat(&quot;https://dx.doi.org/&quot;; [.F404])" office:value-type="string" office:string-value="" calcext:value-type="error">
            <text:p>#NAME?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77" table:formula="of:=LOOKUP([.A404]; [$'Journal Lookup Tables'.$A$2:.$B$22])" office:value-type="float" office:value="1" calcext:value-type="float">
            <text:p>1</text:p>
          </table:table-cell>
          <table:table-cell table:style-name="ce84" table:formula="of:=LOOKUP([.A404]; [$'Journal Lookup Tables'.$F$2:.$G$22])" office:value-type="float" office:value="0" calcext:value-type="float">
            <text:p>0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x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49" office:value-type="string" calcext:value-type="string">
            <text:p>Rev Mex Fitopat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office:annotation draw:style-name="gr5" draw:text-style-name="P2" svg:width="471.66pt" svg:height="42.75pt" svg:x="709.23pt" svg:y="6387pt" draw:caption-point-x="-11.54pt" draw:caption-point-y="-22.99pt">
              <dc:date>2022-04-25T00:00:00</dc:date>
              <text:p text:style-name="P1">Several articles from this journal for 2020 were already assigned. This is the next unassigned article w/ a DOI</text:p>
              <text:p text:style-name="P1"><text:tab/>-Adam H. Sparks</text:p>
            </office:annotation>
            <text:p><text:a xlink:href="http://dx.doi.org/10.18781/R.MEX.FIT.2002-4" xlink:type="simple">10.18781/R.MEX.FIT.2002-4</text:a></text:p>
          </table:table-cell>
          <table:table-cell table:style-name="ce67" table:formula="of:=concat(&quot;https://dx.doi.org/&quot;; [.F405])" office:value-type="string" office:string-value="" calcext:value-type="error">
            <text:p>#NAME?</text:p>
          </table:table-cell>
          <table:table-cell table:style-name="ce13" office:value-type="string" calcext:value-type="string">
            <text:p>Several articles from this journal for 2020 were already assigned. This is the next unassigned article w/ a DOI</text:p>
          </table:table-cell>
          <table:table-cell table:style-name="ce78" table:formula="of:=LOOKUP([.A405]; [$'Journal Lookup Tables'.$A$2:.$B$22])" office:value-type="float" office:value="1" calcext:value-type="float">
            <text:p>1</text:p>
          </table:table-cell>
          <table:table-cell table:style-name="ce85" table:formula="of:=LOOKUP([.A405]; [$'Journal Lookup Tables'.$F$2:.$G$22])" office:value-type="float" office:value="0" calcext:value-type="float">
            <text:p>0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MEGA, Clustal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69" table:formula="of:=concat(&quot;https://dx.doi.org/&quot;; [.F406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406]; [$'Journal Lookup Tables'.$A$2:.$B$22])" office:value-type="float" office:value="1" calcext:value-type="float">
            <text:p>1</text:p>
          </table:table-cell>
          <table:table-cell table:style-name="ce86" table:formula="of:=LOOKUP([.A406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A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66" calcext:value-type="float">
            <text:p>6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2008-1</text:p>
          </table:table-cell>
          <table:table-cell table:style-name="ce68" table:formula="of:=concat(&quot;https://dx.doi.org/&quot;; [.F407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07]; [$'Journal Lookup Tables'.$A$2:.$B$22])" office:value-type="float" office:value="1" calcext:value-type="float">
            <text:p>1</text:p>
          </table:table-cell>
          <table:table-cell table:style-name="ce83" table:formula="of:=LOOKUP([.A407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38" table:number-columns-repeated="4"/>
          <table:table-cell table:style-name="ce98"/>
          <table:table-cell table:style-name="ce38" table:number-columns-repeated="8"/>
          <table:table-cell table:style-name="ce98"/>
          <table:table-cell table:style-name="ce38"/>
          <table:table-cell table:style-name="ce98"/>
          <table:table-cell table:style-name="ce38"/>
          <table:table-cell table:style-name="ce98"/>
          <table:table-cell table:style-name="ce38" table:number-columns-repeated="3"/>
          <table:table-cell table:style-name="ce112"/>
          <table:table-cell table:style-name="ce38"/>
          <table:table-cell table:style-name="ce98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53" office:value-type="string" calcext:value-type="string">
            <text:p><text:a xlink:href="https://doi.org/10.18781/R.MEX.FIT.2101-5" xlink:type="simple">Zach</text:a>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69" table:formula="of:=concat(&quot;https://dx.doi.org/&quot;; [.F408])" office:value-type="string" office:string-value="" calcext:value-type="error">
            <text:p>#NAME?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79" table:formula="of:=LOOKUP([.A408]; [$'Journal Lookup Tables'.$A$2:.$B$22])" office:value-type="float" office:value="1" calcext:value-type="float">
            <text:p>1</text:p>
          </table:table-cell>
          <table:table-cell table:style-name="ce86" table:formula="of:=LOOKUP([.A408]; [$'Journal Lookup Tables'.$F$2:.$G$22])" office:value-type="float" office:value="0" calcext:value-type="float">
            <text:p>0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23" draw:text-style-name="P2" svg:width="471.66pt" svg:height="168.72pt" svg:x="709.23pt" svg:y="6450.01pt" draw:caption-point-x="-11.54pt" draw:caption-point-y="-22.99pt">
              <dc:date>2022-04-25T00:00:00</dc:date>
              <text:p text:style-name="P1">This is a review</text:p>
              <text:p text:style-name="P1"><text:tab/>-Zachary Foster</text:p>
              <text:p text:style-name="P1">Sorry, I'll fix that tomorrow.</text:p>
              <text:p text:style-name="P1"><text:tab/>-Adam H. Sparks</text:p>
              <text:p text:style-name="P1">No problem, thanks!</text:p>
              <text:p text:style-name="P1"><text:tab/>-Zachary Foster</text:p>
              <text:p text:style-name="P1">Try this DOI. I don't know what happened here. I intended to get the first one from 2015 (the DOI you had was from November not February).</text:p>
              <text:p text:style-name="P1"><text:tab/>-Adam H. Sparks</text:p>
              <text:p text:style-name="P1">And this DOI hasn't been used yet, so I think we're safe.</text:p>
              <text:p text:style-name="P1"><text:tab/>-Adam H. Sparks</text:p>
            </office:annotation>
            <text:p>10.1007/s40858-014-0001-9</text:p>
          </table:table-cell>
          <table:table-cell table:style-name="ce65" table:formula="of:=concat(&quot;https://dx.doi.org/&quot;; [.F40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2. Selected first article in Dec. 2015</text:p>
          </table:table-cell>
          <table:table-cell table:style-name="ce76" table:formula="of:=LOOKUP([.A409]; [$'Journal Lookup Tables'.$A$2:.$B$22])" office:value-type="string" office:string-value="BOTH" calcext:value-type="string">
            <text:p>BOTH</text:p>
          </table:table-cell>
          <table:table-cell table:style-name="ce83" table:formula="of:=LOOKUP([.A409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Dec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95--10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The Host Status Of Coffee \textit{{Coffea arabica}} To \textit{{Ralstonia solanacearum}} Phylotype I Isolates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0" calcext:value-type="float">
            <text:p>4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04-1</text:p>
          </table:table-cell>
          <table:table-cell table:style-name="ce65" table:formula="of:=concat(&quot;https://dx.doi.org/&quot;; [.F410])" office:value-type="string" office:string-value="" calcext:value-type="error">
            <text:p>#NAME?</text:p>
          </table:table-cell>
          <table:table-cell table:style-name="ce37" office:value-type="string" calcext:value-type="string">
            <text:p>Only goes back to 2015, selected article from 2015 with page 20 contained</text:p>
          </table:table-cell>
          <table:table-cell table:style-name="ce76" table:formula="of:=LOOKUP([.A410]; [$'Journal Lookup Tables'.$A$2:.$B$22])" office:value-type="string" office:string-value="BOTH" calcext:value-type="string">
            <text:p>BOTH</text:p>
          </table:table-cell>
          <table:table-cell table:style-name="ce83" table:formula="of:=LOOKUP([.A41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10-3</text:p>
          </table:table-cell>
          <table:table-cell table:style-name="ce65" table:formula="of:=concat(&quot;https://dx.doi.org/&quot;; [.F411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first article in Apr. 2015</text:p>
          </table:table-cell>
          <table:table-cell table:style-name="ce76" table:formula="of:=LOOKUP([.A411]; [$'Journal Lookup Tables'.$A$2:.$B$22])" office:value-type="string" office:string-value="BOTH" calcext:value-type="string">
            <text:p>BOTH</text:p>
          </table:table-cell>
          <table:table-cell table:style-name="ce83" table:formula="of:=LOOKUP([.A41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23-y</text:p>
          </table:table-cell>
          <table:table-cell table:style-name="ce65" table:formula="of:=concat(&quot;https://dx.doi.org/&quot;; [.F41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article containing PN 111 in Apr. 2015</text:p>
          </table:table-cell>
          <table:table-cell table:style-name="ce76" table:formula="of:=LOOKUP([.A412]; [$'Journal Lookup Tables'.$A$2:.$B$22])" office:value-type="string" office:string-value="BOTH" calcext:value-type="string">
            <text:p>BOTH</text:p>
          </table:table-cell>
          <table:table-cell table:style-name="ce83" table:formula="of:=LOOKUP([.A412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TreeView, CorelDRAW, RDP, DnaSP, DataMonkey Serve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40858-015-0052-6</text:p>
          </table:table-cell>
          <table:table-cell table:style-name="ce65" table:formula="of:=concat(&quot;https://dx.doi.org/&quot;; [.F413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second article in Dec. 2015</text:p>
          </table:table-cell>
          <table:table-cell table:style-name="ce76" table:formula="of:=LOOKUP([.A413]; [$'Journal Lookup Tables'.$A$2:.$B$22])" office:value-type="string" office:string-value="BOTH" calcext:value-type="string">
            <text:p>BOTH</text:p>
          </table:table-cell>
          <table:table-cell table:style-name="ce83" table:formula="of:=LOOKUP([.A413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Oct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6" calcext:value-type="float">
            <text:p>6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362--36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5" office:value-type="string" calcext:value-type="string">
            <text:p>Tillage system effect on the epidemic of soybean brown spot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40" calcext:value-type="float">
            <text:p>4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40858-015-0015-y</text:p>
          </table:table-cell>
          <table:table-cell table:style-name="ce65" table:formula="of:=concat(&quot;https://dx.doi.org/&quot;; [.F41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76" table:formula="of:=LOOKUP([.A414]; [$'Journal Lookup Tables'.$A$2:.$B$22])" office:value-type="string" office:string-value="BOTH" calcext:value-type="string">
            <text:p>BOTH</text:p>
          </table:table-cell>
          <table:table-cell table:style-name="ce83" table:formula="of:=LOOKUP([.A414]; [$'Journal Lookup Tables'.$F$2:.$G$22])" office:value-type="float" office:value="3" calcext:value-type="float">
            <text:p>3</text:p>
          </table:table-cell>
          <table:table-cell table:style-name="ce90" office:value-type="string" calcext:value-type="string">
            <text:p>Fundamental</text:p>
          </table:table-cell>
          <table:table-cell table:style-name="ce90" table:formula="of:=FALSE()" office:value-type="float" office:value="0" calcext:value-type="float">
            <text:p>0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GPS Explorer, MASCO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ao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0" office:value-type="string" calcext:value-type="string">
            <text:p>Jin-Xin Gao, Tong Liu, Jie Chen, Ya-Qian L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101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90" office:value-type="string" calcext:value-type="string">
            <text:p>119--126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6" office:value-type="string" calcext:value-type="string">
            <text:p>Identification of proteins associated with the production of methyl 5-(hydroxymethyl furan-2-carboxylate toxin in \textit{{Curvularia lunata}}</text:p>
          </table:table-cell>
          <table:table-cell table:style-name="ce36" office:value-type="string" calcext:value-type="string">
            <text:p>NA</text:p>
          </table:table-cell>
          <table:table-cell table:style-name="ce101" office:value-type="float" office:value="40" calcext:value-type="float">
            <text:p>40</text:p>
          </table:table-cell>
          <table:table-cell table:style-name="ce59" office:value-type="string" calcext:value-type="string">
            <text:p><text:a xlink:href="https://doi.org/10.1007/s40858-015-0015-y" xlink:type="simple">https://doi.org/10.1007/s40858-015-0015-y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8-0258-5</text:p>
          </table:table-cell>
          <table:table-cell table:style-name="ce65" table:formula="of:=concat(&quot;https://dx.doi.org/&quot;; [.F41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5]; [$'Journal Lookup Tables'.$A$2:.$B$22])" office:value-type="string" office:string-value="BOTH" calcext:value-type="string">
            <text:p>BOTH</text:p>
          </table:table-cell>
          <table:table-cell table:style-name="ce83" table:formula="of:=LOOKUP([.A415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47" office:value-type="string" calcext:value-type="string">
            <text:p>Trop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0858-016-0124-2</text:p>
          </table:table-cell>
          <table:table-cell table:style-name="ce65" table:formula="of:=concat(&quot;https://dx.doi.org/&quot;; [.F416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16]; [$'Journal Lookup Tables'.$A$2:.$B$22])" office:value-type="string" office:string-value="BOTH" calcext:value-type="string">
            <text:p>BOTH</text:p>
          </table:table-cell>
          <table:table-cell table:style-name="ce83" table:formula="of:=LOOKUP([.A416]; [$'Journal Lookup Tables'.$F$2:.$G$22])" office:value-type="float" office:value="3" calcext:value-type="float">
            <text:p>3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Clustal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7-0182-0</text:p>
          </table:table-cell>
          <table:table-cell table:style-name="ce65" table:formula="of:=concat(&quot;https://dx.doi.org/&quot;; [.F41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17]; [$'Journal Lookup Tables'.$A$2:.$B$22])" office:value-type="string" office:string-value="BOTH" calcext:value-type="string">
            <text:p>BOTH</text:p>
          </table:table-cell>
          <table:table-cell table:style-name="ce83" table:formula="of:=LOOKUP([.A417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rBaye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9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54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66" table:formula="of:=concat(&quot;https://dx.doi.org/&quot;; [.F418])" office:value-type="string" office:string-value="" calcext:value-type="error">
            <text:p>#NAME?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77" table:formula="of:=LOOKUP([.A418]; [$'Journal Lookup Tables'.$A$2:.$B$22])" office:value-type="string" office:string-value="BOTH" calcext:value-type="string">
            <text:p>BOTH</text:p>
          </table:table-cell>
          <table:table-cell table:style-name="ce84" table:formula="of:=LOOKUP([.A418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R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54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66" table:formula="of:=concat(&quot;https://dx.doi.org/&quot;; [.F419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19]; [$'Journal Lookup Tables'.$A$2:.$B$22])" office:value-type="string" office:string-value="BOTH" calcext:value-type="string">
            <text:p>BOTH</text:p>
          </table:table-cell>
          <table:table-cell table:style-name="ce84" table:formula="of:=LOOKUP([.A419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istic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70" table:formula="of:=concat(&quot;https://dx.doi.org/&quot;; [.F420])" office:value-type="string" office:string-value="" calcext:value-type="error">
            <text:p>#NAME?</text:p>
          </table:table-cell>
          <table:table-cell table:style-name="ce12" office:value-type="string" calcext:value-type="string">
            <text:p>Next paper was selected. This one is a review</text:p>
          </table:table-cell>
          <table:table-cell table:style-name="ce80" table:formula="of:=LOOKUP([.A420]; [$'Journal Lookup Tables'.$A$2:.$B$22])" office:value-type="string" office:string-value="BOTH" calcext:value-type="string">
            <text:p>BOTH</text:p>
          </table:table-cell>
          <table:table-cell table:style-name="ce87" table:formula="of:=LOOKUP([.A420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2"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R, GENODIVE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70" table:formula="of:=concat(&quot;https://dx.doi.org/&quot;; [.F421])" office:value-type="string" office:string-value="" calcext:value-type="error">
            <text:p>#NAME?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80" table:formula="of:=LOOKUP([.A421]; [$'Journal Lookup Tables'.$A$2:.$B$22])" office:value-type="string" office:string-value="BOTH" calcext:value-type="string">
            <text:p>BOTH</text:p>
          </table:table-cell>
          <table:table-cell table:style-name="ce87" table:formula="of:=LOOKUP([.A421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number-columns-repeated="4"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R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Tropical Plant Pathology</text:p>
          </table:table-cell>
          <table:table-cell table:style-name="ce48" office:value-type="string" calcext:value-type="string">
            <text:p>Trop Plant Path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68" calcext:value-type="float">
            <text:p>6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0858-019-00330-y</text:p>
          </table:table-cell>
          <table:table-cell table:style-name="ce68" table:formula="of:=concat(&quot;https://dx.doi.org/&quot;; [.F422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22]; [$'Journal Lookup Tables'.$A$2:.$B$22])" office:value-type="string" office:string-value="BOTH" calcext:value-type="string">
            <text:p>BOTH</text:p>
          </table:table-cell>
          <table:table-cell table:style-name="ce83" table:formula="of:=LOOKUP([.A422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Trinity tool, BLAST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70" table:formula="of:=concat(&quot;https://dx.doi.org/&quot;; [.F423])" office:value-type="string" office:string-value="" calcext:value-type="error">
            <text:p>#NAME?</text:p>
          </table:table-cell>
          <table:table-cell table:style-name="ce12"/>
          <table:table-cell table:style-name="ce80" table:formula="of:=LOOKUP([.A423]; [$'Journal Lookup Tables'.$A$2:.$B$22])" office:value-type="string" office:string-value="BOTH" calcext:value-type="string">
            <text:p>BOTH</text:p>
          </table:table-cell>
          <table:table-cell table:style-name="ce87" table:formula="of:=LOOKUP([.A423]; [$'Journal Lookup Tables'.$F$2:.$G$22])" office:value-type="float" office:value="3" calcext:value-type="float">
            <text:p>3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Genes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54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66" table:formula="of:=concat(&quot;https://dx.doi.org/&quot;; [.F424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24]; [$'Journal Lookup Tables'.$A$2:.$B$22])" office:value-type="string" office:string-value="BOTH" calcext:value-type="string">
            <text:p>BOTH</text:p>
          </table:table-cell>
          <table:table-cell table:style-name="ce84" table:formula="of:=LOOKUP([.A424]; [$'Journal Lookup Tables'.$F$2:.$G$22])" office:value-type="float" office:value="3" calcext:value-type="float">
            <text:p>3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FALSE()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Stata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49" office:value-type="string" calcext:value-type="string">
            <text:p>Trop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67" table:formula="of:=concat(&quot;https://dx.doi.org/&quot;; [.F425])" office:value-type="string" office:string-value="" calcext:value-type="error">
            <text:p>#NAME?</text:p>
          </table:table-cell>
          <table:table-cell table:style-name="ce13"/>
          <table:table-cell table:style-name="ce78" table:formula="of:=LOOKUP([.A425]; [$'Journal Lookup Tables'.$A$2:.$B$22])" office:value-type="string" office:string-value="BOTH" calcext:value-type="string">
            <text:p>BOTH</text:p>
          </table:table-cell>
          <table:table-cell table:style-name="ce85" table:formula="of:=LOOKUP([.A425]; [$'Journal Lookup Tables'.$F$2:.$G$22])" office:value-type="float" office:value="3" calcext:value-type="float">
            <text:p>3</text:p>
          </table:table-cell>
          <table:table-cell table:style-name="ce93" office:value-type="string" calcext:value-type="string">
            <text:p>Fundamental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CLC Workbench, MEGA, RDP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47" office:value-type="string" calcext:value-type="string">
            <text:p>Trop Plant Path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69" table:formula="of:=concat(&quot;https://dx.doi.org/&quot;; [.F426])" office:value-type="string" office:string-value="" calcext:value-type="error">
            <text:p>#NAME?</text:p>
          </table:table-cell>
          <table:table-cell table:style-name="ce14"/>
          <table:table-cell table:style-name="ce79" table:formula="of:=LOOKUP([.A426]; [$'Journal Lookup Tables'.$A$2:.$B$22])" office:value-type="string" office:string-value="BOTH" calcext:value-type="string">
            <text:p>BOTH</text:p>
          </table:table-cell>
          <table:table-cell table:style-name="ce86" table:formula="of:=LOOKUP([.A426]; [$'Journal Lookup Tables'.$F$2:.$G$22])" office:value-type="float" office:value="3" calcext:value-type="float">
            <text:p>3</text:p>
          </table:table-cell>
          <table:table-cell table:style-name="ce95" office:value-type="string" calcext:value-type="string">
            <text:p>Applied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R, BLAST, Primer3Plu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0-200</text:p>
          </table:table-cell>
          <table:table-cell table:style-name="ce65" table:formula="of:=concat(&quot;https://dx.doi.org/&quot;; [.F427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3 in Plant Viruses section</text:p>
          </table:table-cell>
          <table:table-cell table:style-name="ce76" table:formula="of:=LOOKUP([.A427]; [$'Journal Lookup Tables'.$A$2:.$B$22])" office:value-type="float" office:value="1" calcext:value-type="float">
            <text:p>1</text:p>
          </table:table-cell>
          <table:table-cell table:style-name="ce83" table:formula="of:=LOOKUP([.A42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65" table:formula="of:=concat(&quot;https://dx.doi.org/&quot;; [.F428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third article from 2013 in Plant Viruses section</text:p>
          </table:table-cell>
          <table:table-cell table:style-name="ce76" table:formula="of:=LOOKUP([.A428]; [$'Journal Lookup Tables'.$A$2:.$B$22])" office:value-type="float" office:value="1" calcext:value-type="float">
            <text:p>1</text:p>
          </table:table-cell>
          <table:table-cell table:style-name="ce83" table:formula="of:=LOOKUP([.A42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3"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Irfan Ali, Imran Amin, Rob W Briddon, Shahid Mansoor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jul</text:p>
          </table:table-cell>
          <table:table-cell table:style-name="ce37"/>
          <table:table-cell table:style-name="ce103" office:value-type="string" calcext:value-type="string">
            <text:p>NA</text:p>
          </table:table-cell>
          <table:table-cell table:style-name="ce37"/>
          <table:table-cell table:style-name="ce103" office:value-type="string" calcext:value-type="string">
            <text:p>231--</text:p>
          </table:table-cell>
          <table:table-cell table:style-name="ce37" table:number-columns-repeated="3"/>
          <table:table-cell table:style-name="ce113" office:value-type="string" calcext:value-type="string">
            <text:p>Artificial microRNA-mediated resistance against the monopartite begomovirus Cotton leaf curl Burewala virus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float" office:value="10" calcext:value-type="float">
            <text:p>10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0-173</text:p>
          </table:table-cell>
          <table:table-cell table:style-name="ce65" table:formula="of:=concat(&quot;https://dx.doi.org/&quot;; [.F429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3 in Plant Viruses section</text:p>
          </table:table-cell>
          <table:table-cell table:style-name="ce76" table:formula="of:=LOOKUP([.A429]; [$'Journal Lookup Tables'.$A$2:.$B$22])" office:value-type="float" office:value="1" calcext:value-type="float">
            <text:p>1</text:p>
          </table:table-cell>
          <table:table-cell table:style-name="ce83" table:formula="of:=LOOKUP([.A42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1-81</text:p>
          </table:table-cell>
          <table:table-cell table:style-name="ce65" table:formula="of:=concat(&quot;https://dx.doi.org/&quot;; [.F430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ourth article from 2014 in Plant Viruses section</text:p>
          </table:table-cell>
          <table:table-cell table:style-name="ce76" table:formula="of:=LOOKUP([.A430]; [$'Journal Lookup Tables'.$A$2:.$B$22])" office:value-type="float" office:value="1" calcext:value-type="float">
            <text:p>1</text:p>
          </table:table-cell>
          <table:table-cell table:style-name="ce83" table:formula="of:=LOOKUP([.A43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M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186/1743-422X-11-55" xlink:type="simple">10.1186/1743-422X-11-55</text:a></text:p>
          </table:table-cell>
          <table:table-cell table:style-name="ce65" table:formula="of:=concat(&quot;https://dx.doi.org/&quot;; [.F431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4 in Plant Viruses section</text:p>
          </table:table-cell>
          <table:table-cell table:style-name="ce76" table:formula="of:=LOOKUP([.A431]; [$'Journal Lookup Tables'.$A$2:.$B$22])" office:value-type="float" office:value="1" calcext:value-type="float">
            <text:p>1</text:p>
          </table:table-cell>
          <table:table-cell table:style-name="ce83" table:formula="of:=LOOKUP([.A43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FALSE()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1-66</text:p>
          </table:table-cell>
          <table:table-cell table:style-name="ce65" table:formula="of:=concat(&quot;https://dx.doi.org/&quot;; [.F432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third article from 2014 in Plant Viruses section</text:p>
          </table:table-cell>
          <table:table-cell table:style-name="ce76" table:formula="of:=LOOKUP([.A432]; [$'Journal Lookup Tables'.$A$2:.$B$22])" office:value-type="float" office:value="1" calcext:value-type="float">
            <text:p>1</text:p>
          </table:table-cell>
          <table:table-cell table:style-name="ce83" table:formula="of:=LOOKUP([.A432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AUP, FigTre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86/1743-422x-11-19</text:p>
          </table:table-cell>
          <table:table-cell table:style-name="ce65" table:formula="of:=concat(&quot;https://dx.doi.org/&quot;; [.F433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4 in Plant Viruses section</text:p>
          </table:table-cell>
          <table:table-cell table:style-name="ce76" table:formula="of:=LOOKUP([.A433]; [$'Journal Lookup Tables'.$A$2:.$B$22])" office:value-type="float" office:value="1" calcext:value-type="float">
            <text:p>1</text:p>
          </table:table-cell>
          <table:table-cell table:style-name="ce83" table:formula="of:=LOOKUP([.A433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Fundamental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string" calcext:value-type="string">
            <text:p>Photoshop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92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92" office:value-type="string" calcext:value-type="string">
            <text:p>19--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100" office:value-type="string" calcext:value-type="string">
            <text:p>Cocksfoot mottle virus coat protein is dispensable for the systemic infection</text:p>
          </table:table-cell>
          <table:table-cell table:style-name="ce35" office:value-type="string" calcext:value-type="string">
            <text:p>NA</text:p>
          </table:table-cell>
          <table:table-cell table:style-name="ce100" office:value-type="float" office:value="11" calcext:value-type="float">
            <text:p>1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332-2</text:p>
          </table:table-cell>
          <table:table-cell table:style-name="ce65" table:formula="of:=concat(&quot;https://dx.doi.org/&quot;; [.F434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5 in Plant Viruses section</text:p>
          </table:table-cell>
          <table:table-cell table:style-name="ce76" table:formula="of:=LOOKUP([.A434]; [$'Journal Lookup Tables'.$A$2:.$B$22])" office:value-type="float" office:value="1" calcext:value-type="float">
            <text:p>1</text:p>
          </table:table-cell>
          <table:table-cell table:style-name="ce83" table:formula="of:=LOOKUP([.A43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custom made not availabl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340-2</text:p>
          </table:table-cell>
          <table:table-cell table:style-name="ce65" table:formula="of:=concat(&quot;https://dx.doi.org/&quot;; [.F435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5 in Plant Viruses section</text:p>
          </table:table-cell>
          <table:table-cell table:style-name="ce76" table:formula="of:=LOOKUP([.A435]; [$'Journal Lookup Tables'.$A$2:.$B$22])" office:value-type="float" office:value="1" calcext:value-type="float">
            <text:p>1</text:p>
          </table:table-cell>
          <table:table-cell table:style-name="ce83" table:formula="of:=LOOKUP([.A435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457-3</text:p>
          </table:table-cell>
          <table:table-cell table:style-name="ce65" table:formula="of:=concat(&quot;https://dx.doi.org/&quot;; [.F4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36]; [$'Journal Lookup Tables'.$A$2:.$B$22])" office:value-type="float" office:value="1" calcext:value-type="float">
            <text:p>1</text:p>
          </table:table-cell>
          <table:table-cell table:style-name="ce83" table:formula="of:=LOOKUP([.A436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MEGA, RD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461-7</text:p>
          </table:table-cell>
          <table:table-cell table:style-name="ce65" table:formula="of:=concat(&quot;https://dx.doi.org/&quot;; [.F437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6 in Plant Viruses section</text:p>
          </table:table-cell>
          <table:table-cell table:style-name="ce76" table:formula="of:=LOOKUP([.A437]; [$'Journal Lookup Tables'.$A$2:.$B$22])" office:value-type="float" office:value="1" calcext:value-type="float">
            <text:p>1</text:p>
          </table:table-cell>
          <table:table-cell table:style-name="ce83" table:formula="of:=LOOKUP([.A437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Applied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MEGA, DNASta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716-6</text:p>
          </table:table-cell>
          <table:table-cell table:style-name="ce65" table:formula="of:=concat(&quot;https://dx.doi.org/&quot;; [.F438])" office:value-type="string" office:string-value="" calcext:value-type="error">
            <text:p>#NAME?</text:p>
          </table:table-cell>
          <table:table-cell table:style-name="ce37" office:value-type="string" calcext:value-type="string">
            <text:p>5th article to match 35 pages</text:p>
          </table:table-cell>
          <table:table-cell table:style-name="ce76" table:formula="of:=LOOKUP([.A438]; [$'Journal Lookup Tables'.$A$2:.$B$22])" office:value-type="float" office:value="1" calcext:value-type="float">
            <text:p>1</text:p>
          </table:table-cell>
          <table:table-cell table:style-name="ce83" table:formula="of:=LOOKUP([.A438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03-8</text:p>
          </table:table-cell>
          <table:table-cell table:style-name="ce65" table:formula="of:=concat(&quot;https://dx.doi.org/&quot;; [.F439])" office:value-type="string" office:string-value="" calcext:value-type="error">
            <text:p>#NAME?</text:p>
          </table:table-cell>
          <table:table-cell table:style-name="ce37" office:value-type="string" calcext:value-type="string">
            <text:p>10th article of the year</text:p>
          </table:table-cell>
          <table:table-cell table:style-name="ce76" table:formula="of:=LOOKUP([.A439]; [$'Journal Lookup Tables'.$A$2:.$B$22])" office:value-type="float" office:value="1" calcext:value-type="float">
            <text:p>1</text:p>
          </table:table-cell>
          <table:table-cell table:style-name="ce83" table:formula="of:=LOOKUP([.A43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Biovenn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10-9</text:p>
          </table:table-cell>
          <table:table-cell table:style-name="ce65" table:formula="of:=concat(&quot;https://dx.doi.org/&quot;; [.F440])" office:value-type="string" office:string-value="" calcext:value-type="error">
            <text:p>#NAME?</text:p>
          </table:table-cell>
          <table:table-cell table:style-name="ce37" office:value-type="string" calcext:value-type="string">
            <text:p>11th article</text:p>
          </table:table-cell>
          <table:table-cell table:style-name="ce76" table:formula="of:=LOOKUP([.A440]; [$'Journal Lookup Tables'.$A$2:.$B$22])" office:value-type="float" office:value="1" calcext:value-type="float">
            <text:p>1</text:p>
          </table:table-cell>
          <table:table-cell table:style-name="ce83" table:formula="of:=LOOKUP([.A44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33-2</text:p>
          </table:table-cell>
          <table:table-cell table:style-name="ce65" table:formula="of:=concat(&quot;https://dx.doi.org/&quot;; [.F4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76" table:formula="of:=LOOKUP([.A441]; [$'Journal Lookup Tables'.$A$2:.$B$22])" office:value-type="float" office:value="1" calcext:value-type="float">
            <text:p>1</text:p>
          </table:table-cell>
          <table:table-cell table:style-name="ce83" table:formula="of:=LOOKUP([.A441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PSS, BioEdi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94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102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13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2" calcext:value-type="float">
            <text:p>2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86/s12985-018-0931-9</text:p>
          </table:table-cell>
          <table:table-cell table:style-name="ce65" table:formula="of:=concat(&quot;https://dx.doi.org/&quot;; [.F44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76" table:formula="of:=LOOKUP([.A442]; [$'Journal Lookup Tables'.$A$2:.$B$22])" office:value-type="float" office:value="1" calcext:value-type="float">
            <text:p>1</text:p>
          </table:table-cell>
          <table:table-cell table:style-name="ce83" table:formula="of:=LOOKUP([.A442]; [$'Journal Lookup Tables'.$F$2:.$G$22])" office:value-type="float" office:value="1" calcext:value-type="float">
            <text:p>1</text:p>
          </table:table-cell>
          <table:table-cell table:style-name="ce91" office:value-type="string" calcext:value-type="string">
            <text:p>Fundamental</text:p>
          </table:table-cell>
          <table:table-cell table:style-name="ce91" table:formula="of:=TRUE()" office:value-type="float" office:value="1" calcext:value-type="float">
            <text:p>1</text:p>
          </table:table-cell>
          <table:table-cell table:number-columns-repeated="2" table:style-name="ce91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JmodelTest, FigTree, PhyML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91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91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Virology Journal (Plant Viruses Section)</text:p>
          </table:table-cell>
          <table:table-cell table:style-name="ce48" office:value-type="string" calcext:value-type="string">
            <text:p>Virol J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68" calcext:value-type="float">
            <text:p>6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86/s12985-018-1106-4</text:p>
          </table:table-cell>
          <table:table-cell table:style-name="ce68" table:formula="of:=concat(&quot;https://dx.doi.org/&quot;; [.F443])" office:value-type="string" office:string-value="" calcext:value-type="error">
            <text:p>#NAME?</text:p>
          </table:table-cell>
          <table:table-cell table:style-name="ce38"/>
          <table:table-cell table:style-name="ce76" table:formula="of:=LOOKUP([.A443]; [$'Journal Lookup Tables'.$A$2:.$B$22])" office:value-type="float" office:value="1" calcext:value-type="float">
            <text:p>1</text:p>
          </table:table-cell>
          <table:table-cell table:style-name="ce83" table:formula="of:=LOOKUP([.A443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office:annotation draw:style-name="gr5" draw:text-style-name="P2" svg:width="184pt" svg:height="72.88pt" svg:x="2142.09pt" svg:y="6970.45pt" draw:caption-point-x="-11.54pt" draw:caption-point-y="-7.94pt">
              <dc:date>2022-04-25T00:00:00</dc:date>
              <text:p text:style-name="P1">Likely others in here but the paper isn't written clearly enough for someone who's not familiar with this subject matter to discern what software packages were used.</text:p>
              <text:p text:style-name="P1"><text:tab/>-Adam H. Sparks</text:p>
            </office:annotation>
            <text:p>MEGA, Clustal, DoBo, ROSETTA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70" table:formula="of:=concat(&quot;https://dx.doi.org/&quot;; [.F444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80" table:formula="of:=LOOKUP([.A444]; [$'Journal Lookup Tables'.$A$2:.$B$22])" office:value-type="float" office:value="1" calcext:value-type="float">
            <text:p>1</text:p>
          </table:table-cell>
          <table:table-cell table:style-name="ce87" table:formula="of:=LOOKUP([.A444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NASP, MEGA, <text:s/>RDP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69" table:formula="of:=concat(&quot;https://dx.doi.org/&quot;; [.F445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79" table:formula="of:=LOOKUP([.A445]; [$'Journal Lookup Tables'.$A$2:.$B$22])" office:value-type="float" office:value="1" calcext:value-type="float">
            <text:p>1</text:p>
          </table:table-cell>
          <table:table-cell table:style-name="ce86" table:formula="of:=LOOKUP([.A445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FALSE()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Stylet+, SPSS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49" office:value-type="string" calcext:value-type="string">
            <text:p>Virol J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67" table:formula="of:=concat(&quot;https://dx.doi.org/&quot;; [.F446])" office:value-type="string" office:string-value="" calcext:value-type="error">
            <text:p>#NAME?</text:p>
          </table:table-cell>
          <table:table-cell table:style-name="ce13" office:value-type="string" calcext:value-type="string">
            <text:p>No page numbers</text:p>
          </table:table-cell>
          <table:table-cell table:style-name="ce78" table:formula="of:=LOOKUP([.A446]; [$'Journal Lookup Tables'.$A$2:.$B$22])" office:value-type="float" office:value="1" calcext:value-type="float">
            <text:p>1</text:p>
          </table:table-cell>
          <table:table-cell table:style-name="ce85" table:formula="of:=LOOKUP([.A446]; [$'Journal Lookup Tables'.$F$2:.$G$22])" office:value-type="float" office:value="1" calcext:value-type="float">
            <text:p>1</text:p>
          </table:table-cell>
          <table:table-cell table:style-name="ce93" office:value-type="string" calcext:value-type="string">
            <text:p>Applied</text:p>
          </table:table-cell>
          <table:table-cell table:style-name="ce93" table:formula="of:=FALSE()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SPSS</text:p>
          </table:table-cell>
          <table:table-cell table:style-name="ce13" table:number-columns-repeated="4"/>
          <table:table-cell table:style-name="ce93"/>
          <table:table-cell table:style-name="ce13" table:number-columns-repeated="8"/>
          <table:table-cell table:style-name="ce93"/>
          <table:table-cell table:style-name="ce13"/>
          <table:table-cell table:style-name="ce93"/>
          <table:table-cell table:style-name="ce13"/>
          <table:table-cell table:style-name="ce93"/>
          <table:table-cell table:style-name="ce13" table:number-columns-repeated="3"/>
          <table:table-cell table:style-name="ce108"/>
          <table:table-cell table:style-name="ce13"/>
          <table:table-cell table:style-name="ce93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69" table:formula="of:=concat(&quot;https://dx.doi.org/&quot;; [.F447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79" table:formula="of:=LOOKUP([.A447]; [$'Journal Lookup Tables'.$A$2:.$B$22])" office:value-type="float" office:value="1" calcext:value-type="float">
            <text:p>1</text:p>
          </table:table-cell>
          <table:table-cell table:style-name="ce86" table:formula="of:=LOOKUP([.A447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Multiplate RQ software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6" office:value-type="string" calcext:value-type="string">
            <text:p>Virol J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54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66" table:formula="of:=concat(&quot;https://dx.doi.org/&quot;; [.F448])" office:value-type="string" office:string-value="" calcext:value-type="error">
            <text:p>#NAME?</text:p>
          </table:table-cell>
          <table:table-cell table:style-name="ce11"/>
          <table:table-cell table:style-name="ce77" table:formula="of:=LOOKUP([.A448]; [$'Journal Lookup Tables'.$A$2:.$B$22])" office:value-type="float" office:value="1" calcext:value-type="float">
            <text:p>1</text:p>
          </table:table-cell>
          <table:table-cell table:style-name="ce84" table:formula="of:=LOOKUP([.A448]; [$'Journal Lookup Tables'.$F$2:.$G$22])" office:value-type="float" office:value="1" calcext:value-type="float">
            <text:p>1</text:p>
          </table:table-cell>
          <table:table-cell table:style-name="ce92" office:value-type="string" calcext:value-type="string">
            <text:p>Applied</text:p>
          </table:table-cell>
          <table:table-cell table:style-name="ce92" table:formula="of:=TRUE()" office:value-type="float" office:value="1" calcext:value-type="float">
            <text:p>1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FX Manager Software</text:p>
          </table:table-cell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92"/>
          <table:table-cell table:style-name="ce11"/>
          <table:table-cell table:style-name="ce92"/>
          <table:table-cell table:style-name="ce11"/>
          <table:table-cell table:style-name="ce92"/>
          <table:table-cell table:style-name="ce11" table:number-columns-repeated="3"/>
          <table:table-cell table:style-name="ce105"/>
          <table:table-cell table:style-name="ce11"/>
          <table:table-cell table:style-name="ce92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70" table:formula="of:=concat(&quot;https://dx.doi.org/&quot;; [.F449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80" table:formula="of:=LOOKUP([.A449]; [$'Journal Lookup Tables'.$A$2:.$B$22])" office:value-type="float" office:value="1" calcext:value-type="float">
            <text:p>1</text:p>
          </table:table-cell>
          <table:table-cell table:style-name="ce87" table:formula="of:=LOOKUP([.A449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E150 bp, CLC Genomics Workbench 20, BLASTn, MUSCLE, SDT (Species Demarcation Tool)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70" table:formula="of:=concat(&quot;https://dx.doi.org/&quot;; [.F450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80" table:formula="of:=LOOKUP([.A450]; [$'Journal Lookup Tables'.$A$2:.$B$22])" office:value-type="float" office:value="1" calcext:value-type="float">
            <text:p>1</text:p>
          </table:table-cell>
          <table:table-cell table:style-name="ce87" table:formula="of:=LOOKUP([.A450]; [$'Journal Lookup Tables'.$F$2:.$G$22])" office:value-type="float" office:value="1" calcext:value-type="float">
            <text:p>1</text:p>
          </table:table-cell>
          <table:table-cell table:style-name="ce94" office:value-type="string" calcext:value-type="string">
            <text:p>Fundamental</text:p>
          </table:table-cell>
          <table:table-cell table:style-name="ce94" table:formula="of:=TRUE()" office:value-type="float" office:value="1" calcext:value-type="float">
            <text:p>1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<text:s/>SPAdes, MEGA X</text:p>
          </table:table-cell>
          <table:table-cell table:style-name="ce12" table:number-columns-repeated="4"/>
          <table:table-cell table:style-name="ce94"/>
          <table:table-cell table:style-name="ce12" table:number-columns-repeated="8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 table:number-columns-repeated="3"/>
          <table:table-cell table:style-name="ce111"/>
          <table:table-cell table:style-name="ce12"/>
          <table:table-cell table:style-name="ce94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69" table:formula="of:=concat(&quot;https://dx.doi.org/&quot;; [.F451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101. No software mentioned, but there were plots.</text:p>
          </table:table-cell>
          <table:table-cell table:style-name="ce79" table:formula="of:=LOOKUP([.A451]; [$'Journal Lookup Tables'.$A$2:.$B$22])" office:value-type="float" office:value="1" calcext:value-type="float">
            <text:p>1</text:p>
          </table:table-cell>
          <table:table-cell table:style-name="ce86" table:formula="of:=LOOKUP([.A451]; [$'Journal Lookup Tables'.$F$2:.$G$22])" office:value-type="float" office:value="1" calcext:value-type="float">
            <text:p>1</text:p>
          </table:table-cell>
          <table:table-cell table:style-name="ce95" office:value-type="string" calcext:value-type="string">
            <text:p>Fundamental</text:p>
          </table:table-cell>
          <table:table-cell table:style-name="ce95" table:formula="of:=TRUE()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A</text:p>
          </table:table-cell>
          <table:table-cell table:style-name="ce14" table:number-columns-repeated="4"/>
          <table:table-cell table:style-name="ce95"/>
          <table:table-cell table:style-name="ce14" table:number-columns-repeated="8"/>
          <table:table-cell table:style-name="ce95"/>
          <table:table-cell table:style-name="ce14"/>
          <table:table-cell table:style-name="ce95"/>
          <table:table-cell table:style-name="ce14"/>
          <table:table-cell table:style-name="ce95"/>
          <table:table-cell table:style-name="ce14" table:number-columns-repeated="3"/>
          <table:table-cell table:style-name="ce110"/>
          <table:table-cell table:style-name="ce14"/>
          <table:table-cell table:style-name="ce95"/>
          <table:table-cell table:style-name="ce14" table:number-columns-repeated="3"/>
          <table:table-cell table:number-columns-repeated="980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emplate.$A$1" table:cell-range-address="$article_evaluations.$A$1:.$AR$451"/>
        </table:named-expressions>
        <calcext:conditional-formats>
          <calcext:conditional-format calcext:target-range-address="article_evaluations.A1:article_evaluations.AR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8" table:default-cell-style-name="Default"/>
        <table:table-column table:style-name="co4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43" table:default-cell-style-name="Default"/>
        <table:table-column table:style-name="co1" table:number-columns-repeated="1017" table:default-cell-style-name="Default"/>
        <table:table-row table:style-name="ro1">
          <table:table-cell table:style-name="ce116" office:value-type="string" calcext:value-type="string">
            <text:p>Journal</text:p>
          </table:table-cell>
          <table:table-cell table:style-name="ce118" office:value-type="string" calcext:value-type="string">
            <text:p>open</text:p>
          </table:table-cell>
          <table:table-cell table:style-name="ce118" table:number-columns-repeated="3"/>
          <table:table-cell table:style-name="ce116" office:value-type="string" calcext:value-type="string">
            <text:p>Journal</text:p>
          </table:table-cell>
          <table:table-cell table:style-name="ce121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7" office:value-type="string" calcext:value-type="string">
            <text:p>Journal of General Plant Pathology</text:p>
          </table:table-cell>
          <table:table-cell table:style-name="ce120" office:value-type="string" calcext:value-type="string">
            <text:p>BOTH</text:p>
          </table:table-cell>
          <table:table-cell table:style-name="ce117" table:number-columns-repeated="3"/>
          <table:table-cell table:style-name="ce117" office:value-type="string" calcext:value-type="string">
            <text:p>Journal of General Plant Pathology</text:p>
          </table:table-cell>
          <table:table-cell table:style-name="ce123" office:value-type="float" office:value="2" calcext:value-type="float">
            <text:p>2</text:p>
          </table:table-cell>
          <table:table-cell table:style-name="ce117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22" office:value-type="float" office:value="2.5" calcext:value-type="float">
            <office:annotation draw:style-name="gr5" draw:text-style-name="P2" svg:width="280.6pt" svg:height="50.49pt" svg:x="678.64pt" svg:y="176.88pt" draw:caption-point-x="-11.54pt" draw:caption-point-y="-19.11pt">
              <dc:date>2022-04-25T00:00:00</dc:date>
              <text:p text:style-name="P1">I'd rate these as three, but the full code and data instructions only seem to apply to the resource announcements not to regular research articles.</text:p>
              <text:p text:style-name="P1"><text:tab/>-Adam H. Sparks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22" office:value-type="float" office:value="0" calcext:value-type="float">
            <office:annotation draw:style-name="gr5" draw:text-style-name="P2" svg:width="280.6pt" svg:height="50.49pt" svg:x="678.64pt" svg:y="239.9pt" draw:caption-point-x="-11.54pt" draw:caption-point-y="-19.13pt">
              <dc:date>2022-04-25T00:00:00</dc:date>
              <text:p text:style-name="P1">There is a page but it's "Under Construction", https://journals.fupress.net/research-integrity/research-data/</text:p>
              <text:p text:style-name="P1"><text:tab/>-Adam H. Sparks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22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22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22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19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19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19"/>
          <table:table-cell table:number-columns-repeated="4"/>
          <table:table-cell table:style-name="ce122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44" table:default-cell-style-name="Default"/>
        <table:table-column table:style-name="co20" table:default-cell-style-name="Default"/>
        <table:table-column table:style-name="co45" table:default-cell-style-name="Default"/>
        <table:table-column table:style-name="co1" table:number-columns-repeated="1021" table:default-cell-style-name="Default"/>
        <table:table-row table:style-name="ro1">
          <table:table-cell table:style-name="ce116" office:value-type="string" calcext:value-type="string">
            <text:p>journal</text:p>
          </table:table-cell>
          <table:table-cell table:style-name="ce116" office:value-type="string" calcext:value-type="string">
            <text:p>IF_2year</text:p>
          </table:table-cell>
          <table:table-cell table:style-name="ce116" office:value-type="string" calcext:value-type="string">
            <text:p>IF_5year</text:p>
          </table:table-cell>
          <table:table-cell table:style-name="ce116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24" office:value-type="string" calcext:value-type="string">
            <text:p>Australasian Plant Pathology</text:p>
          </table:table-cell>
          <table:table-cell table:style-name="ce1" office:value-type="float" office:value="1.599" calcext:value-type="float">
            <text:p>1.599</text:p>
          </table:table-cell>
          <table:table-cell table:style-name="ce1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Canadian Journal of Plant Pathology</text:p>
          </table:table-cell>
          <table:table-cell table:style-name="ce1" office:value-type="float" office:value="2.442" calcext:value-type="float">
            <text:p>2.442</text:p>
          </table:table-cell>
          <table:table-cell table:style-name="ce1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Crop Protection</text:p>
          </table:table-cell>
          <table:table-cell table:style-name="ce1" office:value-type="float" office:value="2.571" calcext:value-type="float">
            <text:p>2.571</text:p>
          </table:table-cell>
          <table:table-cell table:style-name="ce1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European Journal of Plant Pathology</text:p>
          </table:table-cell>
          <table:table-cell table:style-name="ce1" office:value-type="float" office:value="1.907" calcext:value-type="float">
            <text:p>1.907</text:p>
          </table:table-cell>
          <table:table-cell table:style-name="ce1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Forest Pathology</text:p>
          </table:table-cell>
          <table:table-cell table:style-name="ce1" office:value-type="float" office:value="1.363" calcext:value-type="float">
            <text:p>1.363</text:p>
          </table:table-cell>
          <table:table-cell table:style-name="ce1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Journal of General Plant Pathology</text:p>
          </table:table-cell>
          <table:table-cell table:style-name="ce1" office:value-type="float" office:value="1.449" calcext:value-type="float">
            <text:p>1.449</text:p>
          </table:table-cell>
          <table:table-cell table:style-name="ce1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Journal of Phytopathology</text:p>
          </table:table-cell>
          <table:table-cell table:style-name="ce1" office:value-type="float" office:value="1.789" calcext:value-type="float">
            <text:p>1.789</text:p>
          </table:table-cell>
          <table:table-cell table:style-name="ce1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Journal of Plant Pathology</text:p>
          </table:table-cell>
          <table:table-cell table:style-name="ce1" office:value-type="float" office:value="1.729" calcext:value-type="float">
            <text:p>1.729</text:p>
          </table:table-cell>
          <table:table-cell table:style-name="ce1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Molecular Plant Pathology</text:p>
          </table:table-cell>
          <table:table-cell table:style-name="ce1" office:value-type="float" office:value="5.663" calcext:value-type="float">
            <text:p>5.663</text:p>
          </table:table-cell>
          <table:table-cell table:style-name="ce1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Molecular Plant-Microbe Interactions</text:p>
          </table:table-cell>
          <table:table-cell table:style-name="ce1" office:value-type="float" office:value="4.171" calcext:value-type="float">
            <text:p>4.171</text:p>
          </table:table-cell>
          <table:table-cell table:style-name="ce1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Nematology</text:p>
          </table:table-cell>
          <table:table-cell table:style-name="ce1" office:value-type="float" office:value="1.442" calcext:value-type="float">
            <text:p>1.442</text:p>
          </table:table-cell>
          <table:table-cell table:style-name="ce1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siological and Molecular Plant Pathology</text:p>
          </table:table-cell>
          <table:table-cell table:style-name="ce1" office:value-type="float" office:value="2.747" calcext:value-type="float">
            <text:p>2.747</text:p>
          </table:table-cell>
          <table:table-cell table:style-name="ce1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toparasitica</text:p>
          </table:table-cell>
          <table:table-cell table:style-name="ce1" office:value-type="float" office:value="1.439" calcext:value-type="float">
            <text:p>1.439</text:p>
          </table:table-cell>
          <table:table-cell table:style-name="ce1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topathologia Mediterranea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hytopathology</text:p>
          </table:table-cell>
          <table:table-cell table:style-name="ce1" office:value-type="float" office:value="4.025" calcext:value-type="float">
            <text:p>4.025</text:p>
          </table:table-cell>
          <table:table-cell table:style-name="ce1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lant Disease</text:p>
          </table:table-cell>
          <table:table-cell table:style-name="ce1" office:value-type="float" office:value="4.438" calcext:value-type="float">
            <text:p>4.438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lant Health Progress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Plant Pathology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Revista Mexicana de Fitopatología</text:p>
          </table:table-cell>
          <table:table-cell table:number-columns-repeated="2" table:style-name="ce119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Tropical Plant Pathology</text:p>
          </table:table-cell>
          <table:table-cell table:style-name="ce1" office:value-type="float" office:value="1.488" calcext:value-type="float">
            <text:p>1.488</text:p>
          </table:table-cell>
          <table:table-cell table:style-name="ce1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24" office:value-type="string" calcext:value-type="string">
            <text:p>Virology Journal (Plant Viruses Section)</text:p>
          </table:table-cell>
          <table:table-cell table:style-name="ce1" office:value-type="float" office:value="4.099" calcext:value-type="float">
            <text:p>4.099</text:p>
          </table:table-cell>
          <table:table-cell table:style-name="ce1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article_evaluations.A1:article_evaluations.AR4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362" meta:object-count="0"/>
    <meta:generator>LibreOfficeDev/6.0.5.2$Linux_X86_64 LibreOffice_project/</meta:generator>
  </office:meta>
</office:document-meta>
</file>